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Cambria1" svg:font-family="Cambria"/>
    <style:font-face style:name="PalatinoLinotype1" svg:font-family="PalatinoLinotype"/>
    <style:font-face style:name="Symbol1" svg:font-family="Symbol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372cm" fo:min-width="0.372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333cm" fo:min-width="0.333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solid" draw:fill-color="#d9d9d9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463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2.3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48cm" fo:min-width="1.903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23cm" fo:min-width="1.158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23cm" fo:min-width="1.15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205cm" fo:min-width="1.158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0.6000003814697pt" style:font-size-asian="10.6000003814697pt" style:font-size-complex="10.6000003814697pt"/>
    </style:style>
    <style:style style:name="P3" style:family="paragraph">
      <loext:graphic-properties draw:fill="none"/>
      <style:text-properties fo:font-size="9.5pt" style:font-size-asian="9.5pt" style:font-size-complex="9.5pt"/>
    </style:style>
    <style:style style:name="P4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solid" draw:fill-color="#d9d9d9"/>
    </style:style>
    <style:style style:name="P7" style:family="paragraph">
      <loext:graphic-properties draw:fill="none"/>
      <style:paragraph-properties fo:text-align="start" style:writing-mode="lr-tb"/>
      <style:text-properties fo:font-size="8.10000038146973pt" style:font-size-asian="8.10000038146973pt" style:font-size-complex="8.10000038146973pt"/>
    </style:style>
    <style:style style:name="P8" style:family="paragraph">
      <loext:graphic-properties draw:fill="none" draw:fill-color="#ffffff"/>
    </style:style>
    <style:style style:name="T1" style:family="text">
      <style:text-properties fo:color="#000000" style:font-name="Calibri1" fo:font-size="10.6000003814697pt" style:font-size-asian="10.6000003814697pt" style:font-name-complex="Calibri1" style:font-size-complex="10.6000003814697pt"/>
    </style:style>
    <style:style style:name="T2" style:family="text">
      <style:text-properties fo:color="#0070c0" style:font-name="Calibri1" fo:font-size="9.5pt" fo:font-weight="bold" style:font-size-asian="9.5pt" style:font-name-complex="Calibri1" style:font-size-complex="9.5pt" style:font-weight-complex="bold"/>
    </style:style>
    <style:style style:name="T3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style:style style:name="T4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5" style:family="text">
      <style:text-properties fo:color="#ff0000" style:font-name="Calibri1" fo:font-size="8.10000038146973pt" style:font-size-asian="8.10000038146973pt" style:font-name-complex="Calibri1" style:font-size-complex="8.10000038146973pt"/>
    </style:style>
    <style:style style:name="T6" style:family="text">
      <style:text-properties fo:color="#0070c0" style:font-name="Calibri1" fo:font-size="10.6000003814697pt" fo:font-weight="bold" style:font-size-asian="10.6000003814697pt" style:font-name-complex="Calibri1" style:font-size-complex="10.6000003814697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372cm" svg:height="0.459cm" svg:x="10.499cm" svg:y="1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3.746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0.498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2.14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0.333cm" svg:height="0.408cm" svg:x="3.827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5.846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7.027cm" svg:y="2.687cm">
          <draw:text-box>
            <text:p text:style-name="P1"><text:span text:style-name="T2"><text:s/></text:span></text:p>
          </draw:text-box>
        </draw:frame>
        <draw:frame draw:style-name="gr2" draw:text-style-name="P3" draw:layer="layout" svg:width="0.333cm" svg:height="0.408cm" svg:x="7.908cm" svg:y="2.6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283cm" svg:height="0.348cm" svg:x="16.984cm" svg:y="3.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489cm" svg:y="3.386cm" svg:viewBox="0 0 18 18" draw:points="0,18 18,18 18,0 0,0">
          <text:p/>
        </draw:polygon>
        <draw:polygon draw:style-name="gr4" draw:text-style-name="P5" draw:layer="layout" svg:width="0.017cm" svg:height="0.017cm" svg:x="2.489cm" svg:y="3.386cm" svg:viewBox="0 0 18 18" draw:points="0,18 18,18 18,0 0,0">
          <text:p/>
        </draw:polygon>
        <draw:polygon draw:style-name="gr4" draw:text-style-name="P5" draw:layer="layout" svg:width="0.017cm" svg:height="0.017cm" svg:x="4.741cm" svg:y="3.386cm" svg:viewBox="0 0 18 18" draw:points="0,18 18,18 18,0 0,0">
          <text:p/>
        </draw:polygon>
        <draw:polygon draw:style-name="gr4" draw:text-style-name="P5" draw:layer="layout" svg:width="0.017cm" svg:height="0.017cm" svg:x="6.671cm" svg:y="3.386cm" svg:viewBox="0 0 18 18" draw:points="0,18 18,18 18,0 0,0">
          <text:p/>
        </draw:polygon>
        <draw:polygon draw:style-name="gr4" draw:text-style-name="P5" draw:layer="layout" svg:width="0.017cm" svg:height="0.017cm" svg:x="8.492cm" svg:y="3.386cm" svg:viewBox="0 0 18 18" draw:points="0,18 18,18 18,0 0,0">
          <text:p/>
        </draw:polygon>
        <draw:polygon draw:style-name="gr4" draw:text-style-name="P5" draw:layer="layout" svg:width="0.017cm" svg:height="0.017cm" svg:x="11.739cm" svg:y="3.386cm" svg:viewBox="0 0 18 18" draw:points="0,18 18,18 18,0 0,0">
          <text:p/>
        </draw:polygon>
        <draw:polygon draw:style-name="gr4" draw:text-style-name="P5" draw:layer="layout" svg:width="0.017cm" svg:height="0.017cm" svg:x="14.6cm" svg:y="3.386cm" svg:viewBox="0 0 18 18" draw:points="0,18 18,18 18,0 0,0">
          <text:p/>
        </draw:polygon>
        <draw:polygon draw:style-name="gr4" draw:text-style-name="P5" draw:layer="layout" svg:width="0.017cm" svg:height="0.017cm" svg:x="15.172cm" svg:y="3.386cm" svg:viewBox="0 0 18 18" draw:points="0,18 18,18 18,0 0,0">
          <text:p/>
        </draw:polygon>
        <draw:polygon draw:style-name="gr4" draw:text-style-name="P5" draw:layer="layout" svg:width="0.017cm" svg:height="0.017cm" svg:x="18.779cm" svg:y="3.386cm" svg:viewBox="0 0 18 18" draw:points="0,18 18,18 18,0 0,0">
          <text:p/>
        </draw:polygon>
        <draw:polygon draw:style-name="gr4" draw:text-style-name="P5" draw:layer="layout" svg:width="0.017cm" svg:height="0.017cm" svg:x="18.779cm" svg:y="3.386cm" svg:viewBox="0 0 18 18" draw:points="0,18 18,18 18,0 0,0">
          <text:p/>
        </draw:polygon>
        <draw:polygon draw:style-name="gr5" draw:text-style-name="P6" draw:layer="layout" svg:width="16.269cm" svg:height="0.347cm" svg:x="2.852cm" svg:y="1.507cm" svg:viewBox="0 0 16270 348" draw:points="0,348 16270,348 16270,0 0,0">
          <text:p/>
        </draw:polygon>
        <draw:polygon draw:style-name="gr5" draw:text-style-name="P6" draw:layer="layout" svg:width="16.218cm" svg:height="0.347cm" svg:x="2.877cm" svg:y="1.507cm" svg:viewBox="0 0 16219 348" draw:points="0,348 16219,348 16219,0 0,0">
          <text:p/>
        </draw:polygon>
        <draw:frame draw:style-name="gr3" draw:text-style-name="P4" draw:layer="layout" svg:width="0.283cm" svg:height="0.348cm" svg:x="17.326cm" svg:y="1.144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831cm" svg:y="1.49cm" svg:viewBox="0 0 18 18" draw:points="0,18 18,18 18,0 0,0">
          <text:p/>
        </draw:polygon>
        <draw:polygon draw:style-name="gr4" draw:text-style-name="P5" draw:layer="layout" svg:width="2.235cm" svg:height="0.017cm" svg:x="2.848cm" svg:y="1.49cm" svg:viewBox="0 0 2236 18" draw:points="0,18 2236,18 2236,0 0,0">
          <text:p/>
        </draw:polygon>
        <draw:polygon draw:style-name="gr4" draw:text-style-name="P5" draw:layer="layout" svg:width="0.017cm" svg:height="0.017cm" svg:x="5.083cm" svg:y="1.49cm" svg:viewBox="0 0 18 18" draw:points="0,18 18,18 18,0 0,0">
          <text:p/>
        </draw:polygon>
        <draw:polygon draw:style-name="gr4" draw:text-style-name="P5" draw:layer="layout" svg:width="1.913cm" svg:height="0.017cm" svg:x="5.1cm" svg:y="1.49cm" svg:viewBox="0 0 1914 18" draw:points="0,18 1914,18 1914,0 0,0">
          <text:p/>
        </draw:polygon>
        <draw:polygon draw:style-name="gr4" draw:text-style-name="P5" draw:layer="layout" svg:width="0.017cm" svg:height="0.017cm" svg:x="7.013cm" svg:y="1.49cm" svg:viewBox="0 0 18 18" draw:points="0,18 18,18 18,0 0,0">
          <text:p/>
        </draw:polygon>
        <draw:polygon draw:style-name="gr4" draw:text-style-name="P5" draw:layer="layout" svg:width="1.804cm" svg:height="0.017cm" svg:x="7.03cm" svg:y="1.49cm" svg:viewBox="0 0 1805 18" draw:points="0,18 1805,18 1805,0 0,0">
          <text:p/>
        </draw:polygon>
        <draw:polygon draw:style-name="gr4" draw:text-style-name="P5" draw:layer="layout" svg:width="0.017cm" svg:height="0.017cm" svg:x="8.834cm" svg:y="1.49cm" svg:viewBox="0 0 18 18" draw:points="0,18 18,18 18,0 0,0">
          <text:p/>
        </draw:polygon>
        <draw:polygon draw:style-name="gr4" draw:text-style-name="P5" draw:layer="layout" svg:width="3.23cm" svg:height="0.017cm" svg:x="8.851cm" svg:y="1.49cm" svg:viewBox="0 0 3231 18" draw:points="0,18 3231,18 3231,0 0,0">
          <text:p/>
        </draw:polygon>
        <draw:polygon draw:style-name="gr4" draw:text-style-name="P5" draw:layer="layout" svg:width="0.017cm" svg:height="0.017cm" svg:x="12.081cm" svg:y="1.49cm" svg:viewBox="0 0 18 18" draw:points="0,18 18,18 18,0 0,0">
          <text:p/>
        </draw:polygon>
        <draw:polygon draw:style-name="gr4" draw:text-style-name="P5" draw:layer="layout" svg:width="2.845cm" svg:height="0.017cm" svg:x="12.097cm" svg:y="1.49cm" svg:viewBox="0 0 2846 18" draw:points="0,18 2846,18 2846,0 0,0">
          <text:p/>
        </draw:polygon>
        <draw:polygon draw:style-name="gr4" draw:text-style-name="P5" draw:layer="layout" svg:width="0.017cm" svg:height="0.017cm" svg:x="14.942cm" svg:y="1.49cm" svg:viewBox="0 0 18 18" draw:points="0,18 18,18 18,0 0,0">
          <text:p/>
        </draw:polygon>
        <draw:polygon draw:style-name="gr4" draw:text-style-name="P5" draw:layer="layout" svg:width="0.555cm" svg:height="0.017cm" svg:x="14.959cm" svg:y="1.49cm" svg:viewBox="0 0 556 18" draw:points="0,18 556,18 556,0 0,0">
          <text:p/>
        </draw:polygon>
        <draw:polygon draw:style-name="gr4" draw:text-style-name="P5" draw:layer="layout" svg:width="0.017cm" svg:height="0.017cm" svg:x="15.514cm" svg:y="1.49cm" svg:viewBox="0 0 18 18" draw:points="0,18 18,18 18,0 0,0">
          <text:p/>
        </draw:polygon>
        <draw:polygon draw:style-name="gr4" draw:text-style-name="P5" draw:layer="layout" svg:width="3.59cm" svg:height="0.017cm" svg:x="15.531cm" svg:y="1.49cm" svg:viewBox="0 0 3591 18" draw:points="0,18 3591,18 3591,0 0,0">
          <text:p/>
        </draw:polygon>
        <draw:polygon draw:style-name="gr4" draw:text-style-name="P5" draw:layer="layout" svg:width="0.017cm" svg:height="0.017cm" svg:x="19.121cm" svg:y="1.49cm" svg:viewBox="0 0 18 18" draw:points="0,18 18,18 18,0 0,0">
          <text:p/>
        </draw:polygon>
        <draw:polygon draw:style-name="gr4" draw:text-style-name="P5" draw:layer="layout" svg:width="0.017cm" svg:height="0.347cm" svg:x="2.831cm" svg:y="1.507cm" svg:viewBox="0 0 18 348" draw:points="0,348 18,348 18,0 0,0">
          <text:p/>
        </draw:polygon>
        <draw:polygon draw:style-name="gr4" draw:text-style-name="P5" draw:layer="layout" svg:width="0.017cm" svg:height="0.347cm" svg:x="19.121cm" svg:y="1.507cm" svg:viewBox="0 0 18 348" draw:points="0,348 18,348 18,0 0,0">
          <text:p/>
        </draw:polygon>
        <draw:frame draw:style-name="gr3" draw:text-style-name="P4" draw:layer="layout" svg:width="1.603cm" svg:height="0.348cm" svg:x="3.339cm" svg:y="1.506cm">
          <draw:text-box>
            <text:p text:style-name="P1"><text:span text:style-name="T4"><text:s/></text:span><text:span text:style-name="T4">INRA MycSA</text:span><text:span text:style-name="T3"> </text:span></text:p>
          </draw:text-box>
        </draw:frame>
        <draw:frame draw:style-name="gr3" draw:text-style-name="P4" draw:layer="layout" svg:width="0.993cm" svg:height="0.348cm" svg:x="5.596cm" svg:y="1.868cm">
          <draw:text-box>
            <text:p text:style-name="P1"><text:span text:style-name="T3">FORGET </text:span></text:p>
          </draw:text-box>
        </draw:frame>
        <draw:frame draw:style-name="gr3" draw:text-style-name="P4" draw:layer="layout" svg:width="1.052cm" svg:height="0.348cm" svg:x="7.437cm" svg:y="1.868cm">
          <draw:text-box>
            <text:p text:style-name="P1"><text:span text:style-name="T3">Florence </text:span></text:p>
          </draw:text-box>
        </draw:frame>
        <draw:frame draw:style-name="gr3" draw:text-style-name="P4" draw:layer="layout" svg:width="0.599cm" svg:height="0.348cm" svg:x="10.231cm" svg:y="1.868cm">
          <draw:text-box>
            <text:p text:style-name="P1"><text:span text:style-name="T3">DR2 <text:s/></text:span></text:p>
          </draw:text-box>
        </draw:frame>
        <draw:frame draw:style-name="gr3" draw:text-style-name="P4" draw:layer="layout" svg:width="2.923cm" svg:height="0.348cm" svg:x="9.029cm" svg:y="2.211cm">
          <draw:text-box>
            <text:p text:style-name="P1"><text:span text:style-name="T3">Senior Research Scientist </text:span></text:p>
          </draw:text-box>
        </draw:frame>
        <draw:frame draw:style-name="gr3" draw:text-style-name="P4" draw:layer="layout" svg:width="1.192cm" svg:height="0.348cm" svg:x="12.771cm" svg:y="1.868cm">
          <draw:text-box>
            <text:p text:style-name="P1"><text:span text:style-name="T3">Biochimie </text:span></text:p>
          </draw:text-box>
        </draw:frame>
        <draw:frame draw:style-name="gr3" draw:text-style-name="P4" draw:layer="layout" svg:width="2.462cm" svg:height="0.348cm" svg:x="16.158cm" svg:y="1.868cm">
          <draw:text-box>
            <text:p text:style-name="P1"><text:span text:style-name="T3">Project Coordinator; <text:s/></text:span></text:p>
          </draw:text-box>
        </draw:frame>
        <draw:frame draw:style-name="gr3" draw:text-style-name="P4" draw:layer="layout" svg:width="3.152cm" svg:height="0.348cm" svg:x="15.777cm" svg:y="2.211cm">
          <draw:text-box>
            <text:p text:style-name="P1"><text:span text:style-name="T3">Biochemical factors able to </text:span></text:p>
          </draw:text-box>
        </draw:frame>
        <draw:polygon draw:style-name="gr4" draw:text-style-name="P5" draw:layer="layout" svg:width="0.017cm" svg:height="0.017cm" svg:x="2.831cm" svg:y="1.854cm" svg:viewBox="0 0 18 18" draw:points="0,18 18,18 18,0 0,0">
          <text:p/>
        </draw:polygon>
        <draw:polygon draw:style-name="gr4" draw:text-style-name="P5" draw:layer="layout" svg:width="2.235cm" svg:height="0.017cm" svg:x="2.848cm" svg:y="1.854cm" svg:viewBox="0 0 2236 18" draw:points="0,18 2236,18 2236,0 0,0">
          <text:p/>
        </draw:polygon>
        <draw:polygon draw:style-name="gr4" draw:text-style-name="P5" draw:layer="layout" svg:width="0.017cm" svg:height="0.017cm" svg:x="5.083cm" svg:y="1.854cm" svg:viewBox="0 0 18 18" draw:points="0,18 18,18 18,0 0,0">
          <text:p/>
        </draw:polygon>
        <draw:polygon draw:style-name="gr4" draw:text-style-name="P5" draw:layer="layout" svg:width="1.913cm" svg:height="0.017cm" svg:x="5.1cm" svg:y="1.854cm" svg:viewBox="0 0 1914 18" draw:points="0,18 1914,18 1914,0 0,0">
          <text:p/>
        </draw:polygon>
        <draw:polygon draw:style-name="gr4" draw:text-style-name="P5" draw:layer="layout" svg:width="0.017cm" svg:height="0.017cm" svg:x="7.013cm" svg:y="1.854cm" svg:viewBox="0 0 18 18" draw:points="0,18 18,18 18,0 0,0">
          <text:p/>
        </draw:polygon>
        <draw:polygon draw:style-name="gr4" draw:text-style-name="P5" draw:layer="layout" svg:width="1.804cm" svg:height="0.017cm" svg:x="7.03cm" svg:y="1.854cm" svg:viewBox="0 0 1805 18" draw:points="0,18 1805,18 1805,0 0,0">
          <text:p/>
        </draw:polygon>
        <draw:polygon draw:style-name="gr4" draw:text-style-name="P5" draw:layer="layout" svg:width="0.017cm" svg:height="0.017cm" svg:x="8.834cm" svg:y="1.854cm" svg:viewBox="0 0 18 18" draw:points="0,18 18,18 18,0 0,0">
          <text:p/>
        </draw:polygon>
        <draw:polygon draw:style-name="gr4" draw:text-style-name="P5" draw:layer="layout" svg:width="3.23cm" svg:height="0.017cm" svg:x="8.851cm" svg:y="1.854cm" svg:viewBox="0 0 3231 18" draw:points="0,18 3231,18 3231,0 0,0">
          <text:p/>
        </draw:polygon>
        <draw:polygon draw:style-name="gr4" draw:text-style-name="P5" draw:layer="layout" svg:width="0.017cm" svg:height="0.017cm" svg:x="12.081cm" svg:y="1.854cm" svg:viewBox="0 0 18 18" draw:points="0,18 18,18 18,0 0,0">
          <text:p/>
        </draw:polygon>
        <draw:polygon draw:style-name="gr4" draw:text-style-name="P5" draw:layer="layout" svg:width="2.845cm" svg:height="0.017cm" svg:x="12.097cm" svg:y="1.854cm" svg:viewBox="0 0 2846 18" draw:points="0,18 2846,18 2846,0 0,0">
          <text:p/>
        </draw:polygon>
        <draw:polygon draw:style-name="gr4" draw:text-style-name="P5" draw:layer="layout" svg:width="0.017cm" svg:height="0.017cm" svg:x="14.942cm" svg:y="1.854cm" svg:viewBox="0 0 18 18" draw:points="0,18 18,18 18,0 0,0">
          <text:p/>
        </draw:polygon>
        <draw:polygon draw:style-name="gr4" draw:text-style-name="P5" draw:layer="layout" svg:width="0.555cm" svg:height="0.017cm" svg:x="14.959cm" svg:y="1.854cm" svg:viewBox="0 0 556 18" draw:points="0,18 556,18 556,0 0,0">
          <text:p/>
        </draw:polygon>
        <draw:polygon draw:style-name="gr4" draw:text-style-name="P5" draw:layer="layout" svg:width="0.017cm" svg:height="0.017cm" svg:x="15.514cm" svg:y="1.854cm" svg:viewBox="0 0 18 18" draw:points="0,18 18,18 18,0 0,0">
          <text:p/>
        </draw:polygon>
        <draw:polygon draw:style-name="gr4" draw:text-style-name="P5" draw:layer="layout" svg:width="3.59cm" svg:height="0.017cm" svg:x="15.531cm" svg:y="1.854cm" svg:viewBox="0 0 3591 18" draw:points="0,18 3591,18 3591,0 0,0">
          <text:p/>
        </draw:polygon>
        <draw:polygon draw:style-name="gr4" draw:text-style-name="P5" draw:layer="layout" svg:width="0.017cm" svg:height="0.017cm" svg:x="19.121cm" svg:y="1.854cm" svg:viewBox="0 0 18 18" draw:points="0,18 18,18 18,0 0,0">
          <text:p/>
        </draw:polygon>
        <draw:polygon draw:style-name="gr4" draw:text-style-name="P5" draw:layer="layout" svg:width="0.017cm" svg:height="1.033cm" svg:x="2.831cm" svg:y="1.871cm" svg:viewBox="0 0 18 1034" draw:points="0,1034 18,1034 18,0 0,0">
          <text:p/>
        </draw:polygon>
        <draw:polygon draw:style-name="gr4" draw:text-style-name="P5" draw:layer="layout" svg:width="0.017cm" svg:height="1.033cm" svg:x="5.083cm" svg:y="1.871cm" svg:viewBox="0 0 18 1034" draw:points="0,1034 18,1034 18,0 0,0">
          <text:p/>
        </draw:polygon>
        <draw:polygon draw:style-name="gr4" draw:text-style-name="P5" draw:layer="layout" svg:width="0.017cm" svg:height="1.033cm" svg:x="7.013cm" svg:y="1.871cm" svg:viewBox="0 0 18 1034" draw:points="0,1034 18,1034 18,0 0,0">
          <text:p/>
        </draw:polygon>
        <draw:polygon draw:style-name="gr4" draw:text-style-name="P5" draw:layer="layout" svg:width="0.017cm" svg:height="1.033cm" svg:x="8.834cm" svg:y="1.871cm" svg:viewBox="0 0 18 1034" draw:points="0,1034 18,1034 18,0 0,0">
          <text:p/>
        </draw:polygon>
        <draw:polygon draw:style-name="gr4" draw:text-style-name="P5" draw:layer="layout" svg:width="0.017cm" svg:height="1.033cm" svg:x="12.081cm" svg:y="1.871cm" svg:viewBox="0 0 18 1034" draw:points="0,1034 18,1034 18,0 0,0">
          <text:p/>
        </draw:polygon>
        <draw:polygon draw:style-name="gr4" draw:text-style-name="P5" draw:layer="layout" svg:width="0.017cm" svg:height="1.033cm" svg:x="15.514cm" svg:y="1.871cm" svg:viewBox="0 0 18 1034" draw:points="0,1034 18,1034 18,0 0,0">
          <text:p/>
        </draw:polygon>
        <draw:polygon draw:style-name="gr4" draw:text-style-name="P5" draw:layer="layout" svg:width="0.017cm" svg:height="1.033cm" svg:x="19.121cm" svg:y="1.871cm" svg:viewBox="0 0 18 1034" draw:points="0,1034 18,1034 18,0 0,0">
          <text:p/>
        </draw:polygon>
        <draw:frame draw:style-name="gr3" draw:text-style-name="P4" draw:layer="layout" svg:width="2.652cm" svg:height="0.348cm" svg:x="16.027cm" svg:y="2.554cm">
          <draw:text-box>
            <text:p text:style-name="P1"><text:span text:style-name="T3">affect DON production </text:span></text:p>
          </draw:text-box>
        </draw:frame>
        <draw:frame draw:style-name="gr3" draw:text-style-name="P4" draw:layer="layout" svg:width="0.853cm" svg:height="0.348cm" svg:x="5.663cm" svg:y="2.918cm">
          <draw:text-box>
            <text:p text:style-name="P1"><text:span text:style-name="T3">PONTS </text:span></text:p>
          </draw:text-box>
        </draw:frame>
        <draw:frame draw:style-name="gr3" draw:text-style-name="P4" draw:layer="layout" svg:width="0.73cm" svg:height="0.348cm" svg:x="7.602cm" svg:y="2.918cm">
          <draw:text-box>
            <text:p text:style-name="P1"><text:span text:style-name="T3">Nadia </text:span></text:p>
          </draw:text-box>
        </draw:frame>
        <draw:frame draw:style-name="gr3" draw:text-style-name="P4" draw:layer="layout" svg:width="0.578cm" svg:height="0.348cm" svg:x="10.24cm" svg:y="2.918cm">
          <draw:text-box>
            <text:p text:style-name="P1"><text:span text:style-name="T3">CR2 <text:s/></text:span></text:p>
          </draw:text-box>
        </draw:frame>
        <draw:frame draw:style-name="gr3" draw:text-style-name="P4" draw:layer="layout" svg:width="2.889cm" svg:height="0.348cm" svg:x="9.046cm" svg:y="3.261cm">
          <draw:text-box>
            <text:p text:style-name="P1"><text:span text:style-name="T3">Junior Research Scientist </text:span></text:p>
          </draw:text-box>
        </draw:frame>
        <draw:frame draw:style-name="gr3" draw:text-style-name="P4" draw:layer="layout" svg:width="1.399cm" svg:height="0.348cm" svg:x="12.991cm" svg:y="2.918cm">
          <draw:text-box>
            <text:p text:style-name="P1"><text:span text:style-name="T3">Génétique, <text:s/></text:span></text:p>
          </draw:text-box>
        </draw:frame>
        <draw:frame draw:style-name="gr3" draw:text-style-name="P4" draw:layer="layout" svg:width="1.928cm" svg:height="0.348cm" svg:x="12.691cm" svg:y="3.261cm">
          <draw:text-box>
            <text:p text:style-name="P1"><text:span text:style-name="T3">Bioinformatique </text:span></text:p>
          </draw:text-box>
        </draw:frame>
        <draw:frame draw:style-name="gr3" draw:text-style-name="P4" draw:layer="layout" svg:width="3.444cm" svg:height="0.348cm" svg:x="15.637cm" svg:y="2.918cm">
          <draw:text-box>
            <text:p text:style-name="P1"><text:span text:style-name="T3">RNAseq of Fusarium infecting </text:span></text:p>
          </draw:text-box>
        </draw:frame>
        <draw:polygon draw:style-name="gr4" draw:text-style-name="P5" draw:layer="layout" svg:width="0.017cm" svg:height="0.017cm" svg:x="2.831cm" svg:y="2.904cm" svg:viewBox="0 0 18 18" draw:points="0,18 18,18 18,0 0,0">
          <text:p/>
        </draw:polygon>
        <draw:polygon draw:style-name="gr4" draw:text-style-name="P5" draw:layer="layout" svg:width="0.017cm" svg:height="0.017cm" svg:x="5.083cm" svg:y="2.904cm" svg:viewBox="0 0 18 18" draw:points="0,18 18,18 18,0 0,0">
          <text:p/>
        </draw:polygon>
        <draw:polygon draw:style-name="gr4" draw:text-style-name="P5" draw:layer="layout" svg:width="1.913cm" svg:height="0.017cm" svg:x="5.1cm" svg:y="2.904cm" svg:viewBox="0 0 1914 18" draw:points="0,18 1914,18 1914,0 0,0">
          <text:p/>
        </draw:polygon>
        <draw:polygon draw:style-name="gr4" draw:text-style-name="P5" draw:layer="layout" svg:width="0.017cm" svg:height="0.017cm" svg:x="7.013cm" svg:y="2.904cm" svg:viewBox="0 0 18 18" draw:points="0,18 18,18 18,0 0,0">
          <text:p/>
        </draw:polygon>
        <draw:polygon draw:style-name="gr4" draw:text-style-name="P5" draw:layer="layout" svg:width="1.804cm" svg:height="0.017cm" svg:x="7.03cm" svg:y="2.904cm" svg:viewBox="0 0 1805 18" draw:points="0,18 1805,18 1805,0 0,0">
          <text:p/>
        </draw:polygon>
        <draw:polygon draw:style-name="gr4" draw:text-style-name="P5" draw:layer="layout" svg:width="0.017cm" svg:height="0.017cm" svg:x="8.834cm" svg:y="2.904cm" svg:viewBox="0 0 18 18" draw:points="0,18 18,18 18,0 0,0">
          <text:p/>
        </draw:polygon>
        <draw:polygon draw:style-name="gr4" draw:text-style-name="P5" draw:layer="layout" svg:width="3.23cm" svg:height="0.017cm" svg:x="8.851cm" svg:y="2.904cm" svg:viewBox="0 0 3231 18" draw:points="0,18 3231,18 3231,0 0,0">
          <text:p/>
        </draw:polygon>
        <draw:polygon draw:style-name="gr4" draw:text-style-name="P5" draw:layer="layout" svg:width="0.017cm" svg:height="0.017cm" svg:x="12.081cm" svg:y="2.904cm" svg:viewBox="0 0 18 18" draw:points="0,18 18,18 18,0 0,0">
          <text:p/>
        </draw:polygon>
        <draw:polygon draw:style-name="gr4" draw:text-style-name="P5" draw:layer="layout" svg:width="2.845cm" svg:height="0.017cm" svg:x="12.097cm" svg:y="2.904cm" svg:viewBox="0 0 2846 18" draw:points="0,18 2846,18 2846,0 0,0">
          <text:p/>
        </draw:polygon>
        <draw:polygon draw:style-name="gr4" draw:text-style-name="P5" draw:layer="layout" svg:width="0.017cm" svg:height="0.017cm" svg:x="14.942cm" svg:y="2.904cm" svg:viewBox="0 0 18 18" draw:points="0,18 18,18 18,0 0,0">
          <text:p/>
        </draw:polygon>
        <draw:polygon draw:style-name="gr4" draw:text-style-name="P5" draw:layer="layout" svg:width="0.555cm" svg:height="0.017cm" svg:x="14.959cm" svg:y="2.904cm" svg:viewBox="0 0 556 18" draw:points="0,18 556,18 556,0 0,0">
          <text:p/>
        </draw:polygon>
        <draw:polygon draw:style-name="gr4" draw:text-style-name="P5" draw:layer="layout" svg:width="0.017cm" svg:height="0.017cm" svg:x="15.514cm" svg:y="2.904cm" svg:viewBox="0 0 18 18" draw:points="0,18 18,18 18,0 0,0">
          <text:p/>
        </draw:polygon>
        <draw:polygon draw:style-name="gr4" draw:text-style-name="P5" draw:layer="layout" svg:width="3.59cm" svg:height="0.017cm" svg:x="15.531cm" svg:y="2.904cm" svg:viewBox="0 0 3591 18" draw:points="0,18 3591,18 3591,0 0,0">
          <text:p/>
        </draw:polygon>
        <draw:polygon draw:style-name="gr4" draw:text-style-name="P5" draw:layer="layout" svg:width="0.017cm" svg:height="0.017cm" svg:x="19.121cm" svg:y="2.904cm" svg:viewBox="0 0 18 18" draw:points="0,18 18,18 18,0 0,0">
          <text:p/>
        </draw:polygon>
        <draw:polygon draw:style-name="gr4" draw:text-style-name="P5" draw:layer="layout" svg:width="0.017cm" svg:height="0.698cm" svg:x="2.831cm" svg:y="2.921cm" svg:viewBox="0 0 18 699" draw:points="0,699 18,699 18,0 0,0">
          <text:p/>
        </draw:polygon>
        <draw:polygon draw:style-name="gr4" draw:text-style-name="P5" draw:layer="layout" svg:width="0.017cm" svg:height="0.698cm" svg:x="5.083cm" svg:y="2.921cm" svg:viewBox="0 0 18 699" draw:points="0,699 18,699 18,0 0,0">
          <text:p/>
        </draw:polygon>
        <draw:polygon draw:style-name="gr4" draw:text-style-name="P5" draw:layer="layout" svg:width="0.017cm" svg:height="0.698cm" svg:x="7.013cm" svg:y="2.921cm" svg:viewBox="0 0 18 699" draw:points="0,699 18,699 18,0 0,0">
          <text:p/>
        </draw:polygon>
        <draw:polygon draw:style-name="gr4" draw:text-style-name="P5" draw:layer="layout" svg:width="0.017cm" svg:height="0.698cm" svg:x="8.834cm" svg:y="2.921cm" svg:viewBox="0 0 18 699" draw:points="0,699 18,699 18,0 0,0">
          <text:p/>
        </draw:polygon>
        <draw:polygon draw:style-name="gr4" draw:text-style-name="P5" draw:layer="layout" svg:width="0.017cm" svg:height="0.698cm" svg:x="12.081cm" svg:y="2.921cm" svg:viewBox="0 0 18 699" draw:points="0,699 18,699 18,0 0,0">
          <text:p/>
        </draw:polygon>
        <draw:polygon draw:style-name="gr4" draw:text-style-name="P5" draw:layer="layout" svg:width="0.017cm" svg:height="0.698cm" svg:x="15.514cm" svg:y="2.921cm" svg:viewBox="0 0 18 699" draw:points="0,699 18,699 18,0 0,0">
          <text:p/>
        </draw:polygon>
        <draw:polygon draw:style-name="gr4" draw:text-style-name="P5" draw:layer="layout" svg:width="0.017cm" svg:height="0.698cm" svg:x="19.121cm" svg:y="2.921cm" svg:viewBox="0 0 18 699" draw:points="0,699 18,699 18,0 0,0">
          <text:p/>
        </draw:polygon>
        <draw:frame draw:style-name="gr3" draw:text-style-name="P4" draw:layer="layout" svg:width="0.849cm" svg:height="0.348cm" svg:x="16.966cm" svg:y="3.261cm">
          <draw:text-box>
            <text:p text:style-name="P1"><text:span text:style-name="T3">wheat <text:s/></text:span></text:p>
          </draw:text-box>
        </draw:frame>
        <draw:frame draw:style-name="gr3" draw:text-style-name="P4" draw:layer="layout" svg:width="0.283cm" svg:height="0.348cm" svg:x="3.966cm" svg:y="3.63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615cm" svg:height="0.348cm" svg:x="5.257cm" svg:y="3.638cm">
          <draw:text-box>
            <text:p text:style-name="P1"><text:span text:style-name="T3">ATANASOVA -</text:span></text:p>
          </draw:text-box>
        </draw:frame>
        <draw:frame draw:style-name="gr3" draw:text-style-name="P4" draw:layer="layout" svg:width="1.306cm" svg:height="0.348cm" svg:x="5.439cm" svg:y="3.981cm">
          <draw:text-box>
            <text:p text:style-name="P1"><text:span text:style-name="T3">PENICHON </text:span></text:p>
          </draw:text-box>
        </draw:frame>
        <draw:frame draw:style-name="gr3" draw:text-style-name="P4" draw:layer="layout" svg:width="0.925cm" svg:height="0.348cm" svg:x="7.501cm" svg:y="3.638cm">
          <draw:text-box>
            <text:p text:style-name="P1"><text:span text:style-name="T3">Vessela </text:span></text:p>
          </draw:text-box>
        </draw:frame>
        <draw:frame draw:style-name="gr3" draw:text-style-name="P4" draw:layer="layout" svg:width="0.434cm" svg:height="0.348cm" svg:x="10.282cm" svg:y="3.638cm">
          <draw:text-box>
            <text:p text:style-name="P1"><text:span text:style-name="T3">IR2 </text:span></text:p>
          </draw:text-box>
        </draw:frame>
        <draw:frame draw:style-name="gr3" draw:text-style-name="P4" draw:layer="layout" svg:width="2.127cm" svg:height="0.348cm" svg:x="9.431cm" svg:y="3.981cm">
          <draw:text-box>
            <text:p text:style-name="P1"><text:span text:style-name="T3">research engineer </text:span></text:p>
          </draw:text-box>
        </draw:frame>
        <draw:frame draw:style-name="gr3" draw:text-style-name="P4" draw:layer="layout" svg:width="0.798cm" svg:height="0.348cm" svg:x="13.302cm" svg:y="3.952cm">
          <draw:text-box>
            <text:p text:style-name="P1"><text:span text:style-name="T3">Chimie</text:span></text:p>
          </draw:text-box>
        </draw:frame>
        <draw:frame draw:style-name="gr3" draw:text-style-name="P4" draw:layer="layout" svg:width="3.173cm" svg:height="0.348cm" svg:x="15.773cm" svg:y="3.638cm">
          <draw:text-box>
            <text:p text:style-name="P1"><text:span text:style-name="T3">Analysis of Plant secondary </text:span></text:p>
          </draw:text-box>
        </draw:frame>
        <draw:frame draw:style-name="gr3" draw:text-style-name="P4" draw:layer="layout" svg:width="1.429cm" svg:height="0.348cm" svg:x="16.645cm" svg:y="3.981cm">
          <draw:text-box>
            <text:p text:style-name="P1"><text:span text:style-name="T3">metabolites </text:span></text:p>
          </draw:text-box>
        </draw:frame>
        <draw:polygon draw:style-name="gr4" draw:text-style-name="P5" draw:layer="layout" svg:width="0.017cm" svg:height="0.017cm" svg:x="2.831cm" svg:y="3.619cm" svg:viewBox="0 0 18 18" draw:points="0,18 18,18 18,0 0,0">
          <text:p/>
        </draw:polygon>
        <draw:polygon draw:style-name="gr4" draw:text-style-name="P5" draw:layer="layout" svg:width="0.017cm" svg:height="0.017cm" svg:x="5.083cm" svg:y="3.619cm" svg:viewBox="0 0 18 18" draw:points="0,18 18,18 18,0 0,0">
          <text:p/>
        </draw:polygon>
        <draw:polygon draw:style-name="gr4" draw:text-style-name="P5" draw:layer="layout" svg:width="1.913cm" svg:height="0.017cm" svg:x="5.1cm" svg:y="3.619cm" svg:viewBox="0 0 1914 18" draw:points="0,18 1914,18 1914,0 0,0">
          <text:p/>
        </draw:polygon>
        <draw:polygon draw:style-name="gr4" draw:text-style-name="P5" draw:layer="layout" svg:width="0.017cm" svg:height="0.017cm" svg:x="7.013cm" svg:y="3.619cm" svg:viewBox="0 0 18 18" draw:points="0,18 18,18 18,0 0,0">
          <text:p/>
        </draw:polygon>
        <draw:polygon draw:style-name="gr4" draw:text-style-name="P5" draw:layer="layout" svg:width="1.804cm" svg:height="0.017cm" svg:x="7.03cm" svg:y="3.619cm" svg:viewBox="0 0 1805 18" draw:points="0,18 1805,18 1805,0 0,0">
          <text:p/>
        </draw:polygon>
        <draw:polygon draw:style-name="gr4" draw:text-style-name="P5" draw:layer="layout" svg:width="0.017cm" svg:height="0.017cm" svg:x="8.834cm" svg:y="3.619cm" svg:viewBox="0 0 18 18" draw:points="0,18 18,18 18,0 0,0">
          <text:p/>
        </draw:polygon>
        <draw:polygon draw:style-name="gr4" draw:text-style-name="P5" draw:layer="layout" svg:width="3.23cm" svg:height="0.017cm" svg:x="8.851cm" svg:y="3.619cm" svg:viewBox="0 0 3231 18" draw:points="0,18 3231,18 3231,0 0,0">
          <text:p/>
        </draw:polygon>
        <draw:polygon draw:style-name="gr4" draw:text-style-name="P5" draw:layer="layout" svg:width="0.017cm" svg:height="0.017cm" svg:x="12.081cm" svg:y="3.619cm" svg:viewBox="0 0 18 18" draw:points="0,18 18,18 18,0 0,0">
          <text:p/>
        </draw:polygon>
        <draw:polygon draw:style-name="gr4" draw:text-style-name="P5" draw:layer="layout" svg:width="2.845cm" svg:height="0.017cm" svg:x="12.097cm" svg:y="3.619cm" svg:viewBox="0 0 2846 18" draw:points="0,18 2846,18 2846,0 0,0">
          <text:p/>
        </draw:polygon>
        <draw:polygon draw:style-name="gr4" draw:text-style-name="P5" draw:layer="layout" svg:width="0.017cm" svg:height="0.017cm" svg:x="14.942cm" svg:y="3.619cm" svg:viewBox="0 0 18 18" draw:points="0,18 18,18 18,0 0,0">
          <text:p/>
        </draw:polygon>
        <draw:polygon draw:style-name="gr4" draw:text-style-name="P5" draw:layer="layout" svg:width="0.555cm" svg:height="0.017cm" svg:x="14.959cm" svg:y="3.619cm" svg:viewBox="0 0 556 18" draw:points="0,18 556,18 556,0 0,0">
          <text:p/>
        </draw:polygon>
        <draw:polygon draw:style-name="gr4" draw:text-style-name="P5" draw:layer="layout" svg:width="0.017cm" svg:height="0.017cm" svg:x="15.514cm" svg:y="3.619cm" svg:viewBox="0 0 18 18" draw:points="0,18 18,18 18,0 0,0">
          <text:p/>
        </draw:polygon>
        <draw:polygon draw:style-name="gr4" draw:text-style-name="P5" draw:layer="layout" svg:width="3.59cm" svg:height="0.017cm" svg:x="15.531cm" svg:y="3.619cm" svg:viewBox="0 0 3591 18" draw:points="0,18 3591,18 3591,0 0,0">
          <text:p/>
        </draw:polygon>
        <draw:polygon draw:style-name="gr4" draw:text-style-name="P5" draw:layer="layout" svg:width="0.017cm" svg:height="0.017cm" svg:x="19.121cm" svg:y="3.619cm" svg:viewBox="0 0 18 18" draw:points="0,18 18,18 18,0 0,0">
          <text:p/>
        </draw:polygon>
        <draw:polygon draw:style-name="gr4" draw:text-style-name="P5" draw:layer="layout" svg:width="0.017cm" svg:height="1.038cm" svg:x="2.831cm" svg:y="3.636cm" svg:viewBox="0 0 18 1039" draw:points="0,1039 18,1039 18,0 0,0">
          <text:p/>
        </draw:polygon>
        <draw:polygon draw:style-name="gr4" draw:text-style-name="P5" draw:layer="layout" svg:width="0.017cm" svg:height="1.038cm" svg:x="5.083cm" svg:y="3.636cm" svg:viewBox="0 0 18 1039" draw:points="0,1039 18,1039 18,0 0,0">
          <text:p/>
        </draw:polygon>
        <draw:polygon draw:style-name="gr4" draw:text-style-name="P5" draw:layer="layout" svg:width="0.017cm" svg:height="1.038cm" svg:x="7.013cm" svg:y="3.636cm" svg:viewBox="0 0 18 1039" draw:points="0,1039 18,1039 18,0 0,0">
          <text:p/>
        </draw:polygon>
        <draw:polygon draw:style-name="gr4" draw:text-style-name="P5" draw:layer="layout" svg:width="0.017cm" svg:height="1.038cm" svg:x="8.834cm" svg:y="3.636cm" svg:viewBox="0 0 18 1039" draw:points="0,1039 18,1039 18,0 0,0">
          <text:p/>
        </draw:polygon>
        <draw:polygon draw:style-name="gr4" draw:text-style-name="P5" draw:layer="layout" svg:width="0.017cm" svg:height="1.038cm" svg:x="12.081cm" svg:y="3.636cm" svg:viewBox="0 0 18 1039" draw:points="0,1039 18,1039 18,0 0,0">
          <text:p/>
        </draw:polygon>
        <draw:polygon draw:style-name="gr4" draw:text-style-name="P5" draw:layer="layout" svg:width="0.017cm" svg:height="1.038cm" svg:x="15.514cm" svg:y="3.636cm" svg:viewBox="0 0 18 1039" draw:points="0,1039 18,1039 18,0 0,0">
          <text:p/>
        </draw:polygon>
        <draw:polygon draw:style-name="gr4" draw:text-style-name="P5" draw:layer="layout" svg:width="0.017cm" svg:height="1.038cm" svg:x="19.121cm" svg:y="3.636cm" svg:viewBox="0 0 18 1039" draw:points="0,1039 18,1039 18,0 0,0">
          <text:p/>
        </draw:polygon>
        <draw:frame draw:style-name="gr3" draw:text-style-name="P4" draw:layer="layout" svg:width="3.05cm" svg:height="0.348cm" svg:x="15.866cm" svg:y="4.324cm">
          <draw:text-box>
            <text:p text:style-name="P1"><text:span text:style-name="T3">Metabolomic approaches <text:s/></text:span></text:p>
          </draw:text-box>
        </draw:frame>
        <draw:frame draw:style-name="gr3" draw:text-style-name="P4" draw:layer="layout" svg:width="0.283cm" svg:height="0.348cm" svg:x="3.966cm" svg:y="4.68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175cm" svg:height="0.348cm" svg:x="5.507cm" svg:y="4.688cm">
          <draw:text-box>
            <text:p text:style-name="P1"><text:span text:style-name="T3">CHEREAU </text:span></text:p>
          </draw:text-box>
        </draw:frame>
        <draw:frame draw:style-name="gr3" draw:text-style-name="P4" draw:layer="layout" svg:width="0.861cm" svg:height="0.348cm" svg:x="7.534cm" svg:y="4.688cm">
          <draw:text-box>
            <text:p text:style-name="P1"><text:span text:style-name="T3">Sylvain </text:span></text:p>
          </draw:text-box>
        </draw:frame>
        <draw:frame draw:style-name="gr3" draw:text-style-name="P4" draw:layer="layout" svg:width="0.421cm" svg:height="0.348cm" svg:x="10.29cm" svg:y="4.688cm">
          <draw:text-box>
            <text:p text:style-name="P1"><text:span text:style-name="T3">IE2 </text:span></text:p>
          </draw:text-box>
        </draw:frame>
        <draw:frame draw:style-name="gr3" draw:text-style-name="P4" draw:layer="layout" svg:width="1.077cm" svg:height="0.348cm" svg:x="9.956cm" svg:y="5.031cm">
          <draw:text-box>
            <text:p text:style-name="P1"><text:span text:style-name="T3">engineer </text:span></text:p>
          </draw:text-box>
        </draw:frame>
        <draw:frame draw:style-name="gr3" draw:text-style-name="P4" draw:layer="layout" svg:width="0.861cm" svg:height="0.348cm" svg:x="13.3cm" svg:y="4.852cm">
          <draw:text-box>
            <text:p text:style-name="P1"><text:span text:style-name="T3">Chimie </text:span></text:p>
          </draw:text-box>
        </draw:frame>
        <draw:polygon draw:style-name="gr4" draw:text-style-name="P5" draw:layer="layout" svg:width="0.017cm" svg:height="0.017cm" svg:x="2.831cm" svg:y="4.673cm" svg:viewBox="0 0 18 18" draw:points="0,18 18,18 18,0 0,0">
          <text:p/>
        </draw:polygon>
        <draw:polygon draw:style-name="gr4" draw:text-style-name="P5" draw:layer="layout" svg:width="0.017cm" svg:height="0.017cm" svg:x="5.083cm" svg:y="4.673cm" svg:viewBox="0 0 18 18" draw:points="0,18 18,18 18,0 0,0">
          <text:p/>
        </draw:polygon>
        <draw:polygon draw:style-name="gr4" draw:text-style-name="P5" draw:layer="layout" svg:width="1.913cm" svg:height="0.017cm" svg:x="5.1cm" svg:y="4.673cm" svg:viewBox="0 0 1914 18" draw:points="0,18 1914,18 1914,0 0,0">
          <text:p/>
        </draw:polygon>
        <draw:polygon draw:style-name="gr4" draw:text-style-name="P5" draw:layer="layout" svg:width="0.017cm" svg:height="0.017cm" svg:x="7.013cm" svg:y="4.673cm" svg:viewBox="0 0 18 18" draw:points="0,18 18,18 18,0 0,0">
          <text:p/>
        </draw:polygon>
        <draw:polygon draw:style-name="gr4" draw:text-style-name="P5" draw:layer="layout" svg:width="1.804cm" svg:height="0.017cm" svg:x="7.03cm" svg:y="4.673cm" svg:viewBox="0 0 1805 18" draw:points="0,18 1805,18 1805,0 0,0">
          <text:p/>
        </draw:polygon>
        <draw:polygon draw:style-name="gr4" draw:text-style-name="P5" draw:layer="layout" svg:width="0.017cm" svg:height="0.017cm" svg:x="8.834cm" svg:y="4.673cm" svg:viewBox="0 0 18 18" draw:points="0,18 18,18 18,0 0,0">
          <text:p/>
        </draw:polygon>
        <draw:polygon draw:style-name="gr4" draw:text-style-name="P5" draw:layer="layout" svg:width="3.23cm" svg:height="0.017cm" svg:x="8.851cm" svg:y="4.673cm" svg:viewBox="0 0 3231 18" draw:points="0,18 3231,18 3231,0 0,0">
          <text:p/>
        </draw:polygon>
        <draw:polygon draw:style-name="gr4" draw:text-style-name="P5" draw:layer="layout" svg:width="0.017cm" svg:height="0.017cm" svg:x="12.081cm" svg:y="4.673cm" svg:viewBox="0 0 18 18" draw:points="0,18 18,18 18,0 0,0">
          <text:p/>
        </draw:polygon>
        <draw:polygon draw:style-name="gr4" draw:text-style-name="P5" draw:layer="layout" svg:width="2.845cm" svg:height="0.017cm" svg:x="12.097cm" svg:y="4.673cm" svg:viewBox="0 0 2846 18" draw:points="0,18 2846,18 2846,0 0,0">
          <text:p/>
        </draw:polygon>
        <draw:polygon draw:style-name="gr4" draw:text-style-name="P5" draw:layer="layout" svg:width="0.017cm" svg:height="0.017cm" svg:x="14.942cm" svg:y="4.673cm" svg:viewBox="0 0 18 18" draw:points="0,18 18,18 18,0 0,0">
          <text:p/>
        </draw:polygon>
        <draw:polygon draw:style-name="gr4" draw:text-style-name="P5" draw:layer="layout" svg:width="0.555cm" svg:height="0.017cm" svg:x="14.959cm" svg:y="4.673cm" svg:viewBox="0 0 556 18" draw:points="0,18 556,18 556,0 0,0">
          <text:p/>
        </draw:polygon>
        <draw:polygon draw:style-name="gr4" draw:text-style-name="P5" draw:layer="layout" svg:width="0.017cm" svg:height="0.017cm" svg:x="15.514cm" svg:y="4.673cm" svg:viewBox="0 0 18 18" draw:points="0,18 18,18 18,0 0,0">
          <text:p/>
        </draw:polygon>
        <draw:polygon draw:style-name="gr4" draw:text-style-name="P5" draw:layer="layout" svg:width="3.59cm" svg:height="0.017cm" svg:x="15.531cm" svg:y="4.673cm" svg:viewBox="0 0 3591 18" draw:points="0,18 3591,18 3591,0 0,0">
          <text:p/>
        </draw:polygon>
        <draw:polygon draw:style-name="gr4" draw:text-style-name="P5" draw:layer="layout" svg:width="0.017cm" svg:height="0.017cm" svg:x="19.121cm" svg:y="4.673cm" svg:viewBox="0 0 18 18" draw:points="0,18 18,18 18,0 0,0">
          <text:p/>
        </draw:polygon>
        <draw:polygon draw:style-name="gr4" draw:text-style-name="P5" draw:layer="layout" svg:width="0.017cm" svg:height="0.699cm" svg:x="2.831cm" svg:y="4.69cm" svg:viewBox="0 0 18 700" draw:points="0,700 18,700 18,0 0,0">
          <text:p/>
        </draw:polygon>
        <draw:polygon draw:style-name="gr4" draw:text-style-name="P5" draw:layer="layout" svg:width="0.017cm" svg:height="0.699cm" svg:x="5.083cm" svg:y="4.69cm" svg:viewBox="0 0 18 700" draw:points="0,700 18,700 18,0 0,0">
          <text:p/>
        </draw:polygon>
        <draw:polygon draw:style-name="gr4" draw:text-style-name="P5" draw:layer="layout" svg:width="0.017cm" svg:height="0.699cm" svg:x="7.013cm" svg:y="4.69cm" svg:viewBox="0 0 18 700" draw:points="0,700 18,700 18,0 0,0">
          <text:p/>
        </draw:polygon>
        <draw:polygon draw:style-name="gr4" draw:text-style-name="P5" draw:layer="layout" svg:width="0.017cm" svg:height="0.699cm" svg:x="8.834cm" svg:y="4.69cm" svg:viewBox="0 0 18 700" draw:points="0,700 18,700 18,0 0,0">
          <text:p/>
        </draw:polygon>
        <draw:polygon draw:style-name="gr4" draw:text-style-name="P5" draw:layer="layout" svg:width="0.017cm" svg:height="0.699cm" svg:x="12.081cm" svg:y="4.69cm" svg:viewBox="0 0 18 700" draw:points="0,700 18,700 18,0 0,0">
          <text:p/>
        </draw:polygon>
        <draw:polygon draw:style-name="gr4" draw:text-style-name="P5" draw:layer="layout" svg:width="0.017cm" svg:height="0.699cm" svg:x="15.514cm" svg:y="4.69cm" svg:viewBox="0 0 18 700" draw:points="0,700 18,700 18,0 0,0">
          <text:p/>
        </draw:polygon>
        <draw:polygon draw:style-name="gr4" draw:text-style-name="P5" draw:layer="layout" svg:width="0.017cm" svg:height="0.699cm" svg:x="19.121cm" svg:y="4.69cm" svg:viewBox="0 0 18 700" draw:points="0,700 18,700 18,0 0,0">
          <text:p/>
        </draw:polygon>
        <draw:frame draw:style-name="gr3" draw:text-style-name="P4" draw:layer="layout" svg:width="2.343cm" svg:height="0.348cm" svg:x="16.183cm" svg:y="4.688cm">
          <draw:text-box>
            <text:p text:style-name="P1"><text:span text:style-name="T3">Mycotoxins analysis </text:span></text:p>
          </draw:text-box>
        </draw:frame>
        <draw:frame draw:style-name="gr3" draw:text-style-name="P4" draw:layer="layout" svg:width="0.283cm" svg:height="0.348cm" svg:x="3.966cm" svg:y="5.7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993cm" svg:height="0.348cm" svg:x="5.562cm" svg:y="5.577cm">
          <draw:text-box>
            <text:p text:style-name="P1"><text:span text:style-name="T3">PINSON-</text:span></text:p>
          </draw:text-box>
        </draw:frame>
        <draw:frame draw:style-name="gr3" draw:text-style-name="P4" draw:layer="layout" svg:width="0.95cm" svg:height="0.348cm" svg:x="5.617cm" svg:y="5.924cm">
          <draw:text-box>
            <text:p text:style-name="P1"><text:span text:style-name="T3">GADAIS </text:span></text:p>
          </draw:text-box>
        </draw:frame>
        <draw:frame draw:style-name="gr3" draw:text-style-name="P4" draw:layer="layout" svg:width="0.908cm" svg:height="0.348cm" svg:x="7.509cm" svg:y="5.75cm">
          <draw:text-box>
            <text:p text:style-name="P1"><text:span text:style-name="T3">Laetitia </text:span></text:p>
          </draw:text-box>
        </draw:frame>
        <draw:frame draw:style-name="gr3" draw:text-style-name="P4" draw:layer="layout" svg:width="0.421cm" svg:height="0.348cm" svg:x="10.29cm" svg:y="5.577cm">
          <draw:text-box>
            <text:p text:style-name="P1"><text:span text:style-name="T3">IE1 </text:span></text:p>
          </draw:text-box>
        </draw:frame>
        <draw:frame draw:style-name="gr3" draw:text-style-name="P4" draw:layer="layout" svg:width="1.077cm" svg:height="0.348cm" svg:x="9.956cm" svg:y="5.924cm">
          <draw:text-box>
            <text:p text:style-name="P1"><text:span text:style-name="T3">engineer </text:span></text:p>
          </draw:text-box>
        </draw:frame>
        <draw:frame draw:style-name="gr3" draw:text-style-name="P4" draw:layer="layout" svg:width="2.39cm" svg:height="0.348cm" svg:x="12.61cm" svg:y="5.8cm">
          <draw:text-box>
            <text:p text:style-name="P1"><text:span text:style-name="T3">Biologie moléculaire </text:span></text:p>
          </draw:text-box>
        </draw:frame>
        <draw:frame draw:style-name="gr3" draw:text-style-name="P4" draw:layer="layout" svg:width="2.296cm" svg:height="0.348cm" svg:x="16.209cm" svg:y="5.407cm">
          <draw:text-box>
            <text:p text:style-name="P1"><text:span text:style-name="T3">Coordination task 2 </text:span></text:p>
          </draw:text-box>
        </draw:frame>
        <draw:frame draw:style-name="gr3" draw:text-style-name="P4" draw:layer="layout" svg:width="2.919cm" svg:height="0.348cm" svg:x="15.9cm" svg:y="5.75cm">
          <draw:text-box>
            <text:p text:style-name="P1"><text:span text:style-name="T3"><text:s/></text:span><text:span text:style-name="T3">Cd effect on fungal gene </text:span></text:p>
          </draw:text-box>
        </draw:frame>
        <draw:polygon draw:style-name="gr4" draw:text-style-name="P5" draw:layer="layout" svg:width="0.017cm" svg:height="0.017cm" svg:x="2.831cm" svg:y="5.389cm" svg:viewBox="0 0 18 18" draw:points="0,18 18,18 18,0 0,0">
          <text:p/>
        </draw:polygon>
        <draw:polygon draw:style-name="gr4" draw:text-style-name="P5" draw:layer="layout" svg:width="0.017cm" svg:height="0.017cm" svg:x="5.083cm" svg:y="5.389cm" svg:viewBox="0 0 18 18" draw:points="0,18 18,18 18,0 0,0">
          <text:p/>
        </draw:polygon>
        <draw:polygon draw:style-name="gr4" draw:text-style-name="P5" draw:layer="layout" svg:width="1.913cm" svg:height="0.017cm" svg:x="5.1cm" svg:y="5.389cm" svg:viewBox="0 0 1914 18" draw:points="0,18 1914,18 1914,0 0,0">
          <text:p/>
        </draw:polygon>
        <draw:polygon draw:style-name="gr4" draw:text-style-name="P5" draw:layer="layout" svg:width="0.017cm" svg:height="0.017cm" svg:x="7.013cm" svg:y="5.389cm" svg:viewBox="0 0 18 18" draw:points="0,18 18,18 18,0 0,0">
          <text:p/>
        </draw:polygon>
        <draw:polygon draw:style-name="gr4" draw:text-style-name="P5" draw:layer="layout" svg:width="1.804cm" svg:height="0.017cm" svg:x="7.03cm" svg:y="5.389cm" svg:viewBox="0 0 1805 18" draw:points="0,18 1805,18 1805,0 0,0">
          <text:p/>
        </draw:polygon>
        <draw:polygon draw:style-name="gr4" draw:text-style-name="P5" draw:layer="layout" svg:width="0.017cm" svg:height="0.017cm" svg:x="8.834cm" svg:y="5.389cm" svg:viewBox="0 0 18 18" draw:points="0,18 18,18 18,0 0,0">
          <text:p/>
        </draw:polygon>
        <draw:polygon draw:style-name="gr4" draw:text-style-name="P5" draw:layer="layout" svg:width="3.23cm" svg:height="0.017cm" svg:x="8.851cm" svg:y="5.389cm" svg:viewBox="0 0 3231 18" draw:points="0,18 3231,18 3231,0 0,0">
          <text:p/>
        </draw:polygon>
        <draw:polygon draw:style-name="gr4" draw:text-style-name="P5" draw:layer="layout" svg:width="0.017cm" svg:height="0.017cm" svg:x="12.081cm" svg:y="5.389cm" svg:viewBox="0 0 18 18" draw:points="0,18 18,18 18,0 0,0">
          <text:p/>
        </draw:polygon>
        <draw:polygon draw:style-name="gr4" draw:text-style-name="P5" draw:layer="layout" svg:width="2.845cm" svg:height="0.017cm" svg:x="12.097cm" svg:y="5.389cm" svg:viewBox="0 0 2846 18" draw:points="0,18 2846,18 2846,0 0,0">
          <text:p/>
        </draw:polygon>
        <draw:polygon draw:style-name="gr4" draw:text-style-name="P5" draw:layer="layout" svg:width="0.017cm" svg:height="0.017cm" svg:x="14.942cm" svg:y="5.389cm" svg:viewBox="0 0 18 18" draw:points="0,18 18,18 18,0 0,0">
          <text:p/>
        </draw:polygon>
        <draw:polygon draw:style-name="gr4" draw:text-style-name="P5" draw:layer="layout" svg:width="0.555cm" svg:height="0.017cm" svg:x="14.959cm" svg:y="5.389cm" svg:viewBox="0 0 556 18" draw:points="0,18 556,18 556,0 0,0">
          <text:p/>
        </draw:polygon>
        <draw:polygon draw:style-name="gr4" draw:text-style-name="P5" draw:layer="layout" svg:width="0.017cm" svg:height="0.017cm" svg:x="15.514cm" svg:y="5.389cm" svg:viewBox="0 0 18 18" draw:points="0,18 18,18 18,0 0,0">
          <text:p/>
        </draw:polygon>
        <draw:polygon draw:style-name="gr4" draw:text-style-name="P5" draw:layer="layout" svg:width="3.59cm" svg:height="0.017cm" svg:x="15.531cm" svg:y="5.389cm" svg:viewBox="0 0 3591 18" draw:points="0,18 3591,18 3591,0 0,0">
          <text:p/>
        </draw:polygon>
        <draw:polygon draw:style-name="gr4" draw:text-style-name="P5" draw:layer="layout" svg:width="0.017cm" svg:height="0.017cm" svg:x="19.121cm" svg:y="5.389cm" svg:viewBox="0 0 18 18" draw:points="0,18 18,18 18,0 0,0">
          <text:p/>
        </draw:polygon>
        <draw:polygon draw:style-name="gr4" draw:text-style-name="P5" draw:layer="layout" svg:width="0.017cm" svg:height="1.037cm" svg:x="2.831cm" svg:y="5.406cm" svg:viewBox="0 0 18 1038" draw:points="0,1038 18,1038 18,0 0,0">
          <text:p/>
        </draw:polygon>
        <draw:polygon draw:style-name="gr4" draw:text-style-name="P5" draw:layer="layout" svg:width="0.017cm" svg:height="1.037cm" svg:x="5.083cm" svg:y="5.406cm" svg:viewBox="0 0 18 1038" draw:points="0,1038 18,1038 18,0 0,0">
          <text:p/>
        </draw:polygon>
        <draw:polygon draw:style-name="gr4" draw:text-style-name="P5" draw:layer="layout" svg:width="0.017cm" svg:height="1.037cm" svg:x="7.013cm" svg:y="5.406cm" svg:viewBox="0 0 18 1038" draw:points="0,1038 18,1038 18,0 0,0">
          <text:p/>
        </draw:polygon>
        <draw:polygon draw:style-name="gr4" draw:text-style-name="P5" draw:layer="layout" svg:width="0.017cm" svg:height="1.037cm" svg:x="8.834cm" svg:y="5.406cm" svg:viewBox="0 0 18 1038" draw:points="0,1038 18,1038 18,0 0,0">
          <text:p/>
        </draw:polygon>
        <draw:polygon draw:style-name="gr4" draw:text-style-name="P5" draw:layer="layout" svg:width="0.017cm" svg:height="1.037cm" svg:x="12.081cm" svg:y="5.406cm" svg:viewBox="0 0 18 1038" draw:points="0,1038 18,1038 18,0 0,0">
          <text:p/>
        </draw:polygon>
        <draw:polygon draw:style-name="gr4" draw:text-style-name="P5" draw:layer="layout" svg:width="0.017cm" svg:height="1.037cm" svg:x="15.514cm" svg:y="5.406cm" svg:viewBox="0 0 18 1038" draw:points="0,1038 18,1038 18,0 0,0">
          <text:p/>
        </draw:polygon>
        <draw:polygon draw:style-name="gr4" draw:text-style-name="P5" draw:layer="layout" svg:width="0.017cm" svg:height="1.037cm" svg:x="19.121cm" svg:y="5.406cm" svg:viewBox="0 0 18 1038" draw:points="0,1038 18,1038 18,0 0,0">
          <text:p/>
        </draw:polygon>
        <draw:frame draw:style-name="gr3" draw:text-style-name="P4" draw:layer="layout" svg:width="1.293cm" svg:height="0.348cm" svg:x="16.712cm" svg:y="6.093cm">
          <draw:text-box>
            <text:p text:style-name="P1"><text:span text:style-name="T3">expression </text:span></text:p>
          </draw:text-box>
        </draw:frame>
        <draw:frame draw:style-name="gr3" draw:text-style-name="P4" draw:layer="layout" svg:width="0.283cm" svg:height="0.348cm" svg:x="3.966cm" svg:y="6.63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891cm" svg:height="0.348cm" svg:x="5.646cm" svg:y="6.635cm">
          <draw:text-box>
            <text:p text:style-name="P1"><text:span text:style-name="T3">DUCOS </text:span></text:p>
          </draw:text-box>
        </draw:frame>
        <draw:frame draw:style-name="gr3" draw:text-style-name="P4" draw:layer="layout" svg:width="1.082cm" svg:height="0.348cm" svg:x="7.424cm" svg:y="6.635cm">
          <draw:text-box>
            <text:p text:style-name="P1"><text:span text:style-name="T3">Christine </text:span></text:p>
          </draw:text-box>
        </draw:frame>
        <draw:frame draw:style-name="gr3" draw:text-style-name="P4" draw:layer="layout" svg:width="0.993cm" svg:height="0.348cm" svg:x="10.003cm" svg:y="6.635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3.626cm" svg:height="0.348cm" svg:x="15.574cm" svg:y="6.461cm">
          <draw:text-box>
            <text:p text:style-name="P1"><text:span text:style-name="T3">Quantification of fungal DNA – <text:s/></text:span></text:p>
          </draw:text-box>
        </draw:frame>
        <draw:polygon draw:style-name="gr4" draw:text-style-name="P5" draw:layer="layout" svg:width="0.017cm" svg:height="0.017cm" svg:x="2.831cm" svg:y="6.443cm" svg:viewBox="0 0 18 18" draw:points="0,18 18,18 18,0 0,0">
          <text:p/>
        </draw:polygon>
        <draw:polygon draw:style-name="gr4" draw:text-style-name="P5" draw:layer="layout" svg:width="0.017cm" svg:height="0.017cm" svg:x="5.083cm" svg:y="6.443cm" svg:viewBox="0 0 18 18" draw:points="0,18 18,18 18,0 0,0">
          <text:p/>
        </draw:polygon>
        <draw:polygon draw:style-name="gr4" draw:text-style-name="P5" draw:layer="layout" svg:width="1.913cm" svg:height="0.017cm" svg:x="5.1cm" svg:y="6.443cm" svg:viewBox="0 0 1914 18" draw:points="0,18 1914,18 1914,0 0,0">
          <text:p/>
        </draw:polygon>
        <draw:polygon draw:style-name="gr4" draw:text-style-name="P5" draw:layer="layout" svg:width="0.017cm" svg:height="0.017cm" svg:x="7.013cm" svg:y="6.443cm" svg:viewBox="0 0 18 18" draw:points="0,18 18,18 18,0 0,0">
          <text:p/>
        </draw:polygon>
        <draw:polygon draw:style-name="gr4" draw:text-style-name="P5" draw:layer="layout" svg:width="1.804cm" svg:height="0.017cm" svg:x="7.03cm" svg:y="6.443cm" svg:viewBox="0 0 1805 18" draw:points="0,18 1805,18 1805,0 0,0">
          <text:p/>
        </draw:polygon>
        <draw:polygon draw:style-name="gr4" draw:text-style-name="P5" draw:layer="layout" svg:width="0.017cm" svg:height="0.017cm" svg:x="8.834cm" svg:y="6.443cm" svg:viewBox="0 0 18 18" draw:points="0,18 18,18 18,0 0,0">
          <text:p/>
        </draw:polygon>
        <draw:polygon draw:style-name="gr4" draw:text-style-name="P5" draw:layer="layout" svg:width="3.23cm" svg:height="0.017cm" svg:x="8.851cm" svg:y="6.443cm" svg:viewBox="0 0 3231 18" draw:points="0,18 3231,18 3231,0 0,0">
          <text:p/>
        </draw:polygon>
        <draw:polygon draw:style-name="gr4" draw:text-style-name="P5" draw:layer="layout" svg:width="0.017cm" svg:height="0.017cm" svg:x="12.081cm" svg:y="6.443cm" svg:viewBox="0 0 18 18" draw:points="0,18 18,18 18,0 0,0">
          <text:p/>
        </draw:polygon>
        <draw:polygon draw:style-name="gr4" draw:text-style-name="P5" draw:layer="layout" svg:width="2.845cm" svg:height="0.017cm" svg:x="12.097cm" svg:y="6.443cm" svg:viewBox="0 0 2846 18" draw:points="0,18 2846,18 2846,0 0,0">
          <text:p/>
        </draw:polygon>
        <draw:polygon draw:style-name="gr4" draw:text-style-name="P5" draw:layer="layout" svg:width="0.017cm" svg:height="0.017cm" svg:x="14.942cm" svg:y="6.443cm" svg:viewBox="0 0 18 18" draw:points="0,18 18,18 18,0 0,0">
          <text:p/>
        </draw:polygon>
        <draw:polygon draw:style-name="gr4" draw:text-style-name="P5" draw:layer="layout" svg:width="0.555cm" svg:height="0.017cm" svg:x="14.959cm" svg:y="6.443cm" svg:viewBox="0 0 556 18" draw:points="0,18 556,18 556,0 0,0">
          <text:p/>
        </draw:polygon>
        <draw:polygon draw:style-name="gr4" draw:text-style-name="P5" draw:layer="layout" svg:width="0.017cm" svg:height="0.017cm" svg:x="15.514cm" svg:y="6.443cm" svg:viewBox="0 0 18 18" draw:points="0,18 18,18 18,0 0,0">
          <text:p/>
        </draw:polygon>
        <draw:polygon draw:style-name="gr4" draw:text-style-name="P5" draw:layer="layout" svg:width="3.59cm" svg:height="0.017cm" svg:x="15.531cm" svg:y="6.443cm" svg:viewBox="0 0 3591 18" draw:points="0,18 3591,18 3591,0 0,0">
          <text:p/>
        </draw:polygon>
        <draw:polygon draw:style-name="gr4" draw:text-style-name="P5" draw:layer="layout" svg:width="0.017cm" svg:height="0.017cm" svg:x="19.121cm" svg:y="6.443cm" svg:viewBox="0 0 18 18" draw:points="0,18 18,18 18,0 0,0">
          <text:p/>
        </draw:polygon>
        <draw:polygon draw:style-name="gr4" draw:text-style-name="P5" draw:layer="layout" svg:width="0.017cm" svg:height="0.698cm" svg:x="2.831cm" svg:y="6.46cm" svg:viewBox="0 0 18 699" draw:points="0,699 18,699 18,0 0,0">
          <text:p/>
        </draw:polygon>
        <draw:polygon draw:style-name="gr4" draw:text-style-name="P5" draw:layer="layout" svg:width="0.017cm" svg:height="0.698cm" svg:x="5.083cm" svg:y="6.46cm" svg:viewBox="0 0 18 699" draw:points="0,699 18,699 18,0 0,0">
          <text:p/>
        </draw:polygon>
        <draw:polygon draw:style-name="gr4" draw:text-style-name="P5" draw:layer="layout" svg:width="0.017cm" svg:height="0.698cm" svg:x="7.013cm" svg:y="6.46cm" svg:viewBox="0 0 18 699" draw:points="0,699 18,699 18,0 0,0">
          <text:p/>
        </draw:polygon>
        <draw:polygon draw:style-name="gr4" draw:text-style-name="P5" draw:layer="layout" svg:width="0.017cm" svg:height="0.698cm" svg:x="8.834cm" svg:y="6.46cm" svg:viewBox="0 0 18 699" draw:points="0,699 18,699 18,0 0,0">
          <text:p/>
        </draw:polygon>
        <draw:polygon draw:style-name="gr4" draw:text-style-name="P5" draw:layer="layout" svg:width="0.017cm" svg:height="0.698cm" svg:x="12.081cm" svg:y="6.46cm" svg:viewBox="0 0 18 699" draw:points="0,699 18,699 18,0 0,0">
          <text:p/>
        </draw:polygon>
        <draw:polygon draw:style-name="gr4" draw:text-style-name="P5" draw:layer="layout" svg:width="0.017cm" svg:height="0.698cm" svg:x="15.514cm" svg:y="6.46cm" svg:viewBox="0 0 18 699" draw:points="0,699 18,699 18,0 0,0">
          <text:p/>
        </draw:polygon>
        <draw:polygon draw:style-name="gr4" draw:text-style-name="P5" draw:layer="layout" svg:width="0.017cm" svg:height="0.698cm" svg:x="19.121cm" svg:y="6.46cm" svg:viewBox="0 0 18 699" draw:points="0,699 18,699 18,0 0,0">
          <text:p/>
        </draw:polygon>
        <draw:frame draw:style-name="gr3" draw:text-style-name="P4" draw:layer="layout" svg:width="1.856cm" svg:height="0.348cm" svg:x="16.433cm" svg:y="6.809cm">
          <draw:text-box>
            <text:p text:style-name="P1"><text:span text:style-name="T3">RT QPCR assays </text:span></text:p>
          </draw:text-box>
        </draw:frame>
        <draw:frame draw:style-name="gr3" draw:text-style-name="P4" draw:layer="layout" svg:width="0.283cm" svg:height="0.348cm" svg:x="3.966cm" svg:y="7.35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001cm" svg:height="0.348cm" svg:x="5.557cm" svg:y="7.181cm">
          <draw:text-box>
            <text:p text:style-name="P1"><text:span text:style-name="T3">VERDAL-</text:span></text:p>
          </draw:text-box>
        </draw:frame>
        <draw:frame draw:style-name="gr3" draw:text-style-name="P4" draw:layer="layout" svg:width="1.022cm" svg:height="0.348cm" svg:x="5.579cm" svg:y="7.524cm">
          <draw:text-box>
            <text:p text:style-name="P1"><text:span text:style-name="T3">BONNIN </text:span></text:p>
          </draw:text-box>
        </draw:frame>
        <draw:frame draw:style-name="gr3" draw:text-style-name="P4" draw:layer="layout" svg:width="1.568cm" svg:height="0.348cm" svg:x="7.179cm" svg:y="7.35cm">
          <draw:text-box>
            <text:p text:style-name="P1"><text:span text:style-name="T3">Marie-Noëlle </text:span></text:p>
          </draw:text-box>
        </draw:frame>
        <draw:frame draw:style-name="gr3" draw:text-style-name="P4" draw:layer="layout" svg:width="0.993cm" svg:height="0.348cm" svg:x="10.002cm" svg:y="7.35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3.139cm" svg:height="0.348cm" svg:x="15.789cm" svg:y="7.181cm">
          <draw:text-box>
            <text:p text:style-name="P1"><text:span text:style-name="T3">Mycotoxins and Secondary </text:span></text:p>
          </draw:text-box>
        </draw:frame>
        <draw:polygon draw:style-name="gr4" draw:text-style-name="P5" draw:layer="layout" svg:width="0.017cm" svg:height="0.017cm" svg:x="2.831cm" svg:y="7.158cm" svg:viewBox="0 0 18 18" draw:points="0,18 18,18 18,0 0,0">
          <text:p/>
        </draw:polygon>
        <draw:polygon draw:style-name="gr4" draw:text-style-name="P5" draw:layer="layout" svg:width="0.017cm" svg:height="0.017cm" svg:x="5.083cm" svg:y="7.158cm" svg:viewBox="0 0 18 18" draw:points="0,18 18,18 18,0 0,0">
          <text:p/>
        </draw:polygon>
        <draw:polygon draw:style-name="gr4" draw:text-style-name="P5" draw:layer="layout" svg:width="1.913cm" svg:height="0.017cm" svg:x="5.1cm" svg:y="7.158cm" svg:viewBox="0 0 1914 18" draw:points="0,18 1914,18 1914,0 0,0">
          <text:p/>
        </draw:polygon>
        <draw:polygon draw:style-name="gr4" draw:text-style-name="P5" draw:layer="layout" svg:width="0.017cm" svg:height="0.017cm" svg:x="7.013cm" svg:y="7.158cm" svg:viewBox="0 0 18 18" draw:points="0,18 18,18 18,0 0,0">
          <text:p/>
        </draw:polygon>
        <draw:polygon draw:style-name="gr4" draw:text-style-name="P5" draw:layer="layout" svg:width="1.804cm" svg:height="0.017cm" svg:x="7.03cm" svg:y="7.158cm" svg:viewBox="0 0 1805 18" draw:points="0,18 1805,18 1805,0 0,0">
          <text:p/>
        </draw:polygon>
        <draw:polygon draw:style-name="gr4" draw:text-style-name="P5" draw:layer="layout" svg:width="0.017cm" svg:height="0.017cm" svg:x="8.834cm" svg:y="7.158cm" svg:viewBox="0 0 18 18" draw:points="0,18 18,18 18,0 0,0">
          <text:p/>
        </draw:polygon>
        <draw:polygon draw:style-name="gr4" draw:text-style-name="P5" draw:layer="layout" svg:width="3.23cm" svg:height="0.017cm" svg:x="8.851cm" svg:y="7.158cm" svg:viewBox="0 0 3231 18" draw:points="0,18 3231,18 3231,0 0,0">
          <text:p/>
        </draw:polygon>
        <draw:polygon draw:style-name="gr4" draw:text-style-name="P5" draw:layer="layout" svg:width="0.017cm" svg:height="0.017cm" svg:x="12.081cm" svg:y="7.158cm" svg:viewBox="0 0 18 18" draw:points="0,18 18,18 18,0 0,0">
          <text:p/>
        </draw:polygon>
        <draw:polygon draw:style-name="gr4" draw:text-style-name="P5" draw:layer="layout" svg:width="2.845cm" svg:height="0.017cm" svg:x="12.097cm" svg:y="7.158cm" svg:viewBox="0 0 2846 18" draw:points="0,18 2846,18 2846,0 0,0">
          <text:p/>
        </draw:polygon>
        <draw:polygon draw:style-name="gr4" draw:text-style-name="P5" draw:layer="layout" svg:width="0.017cm" svg:height="0.017cm" svg:x="14.942cm" svg:y="7.158cm" svg:viewBox="0 0 18 18" draw:points="0,18 18,18 18,0 0,0">
          <text:p/>
        </draw:polygon>
        <draw:polygon draw:style-name="gr4" draw:text-style-name="P5" draw:layer="layout" svg:width="0.555cm" svg:height="0.017cm" svg:x="14.959cm" svg:y="7.158cm" svg:viewBox="0 0 556 18" draw:points="0,18 556,18 556,0 0,0">
          <text:p/>
        </draw:polygon>
        <draw:polygon draw:style-name="gr4" draw:text-style-name="P5" draw:layer="layout" svg:width="0.017cm" svg:height="0.017cm" svg:x="15.514cm" svg:y="7.158cm" svg:viewBox="0 0 18 18" draw:points="0,18 18,18 18,0 0,0">
          <text:p/>
        </draw:polygon>
        <draw:polygon draw:style-name="gr4" draw:text-style-name="P5" draw:layer="layout" svg:width="3.59cm" svg:height="0.017cm" svg:x="15.531cm" svg:y="7.158cm" svg:viewBox="0 0 3591 18" draw:points="0,18 3591,18 3591,0 0,0">
          <text:p/>
        </draw:polygon>
        <draw:polygon draw:style-name="gr4" draw:text-style-name="P5" draw:layer="layout" svg:width="0.017cm" svg:height="0.017cm" svg:x="19.121cm" svg:y="7.158cm" svg:viewBox="0 0 18 18" draw:points="0,18 18,18 18,0 0,0">
          <text:p/>
        </draw:polygon>
        <draw:polygon draw:style-name="gr4" draw:text-style-name="P5" draw:layer="layout" svg:width="0.017cm" svg:height="0.703cm" svg:x="2.831cm" svg:y="7.175cm" svg:viewBox="0 0 18 704" draw:points="0,704 18,704 18,0 0,0">
          <text:p/>
        </draw:polygon>
        <draw:polygon draw:style-name="gr4" draw:text-style-name="P5" draw:layer="layout" svg:width="0.017cm" svg:height="0.703cm" svg:x="5.083cm" svg:y="7.175cm" svg:viewBox="0 0 18 704" draw:points="0,704 18,704 18,0 0,0">
          <text:p/>
        </draw:polygon>
        <draw:polygon draw:style-name="gr4" draw:text-style-name="P5" draw:layer="layout" svg:width="0.017cm" svg:height="0.703cm" svg:x="7.013cm" svg:y="7.175cm" svg:viewBox="0 0 18 704" draw:points="0,704 18,704 18,0 0,0">
          <text:p/>
        </draw:polygon>
        <draw:polygon draw:style-name="gr4" draw:text-style-name="P5" draw:layer="layout" svg:width="0.017cm" svg:height="0.703cm" svg:x="8.834cm" svg:y="7.175cm" svg:viewBox="0 0 18 704" draw:points="0,704 18,704 18,0 0,0">
          <text:p/>
        </draw:polygon>
        <draw:polygon draw:style-name="gr4" draw:text-style-name="P5" draw:layer="layout" svg:width="0.017cm" svg:height="0.703cm" svg:x="12.081cm" svg:y="7.175cm" svg:viewBox="0 0 18 704" draw:points="0,704 18,704 18,0 0,0">
          <text:p/>
        </draw:polygon>
        <draw:polygon draw:style-name="gr4" draw:text-style-name="P5" draw:layer="layout" svg:width="0.017cm" svg:height="0.703cm" svg:x="15.514cm" svg:y="7.175cm" svg:viewBox="0 0 18 704" draw:points="0,704 18,704 18,0 0,0">
          <text:p/>
        </draw:polygon>
        <draw:polygon draw:style-name="gr4" draw:text-style-name="P5" draw:layer="layout" svg:width="0.017cm" svg:height="0.703cm" svg:x="19.121cm" svg:y="7.175cm" svg:viewBox="0 0 18 704" draw:points="0,704 18,704 18,0 0,0">
          <text:p/>
        </draw:polygon>
        <draw:frame draw:style-name="gr3" draw:text-style-name="P4" draw:layer="layout" svg:width="2.385cm" svg:height="0.348cm" svg:x="16.162cm" svg:y="7.524cm">
          <draw:text-box>
            <text:p text:style-name="P1"><text:span text:style-name="T3">metabolites analysis </text:span></text:p>
          </draw:text-box>
        </draw:frame>
        <draw:frame draw:style-name="gr3" draw:text-style-name="P4" draw:layer="layout" svg:width="0.283cm" svg:height="0.348cm" svg:x="3.966cm" svg:y="8.0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577cm" svg:height="0.348cm" svg:x="5.303cm" svg:y="8.07cm">
          <draw:text-box>
            <text:p text:style-name="P1"><text:span text:style-name="T3">MARCHEGAY </text:span></text:p>
          </draw:text-box>
        </draw:frame>
        <draw:frame draw:style-name="gr3" draw:text-style-name="P4" draw:layer="layout" svg:width="0.76cm" svg:height="0.348cm" svg:x="7.585cm" svg:y="8.07cm">
          <draw:text-box>
            <text:p text:style-name="P1"><text:span text:style-name="T3">Gisèle </text:span></text:p>
          </draw:text-box>
        </draw:frame>
        <draw:frame draw:style-name="gr3" draw:text-style-name="P4" draw:layer="layout" svg:width="0.993cm" svg:height="0.348cm" svg:x="10.002cm" svg:y="8.07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1.708cm" svg:height="0.348cm" svg:x="12.737cm" svg:y="7.896cm">
          <draw:text-box>
            <text:p text:style-name="P1"><text:span text:style-name="T3">Microbiologie <text:s/></text:span></text:p>
          </draw:text-box>
        </draw:frame>
        <draw:frame draw:style-name="gr3" draw:text-style-name="P4" draw:layer="layout" svg:width="3.114cm" svg:height="0.348cm" svg:x="15.802cm" svg:y="7.896cm">
          <draw:text-box>
            <text:p text:style-name="P1"><text:span text:style-name="T3">Management of strain and </text:span></text:p>
          </draw:text-box>
        </draw:frame>
        <draw:polygon draw:style-name="gr4" draw:text-style-name="P5" draw:layer="layout" svg:width="0.017cm" svg:height="0.017cm" svg:x="2.831cm" svg:y="7.878cm" svg:viewBox="0 0 18 18" draw:points="0,18 18,18 18,0 0,0">
          <text:p/>
        </draw:polygon>
        <draw:polygon draw:style-name="gr4" draw:text-style-name="P5" draw:layer="layout" svg:width="0.017cm" svg:height="0.017cm" svg:x="5.083cm" svg:y="7.878cm" svg:viewBox="0 0 18 18" draw:points="0,18 18,18 18,0 0,0">
          <text:p/>
        </draw:polygon>
        <draw:polygon draw:style-name="gr4" draw:text-style-name="P5" draw:layer="layout" svg:width="1.913cm" svg:height="0.017cm" svg:x="5.1cm" svg:y="7.878cm" svg:viewBox="0 0 1914 18" draw:points="0,18 1914,18 1914,0 0,0">
          <text:p/>
        </draw:polygon>
        <draw:polygon draw:style-name="gr4" draw:text-style-name="P5" draw:layer="layout" svg:width="0.017cm" svg:height="0.017cm" svg:x="7.013cm" svg:y="7.878cm" svg:viewBox="0 0 18 18" draw:points="0,18 18,18 18,0 0,0">
          <text:p/>
        </draw:polygon>
        <draw:polygon draw:style-name="gr4" draw:text-style-name="P5" draw:layer="layout" svg:width="1.804cm" svg:height="0.017cm" svg:x="7.03cm" svg:y="7.878cm" svg:viewBox="0 0 1805 18" draw:points="0,18 1805,18 1805,0 0,0">
          <text:p/>
        </draw:polygon>
        <draw:polygon draw:style-name="gr4" draw:text-style-name="P5" draw:layer="layout" svg:width="0.017cm" svg:height="0.017cm" svg:x="8.834cm" svg:y="7.878cm" svg:viewBox="0 0 18 18" draw:points="0,18 18,18 18,0 0,0">
          <text:p/>
        </draw:polygon>
        <draw:polygon draw:style-name="gr4" draw:text-style-name="P5" draw:layer="layout" svg:width="3.23cm" svg:height="0.017cm" svg:x="8.851cm" svg:y="7.878cm" svg:viewBox="0 0 3231 18" draw:points="0,18 3231,18 3231,0 0,0">
          <text:p/>
        </draw:polygon>
        <draw:polygon draw:style-name="gr4" draw:text-style-name="P5" draw:layer="layout" svg:width="0.017cm" svg:height="0.017cm" svg:x="12.081cm" svg:y="7.878cm" svg:viewBox="0 0 18 18" draw:points="0,18 18,18 18,0 0,0">
          <text:p/>
        </draw:polygon>
        <draw:polygon draw:style-name="gr4" draw:text-style-name="P5" draw:layer="layout" svg:width="2.845cm" svg:height="0.017cm" svg:x="12.097cm" svg:y="7.878cm" svg:viewBox="0 0 2846 18" draw:points="0,18 2846,18 2846,0 0,0">
          <text:p/>
        </draw:polygon>
        <draw:polygon draw:style-name="gr4" draw:text-style-name="P5" draw:layer="layout" svg:width="0.017cm" svg:height="0.017cm" svg:x="14.942cm" svg:y="7.878cm" svg:viewBox="0 0 18 18" draw:points="0,18 18,18 18,0 0,0">
          <text:p/>
        </draw:polygon>
        <draw:polygon draw:style-name="gr4" draw:text-style-name="P5" draw:layer="layout" svg:width="0.555cm" svg:height="0.017cm" svg:x="14.959cm" svg:y="7.878cm" svg:viewBox="0 0 556 18" draw:points="0,18 556,18 556,0 0,0">
          <text:p/>
        </draw:polygon>
        <draw:polygon draw:style-name="gr4" draw:text-style-name="P5" draw:layer="layout" svg:width="0.017cm" svg:height="0.017cm" svg:x="15.514cm" svg:y="7.878cm" svg:viewBox="0 0 18 18" draw:points="0,18 18,18 18,0 0,0">
          <text:p/>
        </draw:polygon>
        <draw:polygon draw:style-name="gr4" draw:text-style-name="P5" draw:layer="layout" svg:width="3.59cm" svg:height="0.017cm" svg:x="15.531cm" svg:y="7.878cm" svg:viewBox="0 0 3591 18" draw:points="0,18 3591,18 3591,0 0,0">
          <text:p/>
        </draw:polygon>
        <draw:polygon draw:style-name="gr4" draw:text-style-name="P5" draw:layer="layout" svg:width="0.017cm" svg:height="0.017cm" svg:x="19.121cm" svg:y="7.878cm" svg:viewBox="0 0 18 18" draw:points="0,18 18,18 18,0 0,0">
          <text:p/>
        </draw:polygon>
        <draw:polygon draw:style-name="gr4" draw:text-style-name="P5" draw:layer="layout" svg:width="0.017cm" svg:height="0.699cm" svg:x="2.831cm" svg:y="7.895cm" svg:viewBox="0 0 18 700" draw:points="0,700 18,700 18,0 0,0">
          <text:p/>
        </draw:polygon>
        <draw:polygon draw:style-name="gr4" draw:text-style-name="P5" draw:layer="layout" svg:width="0.017cm" svg:height="0.699cm" svg:x="5.083cm" svg:y="7.895cm" svg:viewBox="0 0 18 700" draw:points="0,700 18,700 18,0 0,0">
          <text:p/>
        </draw:polygon>
        <draw:polygon draw:style-name="gr4" draw:text-style-name="P5" draw:layer="layout" svg:width="0.017cm" svg:height="0.699cm" svg:x="7.013cm" svg:y="7.895cm" svg:viewBox="0 0 18 700" draw:points="0,700 18,700 18,0 0,0">
          <text:p/>
        </draw:polygon>
        <draw:polygon draw:style-name="gr4" draw:text-style-name="P5" draw:layer="layout" svg:width="0.017cm" svg:height="0.699cm" svg:x="8.834cm" svg:y="7.895cm" svg:viewBox="0 0 18 700" draw:points="0,700 18,700 18,0 0,0">
          <text:p/>
        </draw:polygon>
        <draw:polygon draw:style-name="gr4" draw:text-style-name="P5" draw:layer="layout" svg:width="0.017cm" svg:height="0.699cm" svg:x="12.081cm" svg:y="7.895cm" svg:viewBox="0 0 18 700" draw:points="0,700 18,700 18,0 0,0">
          <text:p/>
        </draw:polygon>
        <draw:polygon draw:style-name="gr4" draw:text-style-name="P5" draw:layer="layout" svg:width="0.017cm" svg:height="0.699cm" svg:x="15.514cm" svg:y="7.895cm" svg:viewBox="0 0 18 700" draw:points="0,700 18,700 18,0 0,0">
          <text:p/>
        </draw:polygon>
        <draw:polygon draw:style-name="gr4" draw:text-style-name="P5" draw:layer="layout" svg:width="0.017cm" svg:height="0.699cm" svg:x="19.121cm" svg:y="7.895cm" svg:viewBox="0 0 18 700" draw:points="0,700 18,700 18,0 0,0">
          <text:p/>
        </draw:polygon>
        <draw:frame draw:style-name="gr3" draw:text-style-name="P4" draw:layer="layout" svg:width="1.763cm" svg:height="0.348cm" svg:x="16.475cm" svg:y="8.244cm">
          <draw:text-box>
            <text:p text:style-name="P1"><text:span text:style-name="T3">fungal cultures </text:span></text:p>
          </draw:text-box>
        </draw:frame>
        <draw:frame draw:style-name="gr3" draw:text-style-name="P4" draw:layer="layout" svg:width="0.283cm" svg:height="0.348cm" svg:x="5.981cm" svg:y="8.612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86cm" svg:y="8.612cm">
          <draw:text-box>
            <text:p text:style-name="P1"><text:span text:style-name="T3">X </text:span></text:p>
          </draw:text-box>
        </draw:frame>
        <draw:frame draw:style-name="gr3" draw:text-style-name="P4" draw:layer="layout" svg:width="1.695cm" svg:height="0.348cm" svg:x="9.647cm" svg:y="8.612cm">
          <draw:text-box>
            <text:p text:style-name="P1"><text:span text:style-name="T3">Postdoctorant </text:span></text:p>
          </draw:text-box>
        </draw:frame>
        <draw:frame draw:style-name="gr3" draw:text-style-name="P4" draw:layer="layout" svg:width="2.487cm" svg:height="0.348cm" svg:x="9.253cm" svg:y="8.955cm">
          <draw:text-box>
            <text:p text:style-name="P1"><text:span text:style-name="T3"><text:s/></text:span><text:span text:style-name="T3">(shared with partner </text:span></text:p>
          </draw:text-box>
        </draw:frame>
        <draw:frame draw:style-name="gr3" draw:text-style-name="P4" draw:layer="layout" svg:width="0.921cm" svg:height="0.348cm" svg:x="10.041cm" svg:y="9.298cm">
          <draw:text-box>
            <text:p text:style-name="P1"><text:span text:style-name="T3">4/ISPA) </text:span></text:p>
          </draw:text-box>
        </draw:frame>
        <draw:frame draw:style-name="gr3" draw:text-style-name="P4" draw:layer="layout" svg:width="1.268cm" svg:height="0.348cm" svg:x="13cm" svg:y="8.9cm">
          <draw:text-box>
            <text:p text:style-name="P1"><text:span text:style-name="T3">Biochemie </text:span></text:p>
          </draw:text-box>
        </draw:frame>
        <draw:frame draw:style-name="gr3" draw:text-style-name="P4" draw:layer="layout" svg:width="2.771cm" svg:height="0.348cm" svg:x="15.976cm" svg:y="8.612cm">
          <draw:text-box>
            <text:p text:style-name="P1"><text:span text:style-name="T3">Enzymatic and targeted </text:span></text:p>
          </draw:text-box>
        </draw:frame>
        <draw:frame draw:style-name="gr3" draw:text-style-name="P4" draw:layer="layout" svg:width="2.398cm" svg:height="0.348cm" svg:x="16.158cm" svg:y="8.955cm">
          <draw:text-box>
            <text:p text:style-name="P1"><text:span text:style-name="T3">biochemical analysis </text:span></text:p>
          </draw:text-box>
        </draw:frame>
        <draw:polygon draw:style-name="gr4" draw:text-style-name="P5" draw:layer="layout" svg:width="0.017cm" svg:height="0.017cm" svg:x="2.831cm" svg:y="8.594cm" svg:viewBox="0 0 18 18" draw:points="0,18 18,18 18,0 0,0">
          <text:p/>
        </draw:polygon>
        <draw:polygon draw:style-name="gr4" draw:text-style-name="P5" draw:layer="layout" svg:width="0.017cm" svg:height="0.017cm" svg:x="5.083cm" svg:y="8.594cm" svg:viewBox="0 0 18 18" draw:points="0,18 18,18 18,0 0,0">
          <text:p/>
        </draw:polygon>
        <draw:polygon draw:style-name="gr4" draw:text-style-name="P5" draw:layer="layout" svg:width="1.913cm" svg:height="0.017cm" svg:x="5.1cm" svg:y="8.594cm" svg:viewBox="0 0 1914 18" draw:points="0,18 1914,18 1914,0 0,0">
          <text:p/>
        </draw:polygon>
        <draw:polygon draw:style-name="gr4" draw:text-style-name="P5" draw:layer="layout" svg:width="0.017cm" svg:height="0.017cm" svg:x="7.013cm" svg:y="8.594cm" svg:viewBox="0 0 18 18" draw:points="0,18 18,18 18,0 0,0">
          <text:p/>
        </draw:polygon>
        <draw:polygon draw:style-name="gr4" draw:text-style-name="P5" draw:layer="layout" svg:width="1.804cm" svg:height="0.017cm" svg:x="7.03cm" svg:y="8.594cm" svg:viewBox="0 0 1805 18" draw:points="0,18 1805,18 1805,0 0,0">
          <text:p/>
        </draw:polygon>
        <draw:polygon draw:style-name="gr4" draw:text-style-name="P5" draw:layer="layout" svg:width="0.017cm" svg:height="0.017cm" svg:x="8.834cm" svg:y="8.594cm" svg:viewBox="0 0 18 18" draw:points="0,18 18,18 18,0 0,0">
          <text:p/>
        </draw:polygon>
        <draw:polygon draw:style-name="gr4" draw:text-style-name="P5" draw:layer="layout" svg:width="3.23cm" svg:height="0.017cm" svg:x="8.851cm" svg:y="8.594cm" svg:viewBox="0 0 3231 18" draw:points="0,18 3231,18 3231,0 0,0">
          <text:p/>
        </draw:polygon>
        <draw:polygon draw:style-name="gr4" draw:text-style-name="P5" draw:layer="layout" svg:width="0.017cm" svg:height="0.017cm" svg:x="12.081cm" svg:y="8.594cm" svg:viewBox="0 0 18 18" draw:points="0,18 18,18 18,0 0,0">
          <text:p/>
        </draw:polygon>
        <draw:polygon draw:style-name="gr4" draw:text-style-name="P5" draw:layer="layout" svg:width="2.845cm" svg:height="0.017cm" svg:x="12.097cm" svg:y="8.594cm" svg:viewBox="0 0 2846 18" draw:points="0,18 2846,18 2846,0 0,0">
          <text:p/>
        </draw:polygon>
        <draw:polygon draw:style-name="gr4" draw:text-style-name="P5" draw:layer="layout" svg:width="0.017cm" svg:height="0.017cm" svg:x="14.942cm" svg:y="8.594cm" svg:viewBox="0 0 18 18" draw:points="0,18 18,18 18,0 0,0">
          <text:p/>
        </draw:polygon>
        <draw:polygon draw:style-name="gr4" draw:text-style-name="P5" draw:layer="layout" svg:width="0.555cm" svg:height="0.017cm" svg:x="14.959cm" svg:y="8.594cm" svg:viewBox="0 0 556 18" draw:points="0,18 556,18 556,0 0,0">
          <text:p/>
        </draw:polygon>
        <draw:polygon draw:style-name="gr4" draw:text-style-name="P5" draw:layer="layout" svg:width="0.017cm" svg:height="0.017cm" svg:x="15.514cm" svg:y="8.594cm" svg:viewBox="0 0 18 18" draw:points="0,18 18,18 18,0 0,0">
          <text:p/>
        </draw:polygon>
        <draw:polygon draw:style-name="gr4" draw:text-style-name="P5" draw:layer="layout" svg:width="3.59cm" svg:height="0.017cm" svg:x="15.531cm" svg:y="8.594cm" svg:viewBox="0 0 3591 18" draw:points="0,18 3591,18 3591,0 0,0">
          <text:p/>
        </draw:polygon>
        <draw:polygon draw:style-name="gr4" draw:text-style-name="P5" draw:layer="layout" svg:width="0.017cm" svg:height="0.017cm" svg:x="19.121cm" svg:y="8.594cm" svg:viewBox="0 0 18 18" draw:points="0,18 18,18 18,0 0,0">
          <text:p/>
        </draw:polygon>
        <draw:polygon draw:style-name="gr4" draw:text-style-name="P5" draw:layer="layout" svg:width="0.017cm" svg:height="1.037cm" svg:x="2.831cm" svg:y="8.611cm" svg:viewBox="0 0 18 1038" draw:points="0,1038 18,1038 18,0 0,0">
          <text:p/>
        </draw:polygon>
        <draw:polygon draw:style-name="gr4" draw:text-style-name="P5" draw:layer="layout" svg:width="0.017cm" svg:height="1.037cm" svg:x="5.083cm" svg:y="8.611cm" svg:viewBox="0 0 18 1038" draw:points="0,1038 18,1038 18,0 0,0">
          <text:p/>
        </draw:polygon>
        <draw:polygon draw:style-name="gr4" draw:text-style-name="P5" draw:layer="layout" svg:width="0.017cm" svg:height="1.037cm" svg:x="7.013cm" svg:y="8.611cm" svg:viewBox="0 0 18 1038" draw:points="0,1038 18,1038 18,0 0,0">
          <text:p/>
        </draw:polygon>
        <draw:polygon draw:style-name="gr4" draw:text-style-name="P5" draw:layer="layout" svg:width="0.017cm" svg:height="1.037cm" svg:x="8.834cm" svg:y="8.611cm" svg:viewBox="0 0 18 1038" draw:points="0,1038 18,1038 18,0 0,0">
          <text:p/>
        </draw:polygon>
        <draw:polygon draw:style-name="gr4" draw:text-style-name="P5" draw:layer="layout" svg:width="0.017cm" svg:height="1.037cm" svg:x="12.081cm" svg:y="8.611cm" svg:viewBox="0 0 18 1038" draw:points="0,1038 18,1038 18,0 0,0">
          <text:p/>
        </draw:polygon>
        <draw:polygon draw:style-name="gr4" draw:text-style-name="P5" draw:layer="layout" svg:width="0.017cm" svg:height="1.037cm" svg:x="15.514cm" svg:y="8.611cm" svg:viewBox="0 0 18 1038" draw:points="0,1038 18,1038 18,0 0,0">
          <text:p/>
        </draw:polygon>
        <draw:polygon draw:style-name="gr4" draw:text-style-name="P5" draw:layer="layout" svg:width="0.017cm" svg:height="1.037cm" svg:x="19.121cm" svg:y="8.611cm" svg:viewBox="0 0 18 1038" draw:points="0,1038 18,1038 18,0 0,0">
          <text:p/>
        </draw:polygon>
        <draw:frame draw:style-name="gr3" draw:text-style-name="P4" draw:layer="layout" svg:width="1.907cm" svg:height="0.348cm" svg:x="16.437cm" svg:y="9.298cm">
          <draw:text-box>
            <text:p text:style-name="P1"><text:span text:style-name="T3">(wheat kernels) <text:s/></text:span></text:p>
          </draw:text-box>
        </draw:frame>
        <draw:frame draw:style-name="gr3" draw:text-style-name="P4" draw:layer="layout" svg:width="0.283cm" svg:height="0.348cm" svg:x="3.966cm" svg:y="9.8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48cm" svg:x="5.981cm" svg:y="9.84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86cm" svg:y="9.84cm">
          <draw:text-box>
            <text:p text:style-name="P1"><text:span text:style-name="T3">X </text:span></text:p>
          </draw:text-box>
        </draw:frame>
        <draw:frame draw:style-name="gr3" draw:text-style-name="P4" draw:layer="layout" svg:width="2.034cm" svg:height="0.348cm" svg:x="9.477cm" svg:y="9.84cm">
          <draw:text-box>
            <text:p text:style-name="P1"><text:span text:style-name="T3">Master 2 student </text:span></text:p>
          </draw:text-box>
        </draw:frame>
        <draw:polygon draw:style-name="gr4" draw:text-style-name="P5" draw:layer="layout" svg:width="0.017cm" svg:height="0.017cm" svg:x="2.831cm" svg:y="9.648cm" svg:viewBox="0 0 18 18" draw:points="0,18 18,18 18,0 0,0">
          <text:p/>
        </draw:polygon>
        <draw:polygon draw:style-name="gr4" draw:text-style-name="P5" draw:layer="layout" svg:width="0.017cm" svg:height="0.017cm" svg:x="5.083cm" svg:y="9.648cm" svg:viewBox="0 0 18 18" draw:points="0,18 18,18 18,0 0,0">
          <text:p/>
        </draw:polygon>
        <draw:polygon draw:style-name="gr4" draw:text-style-name="P5" draw:layer="layout" svg:width="1.913cm" svg:height="0.017cm" svg:x="5.1cm" svg:y="9.648cm" svg:viewBox="0 0 1914 18" draw:points="0,18 1914,18 1914,0 0,0">
          <text:p/>
        </draw:polygon>
        <draw:polygon draw:style-name="gr4" draw:text-style-name="P5" draw:layer="layout" svg:width="0.017cm" svg:height="0.017cm" svg:x="7.013cm" svg:y="9.648cm" svg:viewBox="0 0 18 18" draw:points="0,18 18,18 18,0 0,0">
          <text:p/>
        </draw:polygon>
        <draw:polygon draw:style-name="gr4" draw:text-style-name="P5" draw:layer="layout" svg:width="1.804cm" svg:height="0.017cm" svg:x="7.03cm" svg:y="9.648cm" svg:viewBox="0 0 1805 18" draw:points="0,18 1805,18 1805,0 0,0">
          <text:p/>
        </draw:polygon>
        <draw:polygon draw:style-name="gr4" draw:text-style-name="P5" draw:layer="layout" svg:width="0.017cm" svg:height="0.017cm" svg:x="8.834cm" svg:y="9.648cm" svg:viewBox="0 0 18 18" draw:points="0,18 18,18 18,0 0,0">
          <text:p/>
        </draw:polygon>
        <draw:polygon draw:style-name="gr4" draw:text-style-name="P5" draw:layer="layout" svg:width="3.23cm" svg:height="0.017cm" svg:x="8.851cm" svg:y="9.648cm" svg:viewBox="0 0 3231 18" draw:points="0,18 3231,18 3231,0 0,0">
          <text:p/>
        </draw:polygon>
        <draw:polygon draw:style-name="gr4" draw:text-style-name="P5" draw:layer="layout" svg:width="0.017cm" svg:height="0.017cm" svg:x="12.081cm" svg:y="9.648cm" svg:viewBox="0 0 18 18" draw:points="0,18 18,18 18,0 0,0">
          <text:p/>
        </draw:polygon>
        <draw:polygon draw:style-name="gr4" draw:text-style-name="P5" draw:layer="layout" svg:width="2.845cm" svg:height="0.017cm" svg:x="12.097cm" svg:y="9.648cm" svg:viewBox="0 0 2846 18" draw:points="0,18 2846,18 2846,0 0,0">
          <text:p/>
        </draw:polygon>
        <draw:polygon draw:style-name="gr4" draw:text-style-name="P5" draw:layer="layout" svg:width="0.017cm" svg:height="0.017cm" svg:x="14.942cm" svg:y="9.648cm" svg:viewBox="0 0 18 18" draw:points="0,18 18,18 18,0 0,0">
          <text:p/>
        </draw:polygon>
        <draw:polygon draw:style-name="gr4" draw:text-style-name="P5" draw:layer="layout" svg:width="0.555cm" svg:height="0.017cm" svg:x="14.959cm" svg:y="9.648cm" svg:viewBox="0 0 556 18" draw:points="0,18 556,18 556,0 0,0">
          <text:p/>
        </draw:polygon>
        <draw:polygon draw:style-name="gr4" draw:text-style-name="P5" draw:layer="layout" svg:width="0.017cm" svg:height="0.017cm" svg:x="15.514cm" svg:y="9.648cm" svg:viewBox="0 0 18 18" draw:points="0,18 18,18 18,0 0,0">
          <text:p/>
        </draw:polygon>
        <draw:polygon draw:style-name="gr4" draw:text-style-name="P5" draw:layer="layout" svg:width="3.59cm" svg:height="0.017cm" svg:x="15.531cm" svg:y="9.648cm" svg:viewBox="0 0 3591 18" draw:points="0,18 3591,18 3591,0 0,0">
          <text:p/>
        </draw:polygon>
        <draw:polygon draw:style-name="gr4" draw:text-style-name="P5" draw:layer="layout" svg:width="0.017cm" svg:height="0.017cm" svg:x="19.121cm" svg:y="9.648cm" svg:viewBox="0 0 18 18" draw:points="0,18 18,18 18,0 0,0">
          <text:p/>
        </draw:polygon>
        <draw:polygon draw:style-name="gr4" draw:text-style-name="P5" draw:layer="layout" svg:width="0.017cm" svg:height="0.698cm" svg:x="2.831cm" svg:y="9.665cm" svg:viewBox="0 0 18 699" draw:points="0,699 18,699 18,0 0,0">
          <text:p/>
        </draw:polygon>
        <draw:polygon draw:style-name="gr4" draw:text-style-name="P5" draw:layer="layout" svg:width="0.017cm" svg:height="0.698cm" svg:x="5.083cm" svg:y="9.665cm" svg:viewBox="0 0 18 699" draw:points="0,699 18,699 18,0 0,0">
          <text:p/>
        </draw:polygon>
        <draw:polygon draw:style-name="gr4" draw:text-style-name="P5" draw:layer="layout" svg:width="0.017cm" svg:height="0.698cm" svg:x="7.013cm" svg:y="9.665cm" svg:viewBox="0 0 18 699" draw:points="0,699 18,699 18,0 0,0">
          <text:p/>
        </draw:polygon>
        <draw:polygon draw:style-name="gr4" draw:text-style-name="P5" draw:layer="layout" svg:width="0.017cm" svg:height="0.698cm" svg:x="8.834cm" svg:y="9.665cm" svg:viewBox="0 0 18 699" draw:points="0,699 18,699 18,0 0,0">
          <text:p/>
        </draw:polygon>
        <draw:polygon draw:style-name="gr4" draw:text-style-name="P5" draw:layer="layout" svg:width="0.017cm" svg:height="0.698cm" svg:x="12.081cm" svg:y="9.665cm" svg:viewBox="0 0 18 699" draw:points="0,699 18,699 18,0 0,0">
          <text:p/>
        </draw:polygon>
        <draw:polygon draw:style-name="gr4" draw:text-style-name="P5" draw:layer="layout" svg:width="0.017cm" svg:height="0.698cm" svg:x="15.514cm" svg:y="9.665cm" svg:viewBox="0 0 18 699" draw:points="0,699 18,699 18,0 0,0">
          <text:p/>
        </draw:polygon>
        <draw:polygon draw:style-name="gr4" draw:text-style-name="P5" draw:layer="layout" svg:width="0.017cm" svg:height="0.698cm" svg:x="19.121cm" svg:y="9.665cm" svg:viewBox="0 0 18 699" draw:points="0,699 18,699 18,0 0,0">
          <text:p/>
        </draw:polygon>
        <draw:polygon draw:style-name="gr5" draw:text-style-name="P6" draw:layer="layout" svg:width="16.269cm" svg:height="0.394cm" svg:x="2.852cm" svg:y="10.38cm" svg:viewBox="0 0 16270 395" draw:points="0,395 16270,395 16270,0 0,0">
          <text:p/>
        </draw:polygon>
        <draw:polygon draw:style-name="gr5" draw:text-style-name="P6" draw:layer="layout" svg:width="16.218cm" svg:height="0.343cm" svg:x="2.877cm" svg:y="10.405cm" svg:viewBox="0 0 16219 344" draw:points="0,344 16219,344 16219,0 0,0">
          <text:p/>
        </draw:polygon>
        <draw:frame draw:style-name="gr3" draw:text-style-name="P4" draw:layer="layout" svg:width="2.085cm" svg:height="0.348cm" svg:x="16.314cm" svg:y="9.84cm">
          <draw:text-box>
            <text:p text:style-name="P1"><text:span text:style-name="T3">Fungal Cd toxicity</text:span><text:span text:style-name="T5"> </text:span></text:p>
          </draw:text-box>
        </draw:frame>
        <draw:polygon draw:style-name="gr4" draw:text-style-name="P5" draw:layer="layout" svg:width="0.017cm" svg:height="0.017cm" svg:x="2.831cm" svg:y="10.363cm" svg:viewBox="0 0 18 18" draw:points="0,18 18,18 18,0 0,0">
          <text:p/>
        </draw:polygon>
        <draw:polygon draw:style-name="gr4" draw:text-style-name="P5" draw:layer="layout" svg:width="2.235cm" svg:height="0.017cm" svg:x="2.848cm" svg:y="10.363cm" svg:viewBox="0 0 2236 18" draw:points="0,18 2236,18 2236,0 0,0">
          <text:p/>
        </draw:polygon>
        <draw:polygon draw:style-name="gr4" draw:text-style-name="P5" draw:layer="layout" svg:width="0.017cm" svg:height="0.017cm" svg:x="5.083cm" svg:y="10.363cm" svg:viewBox="0 0 18 18" draw:points="0,18 18,18 18,0 0,0">
          <text:p/>
        </draw:polygon>
        <draw:polygon draw:style-name="gr4" draw:text-style-name="P5" draw:layer="layout" svg:width="1.913cm" svg:height="0.017cm" svg:x="5.1cm" svg:y="10.363cm" svg:viewBox="0 0 1914 18" draw:points="0,18 1914,18 1914,0 0,0">
          <text:p/>
        </draw:polygon>
        <draw:polygon draw:style-name="gr4" draw:text-style-name="P5" draw:layer="layout" svg:width="0.017cm" svg:height="0.017cm" svg:x="7.013cm" svg:y="10.363cm" svg:viewBox="0 0 18 18" draw:points="0,18 18,18 18,0 0,0">
          <text:p/>
        </draw:polygon>
        <draw:polygon draw:style-name="gr4" draw:text-style-name="P5" draw:layer="layout" svg:width="1.804cm" svg:height="0.017cm" svg:x="7.03cm" svg:y="10.363cm" svg:viewBox="0 0 1805 18" draw:points="0,18 1805,18 1805,0 0,0">
          <text:p/>
        </draw:polygon>
        <draw:polygon draw:style-name="gr4" draw:text-style-name="P5" draw:layer="layout" svg:width="0.017cm" svg:height="0.017cm" svg:x="8.834cm" svg:y="10.363cm" svg:viewBox="0 0 18 18" draw:points="0,18 18,18 18,0 0,0">
          <text:p/>
        </draw:polygon>
        <draw:polygon draw:style-name="gr4" draw:text-style-name="P5" draw:layer="layout" svg:width="3.23cm" svg:height="0.017cm" svg:x="8.851cm" svg:y="10.363cm" svg:viewBox="0 0 3231 18" draw:points="0,18 3231,18 3231,0 0,0">
          <text:p/>
        </draw:polygon>
        <draw:polygon draw:style-name="gr4" draw:text-style-name="P5" draw:layer="layout" svg:width="0.017cm" svg:height="0.017cm" svg:x="12.081cm" svg:y="10.363cm" svg:viewBox="0 0 18 18" draw:points="0,18 18,18 18,0 0,0">
          <text:p/>
        </draw:polygon>
        <draw:polygon draw:style-name="gr4" draw:text-style-name="P5" draw:layer="layout" svg:width="2.845cm" svg:height="0.017cm" svg:x="12.097cm" svg:y="10.363cm" svg:viewBox="0 0 2846 18" draw:points="0,18 2846,18 2846,0 0,0">
          <text:p/>
        </draw:polygon>
        <draw:polygon draw:style-name="gr4" draw:text-style-name="P5" draw:layer="layout" svg:width="0.017cm" svg:height="0.017cm" svg:x="14.942cm" svg:y="10.363cm" svg:viewBox="0 0 18 18" draw:points="0,18 18,18 18,0 0,0">
          <text:p/>
        </draw:polygon>
        <draw:polygon draw:style-name="gr4" draw:text-style-name="P5" draw:layer="layout" svg:width="0.555cm" svg:height="0.017cm" svg:x="14.959cm" svg:y="10.363cm" svg:viewBox="0 0 556 18" draw:points="0,18 556,18 556,0 0,0">
          <text:p/>
        </draw:polygon>
        <draw:polygon draw:style-name="gr4" draw:text-style-name="P5" draw:layer="layout" svg:width="0.017cm" svg:height="0.017cm" svg:x="15.514cm" svg:y="10.363cm" svg:viewBox="0 0 18 18" draw:points="0,18 18,18 18,0 0,0">
          <text:p/>
        </draw:polygon>
        <draw:polygon draw:style-name="gr4" draw:text-style-name="P5" draw:layer="layout" svg:width="3.59cm" svg:height="0.017cm" svg:x="15.531cm" svg:y="10.363cm" svg:viewBox="0 0 3591 18" draw:points="0,18 3591,18 3591,0 0,0">
          <text:p/>
        </draw:polygon>
        <draw:polygon draw:style-name="gr4" draw:text-style-name="P5" draw:layer="layout" svg:width="0.017cm" svg:height="0.017cm" svg:x="19.121cm" svg:y="10.363cm" svg:viewBox="0 0 18 18" draw:points="0,18 18,18 18,0 0,0">
          <text:p/>
        </draw:polygon>
        <draw:polygon draw:style-name="gr4" draw:text-style-name="P5" draw:layer="layout" svg:width="0.017cm" svg:height="0.394cm" svg:x="2.831cm" svg:y="10.38cm" svg:viewBox="0 0 18 395" draw:points="0,395 18,395 18,0 0,0">
          <text:p/>
        </draw:polygon>
        <draw:polygon draw:style-name="gr4" draw:text-style-name="P5" draw:layer="layout" svg:width="0.017cm" svg:height="0.394cm" svg:x="19.121cm" svg:y="10.38cm" svg:viewBox="0 0 18 395" draw:points="0,395 18,395 18,0 0,0">
          <text:p/>
        </draw:polygon>
        <draw:frame draw:style-name="gr3" draw:text-style-name="P4" draw:layer="layout" svg:width="2.022cm" svg:height="0.348cm" svg:x="2.878cm" svg:y="10.403cm">
          <draw:text-box>
            <text:p text:style-name="P1"><text:span text:style-name="T4"><text:s text:c="3"/></text:span><text:span text:style-name="T4">UMR TOXALIM</text:span><text:span text:style-name="T3"> </text:span></text:p>
          </draw:text-box>
        </draw:frame>
        <draw:frame draw:style-name="gr3" draw:text-style-name="P4" draw:layer="layout" svg:width="1.094cm" svg:height="0.348cm" svg:x="5.545cm" svg:y="10.966cm">
          <draw:text-box>
            <text:p text:style-name="P1"><text:span text:style-name="T3">OSWALD </text:span></text:p>
          </draw:text-box>
        </draw:frame>
        <draw:frame draw:style-name="gr3" draw:text-style-name="P4" draw:layer="layout" svg:width="0.938cm" svg:height="0.348cm" svg:x="7.496cm" svg:y="10.966cm">
          <draw:text-box>
            <text:p text:style-name="P1"><text:span text:style-name="T3">Isabelle </text:span></text:p>
          </draw:text-box>
        </draw:frame>
        <draw:frame draw:style-name="gr3" draw:text-style-name="P4" draw:layer="layout" svg:width="0.599cm" svg:height="0.348cm" svg:x="10.231cm" svg:y="10.792cm">
          <draw:text-box>
            <text:p text:style-name="P1"><text:span text:style-name="T3">DR1 <text:s/></text:span></text:p>
          </draw:text-box>
        </draw:frame>
        <draw:frame draw:style-name="gr3" draw:text-style-name="P4" draw:layer="layout" svg:width="2.923cm" svg:height="0.348cm" svg:x="9.029cm" svg:y="11.139cm">
          <draw:text-box>
            <text:p text:style-name="P1"><text:span text:style-name="T3">Senior Research Scientist </text:span></text:p>
          </draw:text-box>
        </draw:frame>
        <draw:frame draw:style-name="gr3" draw:text-style-name="P4" draw:layer="layout" svg:width="1.357cm" svg:height="0.348cm" svg:x="12.915cm" svg:y="10.966cm">
          <draw:text-box>
            <text:p text:style-name="P1"><text:span text:style-name="T3">Toxicologie </text:span></text:p>
          </draw:text-box>
        </draw:frame>
        <draw:polygon draw:style-name="gr4" draw:text-style-name="P5" draw:layer="layout" svg:width="0.017cm" svg:height="0.017cm" svg:x="2.831cm" svg:y="10.774cm" svg:viewBox="0 0 18 18" draw:points="0,18 18,18 18,0 0,0">
          <text:p/>
        </draw:polygon>
        <draw:polygon draw:style-name="gr4" draw:text-style-name="P5" draw:layer="layout" svg:width="2.235cm" svg:height="0.017cm" svg:x="2.848cm" svg:y="10.774cm" svg:viewBox="0 0 2236 18" draw:points="0,18 2236,18 2236,0 0,0">
          <text:p/>
        </draw:polygon>
        <draw:polygon draw:style-name="gr4" draw:text-style-name="P5" draw:layer="layout" svg:width="0.017cm" svg:height="0.017cm" svg:x="5.083cm" svg:y="10.774cm" svg:viewBox="0 0 18 18" draw:points="0,18 18,18 18,0 0,0">
          <text:p/>
        </draw:polygon>
        <draw:polygon draw:style-name="gr4" draw:text-style-name="P5" draw:layer="layout" svg:width="1.913cm" svg:height="0.017cm" svg:x="5.1cm" svg:y="10.774cm" svg:viewBox="0 0 1914 18" draw:points="0,18 1914,18 1914,0 0,0">
          <text:p/>
        </draw:polygon>
        <draw:polygon draw:style-name="gr4" draw:text-style-name="P5" draw:layer="layout" svg:width="0.017cm" svg:height="0.017cm" svg:x="7.013cm" svg:y="10.774cm" svg:viewBox="0 0 18 18" draw:points="0,18 18,18 18,0 0,0">
          <text:p/>
        </draw:polygon>
        <draw:polygon draw:style-name="gr4" draw:text-style-name="P5" draw:layer="layout" svg:width="1.804cm" svg:height="0.017cm" svg:x="7.03cm" svg:y="10.774cm" svg:viewBox="0 0 1805 18" draw:points="0,18 1805,18 1805,0 0,0">
          <text:p/>
        </draw:polygon>
        <draw:polygon draw:style-name="gr4" draw:text-style-name="P5" draw:layer="layout" svg:width="0.017cm" svg:height="0.017cm" svg:x="8.834cm" svg:y="10.774cm" svg:viewBox="0 0 18 18" draw:points="0,18 18,18 18,0 0,0">
          <text:p/>
        </draw:polygon>
        <draw:polygon draw:style-name="gr4" draw:text-style-name="P5" draw:layer="layout" svg:width="3.23cm" svg:height="0.017cm" svg:x="8.851cm" svg:y="10.774cm" svg:viewBox="0 0 3231 18" draw:points="0,18 3231,18 3231,0 0,0">
          <text:p/>
        </draw:polygon>
        <draw:polygon draw:style-name="gr4" draw:text-style-name="P5" draw:layer="layout" svg:width="0.017cm" svg:height="0.017cm" svg:x="12.081cm" svg:y="10.774cm" svg:viewBox="0 0 18 18" draw:points="0,18 18,18 18,0 0,0">
          <text:p/>
        </draw:polygon>
        <draw:polygon draw:style-name="gr4" draw:text-style-name="P5" draw:layer="layout" svg:width="2.845cm" svg:height="0.017cm" svg:x="12.097cm" svg:y="10.774cm" svg:viewBox="0 0 2846 18" draw:points="0,18 2846,18 2846,0 0,0">
          <text:p/>
        </draw:polygon>
        <draw:polygon draw:style-name="gr4" draw:text-style-name="P5" draw:layer="layout" svg:width="0.017cm" svg:height="0.017cm" svg:x="14.942cm" svg:y="10.774cm" svg:viewBox="0 0 18 18" draw:points="0,18 18,18 18,0 0,0">
          <text:p/>
        </draw:polygon>
        <draw:polygon draw:style-name="gr4" draw:text-style-name="P5" draw:layer="layout" svg:width="0.555cm" svg:height="0.017cm" svg:x="14.959cm" svg:y="10.774cm" svg:viewBox="0 0 556 18" draw:points="0,18 556,18 556,0 0,0">
          <text:p/>
        </draw:polygon>
        <draw:polygon draw:style-name="gr4" draw:text-style-name="P5" draw:layer="layout" svg:width="0.017cm" svg:height="0.017cm" svg:x="15.514cm" svg:y="10.774cm" svg:viewBox="0 0 18 18" draw:points="0,18 18,18 18,0 0,0">
          <text:p/>
        </draw:polygon>
        <draw:polygon draw:style-name="gr4" draw:text-style-name="P5" draw:layer="layout" svg:width="3.59cm" svg:height="0.017cm" svg:x="15.531cm" svg:y="10.774cm" svg:viewBox="0 0 3591 18" draw:points="0,18 3591,18 3591,0 0,0">
          <text:p/>
        </draw:polygon>
        <draw:polygon draw:style-name="gr4" draw:text-style-name="P5" draw:layer="layout" svg:width="0.017cm" svg:height="0.017cm" svg:x="19.121cm" svg:y="10.774cm" svg:viewBox="0 0 18 18" draw:points="0,18 18,18 18,0 0,0">
          <text:p/>
        </draw:polygon>
        <draw:polygon draw:style-name="gr4" draw:text-style-name="P5" draw:layer="layout" svg:width="0.017cm" svg:height="0.702cm" svg:x="2.831cm" svg:y="10.791cm" svg:viewBox="0 0 18 703" draw:points="0,703 18,703 18,0 0,0">
          <text:p/>
        </draw:polygon>
        <draw:polygon draw:style-name="gr4" draw:text-style-name="P5" draw:layer="layout" svg:width="0.017cm" svg:height="0.702cm" svg:x="5.083cm" svg:y="10.791cm" svg:viewBox="0 0 18 703" draw:points="0,703 18,703 18,0 0,0">
          <text:p/>
        </draw:polygon>
        <draw:polygon draw:style-name="gr4" draw:text-style-name="P5" draw:layer="layout" svg:width="0.017cm" svg:height="0.702cm" svg:x="7.013cm" svg:y="10.791cm" svg:viewBox="0 0 18 703" draw:points="0,703 18,703 18,0 0,0">
          <text:p/>
        </draw:polygon>
        <draw:polygon draw:style-name="gr4" draw:text-style-name="P5" draw:layer="layout" svg:width="0.017cm" svg:height="0.702cm" svg:x="8.834cm" svg:y="10.791cm" svg:viewBox="0 0 18 703" draw:points="0,703 18,703 18,0 0,0">
          <text:p/>
        </draw:polygon>
        <draw:polygon draw:style-name="gr4" draw:text-style-name="P5" draw:layer="layout" svg:width="0.017cm" svg:height="0.702cm" svg:x="12.081cm" svg:y="10.791cm" svg:viewBox="0 0 18 703" draw:points="0,703 18,703 18,0 0,0">
          <text:p/>
        </draw:polygon>
        <draw:polygon draw:style-name="gr4" draw:text-style-name="P5" draw:layer="layout" svg:width="0.017cm" svg:height="0.702cm" svg:x="15.514cm" svg:y="10.791cm" svg:viewBox="0 0 18 703" draw:points="0,703 18,703 18,0 0,0">
          <text:p/>
        </draw:polygon>
        <draw:polygon draw:style-name="gr4" draw:text-style-name="P5" draw:layer="layout" svg:width="0.017cm" svg:height="0.702cm" svg:x="19.121cm" svg:y="10.791cm" svg:viewBox="0 0 18 703" draw:points="0,703 18,703 18,0 0,0">
          <text:p/>
        </draw:polygon>
        <draw:frame draw:style-name="gr3" draw:text-style-name="P4" draw:layer="layout" svg:width="2.296cm" svg:height="0.348cm" svg:x="16.209cm" svg:y="10.966cm">
          <draw:text-box>
            <text:p text:style-name="P1"><text:span text:style-name="T3">Coordination task 3 </text:span></text:p>
          </draw:text-box>
        </draw:frame>
        <draw:frame draw:style-name="gr3" draw:text-style-name="P4" draw:layer="layout" svg:width="0.976cm" svg:height="0.348cm" svg:x="5.604cm" svg:y="11.685cm">
          <draw:text-box>
            <text:p text:style-name="P1"><text:span text:style-name="T3">PINTON </text:span></text:p>
          </draw:text-box>
        </draw:frame>
        <draw:frame draw:style-name="gr3" draw:text-style-name="P4" draw:layer="layout" svg:width="1.052cm" svg:height="0.348cm" svg:x="7.437cm" svg:y="11.685cm">
          <draw:text-box>
            <text:p text:style-name="P1"><text:span text:style-name="T3">Phillippe </text:span></text:p>
          </draw:text-box>
        </draw:frame>
        <draw:frame draw:style-name="gr3" draw:text-style-name="P4" draw:layer="layout" svg:width="0.421cm" svg:height="0.348cm" svg:x="10.29cm" svg:y="11.512cm">
          <draw:text-box>
            <text:p text:style-name="P1"><text:span text:style-name="T3">IE2 </text:span></text:p>
          </draw:text-box>
        </draw:frame>
        <draw:frame draw:style-name="gr3" draw:text-style-name="P4" draw:layer="layout" svg:width="1.077cm" svg:height="0.348cm" svg:x="9.956cm" svg:y="11.855cm">
          <draw:text-box>
            <text:p text:style-name="P1"><text:span text:style-name="T3">engineer </text:span></text:p>
          </draw:text-box>
        </draw:frame>
        <draw:frame draw:style-name="gr3" draw:text-style-name="P4" draw:layer="layout" svg:width="1.357cm" svg:height="0.348cm" svg:x="12.915cm" svg:y="11.685cm">
          <draw:text-box>
            <text:p text:style-name="P1"><text:span text:style-name="T3">Toxicologie </text:span></text:p>
          </draw:text-box>
        </draw:frame>
        <draw:frame draw:style-name="gr3" draw:text-style-name="P4" draw:layer="layout" svg:width="3.291cm" svg:height="0.348cm" svg:x="15.713cm" svg:y="11.512cm">
          <draw:text-box>
            <text:p text:style-name="P1"><text:span text:style-name="T3">Effect of DON and Cd on the </text:span></text:p>
          </draw:text-box>
        </draw:frame>
        <draw:polygon draw:style-name="gr4" draw:text-style-name="P5" draw:layer="layout" svg:width="0.017cm" svg:height="0.018cm" svg:x="2.831cm" svg:y="11.493cm" svg:viewBox="0 0 18 19" draw:points="0,19 18,19 18,0 0,0">
          <text:p/>
        </draw:polygon>
        <draw:polygon draw:style-name="gr4" draw:text-style-name="P5" draw:layer="layout" svg:width="0.017cm" svg:height="0.018cm" svg:x="5.083cm" svg:y="11.493cm" svg:viewBox="0 0 18 19" draw:points="0,19 18,19 18,0 0,0">
          <text:p/>
        </draw:polygon>
        <draw:polygon draw:style-name="gr4" draw:text-style-name="P5" draw:layer="layout" svg:width="1.913cm" svg:height="0.018cm" svg:x="5.1cm" svg:y="11.493cm" svg:viewBox="0 0 1914 19" draw:points="0,19 1914,19 1914,0 0,0">
          <text:p/>
        </draw:polygon>
        <draw:polygon draw:style-name="gr4" draw:text-style-name="P5" draw:layer="layout" svg:width="0.017cm" svg:height="0.018cm" svg:x="7.013cm" svg:y="11.493cm" svg:viewBox="0 0 18 19" draw:points="0,19 18,19 18,0 0,0">
          <text:p/>
        </draw:polygon>
        <draw:polygon draw:style-name="gr4" draw:text-style-name="P5" draw:layer="layout" svg:width="1.804cm" svg:height="0.018cm" svg:x="7.03cm" svg:y="11.493cm" svg:viewBox="0 0 1805 19" draw:points="0,19 1805,19 1805,0 0,0">
          <text:p/>
        </draw:polygon>
        <draw:polygon draw:style-name="gr4" draw:text-style-name="P5" draw:layer="layout" svg:width="0.017cm" svg:height="0.018cm" svg:x="8.834cm" svg:y="11.493cm" svg:viewBox="0 0 18 19" draw:points="0,19 18,19 18,0 0,0">
          <text:p/>
        </draw:polygon>
        <draw:polygon draw:style-name="gr4" draw:text-style-name="P5" draw:layer="layout" svg:width="3.23cm" svg:height="0.018cm" svg:x="8.851cm" svg:y="11.493cm" svg:viewBox="0 0 3231 19" draw:points="0,19 3231,19 3231,0 0,0">
          <text:p/>
        </draw:polygon>
        <draw:polygon draw:style-name="gr4" draw:text-style-name="P5" draw:layer="layout" svg:width="0.017cm" svg:height="0.018cm" svg:x="12.081cm" svg:y="11.493cm" svg:viewBox="0 0 18 19" draw:points="0,19 18,19 18,0 0,0">
          <text:p/>
        </draw:polygon>
        <draw:polygon draw:style-name="gr4" draw:text-style-name="P5" draw:layer="layout" svg:width="2.845cm" svg:height="0.018cm" svg:x="12.097cm" svg:y="11.493cm" svg:viewBox="0 0 2846 19" draw:points="0,19 2846,19 2846,0 0,0">
          <text:p/>
        </draw:polygon>
        <draw:polygon draw:style-name="gr4" draw:text-style-name="P5" draw:layer="layout" svg:width="0.017cm" svg:height="0.018cm" svg:x="14.942cm" svg:y="11.493cm" svg:viewBox="0 0 18 19" draw:points="0,19 18,19 18,0 0,0">
          <text:p/>
        </draw:polygon>
        <draw:polygon draw:style-name="gr4" draw:text-style-name="P5" draw:layer="layout" svg:width="0.555cm" svg:height="0.018cm" svg:x="14.959cm" svg:y="11.493cm" svg:viewBox="0 0 556 19" draw:points="0,19 556,19 556,0 0,0">
          <text:p/>
        </draw:polygon>
        <draw:polygon draw:style-name="gr4" draw:text-style-name="P5" draw:layer="layout" svg:width="0.017cm" svg:height="0.018cm" svg:x="15.514cm" svg:y="11.493cm" svg:viewBox="0 0 18 19" draw:points="0,19 18,19 18,0 0,0">
          <text:p/>
        </draw:polygon>
        <draw:polygon draw:style-name="gr4" draw:text-style-name="P5" draw:layer="layout" svg:width="3.59cm" svg:height="0.018cm" svg:x="15.531cm" svg:y="11.493cm" svg:viewBox="0 0 3591 19" draw:points="0,19 3591,19 3591,0 0,0">
          <text:p/>
        </draw:polygon>
        <draw:polygon draw:style-name="gr4" draw:text-style-name="P5" draw:layer="layout" svg:width="0.017cm" svg:height="0.018cm" svg:x="19.121cm" svg:y="11.493cm" svg:viewBox="0 0 18 19" draw:points="0,19 18,19 18,0 0,0">
          <text:p/>
        </draw:polygon>
        <draw:polygon draw:style-name="gr4" draw:text-style-name="P5" draw:layer="layout" svg:width="0.017cm" svg:height="0.699cm" svg:x="2.831cm" svg:y="11.51cm" svg:viewBox="0 0 18 700" draw:points="0,700 18,700 18,0 0,0">
          <text:p/>
        </draw:polygon>
        <draw:polygon draw:style-name="gr4" draw:text-style-name="P5" draw:layer="layout" svg:width="0.017cm" svg:height="0.699cm" svg:x="5.083cm" svg:y="11.51cm" svg:viewBox="0 0 18 700" draw:points="0,700 18,700 18,0 0,0">
          <text:p/>
        </draw:polygon>
        <draw:polygon draw:style-name="gr4" draw:text-style-name="P5" draw:layer="layout" svg:width="0.017cm" svg:height="0.699cm" svg:x="7.013cm" svg:y="11.51cm" svg:viewBox="0 0 18 700" draw:points="0,700 18,700 18,0 0,0">
          <text:p/>
        </draw:polygon>
        <draw:polygon draw:style-name="gr4" draw:text-style-name="P5" draw:layer="layout" svg:width="0.017cm" svg:height="0.699cm" svg:x="8.834cm" svg:y="11.51cm" svg:viewBox="0 0 18 700" draw:points="0,700 18,700 18,0 0,0">
          <text:p/>
        </draw:polygon>
        <draw:polygon draw:style-name="gr4" draw:text-style-name="P5" draw:layer="layout" svg:width="0.017cm" svg:height="0.699cm" svg:x="12.081cm" svg:y="11.51cm" svg:viewBox="0 0 18 700" draw:points="0,700 18,700 18,0 0,0">
          <text:p/>
        </draw:polygon>
        <draw:polygon draw:style-name="gr4" draw:text-style-name="P5" draw:layer="layout" svg:width="0.017cm" svg:height="0.699cm" svg:x="15.514cm" svg:y="11.51cm" svg:viewBox="0 0 18 700" draw:points="0,700 18,700 18,0 0,0">
          <text:p/>
        </draw:polygon>
        <draw:polygon draw:style-name="gr4" draw:text-style-name="P5" draw:layer="layout" svg:width="0.017cm" svg:height="0.699cm" svg:x="19.121cm" svg:y="11.51cm" svg:viewBox="0 0 18 700" draw:points="0,700 18,700 18,0 0,0">
          <text:p/>
        </draw:polygon>
        <draw:frame draw:style-name="gr3" draw:text-style-name="P4" draw:layer="layout" svg:width="1.065cm" svg:height="0.348cm" svg:x="16.822cm" svg:y="11.855cm">
          <draw:text-box>
            <text:p text:style-name="P1"><text:span text:style-name="T3">intestine </text:span></text:p>
          </draw:text-box>
        </draw:frame>
        <draw:frame draw:style-name="gr3" draw:text-style-name="P4" draw:layer="layout" svg:width="0.283cm" svg:height="0.348cm" svg:x="3.966cm" svg:y="12.401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103cm" svg:height="0.348cm" svg:x="5.545cm" svg:y="12.401cm">
          <draw:text-box>
            <text:p text:style-name="P1"><text:span text:style-name="T3">LAFFITTE </text:span></text:p>
          </draw:text-box>
        </draw:frame>
        <draw:frame draw:style-name="gr3" draw:text-style-name="P4" draw:layer="layout" svg:width="0.709cm" svg:height="0.348cm" svg:x="7.611cm" svg:y="12.401cm">
          <draw:text-box>
            <text:p text:style-name="P1"><text:span text:style-name="T3">Joelle </text:span></text:p>
          </draw:text-box>
        </draw:frame>
        <draw:frame draw:style-name="gr3" draw:text-style-name="P4" draw:layer="layout" svg:width="0.993cm" svg:height="0.348cm" svg:x="10.003cm" svg:y="12.401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2.06cm" svg:height="0.348cm" svg:x="12.746cm" svg:y="12.231cm">
          <draw:text-box>
            <text:p text:style-name="P1"><text:span text:style-name="T3"><text:s/></text:span><text:span text:style-name="T3">culture cellule &amp; <text:s/></text:span></text:p>
          </draw:text-box>
        </draw:frame>
        <draw:polygon draw:style-name="gr4" draw:text-style-name="P5" draw:layer="layout" svg:width="0.017cm" svg:height="0.017cm" svg:x="2.831cm" svg:y="12.209cm" svg:viewBox="0 0 18 18" draw:points="0,18 18,18 18,0 0,0">
          <text:p/>
        </draw:polygon>
        <draw:polygon draw:style-name="gr4" draw:text-style-name="P5" draw:layer="layout" svg:width="0.017cm" svg:height="0.017cm" svg:x="5.083cm" svg:y="12.209cm" svg:viewBox="0 0 18 18" draw:points="0,18 18,18 18,0 0,0">
          <text:p/>
        </draw:polygon>
        <draw:polygon draw:style-name="gr4" draw:text-style-name="P5" draw:layer="layout" svg:width="1.913cm" svg:height="0.017cm" svg:x="5.1cm" svg:y="12.209cm" svg:viewBox="0 0 1914 18" draw:points="0,18 1914,18 1914,0 0,0">
          <text:p/>
        </draw:polygon>
        <draw:polygon draw:style-name="gr4" draw:text-style-name="P5" draw:layer="layout" svg:width="0.017cm" svg:height="0.017cm" svg:x="7.013cm" svg:y="12.209cm" svg:viewBox="0 0 18 18" draw:points="0,18 18,18 18,0 0,0">
          <text:p/>
        </draw:polygon>
        <draw:polygon draw:style-name="gr4" draw:text-style-name="P5" draw:layer="layout" svg:width="1.804cm" svg:height="0.017cm" svg:x="7.03cm" svg:y="12.209cm" svg:viewBox="0 0 1805 18" draw:points="0,18 1805,18 1805,0 0,0">
          <text:p/>
        </draw:polygon>
        <draw:polygon draw:style-name="gr4" draw:text-style-name="P5" draw:layer="layout" svg:width="0.017cm" svg:height="0.017cm" svg:x="8.834cm" svg:y="12.209cm" svg:viewBox="0 0 18 18" draw:points="0,18 18,18 18,0 0,0">
          <text:p/>
        </draw:polygon>
        <draw:polygon draw:style-name="gr4" draw:text-style-name="P5" draw:layer="layout" svg:width="3.23cm" svg:height="0.017cm" svg:x="8.851cm" svg:y="12.209cm" svg:viewBox="0 0 3231 18" draw:points="0,18 3231,18 3231,0 0,0">
          <text:p/>
        </draw:polygon>
        <draw:polygon draw:style-name="gr4" draw:text-style-name="P5" draw:layer="layout" svg:width="0.017cm" svg:height="0.017cm" svg:x="12.081cm" svg:y="12.209cm" svg:viewBox="0 0 18 18" draw:points="0,18 18,18 18,0 0,0">
          <text:p/>
        </draw:polygon>
        <draw:polygon draw:style-name="gr4" draw:text-style-name="P5" draw:layer="layout" svg:width="2.845cm" svg:height="0.017cm" svg:x="12.097cm" svg:y="12.209cm" svg:viewBox="0 0 2846 18" draw:points="0,18 2846,18 2846,0 0,0">
          <text:p/>
        </draw:polygon>
        <draw:polygon draw:style-name="gr4" draw:text-style-name="P5" draw:layer="layout" svg:width="0.017cm" svg:height="0.017cm" svg:x="14.942cm" svg:y="12.209cm" svg:viewBox="0 0 18 18" draw:points="0,18 18,18 18,0 0,0">
          <text:p/>
        </draw:polygon>
        <draw:polygon draw:style-name="gr4" draw:text-style-name="P5" draw:layer="layout" svg:width="0.555cm" svg:height="0.017cm" svg:x="14.959cm" svg:y="12.209cm" svg:viewBox="0 0 556 18" draw:points="0,18 556,18 556,0 0,0">
          <text:p/>
        </draw:polygon>
        <draw:polygon draw:style-name="gr4" draw:text-style-name="P5" draw:layer="layout" svg:width="0.017cm" svg:height="0.017cm" svg:x="15.514cm" svg:y="12.209cm" svg:viewBox="0 0 18 18" draw:points="0,18 18,18 18,0 0,0">
          <text:p/>
        </draw:polygon>
        <draw:polygon draw:style-name="gr4" draw:text-style-name="P5" draw:layer="layout" svg:width="3.59cm" svg:height="0.017cm" svg:x="15.531cm" svg:y="12.209cm" svg:viewBox="0 0 3591 18" draw:points="0,18 3591,18 3591,0 0,0">
          <text:p/>
        </draw:polygon>
        <draw:polygon draw:style-name="gr4" draw:text-style-name="P5" draw:layer="layout" svg:width="0.017cm" svg:height="0.017cm" svg:x="19.121cm" svg:y="12.209cm" svg:viewBox="0 0 18 18" draw:points="0,18 18,18 18,0 0,0">
          <text:p/>
        </draw:polygon>
        <draw:polygon draw:style-name="gr4" draw:text-style-name="P5" draw:layer="layout" svg:width="0.017cm" svg:height="0.703cm" svg:x="2.831cm" svg:y="12.226cm" svg:viewBox="0 0 18 704" draw:points="0,704 18,704 18,0 0,0">
          <text:p/>
        </draw:polygon>
        <draw:polygon draw:style-name="gr4" draw:text-style-name="P5" draw:layer="layout" svg:width="0.017cm" svg:height="0.703cm" svg:x="5.083cm" svg:y="12.226cm" svg:viewBox="0 0 18 704" draw:points="0,704 18,704 18,0 0,0">
          <text:p/>
        </draw:polygon>
        <draw:polygon draw:style-name="gr4" draw:text-style-name="P5" draw:layer="layout" svg:width="0.017cm" svg:height="0.703cm" svg:x="7.013cm" svg:y="12.226cm" svg:viewBox="0 0 18 704" draw:points="0,704 18,704 18,0 0,0">
          <text:p/>
        </draw:polygon>
        <draw:polygon draw:style-name="gr4" draw:text-style-name="P5" draw:layer="layout" svg:width="0.017cm" svg:height="0.703cm" svg:x="8.834cm" svg:y="12.226cm" svg:viewBox="0 0 18 704" draw:points="0,704 18,704 18,0 0,0">
          <text:p/>
        </draw:polygon>
        <draw:polygon draw:style-name="gr4" draw:text-style-name="P5" draw:layer="layout" svg:width="0.017cm" svg:height="0.703cm" svg:x="12.081cm" svg:y="12.226cm" svg:viewBox="0 0 18 704" draw:points="0,704 18,704 18,0 0,0">
          <text:p/>
        </draw:polygon>
        <draw:polygon draw:style-name="gr4" draw:text-style-name="P5" draw:layer="layout" svg:width="0.017cm" svg:height="0.703cm" svg:x="15.514cm" svg:y="12.226cm" svg:viewBox="0 0 18 704" draw:points="0,704 18,704 18,0 0,0">
          <text:p/>
        </draw:polygon>
        <draw:polygon draw:style-name="gr4" draw:text-style-name="P5" draw:layer="layout" svg:width="0.017cm" svg:height="0.703cm" svg:x="19.121cm" svg:y="12.226cm" svg:viewBox="0 0 18 704" draw:points="0,704 18,704 18,0 0,0">
          <text:p/>
        </draw:polygon>
        <draw:frame draw:style-name="gr3" draw:text-style-name="P4" draw:layer="layout" svg:width="2.352cm" svg:height="0.348cm" svg:x="16.183cm" svg:y="12.401cm">
          <draw:text-box>
            <text:p text:style-name="P1"><text:span text:style-name="T3">Ex vivo experiments </text:span></text:p>
          </draw:text-box>
        </draw:frame>
        <draw:frame draw:style-name="gr3" draw:text-style-name="P4" draw:layer="layout" svg:width="0.283cm" svg:height="0.348cm" svg:x="3.966cm" svg:y="13.1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382cm" svg:height="0.348cm" svg:x="5.401cm" svg:y="13.12cm">
          <draw:text-box>
            <text:p text:style-name="P1"><text:span text:style-name="T3">COSSALTER </text:span></text:p>
          </draw:text-box>
        </draw:frame>
        <draw:frame draw:style-name="gr3" draw:text-style-name="P4" draw:layer="layout" svg:width="0.283cm" svg:height="0.348cm" svg:x="7.932cm" svg:y="13.12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993cm" svg:height="0.348cm" svg:x="10.003cm" svg:y="13.12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1.17cm" svg:height="0.348cm" svg:x="13cm" svg:y="13.152cm">
          <draw:text-box>
            <text:p text:style-name="P1"><text:span text:style-name="T3">Animalier </text:span></text:p>
          </draw:text-box>
        </draw:frame>
        <draw:polygon draw:style-name="gr4" draw:text-style-name="P5" draw:layer="layout" svg:width="0.017cm" svg:height="0.017cm" svg:x="2.831cm" svg:y="12.928cm" svg:viewBox="0 0 18 18" draw:points="0,18 18,18 18,0 0,0">
          <text:p/>
        </draw:polygon>
        <draw:polygon draw:style-name="gr4" draw:text-style-name="P5" draw:layer="layout" svg:width="0.017cm" svg:height="0.017cm" svg:x="5.083cm" svg:y="12.928cm" svg:viewBox="0 0 18 18" draw:points="0,18 18,18 18,0 0,0">
          <text:p/>
        </draw:polygon>
        <draw:polygon draw:style-name="gr4" draw:text-style-name="P5" draw:layer="layout" svg:width="1.913cm" svg:height="0.017cm" svg:x="5.1cm" svg:y="12.928cm" svg:viewBox="0 0 1914 18" draw:points="0,18 1914,18 1914,0 0,0">
          <text:p/>
        </draw:polygon>
        <draw:polygon draw:style-name="gr4" draw:text-style-name="P5" draw:layer="layout" svg:width="0.017cm" svg:height="0.017cm" svg:x="7.013cm" svg:y="12.928cm" svg:viewBox="0 0 18 18" draw:points="0,18 18,18 18,0 0,0">
          <text:p/>
        </draw:polygon>
        <draw:polygon draw:style-name="gr4" draw:text-style-name="P5" draw:layer="layout" svg:width="1.804cm" svg:height="0.017cm" svg:x="7.03cm" svg:y="12.928cm" svg:viewBox="0 0 1805 18" draw:points="0,18 1805,18 1805,0 0,0">
          <text:p/>
        </draw:polygon>
        <draw:polygon draw:style-name="gr4" draw:text-style-name="P5" draw:layer="layout" svg:width="0.017cm" svg:height="0.017cm" svg:x="8.834cm" svg:y="12.928cm" svg:viewBox="0 0 18 18" draw:points="0,18 18,18 18,0 0,0">
          <text:p/>
        </draw:polygon>
        <draw:polygon draw:style-name="gr4" draw:text-style-name="P5" draw:layer="layout" svg:width="3.23cm" svg:height="0.017cm" svg:x="8.851cm" svg:y="12.928cm" svg:viewBox="0 0 3231 18" draw:points="0,18 3231,18 3231,0 0,0">
          <text:p/>
        </draw:polygon>
        <draw:polygon draw:style-name="gr4" draw:text-style-name="P5" draw:layer="layout" svg:width="0.017cm" svg:height="0.017cm" svg:x="12.081cm" svg:y="12.928cm" svg:viewBox="0 0 18 18" draw:points="0,18 18,18 18,0 0,0">
          <text:p/>
        </draw:polygon>
        <draw:polygon draw:style-name="gr4" draw:text-style-name="P5" draw:layer="layout" svg:width="2.845cm" svg:height="0.017cm" svg:x="12.097cm" svg:y="12.928cm" svg:viewBox="0 0 2846 18" draw:points="0,18 2846,18 2846,0 0,0">
          <text:p/>
        </draw:polygon>
        <draw:polygon draw:style-name="gr4" draw:text-style-name="P5" draw:layer="layout" svg:width="0.017cm" svg:height="0.017cm" svg:x="14.942cm" svg:y="12.928cm" svg:viewBox="0 0 18 18" draw:points="0,18 18,18 18,0 0,0">
          <text:p/>
        </draw:polygon>
        <draw:polygon draw:style-name="gr4" draw:text-style-name="P5" draw:layer="layout" svg:width="0.555cm" svg:height="0.017cm" svg:x="14.959cm" svg:y="12.928cm" svg:viewBox="0 0 556 18" draw:points="0,18 556,18 556,0 0,0">
          <text:p/>
        </draw:polygon>
        <draw:polygon draw:style-name="gr4" draw:text-style-name="P5" draw:layer="layout" svg:width="0.017cm" svg:height="0.017cm" svg:x="15.514cm" svg:y="12.928cm" svg:viewBox="0 0 18 18" draw:points="0,18 18,18 18,0 0,0">
          <text:p/>
        </draw:polygon>
        <draw:polygon draw:style-name="gr4" draw:text-style-name="P5" draw:layer="layout" svg:width="3.59cm" svg:height="0.017cm" svg:x="15.531cm" svg:y="12.928cm" svg:viewBox="0 0 3591 18" draw:points="0,18 3591,18 3591,0 0,0">
          <text:p/>
        </draw:polygon>
        <draw:polygon draw:style-name="gr4" draw:text-style-name="P5" draw:layer="layout" svg:width="0.017cm" svg:height="0.017cm" svg:x="19.121cm" svg:y="12.928cm" svg:viewBox="0 0 18 18" draw:points="0,18 18,18 18,0 0,0">
          <text:p/>
        </draw:polygon>
        <draw:polygon draw:style-name="gr4" draw:text-style-name="P5" draw:layer="layout" svg:width="0.017cm" svg:height="0.699cm" svg:x="2.831cm" svg:y="12.945cm" svg:viewBox="0 0 18 700" draw:points="0,700 18,700 18,0 0,0">
          <text:p/>
        </draw:polygon>
        <draw:polygon draw:style-name="gr4" draw:text-style-name="P5" draw:layer="layout" svg:width="0.017cm" svg:height="0.699cm" svg:x="5.083cm" svg:y="12.945cm" svg:viewBox="0 0 18 700" draw:points="0,700 18,700 18,0 0,0">
          <text:p/>
        </draw:polygon>
        <draw:polygon draw:style-name="gr4" draw:text-style-name="P5" draw:layer="layout" svg:width="0.017cm" svg:height="0.699cm" svg:x="7.013cm" svg:y="12.945cm" svg:viewBox="0 0 18 700" draw:points="0,700 18,700 18,0 0,0">
          <text:p/>
        </draw:polygon>
        <draw:polygon draw:style-name="gr4" draw:text-style-name="P5" draw:layer="layout" svg:width="0.017cm" svg:height="0.699cm" svg:x="8.834cm" svg:y="12.945cm" svg:viewBox="0 0 18 700" draw:points="0,700 18,700 18,0 0,0">
          <text:p/>
        </draw:polygon>
        <draw:polygon draw:style-name="gr4" draw:text-style-name="P5" draw:layer="layout" svg:width="0.017cm" svg:height="0.699cm" svg:x="12.081cm" svg:y="12.945cm" svg:viewBox="0 0 18 700" draw:points="0,700 18,700 18,0 0,0">
          <text:p/>
        </draw:polygon>
        <draw:polygon draw:style-name="gr4" draw:text-style-name="P5" draw:layer="layout" svg:width="0.017cm" svg:height="0.699cm" svg:x="15.514cm" svg:y="12.945cm" svg:viewBox="0 0 18 700" draw:points="0,700 18,700 18,0 0,0">
          <text:p/>
        </draw:polygon>
        <draw:polygon draw:style-name="gr4" draw:text-style-name="P5" draw:layer="layout" svg:width="0.017cm" svg:height="0.699cm" svg:x="19.121cm" svg:y="12.945cm" svg:viewBox="0 0 18 700" draw:points="0,700 18,700 18,0 0,0">
          <text:p/>
        </draw:polygon>
        <draw:frame draw:style-name="gr3" draw:text-style-name="P4" draw:layer="layout" svg:width="1.424cm" svg:height="0.348cm" svg:x="16.649cm" svg:y="13.12cm">
          <draw:text-box>
            <text:p text:style-name="P1"><text:span text:style-name="T3">Animal care </text:span></text:p>
          </draw:text-box>
        </draw:frame>
        <draw:frame draw:style-name="gr3" draw:text-style-name="P4" draw:layer="layout" svg:width="1.23cm" svg:height="0.348cm" svg:x="5.477cm" svg:y="13.836cm">
          <draw:text-box>
            <text:p text:style-name="P1"><text:span text:style-name="T3">LE THANH </text:span></text:p>
          </draw:text-box>
        </draw:frame>
        <draw:frame draw:style-name="gr3" draw:text-style-name="P4" draw:layer="layout" svg:width="0.823cm" svg:height="0.348cm" svg:x="7.556cm" svg:y="13.836cm">
          <draw:text-box>
            <text:p text:style-name="P1"><text:span text:style-name="T3">Huong </text:span></text:p>
          </draw:text-box>
        </draw:frame>
        <draw:frame draw:style-name="gr3" draw:text-style-name="P4" draw:layer="layout" svg:width="1.479cm" svg:height="0.348cm" svg:x="9.757cm" svg:y="13.836cm">
          <draw:text-box>
            <text:p text:style-name="P1"><text:span text:style-name="T3">PhD student </text:span></text:p>
          </draw:text-box>
        </draw:frame>
        <draw:frame draw:style-name="gr3" draw:text-style-name="P4" draw:layer="layout" svg:width="1.357cm" svg:height="0.348cm" svg:x="12.915cm" svg:y="13.836cm">
          <draw:text-box>
            <text:p text:style-name="P1"><text:span text:style-name="T3">Toxicologie </text:span></text:p>
          </draw:text-box>
        </draw:frame>
        <draw:frame draw:style-name="gr3" draw:text-style-name="P4" draw:layer="layout" svg:width="3.126cm" svg:height="0.348cm" svg:x="15.794cm" svg:y="13.667cm">
          <draw:text-box>
            <text:p text:style-name="P1"><text:span text:style-name="T3">In vitro, Ex vivo Interaction </text:span></text:p>
          </draw:text-box>
        </draw:frame>
        <draw:polygon draw:style-name="gr4" draw:text-style-name="P5" draw:layer="layout" svg:width="0.017cm" svg:height="0.017cm" svg:x="2.831cm" svg:y="13.644cm" svg:viewBox="0 0 18 18" draw:points="0,18 18,18 18,0 0,0">
          <text:p/>
        </draw:polygon>
        <draw:polygon draw:style-name="gr4" draw:text-style-name="P5" draw:layer="layout" svg:width="0.017cm" svg:height="0.017cm" svg:x="5.083cm" svg:y="13.644cm" svg:viewBox="0 0 18 18" draw:points="0,18 18,18 18,0 0,0">
          <text:p/>
        </draw:polygon>
        <draw:polygon draw:style-name="gr4" draw:text-style-name="P5" draw:layer="layout" svg:width="1.913cm" svg:height="0.017cm" svg:x="5.1cm" svg:y="13.644cm" svg:viewBox="0 0 1914 18" draw:points="0,18 1914,18 1914,0 0,0">
          <text:p/>
        </draw:polygon>
        <draw:polygon draw:style-name="gr4" draw:text-style-name="P5" draw:layer="layout" svg:width="0.017cm" svg:height="0.017cm" svg:x="7.013cm" svg:y="13.644cm" svg:viewBox="0 0 18 18" draw:points="0,18 18,18 18,0 0,0">
          <text:p/>
        </draw:polygon>
        <draw:polygon draw:style-name="gr4" draw:text-style-name="P5" draw:layer="layout" svg:width="1.804cm" svg:height="0.017cm" svg:x="7.03cm" svg:y="13.644cm" svg:viewBox="0 0 1805 18" draw:points="0,18 1805,18 1805,0 0,0">
          <text:p/>
        </draw:polygon>
        <draw:polygon draw:style-name="gr4" draw:text-style-name="P5" draw:layer="layout" svg:width="0.017cm" svg:height="0.017cm" svg:x="8.834cm" svg:y="13.644cm" svg:viewBox="0 0 18 18" draw:points="0,18 18,18 18,0 0,0">
          <text:p/>
        </draw:polygon>
        <draw:polygon draw:style-name="gr4" draw:text-style-name="P5" draw:layer="layout" svg:width="3.23cm" svg:height="0.017cm" svg:x="8.851cm" svg:y="13.644cm" svg:viewBox="0 0 3231 18" draw:points="0,18 3231,18 3231,0 0,0">
          <text:p/>
        </draw:polygon>
        <draw:polygon draw:style-name="gr4" draw:text-style-name="P5" draw:layer="layout" svg:width="0.017cm" svg:height="0.017cm" svg:x="12.081cm" svg:y="13.644cm" svg:viewBox="0 0 18 18" draw:points="0,18 18,18 18,0 0,0">
          <text:p/>
        </draw:polygon>
        <draw:polygon draw:style-name="gr4" draw:text-style-name="P5" draw:layer="layout" svg:width="2.845cm" svg:height="0.017cm" svg:x="12.097cm" svg:y="13.644cm" svg:viewBox="0 0 2846 18" draw:points="0,18 2846,18 2846,0 0,0">
          <text:p/>
        </draw:polygon>
        <draw:polygon draw:style-name="gr4" draw:text-style-name="P5" draw:layer="layout" svg:width="0.017cm" svg:height="0.017cm" svg:x="14.942cm" svg:y="13.644cm" svg:viewBox="0 0 18 18" draw:points="0,18 18,18 18,0 0,0">
          <text:p/>
        </draw:polygon>
        <draw:polygon draw:style-name="gr4" draw:text-style-name="P5" draw:layer="layout" svg:width="0.555cm" svg:height="0.017cm" svg:x="14.959cm" svg:y="13.644cm" svg:viewBox="0 0 556 18" draw:points="0,18 556,18 556,0 0,0">
          <text:p/>
        </draw:polygon>
        <draw:polygon draw:style-name="gr4" draw:text-style-name="P5" draw:layer="layout" svg:width="0.017cm" svg:height="0.017cm" svg:x="15.514cm" svg:y="13.644cm" svg:viewBox="0 0 18 18" draw:points="0,18 18,18 18,0 0,0">
          <text:p/>
        </draw:polygon>
        <draw:polygon draw:style-name="gr4" draw:text-style-name="P5" draw:layer="layout" svg:width="3.59cm" svg:height="0.017cm" svg:x="15.531cm" svg:y="13.644cm" svg:viewBox="0 0 3591 18" draw:points="0,18 3591,18 3591,0 0,0">
          <text:p/>
        </draw:polygon>
        <draw:polygon draw:style-name="gr4" draw:text-style-name="P5" draw:layer="layout" svg:width="0.017cm" svg:height="0.017cm" svg:x="19.121cm" svg:y="13.644cm" svg:viewBox="0 0 18 18" draw:points="0,18 18,18 18,0 0,0">
          <text:p/>
        </draw:polygon>
        <draw:polygon draw:style-name="gr4" draw:text-style-name="P5" draw:layer="layout" svg:width="0.017cm" svg:height="0.703cm" svg:x="2.831cm" svg:y="13.661cm" svg:viewBox="0 0 18 704" draw:points="0,704 18,704 18,0 0,0">
          <text:p/>
        </draw:polygon>
        <draw:polygon draw:style-name="gr4" draw:text-style-name="P5" draw:layer="layout" svg:width="0.017cm" svg:height="0.703cm" svg:x="5.083cm" svg:y="13.661cm" svg:viewBox="0 0 18 704" draw:points="0,704 18,704 18,0 0,0">
          <text:p/>
        </draw:polygon>
        <draw:polygon draw:style-name="gr4" draw:text-style-name="P5" draw:layer="layout" svg:width="0.017cm" svg:height="0.703cm" svg:x="7.013cm" svg:y="13.661cm" svg:viewBox="0 0 18 704" draw:points="0,704 18,704 18,0 0,0">
          <text:p/>
        </draw:polygon>
        <draw:polygon draw:style-name="gr4" draw:text-style-name="P5" draw:layer="layout" svg:width="0.017cm" svg:height="0.703cm" svg:x="8.834cm" svg:y="13.661cm" svg:viewBox="0 0 18 704" draw:points="0,704 18,704 18,0 0,0">
          <text:p/>
        </draw:polygon>
        <draw:polygon draw:style-name="gr4" draw:text-style-name="P5" draw:layer="layout" svg:width="0.017cm" svg:height="0.703cm" svg:x="12.081cm" svg:y="13.661cm" svg:viewBox="0 0 18 704" draw:points="0,704 18,704 18,0 0,0">
          <text:p/>
        </draw:polygon>
        <draw:polygon draw:style-name="gr4" draw:text-style-name="P5" draw:layer="layout" svg:width="0.017cm" svg:height="0.703cm" svg:x="15.514cm" svg:y="13.661cm" svg:viewBox="0 0 18 704" draw:points="0,704 18,704 18,0 0,0">
          <text:p/>
        </draw:polygon>
        <draw:polygon draw:style-name="gr4" draw:text-style-name="P5" draw:layer="layout" svg:width="0.017cm" svg:height="0.703cm" svg:x="19.121cm" svg:y="13.661cm" svg:viewBox="0 0 18 704" draw:points="0,704 18,704 18,0 0,0">
          <text:p/>
        </draw:polygon>
        <draw:frame draw:style-name="gr3" draw:text-style-name="P4" draw:layer="layout" svg:width="2.305cm" svg:height="0.348cm" svg:x="16.209cm" svg:y="14.009cm">
          <draw:text-box>
            <text:p text:style-name="P1"><text:span text:style-name="T3">between DON &amp; Cd </text:span></text:p>
          </draw:text-box>
        </draw:frame>
        <draw:frame draw:style-name="gr3" draw:text-style-name="P4" draw:layer="layout" svg:width="0.283cm" svg:height="0.348cm" svg:x="5.994cm" svg:y="14.556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873cm" svg:y="14.556cm">
          <draw:text-box>
            <text:p text:style-name="P1"><text:span text:style-name="T3">x </text:span></text:p>
          </draw:text-box>
        </draw:frame>
        <draw:frame draw:style-name="gr3" draw:text-style-name="P4" draw:layer="layout" svg:width="1.695cm" svg:height="0.348cm" svg:x="9.647cm" svg:y="14.556cm">
          <draw:text-box>
            <text:p text:style-name="P1"><text:span text:style-name="T3">Postdoctorant </text:span></text:p>
          </draw:text-box>
        </draw:frame>
        <draw:frame draw:style-name="gr3" draw:text-style-name="P4" draw:layer="layout" svg:width="1.357cm" svg:height="0.348cm" svg:x="12.915cm" svg:y="14.556cm">
          <draw:text-box>
            <text:p text:style-name="P1"><text:span text:style-name="T3">Toxicologie </text:span></text:p>
          </draw:text-box>
        </draw:frame>
        <draw:frame draw:style-name="gr3" draw:text-style-name="P4" draw:layer="layout" svg:width="3.211cm" svg:height="0.348cm" svg:x="15.751cm" svg:y="14.382cm">
          <draw:text-box>
            <text:p text:style-name="P1"><text:span text:style-name="T3">In vivo Interaction between </text:span></text:p>
          </draw:text-box>
        </draw:frame>
        <draw:polygon draw:style-name="gr4" draw:text-style-name="P5" draw:layer="layout" svg:width="0.017cm" svg:height="0.017cm" svg:x="2.831cm" svg:y="14.364cm" svg:viewBox="0 0 18 18" draw:points="0,18 18,18 18,0 0,0">
          <text:p/>
        </draw:polygon>
        <draw:polygon draw:style-name="gr4" draw:text-style-name="P5" draw:layer="layout" svg:width="0.017cm" svg:height="0.017cm" svg:x="5.083cm" svg:y="14.364cm" svg:viewBox="0 0 18 18" draw:points="0,18 18,18 18,0 0,0">
          <text:p/>
        </draw:polygon>
        <draw:polygon draw:style-name="gr4" draw:text-style-name="P5" draw:layer="layout" svg:width="1.913cm" svg:height="0.017cm" svg:x="5.1cm" svg:y="14.364cm" svg:viewBox="0 0 1914 18" draw:points="0,18 1914,18 1914,0 0,0">
          <text:p/>
        </draw:polygon>
        <draw:polygon draw:style-name="gr4" draw:text-style-name="P5" draw:layer="layout" svg:width="0.017cm" svg:height="0.017cm" svg:x="7.013cm" svg:y="14.364cm" svg:viewBox="0 0 18 18" draw:points="0,18 18,18 18,0 0,0">
          <text:p/>
        </draw:polygon>
        <draw:polygon draw:style-name="gr4" draw:text-style-name="P5" draw:layer="layout" svg:width="1.804cm" svg:height="0.017cm" svg:x="7.03cm" svg:y="14.364cm" svg:viewBox="0 0 1805 18" draw:points="0,18 1805,18 1805,0 0,0">
          <text:p/>
        </draw:polygon>
        <draw:polygon draw:style-name="gr4" draw:text-style-name="P5" draw:layer="layout" svg:width="0.017cm" svg:height="0.017cm" svg:x="8.834cm" svg:y="14.364cm" svg:viewBox="0 0 18 18" draw:points="0,18 18,18 18,0 0,0">
          <text:p/>
        </draw:polygon>
        <draw:polygon draw:style-name="gr4" draw:text-style-name="P5" draw:layer="layout" svg:width="3.23cm" svg:height="0.017cm" svg:x="8.851cm" svg:y="14.364cm" svg:viewBox="0 0 3231 18" draw:points="0,18 3231,18 3231,0 0,0">
          <text:p/>
        </draw:polygon>
        <draw:polygon draw:style-name="gr4" draw:text-style-name="P5" draw:layer="layout" svg:width="0.017cm" svg:height="0.017cm" svg:x="12.081cm" svg:y="14.364cm" svg:viewBox="0 0 18 18" draw:points="0,18 18,18 18,0 0,0">
          <text:p/>
        </draw:polygon>
        <draw:polygon draw:style-name="gr4" draw:text-style-name="P5" draw:layer="layout" svg:width="2.845cm" svg:height="0.017cm" svg:x="12.097cm" svg:y="14.364cm" svg:viewBox="0 0 2846 18" draw:points="0,18 2846,18 2846,0 0,0">
          <text:p/>
        </draw:polygon>
        <draw:polygon draw:style-name="gr4" draw:text-style-name="P5" draw:layer="layout" svg:width="0.017cm" svg:height="0.017cm" svg:x="14.942cm" svg:y="14.364cm" svg:viewBox="0 0 18 18" draw:points="0,18 18,18 18,0 0,0">
          <text:p/>
        </draw:polygon>
        <draw:polygon draw:style-name="gr4" draw:text-style-name="P5" draw:layer="layout" svg:width="0.555cm" svg:height="0.017cm" svg:x="14.959cm" svg:y="14.364cm" svg:viewBox="0 0 556 18" draw:points="0,18 556,18 556,0 0,0">
          <text:p/>
        </draw:polygon>
        <draw:polygon draw:style-name="gr4" draw:text-style-name="P5" draw:layer="layout" svg:width="0.017cm" svg:height="0.017cm" svg:x="15.514cm" svg:y="14.364cm" svg:viewBox="0 0 18 18" draw:points="0,18 18,18 18,0 0,0">
          <text:p/>
        </draw:polygon>
        <draw:polygon draw:style-name="gr4" draw:text-style-name="P5" draw:layer="layout" svg:width="3.59cm" svg:height="0.017cm" svg:x="15.531cm" svg:y="14.364cm" svg:viewBox="0 0 3591 18" draw:points="0,18 3591,18 3591,0 0,0">
          <text:p/>
        </draw:polygon>
        <draw:polygon draw:style-name="gr4" draw:text-style-name="P5" draw:layer="layout" svg:width="0.017cm" svg:height="0.017cm" svg:x="19.121cm" svg:y="14.364cm" svg:viewBox="0 0 18 18" draw:points="0,18 18,18 18,0 0,0">
          <text:p/>
        </draw:polygon>
        <draw:polygon draw:style-name="gr4" draw:text-style-name="P5" draw:layer="layout" svg:width="0.017cm" svg:height="0.698cm" svg:x="2.831cm" svg:y="14.381cm" svg:viewBox="0 0 18 699" draw:points="0,699 18,699 18,0 0,0">
          <text:p/>
        </draw:polygon>
        <draw:polygon draw:style-name="gr4" draw:text-style-name="P5" draw:layer="layout" svg:width="0.017cm" svg:height="0.698cm" svg:x="5.083cm" svg:y="14.381cm" svg:viewBox="0 0 18 699" draw:points="0,699 18,699 18,0 0,0">
          <text:p/>
        </draw:polygon>
        <draw:polygon draw:style-name="gr4" draw:text-style-name="P5" draw:layer="layout" svg:width="0.017cm" svg:height="0.698cm" svg:x="7.013cm" svg:y="14.381cm" svg:viewBox="0 0 18 699" draw:points="0,699 18,699 18,0 0,0">
          <text:p/>
        </draw:polygon>
        <draw:polygon draw:style-name="gr4" draw:text-style-name="P5" draw:layer="layout" svg:width="0.017cm" svg:height="0.698cm" svg:x="8.834cm" svg:y="14.381cm" svg:viewBox="0 0 18 699" draw:points="0,699 18,699 18,0 0,0">
          <text:p/>
        </draw:polygon>
        <draw:polygon draw:style-name="gr4" draw:text-style-name="P5" draw:layer="layout" svg:width="0.017cm" svg:height="0.698cm" svg:x="12.081cm" svg:y="14.381cm" svg:viewBox="0 0 18 699" draw:points="0,699 18,699 18,0 0,0">
          <text:p/>
        </draw:polygon>
        <draw:polygon draw:style-name="gr4" draw:text-style-name="P5" draw:layer="layout" svg:width="0.017cm" svg:height="0.698cm" svg:x="15.514cm" svg:y="14.381cm" svg:viewBox="0 0 18 699" draw:points="0,699 18,699 18,0 0,0">
          <text:p/>
        </draw:polygon>
        <draw:polygon draw:style-name="gr4" draw:text-style-name="P5" draw:layer="layout" svg:width="0.017cm" svg:height="0.698cm" svg:x="19.121cm" svg:y="14.381cm" svg:viewBox="0 0 18 699" draw:points="0,699 18,699 18,0 0,0">
          <text:p/>
        </draw:polygon>
        <draw:polygon draw:style-name="gr5" draw:text-style-name="P6" draw:layer="layout" svg:width="16.269cm" svg:height="0.373cm" svg:x="2.852cm" svg:y="15.1cm" svg:viewBox="0 0 16270 374" draw:points="0,374 16270,374 16270,0 0,0">
          <text:p/>
        </draw:polygon>
        <draw:polygon draw:style-name="gr5" draw:text-style-name="P6" draw:layer="layout" svg:width="16.218cm" svg:height="0.343cm" svg:x="2.877cm" svg:y="15.113cm" svg:viewBox="0 0 16219 344" draw:points="0,344 16219,344 16219,0 0,0">
          <text:p/>
        </draw:polygon>
        <draw:frame draw:style-name="gr3" draw:text-style-name="P4" draw:layer="layout" svg:width="1.23cm" svg:height="0.348cm" svg:x="16.746cm" svg:y="14.729cm">
          <draw:text-box>
            <text:p text:style-name="P1"><text:span text:style-name="T3">DON &amp; Cd </text:span></text:p>
          </draw:text-box>
        </draw:frame>
        <draw:polygon draw:style-name="gr4" draw:text-style-name="P5" draw:layer="layout" svg:width="0.017cm" svg:height="0.017cm" svg:x="2.831cm" svg:y="15.079cm" svg:viewBox="0 0 18 18" draw:points="0,18 18,18 18,0 0,0">
          <text:p/>
        </draw:polygon>
        <draw:polygon draw:style-name="gr4" draw:text-style-name="P5" draw:layer="layout" svg:width="2.235cm" svg:height="0.017cm" svg:x="2.848cm" svg:y="15.079cm" svg:viewBox="0 0 2236 18" draw:points="0,18 2236,18 2236,0 0,0">
          <text:p/>
        </draw:polygon>
        <draw:polygon draw:style-name="gr4" draw:text-style-name="P5" draw:layer="layout" svg:width="0.017cm" svg:height="0.017cm" svg:x="5.083cm" svg:y="15.079cm" svg:viewBox="0 0 18 18" draw:points="0,18 18,18 18,0 0,0">
          <text:p/>
        </draw:polygon>
        <draw:polygon draw:style-name="gr4" draw:text-style-name="P5" draw:layer="layout" svg:width="1.913cm" svg:height="0.017cm" svg:x="5.1cm" svg:y="15.079cm" svg:viewBox="0 0 1914 18" draw:points="0,18 1914,18 1914,0 0,0">
          <text:p/>
        </draw:polygon>
        <draw:polygon draw:style-name="gr4" draw:text-style-name="P5" draw:layer="layout" svg:width="0.017cm" svg:height="0.017cm" svg:x="7.013cm" svg:y="15.079cm" svg:viewBox="0 0 18 18" draw:points="0,18 18,18 18,0 0,0">
          <text:p/>
        </draw:polygon>
        <draw:polygon draw:style-name="gr4" draw:text-style-name="P5" draw:layer="layout" svg:width="1.804cm" svg:height="0.017cm" svg:x="7.03cm" svg:y="15.079cm" svg:viewBox="0 0 1805 18" draw:points="0,18 1805,18 1805,0 0,0">
          <text:p/>
        </draw:polygon>
        <draw:polygon draw:style-name="gr4" draw:text-style-name="P5" draw:layer="layout" svg:width="0.017cm" svg:height="0.017cm" svg:x="8.834cm" svg:y="15.079cm" svg:viewBox="0 0 18 18" draw:points="0,18 18,18 18,0 0,0">
          <text:p/>
        </draw:polygon>
        <draw:polygon draw:style-name="gr4" draw:text-style-name="P5" draw:layer="layout" svg:width="3.23cm" svg:height="0.017cm" svg:x="8.851cm" svg:y="15.079cm" svg:viewBox="0 0 3231 18" draw:points="0,18 3231,18 3231,0 0,0">
          <text:p/>
        </draw:polygon>
        <draw:polygon draw:style-name="gr4" draw:text-style-name="P5" draw:layer="layout" svg:width="0.017cm" svg:height="0.017cm" svg:x="12.081cm" svg:y="15.079cm" svg:viewBox="0 0 18 18" draw:points="0,18 18,18 18,0 0,0">
          <text:p/>
        </draw:polygon>
        <draw:polygon draw:style-name="gr4" draw:text-style-name="P5" draw:layer="layout" svg:width="2.845cm" svg:height="0.017cm" svg:x="12.097cm" svg:y="15.079cm" svg:viewBox="0 0 2846 18" draw:points="0,18 2846,18 2846,0 0,0">
          <text:p/>
        </draw:polygon>
        <draw:polygon draw:style-name="gr4" draw:text-style-name="P5" draw:layer="layout" svg:width="0.017cm" svg:height="0.017cm" svg:x="14.942cm" svg:y="15.079cm" svg:viewBox="0 0 18 18" draw:points="0,18 18,18 18,0 0,0">
          <text:p/>
        </draw:polygon>
        <draw:polygon draw:style-name="gr4" draw:text-style-name="P5" draw:layer="layout" svg:width="0.555cm" svg:height="0.017cm" svg:x="14.959cm" svg:y="15.079cm" svg:viewBox="0 0 556 18" draw:points="0,18 556,18 556,0 0,0">
          <text:p/>
        </draw:polygon>
        <draw:polygon draw:style-name="gr4" draw:text-style-name="P5" draw:layer="layout" svg:width="0.017cm" svg:height="0.017cm" svg:x="15.514cm" svg:y="15.079cm" svg:viewBox="0 0 18 18" draw:points="0,18 18,18 18,0 0,0">
          <text:p/>
        </draw:polygon>
        <draw:polygon draw:style-name="gr4" draw:text-style-name="P5" draw:layer="layout" svg:width="3.59cm" svg:height="0.017cm" svg:x="15.531cm" svg:y="15.079cm" svg:viewBox="0 0 3591 18" draw:points="0,18 3591,18 3591,0 0,0">
          <text:p/>
        </draw:polygon>
        <draw:polygon draw:style-name="gr4" draw:text-style-name="P5" draw:layer="layout" svg:width="0.017cm" svg:height="0.017cm" svg:x="19.121cm" svg:y="15.079cm" svg:viewBox="0 0 18 18" draw:points="0,18 18,18 18,0 0,0">
          <text:p/>
        </draw:polygon>
        <draw:polygon draw:style-name="gr4" draw:text-style-name="P5" draw:layer="layout" svg:width="0.017cm" svg:height="0.377cm" svg:x="2.831cm" svg:y="15.096cm" svg:viewBox="0 0 18 378" draw:points="0,378 18,378 18,0 0,0">
          <text:p/>
        </draw:polygon>
        <draw:polygon draw:style-name="gr4" draw:text-style-name="P5" draw:layer="layout" svg:width="0.017cm" svg:height="0.377cm" svg:x="19.121cm" svg:y="15.096cm" svg:viewBox="0 0 18 378" draw:points="0,378 18,378 18,0 0,0">
          <text:p/>
        </draw:polygon>
        <draw:frame draw:style-name="gr3" draw:text-style-name="P4" draw:layer="layout" svg:width="1.574cm" svg:height="0.348cm" svg:x="2.878cm" svg:y="15.11cm">
          <draw:text-box>
            <text:p text:style-name="P1"><text:span text:style-name="T4"><text:s text:c="5"/></text:span><text:span text:style-name="T4">UMR IATE</text:span><text:span text:style-name="T3"> </text:span></text:p>
          </draw:text-box>
        </draw:frame>
        <draw:frame draw:style-name="gr3" draw:text-style-name="P4" draw:layer="layout" svg:width="1.022cm" svg:height="0.348cm" svg:x="5.549cm" svg:y="15.593cm">
          <draw:text-box>
            <text:p text:style-name="P1"><text:span text:style-name="T3">LULLIEN-</text:span></text:p>
          </draw:text-box>
        </draw:frame>
        <draw:frame draw:style-name="gr3" draw:text-style-name="P4" draw:layer="layout" svg:width="1.137cm" svg:height="0.348cm" svg:x="5.523cm" svg:y="15.94cm">
          <draw:text-box>
            <text:p text:style-name="P1"><text:span text:style-name="T3">PELLERIN </text:span></text:p>
          </draw:text-box>
        </draw:frame>
        <draw:frame draw:style-name="gr3" draw:text-style-name="P4" draw:layer="layout" svg:width="0.866cm" svg:height="0.348cm" svg:x="7.53cm" svg:y="15.766cm">
          <draw:text-box>
            <text:p text:style-name="P1"><text:span text:style-name="T3">Valérie </text:span></text:p>
          </draw:text-box>
        </draw:frame>
        <draw:frame draw:style-name="gr3" draw:text-style-name="P4" draw:layer="layout" svg:width="1.17cm" svg:height="0.348cm" svg:x="9.914cm" svg:y="15.487cm">
          <draw:text-box>
            <text:p text:style-name="P1"><text:span text:style-name="T3">DR2 INRA </text:span></text:p>
          </draw:text-box>
        </draw:frame>
        <draw:frame draw:style-name="gr3" draw:text-style-name="P4" draw:layer="layout" svg:width="2.966cm" svg:height="0.348cm" svg:x="9.008cm" svg:y="16.046cm">
          <draw:text-box>
            <text:p text:style-name="P1"><text:span text:style-name="T3"><text:s/></text:span><text:span text:style-name="T3">Senior Research scientist </text:span></text:p>
          </draw:text-box>
        </draw:frame>
        <draw:frame draw:style-name="gr3" draw:text-style-name="P4" draw:layer="layout" svg:width="1.302cm" svg:height="0.348cm" svg:x="12.498cm" svg:y="15.9cm">
          <draw:text-box>
            <text:p text:style-name="P1"><text:span text:style-name="T3">Biochimie / </text:span></text:p>
          </draw:text-box>
        </draw:frame>
        <draw:frame draw:style-name="gr3" draw:text-style-name="P4" draw:layer="layout" svg:width="1.458cm" svg:height="0.348cm" svg:x="13.9cm" svg:y="15.9cm">
          <draw:text-box>
            <text:p text:style-name="P1"><text:span text:style-name="T3">Technologie </text:span></text:p>
          </draw:text-box>
        </draw:frame>
        <draw:frame draw:style-name="gr3" draw:text-style-name="P4" draw:layer="layout" svg:width="2.534cm" svg:height="0.348cm" svg:x="16.09cm" svg:y="15.487cm">
          <draw:text-box>
            <text:p text:style-name="P1"><text:span text:style-name="T3">Coordination for IATE </text:span></text:p>
          </draw:text-box>
        </draw:frame>
        <draw:polygon draw:style-name="gr4" draw:text-style-name="P5" draw:layer="layout" svg:width="0.017cm" svg:height="0.017cm" svg:x="2.831cm" svg:y="15.473cm" svg:viewBox="0 0 18 18" draw:points="0,18 18,18 18,0 0,0">
          <text:p/>
        </draw:polygon>
        <draw:polygon draw:style-name="gr4" draw:text-style-name="P5" draw:layer="layout" svg:width="2.235cm" svg:height="0.017cm" svg:x="2.848cm" svg:y="15.473cm" svg:viewBox="0 0 2236 18" draw:points="0,18 2236,18 2236,0 0,0">
          <text:p/>
        </draw:polygon>
        <draw:polygon draw:style-name="gr4" draw:text-style-name="P5" draw:layer="layout" svg:width="0.017cm" svg:height="0.017cm" svg:x="5.083cm" svg:y="15.473cm" svg:viewBox="0 0 18 18" draw:points="0,18 18,18 18,0 0,0">
          <text:p/>
        </draw:polygon>
        <draw:polygon draw:style-name="gr4" draw:text-style-name="P5" draw:layer="layout" svg:width="1.913cm" svg:height="0.017cm" svg:x="5.1cm" svg:y="15.473cm" svg:viewBox="0 0 1914 18" draw:points="0,18 1914,18 1914,0 0,0">
          <text:p/>
        </draw:polygon>
        <draw:polygon draw:style-name="gr4" draw:text-style-name="P5" draw:layer="layout" svg:width="0.017cm" svg:height="0.017cm" svg:x="7.013cm" svg:y="15.473cm" svg:viewBox="0 0 18 18" draw:points="0,18 18,18 18,0 0,0">
          <text:p/>
        </draw:polygon>
        <draw:polygon draw:style-name="gr4" draw:text-style-name="P5" draw:layer="layout" svg:width="1.804cm" svg:height="0.017cm" svg:x="7.03cm" svg:y="15.473cm" svg:viewBox="0 0 1805 18" draw:points="0,18 1805,18 1805,0 0,0">
          <text:p/>
        </draw:polygon>
        <draw:polygon draw:style-name="gr4" draw:text-style-name="P5" draw:layer="layout" svg:width="0.017cm" svg:height="0.017cm" svg:x="8.834cm" svg:y="15.473cm" svg:viewBox="0 0 18 18" draw:points="0,18 18,18 18,0 0,0">
          <text:p/>
        </draw:polygon>
        <draw:polygon draw:style-name="gr4" draw:text-style-name="P5" draw:layer="layout" svg:width="3.23cm" svg:height="0.017cm" svg:x="8.851cm" svg:y="15.473cm" svg:viewBox="0 0 3231 18" draw:points="0,18 3231,18 3231,0 0,0">
          <text:p/>
        </draw:polygon>
        <draw:polygon draw:style-name="gr4" draw:text-style-name="P5" draw:layer="layout" svg:width="0.017cm" svg:height="0.017cm" svg:x="12.081cm" svg:y="15.473cm" svg:viewBox="0 0 18 18" draw:points="0,18 18,18 18,0 0,0">
          <text:p/>
        </draw:polygon>
        <draw:polygon draw:style-name="gr4" draw:text-style-name="P5" draw:layer="layout" svg:width="2.845cm" svg:height="0.017cm" svg:x="12.097cm" svg:y="15.473cm" svg:viewBox="0 0 2846 18" draw:points="0,18 2846,18 2846,0 0,0">
          <text:p/>
        </draw:polygon>
        <draw:polygon draw:style-name="gr4" draw:text-style-name="P5" draw:layer="layout" svg:width="0.017cm" svg:height="0.017cm" svg:x="14.942cm" svg:y="15.473cm" svg:viewBox="0 0 18 18" draw:points="0,18 18,18 18,0 0,0">
          <text:p/>
        </draw:polygon>
        <draw:polygon draw:style-name="gr4" draw:text-style-name="P5" draw:layer="layout" svg:width="0.555cm" svg:height="0.017cm" svg:x="14.959cm" svg:y="15.473cm" svg:viewBox="0 0 556 18" draw:points="0,18 556,18 556,0 0,0">
          <text:p/>
        </draw:polygon>
        <draw:polygon draw:style-name="gr4" draw:text-style-name="P5" draw:layer="layout" svg:width="0.017cm" svg:height="0.017cm" svg:x="15.514cm" svg:y="15.473cm" svg:viewBox="0 0 18 18" draw:points="0,18 18,18 18,0 0,0">
          <text:p/>
        </draw:polygon>
        <draw:polygon draw:style-name="gr4" draw:text-style-name="P5" draw:layer="layout" svg:width="3.59cm" svg:height="0.017cm" svg:x="15.531cm" svg:y="15.473cm" svg:viewBox="0 0 3591 18" draw:points="0,18 3591,18 3591,0 0,0">
          <text:p/>
        </draw:polygon>
        <draw:polygon draw:style-name="gr4" draw:text-style-name="P5" draw:layer="layout" svg:width="0.017cm" svg:height="0.017cm" svg:x="19.121cm" svg:y="15.473cm" svg:viewBox="0 0 18 18" draw:points="0,18 18,18 18,0 0,0">
          <text:p/>
        </draw:polygon>
        <draw:polygon draw:style-name="gr4" draw:text-style-name="P5" draw:layer="layout" svg:width="0.017cm" svg:height="1.113cm" svg:x="2.831cm" svg:y="15.49cm" svg:viewBox="0 0 18 1114" draw:points="0,1114 18,1114 18,0 0,0">
          <text:p/>
        </draw:polygon>
        <draw:polygon draw:style-name="gr4" draw:text-style-name="P5" draw:layer="layout" svg:width="0.017cm" svg:height="1.113cm" svg:x="5.083cm" svg:y="15.49cm" svg:viewBox="0 0 18 1114" draw:points="0,1114 18,1114 18,0 0,0">
          <text:p/>
        </draw:polygon>
        <draw:polygon draw:style-name="gr4" draw:text-style-name="P5" draw:layer="layout" svg:width="0.017cm" svg:height="1.113cm" svg:x="7.013cm" svg:y="15.49cm" svg:viewBox="0 0 18 1114" draw:points="0,1114 18,1114 18,0 0,0">
          <text:p/>
        </draw:polygon>
        <draw:polygon draw:style-name="gr4" draw:text-style-name="P5" draw:layer="layout" svg:width="0.017cm" svg:height="1.113cm" svg:x="8.834cm" svg:y="15.49cm" svg:viewBox="0 0 18 1114" draw:points="0,1114 18,1114 18,0 0,0">
          <text:p/>
        </draw:polygon>
        <draw:polygon draw:style-name="gr4" draw:text-style-name="P5" draw:layer="layout" svg:width="0.017cm" svg:height="1.113cm" svg:x="12.081cm" svg:y="15.49cm" svg:viewBox="0 0 18 1114" draw:points="0,1114 18,1114 18,0 0,0">
          <text:p/>
        </draw:polygon>
        <draw:polygon draw:style-name="gr4" draw:text-style-name="P5" draw:layer="layout" svg:width="0.017cm" svg:height="1.113cm" svg:x="15.514cm" svg:y="15.49cm" svg:viewBox="0 0 18 1114" draw:points="0,1114 18,1114 18,0 0,0">
          <text:p/>
        </draw:polygon>
        <draw:polygon draw:style-name="gr4" draw:text-style-name="P5" draw:layer="layout" svg:width="0.017cm" svg:height="1.113cm" svg:x="19.121cm" svg:y="15.49cm" svg:viewBox="0 0 18 1114" draw:points="0,1114 18,1114 18,0 0,0">
          <text:p/>
        </draw:polygon>
        <draw:frame draw:style-name="gr3" draw:text-style-name="P4" draw:layer="layout" svg:width="3.334cm" svg:height="0.348cm" svg:x="15.726cm" svg:y="16.046cm">
          <draw:text-box>
            <text:p text:style-name="P1"><text:span text:style-name="T3">Involvement in Task 1.4, 2.1 <text:s/></text:span></text:p>
          </draw:text-box>
        </draw:frame>
        <draw:frame draw:style-name="gr3" draw:text-style-name="P4" draw:layer="layout" svg:width="1.103cm" svg:height="0.348cm" svg:x="5.541cm" svg:y="16.897cm">
          <draw:text-box>
            <text:p text:style-name="P1"><text:span text:style-name="T3">SAMSON </text:span></text:p>
          </draw:text-box>
        </draw:frame>
        <draw:frame draw:style-name="gr3" draw:text-style-name="P4" draw:layer="layout" svg:width="0.768cm" svg:height="0.348cm" svg:x="7.551cm" svg:y="16.723cm">
          <draw:text-box>
            <text:p text:style-name="P1"><text:span text:style-name="T3">Marie-</text:span></text:p>
          </draw:text-box>
        </draw:frame>
        <draw:frame draw:style-name="gr3" draw:text-style-name="P4" draw:layer="layout" svg:width="1.158cm" svg:height="0.348cm" svg:x="7.386cm" svg:y="17.066cm">
          <draw:text-box>
            <text:p text:style-name="P1"><text:span text:style-name="T3">Françoise </text:span></text:p>
          </draw:text-box>
        </draw:frame>
        <draw:frame draw:style-name="gr3" draw:text-style-name="P4" draw:layer="layout" svg:width="0.421cm" svg:height="0.348cm" svg:x="10.29cm" svg:y="16.617cm">
          <draw:text-box>
            <text:p text:style-name="P1"><text:span text:style-name="T3">IE2 </text:span></text:p>
          </draw:text-box>
        </draw:frame>
        <draw:frame draw:style-name="gr3" draw:text-style-name="P4" draw:layer="layout" svg:width="1.077cm" svg:height="0.348cm" svg:x="9.956cm" svg:y="17.172cm">
          <draw:text-box>
            <text:p text:style-name="P1"><text:span text:style-name="T3">engineer </text:span></text:p>
          </draw:text-box>
        </draw:frame>
        <draw:frame draw:style-name="gr3" draw:text-style-name="P4" draw:layer="layout" svg:width="1.192cm" svg:height="0.348cm" svg:x="13.1cm" svg:y="16.9cm">
          <draw:text-box>
            <text:p text:style-name="P1"><text:span text:style-name="T3">Biochimie </text:span></text:p>
          </draw:text-box>
        </draw:frame>
        <draw:frame draw:style-name="gr3" draw:text-style-name="P4" draw:layer="layout" svg:width="2.22cm" svg:height="0.348cm" svg:x="16.247cm" svg:y="16.723cm">
          <draw:text-box>
            <text:p text:style-name="P1"><text:span text:style-name="T3">DON expertise and </text:span></text:p>
          </draw:text-box>
        </draw:frame>
        <draw:polygon draw:style-name="gr4" draw:text-style-name="P5" draw:layer="layout" svg:width="0.017cm" svg:height="0.017cm" svg:x="2.831cm" svg:y="16.603cm" svg:viewBox="0 0 18 18" draw:points="0,18 18,18 18,0 0,0">
          <text:p/>
        </draw:polygon>
        <draw:polygon draw:style-name="gr4" draw:text-style-name="P5" draw:layer="layout" svg:width="0.017cm" svg:height="0.017cm" svg:x="5.083cm" svg:y="16.603cm" svg:viewBox="0 0 18 18" draw:points="0,18 18,18 18,0 0,0">
          <text:p/>
        </draw:polygon>
        <draw:polygon draw:style-name="gr4" draw:text-style-name="P5" draw:layer="layout" svg:width="1.913cm" svg:height="0.017cm" svg:x="5.1cm" svg:y="16.603cm" svg:viewBox="0 0 1914 18" draw:points="0,18 1914,18 1914,0 0,0">
          <text:p/>
        </draw:polygon>
        <draw:polygon draw:style-name="gr4" draw:text-style-name="P5" draw:layer="layout" svg:width="0.017cm" svg:height="0.017cm" svg:x="7.013cm" svg:y="16.603cm" svg:viewBox="0 0 18 18" draw:points="0,18 18,18 18,0 0,0">
          <text:p/>
        </draw:polygon>
        <draw:polygon draw:style-name="gr4" draw:text-style-name="P5" draw:layer="layout" svg:width="1.804cm" svg:height="0.017cm" svg:x="7.03cm" svg:y="16.603cm" svg:viewBox="0 0 1805 18" draw:points="0,18 1805,18 1805,0 0,0">
          <text:p/>
        </draw:polygon>
        <draw:polygon draw:style-name="gr4" draw:text-style-name="P5" draw:layer="layout" svg:width="0.017cm" svg:height="0.017cm" svg:x="8.834cm" svg:y="16.603cm" svg:viewBox="0 0 18 18" draw:points="0,18 18,18 18,0 0,0">
          <text:p/>
        </draw:polygon>
        <draw:polygon draw:style-name="gr4" draw:text-style-name="P5" draw:layer="layout" svg:width="3.23cm" svg:height="0.017cm" svg:x="8.851cm" svg:y="16.603cm" svg:viewBox="0 0 3231 18" draw:points="0,18 3231,18 3231,0 0,0">
          <text:p/>
        </draw:polygon>
        <draw:polygon draw:style-name="gr4" draw:text-style-name="P5" draw:layer="layout" svg:width="0.017cm" svg:height="0.017cm" svg:x="12.081cm" svg:y="16.603cm" svg:viewBox="0 0 18 18" draw:points="0,18 18,18 18,0 0,0">
          <text:p/>
        </draw:polygon>
        <draw:polygon draw:style-name="gr4" draw:text-style-name="P5" draw:layer="layout" svg:width="2.845cm" svg:height="0.017cm" svg:x="12.097cm" svg:y="16.603cm" svg:viewBox="0 0 2846 18" draw:points="0,18 2846,18 2846,0 0,0">
          <text:p/>
        </draw:polygon>
        <draw:polygon draw:style-name="gr4" draw:text-style-name="P5" draw:layer="layout" svg:width="0.017cm" svg:height="0.017cm" svg:x="14.942cm" svg:y="16.603cm" svg:viewBox="0 0 18 18" draw:points="0,18 18,18 18,0 0,0">
          <text:p/>
        </draw:polygon>
        <draw:polygon draw:style-name="gr4" draw:text-style-name="P5" draw:layer="layout" svg:width="0.555cm" svg:height="0.017cm" svg:x="14.959cm" svg:y="16.603cm" svg:viewBox="0 0 556 18" draw:points="0,18 556,18 556,0 0,0">
          <text:p/>
        </draw:polygon>
        <draw:polygon draw:style-name="gr4" draw:text-style-name="P5" draw:layer="layout" svg:width="0.017cm" svg:height="0.017cm" svg:x="15.514cm" svg:y="16.603cm" svg:viewBox="0 0 18 18" draw:points="0,18 18,18 18,0 0,0">
          <text:p/>
        </draw:polygon>
        <draw:polygon draw:style-name="gr4" draw:text-style-name="P5" draw:layer="layout" svg:width="3.59cm" svg:height="0.017cm" svg:x="15.531cm" svg:y="16.603cm" svg:viewBox="0 0 3591 18" draw:points="0,18 3591,18 3591,0 0,0">
          <text:p/>
        </draw:polygon>
        <draw:polygon draw:style-name="gr4" draw:text-style-name="P5" draw:layer="layout" svg:width="0.017cm" svg:height="0.017cm" svg:x="19.121cm" svg:y="16.603cm" svg:viewBox="0 0 18 18" draw:points="0,18 18,18 18,0 0,0">
          <text:p/>
        </draw:polygon>
        <draw:polygon draw:style-name="gr4" draw:text-style-name="P5" draw:layer="layout" svg:width="0.017cm" svg:height="1.113cm" svg:x="2.831cm" svg:y="16.62cm" svg:viewBox="0 0 18 1114" draw:points="0,1114 18,1114 18,0 0,0">
          <text:p/>
        </draw:polygon>
        <draw:polygon draw:style-name="gr4" draw:text-style-name="P5" draw:layer="layout" svg:width="0.017cm" svg:height="1.113cm" svg:x="5.083cm" svg:y="16.62cm" svg:viewBox="0 0 18 1114" draw:points="0,1114 18,1114 18,0 0,0">
          <text:p/>
        </draw:polygon>
        <draw:polygon draw:style-name="gr4" draw:text-style-name="P5" draw:layer="layout" svg:width="0.017cm" svg:height="1.113cm" svg:x="7.013cm" svg:y="16.62cm" svg:viewBox="0 0 18 1114" draw:points="0,1114 18,1114 18,0 0,0">
          <text:p/>
        </draw:polygon>
        <draw:polygon draw:style-name="gr4" draw:text-style-name="P5" draw:layer="layout" svg:width="0.017cm" svg:height="1.113cm" svg:x="8.834cm" svg:y="16.62cm" svg:viewBox="0 0 18 1114" draw:points="0,1114 18,1114 18,0 0,0">
          <text:p/>
        </draw:polygon>
        <draw:polygon draw:style-name="gr4" draw:text-style-name="P5" draw:layer="layout" svg:width="0.017cm" svg:height="1.113cm" svg:x="12.081cm" svg:y="16.62cm" svg:viewBox="0 0 18 1114" draw:points="0,1114 18,1114 18,0 0,0">
          <text:p/>
        </draw:polygon>
        <draw:polygon draw:style-name="gr4" draw:text-style-name="P5" draw:layer="layout" svg:width="0.017cm" svg:height="1.113cm" svg:x="15.514cm" svg:y="16.62cm" svg:viewBox="0 0 18 1114" draw:points="0,1114 18,1114 18,0 0,0">
          <text:p/>
        </draw:polygon>
        <draw:polygon draw:style-name="gr4" draw:text-style-name="P5" draw:layer="layout" svg:width="0.017cm" svg:height="1.113cm" svg:x="19.121cm" svg:y="16.62cm" svg:viewBox="0 0 18 1114" draw:points="0,1114 18,1114 18,0 0,0">
          <text:p/>
        </draw:polygon>
        <draw:frame draw:style-name="gr3" draw:text-style-name="P4" draw:layer="layout" svg:width="1.674cm" svg:height="0.348cm" svg:x="16.522cm" svg:y="17.066cm">
          <draw:text-box>
            <text:p text:style-name="P1"><text:span text:style-name="T3">measurement </text:span></text:p>
          </draw:text-box>
        </draw:frame>
        <draw:frame draw:style-name="gr3" draw:text-style-name="P4" draw:layer="layout" svg:width="0.283cm" svg:height="0.348cm" svg:x="3.966cm" svg:y="18.02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056cm" svg:height="0.348cm" svg:x="5.562cm" svg:y="18.027cm">
          <draw:text-box>
            <text:p text:style-name="P1"><text:span text:style-name="T3">BARRON </text:span></text:p>
          </draw:text-box>
        </draw:frame>
        <draw:frame draw:style-name="gr3" draw:text-style-name="P4" draw:layer="layout" svg:width="0.743cm" svg:height="0.348cm" svg:x="7.594cm" svg:y="18.027cm">
          <draw:text-box>
            <text:p text:style-name="P1"><text:span text:style-name="T3">Cécile </text:span></text:p>
          </draw:text-box>
        </draw:frame>
        <draw:frame draw:style-name="gr3" draw:text-style-name="P4" draw:layer="layout" svg:width="0.514cm" svg:height="0.348cm" svg:x="10.24cm" svg:y="17.747cm">
          <draw:text-box>
            <text:p text:style-name="P1"><text:span text:style-name="T3">CR1 </text:span></text:p>
          </draw:text-box>
        </draw:frame>
        <draw:frame draw:style-name="gr3" draw:text-style-name="P4" draw:layer="layout" svg:width="2.923cm" svg:height="0.348cm" svg:x="9.029cm" svg:y="18.302cm">
          <draw:text-box>
            <text:p text:style-name="P1"><text:span text:style-name="T3">Senior Research Scientist </text:span></text:p>
          </draw:text-box>
        </draw:frame>
        <draw:frame draw:style-name="gr3" draw:text-style-name="P4" draw:layer="layout" svg:width="1.822cm" svg:height="0.348cm" svg:x="12.758cm" svg:y="17.946cm">
          <draw:text-box>
            <text:p text:style-name="P1"><text:span text:style-name="T3">Biophysique et <text:s/></text:span></text:p>
          </draw:text-box>
        </draw:frame>
        <draw:frame draw:style-name="gr6" draw:text-style-name="P7" draw:layer="layout" svg:width="1.463cm" svg:height="0.348cm" svg:x="12.937cm" svg:y="18.252cm">
          <draw:text-box>
            <text:p text:style-name="P1"><text:span text:style-name="T3">Microscopie </text:span></text:p>
          </draw:text-box>
        </draw:frame>
        <draw:frame draw:style-name="gr3" draw:text-style-name="P4" draw:layer="layout" svg:width="3.05cm" svg:height="0.348cm" svg:x="15.832cm" svg:y="17.853cm">
          <draw:text-box>
            <text:p text:style-name="P1"><text:span text:style-name="T3">Cd Microscopy expert and </text:span></text:p>
          </draw:text-box>
        </draw:frame>
        <draw:polygon draw:style-name="gr4" draw:text-style-name="P5" draw:layer="layout" svg:width="0.017cm" svg:height="0.018cm" svg:x="2.831cm" svg:y="17.733cm" svg:viewBox="0 0 18 19" draw:points="0,19 18,19 18,0 0,0">
          <text:p/>
        </draw:polygon>
        <draw:polygon draw:style-name="gr4" draw:text-style-name="P5" draw:layer="layout" svg:width="0.017cm" svg:height="0.018cm" svg:x="5.083cm" svg:y="17.733cm" svg:viewBox="0 0 18 19" draw:points="0,19 18,19 18,0 0,0">
          <text:p/>
        </draw:polygon>
        <draw:polygon draw:style-name="gr4" draw:text-style-name="P5" draw:layer="layout" svg:width="1.913cm" svg:height="0.018cm" svg:x="5.1cm" svg:y="17.733cm" svg:viewBox="0 0 1914 19" draw:points="0,19 1914,19 1914,0 0,0">
          <text:p/>
        </draw:polygon>
        <draw:polygon draw:style-name="gr4" draw:text-style-name="P5" draw:layer="layout" svg:width="0.017cm" svg:height="0.018cm" svg:x="7.013cm" svg:y="17.733cm" svg:viewBox="0 0 18 19" draw:points="0,19 18,19 18,0 0,0">
          <text:p/>
        </draw:polygon>
        <draw:polygon draw:style-name="gr4" draw:text-style-name="P5" draw:layer="layout" svg:width="1.804cm" svg:height="0.018cm" svg:x="7.03cm" svg:y="17.733cm" svg:viewBox="0 0 1805 19" draw:points="0,19 1805,19 1805,0 0,0">
          <text:p/>
        </draw:polygon>
        <draw:polygon draw:style-name="gr4" draw:text-style-name="P5" draw:layer="layout" svg:width="0.017cm" svg:height="0.018cm" svg:x="8.834cm" svg:y="17.733cm" svg:viewBox="0 0 18 19" draw:points="0,19 18,19 18,0 0,0">
          <text:p/>
        </draw:polygon>
        <draw:polygon draw:style-name="gr4" draw:text-style-name="P5" draw:layer="layout" svg:width="3.23cm" svg:height="0.018cm" svg:x="8.851cm" svg:y="17.733cm" svg:viewBox="0 0 3231 19" draw:points="0,19 3231,19 3231,0 0,0">
          <text:p/>
        </draw:polygon>
        <draw:polygon draw:style-name="gr4" draw:text-style-name="P5" draw:layer="layout" svg:width="0.017cm" svg:height="0.018cm" svg:x="12.081cm" svg:y="17.733cm" svg:viewBox="0 0 18 19" draw:points="0,19 18,19 18,0 0,0">
          <text:p/>
        </draw:polygon>
        <draw:polygon draw:style-name="gr4" draw:text-style-name="P5" draw:layer="layout" svg:width="2.845cm" svg:height="0.018cm" svg:x="12.097cm" svg:y="17.733cm" svg:viewBox="0 0 2846 19" draw:points="0,19 2846,19 2846,0 0,0">
          <text:p/>
        </draw:polygon>
        <draw:polygon draw:style-name="gr4" draw:text-style-name="P5" draw:layer="layout" svg:width="0.017cm" svg:height="0.018cm" svg:x="14.942cm" svg:y="17.733cm" svg:viewBox="0 0 18 19" draw:points="0,19 18,19 18,0 0,0">
          <text:p/>
        </draw:polygon>
        <draw:polygon draw:style-name="gr4" draw:text-style-name="P5" draw:layer="layout" svg:width="0.555cm" svg:height="0.018cm" svg:x="14.959cm" svg:y="17.733cm" svg:viewBox="0 0 556 19" draw:points="0,19 556,19 556,0 0,0">
          <text:p/>
        </draw:polygon>
        <draw:polygon draw:style-name="gr4" draw:text-style-name="P5" draw:layer="layout" svg:width="0.017cm" svg:height="0.018cm" svg:x="15.514cm" svg:y="17.733cm" svg:viewBox="0 0 18 19" draw:points="0,19 18,19 18,0 0,0">
          <text:p/>
        </draw:polygon>
        <draw:polygon draw:style-name="gr4" draw:text-style-name="P5" draw:layer="layout" svg:width="3.59cm" svg:height="0.018cm" svg:x="15.531cm" svg:y="17.733cm" svg:viewBox="0 0 3591 19" draw:points="0,19 3591,19 3591,0 0,0">
          <text:p/>
        </draw:polygon>
        <draw:polygon draw:style-name="gr4" draw:text-style-name="P5" draw:layer="layout" svg:width="0.017cm" svg:height="0.018cm" svg:x="19.121cm" svg:y="17.733cm" svg:viewBox="0 0 18 19" draw:points="0,19 18,19 18,0 0,0">
          <text:p/>
        </draw:polygon>
        <draw:polygon draw:style-name="gr4" draw:text-style-name="P5" draw:layer="layout" svg:width="0.017cm" svg:height="1.114cm" svg:x="2.831cm" svg:y="17.75cm" svg:viewBox="0 0 18 1115" draw:points="0,1115 18,1115 18,0 0,0">
          <text:p/>
        </draw:polygon>
        <draw:polygon draw:style-name="gr4" draw:text-style-name="P5" draw:layer="layout" svg:width="0.017cm" svg:height="1.114cm" svg:x="5.083cm" svg:y="17.75cm" svg:viewBox="0 0 18 1115" draw:points="0,1115 18,1115 18,0 0,0">
          <text:p/>
        </draw:polygon>
        <draw:polygon draw:style-name="gr4" draw:text-style-name="P5" draw:layer="layout" svg:width="0.017cm" svg:height="1.114cm" svg:x="7.013cm" svg:y="17.75cm" svg:viewBox="0 0 18 1115" draw:points="0,1115 18,1115 18,0 0,0">
          <text:p/>
        </draw:polygon>
        <draw:polygon draw:style-name="gr4" draw:text-style-name="P5" draw:layer="layout" svg:width="0.017cm" svg:height="1.114cm" svg:x="8.834cm" svg:y="17.75cm" svg:viewBox="0 0 18 1115" draw:points="0,1115 18,1115 18,0 0,0">
          <text:p/>
        </draw:polygon>
        <draw:polygon draw:style-name="gr4" draw:text-style-name="P5" draw:layer="layout" svg:width="0.017cm" svg:height="1.114cm" svg:x="12.081cm" svg:y="17.75cm" svg:viewBox="0 0 18 1115" draw:points="0,1115 18,1115 18,0 0,0">
          <text:p/>
        </draw:polygon>
        <draw:polygon draw:style-name="gr4" draw:text-style-name="P5" draw:layer="layout" svg:width="0.017cm" svg:height="1.114cm" svg:x="15.514cm" svg:y="17.75cm" svg:viewBox="0 0 18 1115" draw:points="0,1115 18,1115 18,0 0,0">
          <text:p/>
        </draw:polygon>
        <draw:polygon draw:style-name="gr4" draw:text-style-name="P5" draw:layer="layout" svg:width="0.017cm" svg:height="1.114cm" svg:x="19.121cm" svg:y="17.75cm" svg:viewBox="0 0 18 1115" draw:points="0,1115 18,1115 18,0 0,0">
          <text:p/>
        </draw:polygon>
        <draw:frame draw:style-name="gr3" draw:text-style-name="P4" draw:layer="layout" svg:width="2.068cm" svg:height="0.348cm" svg:x="16.323cm" svg:y="18.196cm">
          <draw:text-box>
            <text:p text:style-name="P1"><text:span text:style-name="T3">tissue monitoring </text:span></text:p>
          </draw:text-box>
        </draw:frame>
        <draw:frame draw:style-name="gr3" draw:text-style-name="P4" draw:layer="layout" svg:width="0.283cm" svg:height="0.348cm" svg:x="3.466cm" svg:y="18.87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234cm" svg:height="0.348cm" svg:x="5.473cm" svg:y="18.878cm">
          <draw:text-box>
            <text:p text:style-name="P1"><text:span text:style-name="T3">MARAVAL </text:span></text:p>
          </draw:text-box>
        </draw:frame>
        <draw:frame draw:style-name="gr3" draw:text-style-name="P4" draw:layer="layout" svg:width="1.014cm" svg:height="0.348cm" svg:x="7.458cm" svg:y="18.878cm">
          <draw:text-box>
            <text:p text:style-name="P1"><text:span text:style-name="T3">Georges </text:span></text:p>
          </draw:text-box>
        </draw:frame>
        <draw:frame draw:style-name="gr3" draw:text-style-name="P4" draw:layer="layout" svg:width="1.094cm" svg:height="0.348cm" svg:x="9.952cm" svg:y="18.878cm">
          <draw:text-box>
            <text:p text:style-name="P1"><text:span text:style-name="T3">AJT INRA </text:span></text:p>
          </draw:text-box>
        </draw:frame>
        <draw:frame draw:style-name="gr3" draw:text-style-name="P4" draw:layer="layout" svg:width="1.59cm" svg:height="0.348cm" svg:x="12.9cm" svg:y="18.952cm">
          <draw:text-box>
            <text:p text:style-name="P1"><text:span text:style-name="T3">Fractionation </text:span></text:p>
          </draw:text-box>
        </draw:frame>
        <draw:frame draw:style-name="gr3" draw:text-style-name="P4" draw:layer="layout" svg:width="1.382cm" svg:height="0.348cm" svg:x="13cm" svg:y="19.252cm">
          <draw:text-box>
            <text:p text:style-name="P1"><text:span text:style-name="T3">Technology </text:span></text:p>
          </draw:text-box>
        </draw:frame>
        <draw:polygon draw:style-name="gr4" draw:text-style-name="P5" draw:layer="layout" svg:width="0.017cm" svg:height="0.017cm" svg:x="2.831cm" svg:y="18.864cm" svg:viewBox="0 0 18 18" draw:points="0,18 18,18 18,0 0,0">
          <text:p/>
        </draw:polygon>
        <draw:polygon draw:style-name="gr4" draw:text-style-name="P5" draw:layer="layout" svg:width="0.017cm" svg:height="0.017cm" svg:x="5.083cm" svg:y="18.864cm" svg:viewBox="0 0 18 18" draw:points="0,18 18,18 18,0 0,0">
          <text:p/>
        </draw:polygon>
        <draw:polygon draw:style-name="gr4" draw:text-style-name="P5" draw:layer="layout" svg:width="1.913cm" svg:height="0.017cm" svg:x="5.1cm" svg:y="18.864cm" svg:viewBox="0 0 1914 18" draw:points="0,18 1914,18 1914,0 0,0">
          <text:p/>
        </draw:polygon>
        <draw:polygon draw:style-name="gr4" draw:text-style-name="P5" draw:layer="layout" svg:width="0.017cm" svg:height="0.017cm" svg:x="7.013cm" svg:y="18.864cm" svg:viewBox="0 0 18 18" draw:points="0,18 18,18 18,0 0,0">
          <text:p/>
        </draw:polygon>
        <draw:polygon draw:style-name="gr4" draw:text-style-name="P5" draw:layer="layout" svg:width="1.804cm" svg:height="0.017cm" svg:x="7.03cm" svg:y="18.864cm" svg:viewBox="0 0 1805 18" draw:points="0,18 1805,18 1805,0 0,0">
          <text:p/>
        </draw:polygon>
        <draw:polygon draw:style-name="gr4" draw:text-style-name="P5" draw:layer="layout" svg:width="0.017cm" svg:height="0.017cm" svg:x="8.834cm" svg:y="18.864cm" svg:viewBox="0 0 18 18" draw:points="0,18 18,18 18,0 0,0">
          <text:p/>
        </draw:polygon>
        <draw:polygon draw:style-name="gr4" draw:text-style-name="P5" draw:layer="layout" svg:width="3.23cm" svg:height="0.017cm" svg:x="8.851cm" svg:y="18.864cm" svg:viewBox="0 0 3231 18" draw:points="0,18 3231,18 3231,0 0,0">
          <text:p/>
        </draw:polygon>
        <draw:polygon draw:style-name="gr4" draw:text-style-name="P5" draw:layer="layout" svg:width="0.017cm" svg:height="0.017cm" svg:x="12.081cm" svg:y="18.864cm" svg:viewBox="0 0 18 18" draw:points="0,18 18,18 18,0 0,0">
          <text:p/>
        </draw:polygon>
        <draw:polygon draw:style-name="gr4" draw:text-style-name="P5" draw:layer="layout" svg:width="2.845cm" svg:height="0.017cm" svg:x="12.097cm" svg:y="18.864cm" svg:viewBox="0 0 2846 18" draw:points="0,18 2846,18 2846,0 0,0">
          <text:p/>
        </draw:polygon>
        <draw:polygon draw:style-name="gr4" draw:text-style-name="P5" draw:layer="layout" svg:width="0.017cm" svg:height="0.017cm" svg:x="14.942cm" svg:y="18.864cm" svg:viewBox="0 0 18 18" draw:points="0,18 18,18 18,0 0,0">
          <text:p/>
        </draw:polygon>
        <draw:polygon draw:style-name="gr4" draw:text-style-name="P5" draw:layer="layout" svg:width="0.555cm" svg:height="0.017cm" svg:x="14.959cm" svg:y="18.864cm" svg:viewBox="0 0 556 18" draw:points="0,18 556,18 556,0 0,0">
          <text:p/>
        </draw:polygon>
        <draw:polygon draw:style-name="gr4" draw:text-style-name="P5" draw:layer="layout" svg:width="0.017cm" svg:height="0.017cm" svg:x="15.514cm" svg:y="18.864cm" svg:viewBox="0 0 18 18" draw:points="0,18 18,18 18,0 0,0">
          <text:p/>
        </draw:polygon>
        <draw:polygon draw:style-name="gr4" draw:text-style-name="P5" draw:layer="layout" svg:width="3.59cm" svg:height="0.017cm" svg:x="15.531cm" svg:y="18.864cm" svg:viewBox="0 0 3591 18" draw:points="0,18 3591,18 3591,0 0,0">
          <text:p/>
        </draw:polygon>
        <draw:polygon draw:style-name="gr4" draw:text-style-name="P5" draw:layer="layout" svg:width="0.017cm" svg:height="0.017cm" svg:x="19.121cm" svg:y="18.864cm" svg:viewBox="0 0 18 18" draw:points="0,18 18,18 18,0 0,0">
          <text:p/>
        </draw:polygon>
        <draw:polygon draw:style-name="gr4" draw:text-style-name="P5" draw:layer="layout" svg:width="0.017cm" svg:height="0.901cm" svg:x="2.831cm" svg:y="18.881cm" svg:viewBox="0 0 18 902" draw:points="0,902 18,902 18,0 0,0">
          <text:p/>
        </draw:polygon>
        <draw:polygon draw:style-name="gr4" draw:text-style-name="P5" draw:layer="layout" svg:width="0.017cm" svg:height="0.901cm" svg:x="5.083cm" svg:y="18.881cm" svg:viewBox="0 0 18 902" draw:points="0,902 18,902 18,0 0,0">
          <text:p/>
        </draw:polygon>
        <draw:polygon draw:style-name="gr4" draw:text-style-name="P5" draw:layer="layout" svg:width="0.017cm" svg:height="0.901cm" svg:x="7.013cm" svg:y="18.881cm" svg:viewBox="0 0 18 902" draw:points="0,902 18,902 18,0 0,0">
          <text:p/>
        </draw:polygon>
        <draw:polygon draw:style-name="gr4" draw:text-style-name="P5" draw:layer="layout" svg:width="0.017cm" svg:height="0.901cm" svg:x="8.834cm" svg:y="18.881cm" svg:viewBox="0 0 18 902" draw:points="0,902 18,902 18,0 0,0">
          <text:p/>
        </draw:polygon>
        <draw:polygon draw:style-name="gr4" draw:text-style-name="P5" draw:layer="layout" svg:width="0.017cm" svg:height="0.901cm" svg:x="12.081cm" svg:y="18.881cm" svg:viewBox="0 0 18 902" draw:points="0,902 18,902 18,0 0,0">
          <text:p/>
        </draw:polygon>
        <draw:polygon draw:style-name="gr4" draw:text-style-name="P5" draw:layer="layout" svg:width="0.017cm" svg:height="0.901cm" svg:x="15.514cm" svg:y="18.881cm" svg:viewBox="0 0 18 902" draw:points="0,902 18,902 18,0 0,0">
          <text:p/>
        </draw:polygon>
        <draw:polygon draw:style-name="gr4" draw:text-style-name="P5" draw:layer="layout" svg:width="0.017cm" svg:height="0.901cm" svg:x="19.121cm" svg:y="18.881cm" svg:viewBox="0 0 18 902" draw:points="0,902 18,902 18,0 0,0">
          <text:p/>
        </draw:polygon>
        <draw:frame draw:style-name="gr3" draw:text-style-name="P4" draw:layer="layout" svg:width="2.584cm" svg:height="0.348cm" svg:x="16.119cm" svg:y="19.152cm">
          <draw:text-box>
            <text:p text:style-name="P1"><text:span text:style-name="T3">Essais fractionnement </text:span></text:p>
          </draw:text-box>
        </draw:frame>
        <draw:frame draw:style-name="gr3" draw:text-style-name="P4" draw:layer="layout" svg:width="0.283cm" svg:height="0.348cm" svg:x="3.466cm" svg:y="19.796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.196cm" svg:height="0.348cm" svg:x="5.494cm" svg:y="19.796cm">
          <draw:text-box>
            <text:p text:style-name="P1"><text:span text:style-name="T3">LASSERRE </text:span></text:p>
          </draw:text-box>
        </draw:frame>
        <draw:frame draw:style-name="gr3" draw:text-style-name="P4" draw:layer="layout" svg:width="1.746cm" svg:height="0.348cm" svg:x="7.094cm" svg:y="19.796cm">
          <draw:text-box>
            <text:p text:style-name="P1"><text:span text:style-name="T3">Thérèse-Marie </text:span></text:p>
          </draw:text-box>
        </draw:frame>
        <draw:frame draw:style-name="gr3" draw:text-style-name="P4" draw:layer="layout" svg:width="0.993cm" svg:height="0.348cm" svg:x="10.002cm" svg:y="19.796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1.192cm" svg:height="0.348cm" svg:x="13.1cm" svg:y="20.152cm">
          <draw:text-box>
            <text:p text:style-name="P1"><text:span text:style-name="T3">Biochimie </text:span></text:p>
          </draw:text-box>
        </draw:frame>
        <draw:frame draw:style-name="gr3" draw:text-style-name="P4" draw:layer="layout" svg:width="2.347cm" svg:height="0.348cm" svg:x="16.183cm" svg:y="19.796cm">
          <draw:text-box>
            <text:p text:style-name="P1"><text:span text:style-name="T3">Biochemistry assays </text:span></text:p>
          </draw:text-box>
        </draw:frame>
        <draw:polygon draw:style-name="gr4" draw:text-style-name="P5" draw:layer="layout" svg:width="0.017cm" svg:height="0.017cm" svg:x="2.831cm" svg:y="19.782cm" svg:viewBox="0 0 18 18" draw:points="0,18 18,18 18,0 0,0">
          <text:p/>
        </draw:polygon>
        <draw:polygon draw:style-name="gr4" draw:text-style-name="P5" draw:layer="layout" svg:width="0.017cm" svg:height="0.017cm" svg:x="5.083cm" svg:y="19.782cm" svg:viewBox="0 0 18 18" draw:points="0,18 18,18 18,0 0,0">
          <text:p/>
        </draw:polygon>
        <draw:polygon draw:style-name="gr4" draw:text-style-name="P5" draw:layer="layout" svg:width="1.913cm" svg:height="0.017cm" svg:x="5.1cm" svg:y="19.782cm" svg:viewBox="0 0 1914 18" draw:points="0,18 1914,18 1914,0 0,0">
          <text:p/>
        </draw:polygon>
        <draw:polygon draw:style-name="gr4" draw:text-style-name="P5" draw:layer="layout" svg:width="0.017cm" svg:height="0.017cm" svg:x="7.013cm" svg:y="19.782cm" svg:viewBox="0 0 18 18" draw:points="0,18 18,18 18,0 0,0">
          <text:p/>
        </draw:polygon>
        <draw:polygon draw:style-name="gr4" draw:text-style-name="P5" draw:layer="layout" svg:width="1.804cm" svg:height="0.017cm" svg:x="7.03cm" svg:y="19.782cm" svg:viewBox="0 0 1805 18" draw:points="0,18 1805,18 1805,0 0,0">
          <text:p/>
        </draw:polygon>
        <draw:polygon draw:style-name="gr4" draw:text-style-name="P5" draw:layer="layout" svg:width="0.017cm" svg:height="0.017cm" svg:x="8.834cm" svg:y="19.782cm" svg:viewBox="0 0 18 18" draw:points="0,18 18,18 18,0 0,0">
          <text:p/>
        </draw:polygon>
        <draw:polygon draw:style-name="gr4" draw:text-style-name="P5" draw:layer="layout" svg:width="3.23cm" svg:height="0.017cm" svg:x="8.851cm" svg:y="19.782cm" svg:viewBox="0 0 3231 18" draw:points="0,18 3231,18 3231,0 0,0">
          <text:p/>
        </draw:polygon>
        <draw:polygon draw:style-name="gr4" draw:text-style-name="P5" draw:layer="layout" svg:width="0.017cm" svg:height="0.017cm" svg:x="12.081cm" svg:y="19.782cm" svg:viewBox="0 0 18 18" draw:points="0,18 18,18 18,0 0,0">
          <text:p/>
        </draw:polygon>
        <draw:polygon draw:style-name="gr4" draw:text-style-name="P5" draw:layer="layout" svg:width="2.845cm" svg:height="0.017cm" svg:x="12.097cm" svg:y="19.782cm" svg:viewBox="0 0 2846 18" draw:points="0,18 2846,18 2846,0 0,0">
          <text:p/>
        </draw:polygon>
        <draw:polygon draw:style-name="gr4" draw:text-style-name="P5" draw:layer="layout" svg:width="0.017cm" svg:height="0.017cm" svg:x="14.942cm" svg:y="19.782cm" svg:viewBox="0 0 18 18" draw:points="0,18 18,18 18,0 0,0">
          <text:p/>
        </draw:polygon>
        <draw:polygon draw:style-name="gr4" draw:text-style-name="P5" draw:layer="layout" svg:width="0.555cm" svg:height="0.017cm" svg:x="14.959cm" svg:y="19.782cm" svg:viewBox="0 0 556 18" draw:points="0,18 556,18 556,0 0,0">
          <text:p/>
        </draw:polygon>
        <draw:polygon draw:style-name="gr4" draw:text-style-name="P5" draw:layer="layout" svg:width="0.017cm" svg:height="0.017cm" svg:x="15.514cm" svg:y="19.782cm" svg:viewBox="0 0 18 18" draw:points="0,18 18,18 18,0 0,0">
          <text:p/>
        </draw:polygon>
        <draw:polygon draw:style-name="gr4" draw:text-style-name="P5" draw:layer="layout" svg:width="3.59cm" svg:height="0.017cm" svg:x="15.531cm" svg:y="19.782cm" svg:viewBox="0 0 3591 18" draw:points="0,18 3591,18 3591,0 0,0">
          <text:p/>
        </draw:polygon>
        <draw:polygon draw:style-name="gr4" draw:text-style-name="P5" draw:layer="layout" svg:width="0.017cm" svg:height="0.017cm" svg:x="19.121cm" svg:y="19.782cm" svg:viewBox="0 0 18 18" draw:points="0,18 18,18 18,0 0,0">
          <text:p/>
        </draw:polygon>
        <draw:polygon draw:style-name="gr4" draw:text-style-name="P5" draw:layer="layout" svg:width="0.017cm" svg:height="1.114cm" svg:x="2.831cm" svg:y="19.799cm" svg:viewBox="0 0 18 1115" draw:points="0,1115 18,1115 18,0 0,0">
          <text:p/>
        </draw:polygon>
        <draw:polygon draw:style-name="gr4" draw:text-style-name="P5" draw:layer="layout" svg:width="0.017cm" svg:height="1.114cm" svg:x="5.083cm" svg:y="19.799cm" svg:viewBox="0 0 18 1115" draw:points="0,1115 18,1115 18,0 0,0">
          <text:p/>
        </draw:polygon>
        <draw:polygon draw:style-name="gr4" draw:text-style-name="P5" draw:layer="layout" svg:width="0.017cm" svg:height="1.114cm" svg:x="7.013cm" svg:y="19.799cm" svg:viewBox="0 0 18 1115" draw:points="0,1115 18,1115 18,0 0,0">
          <text:p/>
        </draw:polygon>
        <draw:polygon draw:style-name="gr4" draw:text-style-name="P5" draw:layer="layout" svg:width="0.017cm" svg:height="1.114cm" svg:x="8.834cm" svg:y="19.799cm" svg:viewBox="0 0 18 1115" draw:points="0,1115 18,1115 18,0 0,0">
          <text:p/>
        </draw:polygon>
        <draw:polygon draw:style-name="gr4" draw:text-style-name="P5" draw:layer="layout" svg:width="0.017cm" svg:height="1.114cm" svg:x="12.081cm" svg:y="19.799cm" svg:viewBox="0 0 18 1115" draw:points="0,1115 18,1115 18,0 0,0">
          <text:p/>
        </draw:polygon>
        <draw:polygon draw:style-name="gr4" draw:text-style-name="P5" draw:layer="layout" svg:width="0.017cm" svg:height="1.114cm" svg:x="15.514cm" svg:y="19.799cm" svg:viewBox="0 0 18 1115" draw:points="0,1115 18,1115 18,0 0,0">
          <text:p/>
        </draw:polygon>
        <draw:polygon draw:style-name="gr4" draw:text-style-name="P5" draw:layer="layout" svg:width="0.017cm" svg:height="1.114cm" svg:x="19.121cm" svg:y="19.799cm" svg:viewBox="0 0 18 1115" draw:points="0,1115 18,1115 18,0 0,0">
          <text:p/>
        </draw:polygon>
        <draw:frame draw:style-name="gr3" draw:text-style-name="P4" draw:layer="layout" svg:width="2.114cm" svg:height="0.348cm" svg:x="16.302cm" svg:y="20.351cm">
          <draw:text-box>
            <text:p text:style-name="P1"><text:span text:style-name="T3">Tissue monitoring </text:span></text:p>
          </draw:text-box>
        </draw:frame>
        <draw:frame draw:style-name="gr3" draw:text-style-name="P4" draw:layer="layout" svg:width="0.283cm" svg:height="0.348cm" svg:x="3.466cm" svg:y="20.927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925cm" svg:height="0.348cm" svg:x="5.629cm" svg:y="20.927cm">
          <draw:text-box>
            <text:p text:style-name="P1"><text:span text:style-name="T3">PUTOIS </text:span></text:p>
          </draw:text-box>
        </draw:frame>
        <draw:frame draw:style-name="gr3" draw:text-style-name="P4" draw:layer="layout" svg:width="0.883cm" svg:height="0.348cm" svg:x="7.522cm" svg:y="20.927cm">
          <draw:text-box>
            <text:p text:style-name="P1"><text:span text:style-name="T3">Aurélie </text:span></text:p>
          </draw:text-box>
        </draw:frame>
        <draw:frame draw:style-name="gr3" draw:text-style-name="P4" draw:layer="layout" svg:width="0.993cm" svg:height="0.348cm" svg:x="10.002cm" svg:y="20.927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1.192cm" svg:height="0.348cm" svg:x="13.074cm" svg:y="21.087cm">
          <draw:text-box>
            <text:p text:style-name="P1"><text:span text:style-name="T3">Biochimie </text:span></text:p>
          </draw:text-box>
        </draw:frame>
        <draw:polygon draw:style-name="gr4" draw:text-style-name="P5" draw:layer="layout" svg:width="0.017cm" svg:height="0.017cm" svg:x="2.831cm" svg:y="20.913cm" svg:viewBox="0 0 18 18" draw:points="0,18 18,18 18,0 0,0">
          <text:p/>
        </draw:polygon>
        <draw:polygon draw:style-name="gr4" draw:text-style-name="P5" draw:layer="layout" svg:width="0.017cm" svg:height="0.017cm" svg:x="5.083cm" svg:y="20.913cm" svg:viewBox="0 0 18 18" draw:points="0,18 18,18 18,0 0,0">
          <text:p/>
        </draw:polygon>
        <draw:polygon draw:style-name="gr4" draw:text-style-name="P5" draw:layer="layout" svg:width="1.913cm" svg:height="0.017cm" svg:x="5.1cm" svg:y="20.913cm" svg:viewBox="0 0 1914 18" draw:points="0,18 1914,18 1914,0 0,0">
          <text:p/>
        </draw:polygon>
        <draw:polygon draw:style-name="gr4" draw:text-style-name="P5" draw:layer="layout" svg:width="0.017cm" svg:height="0.017cm" svg:x="7.013cm" svg:y="20.913cm" svg:viewBox="0 0 18 18" draw:points="0,18 18,18 18,0 0,0">
          <text:p/>
        </draw:polygon>
        <draw:polygon draw:style-name="gr4" draw:text-style-name="P5" draw:layer="layout" svg:width="1.804cm" svg:height="0.017cm" svg:x="7.03cm" svg:y="20.913cm" svg:viewBox="0 0 1805 18" draw:points="0,18 1805,18 1805,0 0,0">
          <text:p/>
        </draw:polygon>
        <draw:polygon draw:style-name="gr4" draw:text-style-name="P5" draw:layer="layout" svg:width="0.017cm" svg:height="0.017cm" svg:x="8.834cm" svg:y="20.913cm" svg:viewBox="0 0 18 18" draw:points="0,18 18,18 18,0 0,0">
          <text:p/>
        </draw:polygon>
        <draw:polygon draw:style-name="gr4" draw:text-style-name="P5" draw:layer="layout" svg:width="3.23cm" svg:height="0.017cm" svg:x="8.851cm" svg:y="20.913cm" svg:viewBox="0 0 3231 18" draw:points="0,18 3231,18 3231,0 0,0">
          <text:p/>
        </draw:polygon>
        <draw:polygon draw:style-name="gr4" draw:text-style-name="P5" draw:layer="layout" svg:width="0.017cm" svg:height="0.017cm" svg:x="12.081cm" svg:y="20.913cm" svg:viewBox="0 0 18 18" draw:points="0,18 18,18 18,0 0,0">
          <text:p/>
        </draw:polygon>
        <draw:polygon draw:style-name="gr4" draw:text-style-name="P5" draw:layer="layout" svg:width="2.845cm" svg:height="0.017cm" svg:x="12.097cm" svg:y="20.913cm" svg:viewBox="0 0 2846 18" draw:points="0,18 2846,18 2846,0 0,0">
          <text:p/>
        </draw:polygon>
        <draw:polygon draw:style-name="gr4" draw:text-style-name="P5" draw:layer="layout" svg:width="0.017cm" svg:height="0.017cm" svg:x="14.942cm" svg:y="20.913cm" svg:viewBox="0 0 18 18" draw:points="0,18 18,18 18,0 0,0">
          <text:p/>
        </draw:polygon>
        <draw:polygon draw:style-name="gr4" draw:text-style-name="P5" draw:layer="layout" svg:width="0.555cm" svg:height="0.017cm" svg:x="14.959cm" svg:y="20.913cm" svg:viewBox="0 0 556 18" draw:points="0,18 556,18 556,0 0,0">
          <text:p/>
        </draw:polygon>
        <draw:polygon draw:style-name="gr4" draw:text-style-name="P5" draw:layer="layout" svg:width="0.017cm" svg:height="0.017cm" svg:x="15.514cm" svg:y="20.913cm" svg:viewBox="0 0 18 18" draw:points="0,18 18,18 18,0 0,0">
          <text:p/>
        </draw:polygon>
        <draw:polygon draw:style-name="gr4" draw:text-style-name="P5" draw:layer="layout" svg:width="3.59cm" svg:height="0.017cm" svg:x="15.531cm" svg:y="20.913cm" svg:viewBox="0 0 3591 18" draw:points="0,18 3591,18 3591,0 0,0">
          <text:p/>
        </draw:polygon>
        <draw:polygon draw:style-name="gr4" draw:text-style-name="P5" draw:layer="layout" svg:width="0.017cm" svg:height="0.017cm" svg:x="19.121cm" svg:y="20.913cm" svg:viewBox="0 0 18 18" draw:points="0,18 18,18 18,0 0,0">
          <text:p/>
        </draw:polygon>
        <draw:polygon draw:style-name="gr4" draw:text-style-name="P5" draw:layer="layout" svg:width="0.017cm" svg:height="0.698cm" svg:x="2.831cm" svg:y="20.93cm" svg:viewBox="0 0 18 699" draw:points="0,699 18,699 18,0 0,0">
          <text:p/>
        </draw:polygon>
        <draw:polygon draw:style-name="gr4" draw:text-style-name="P5" draw:layer="layout" svg:width="0.017cm" svg:height="0.698cm" svg:x="5.083cm" svg:y="20.93cm" svg:viewBox="0 0 18 699" draw:points="0,699 18,699 18,0 0,0">
          <text:p/>
        </draw:polygon>
        <draw:polygon draw:style-name="gr4" draw:text-style-name="P5" draw:layer="layout" svg:width="0.017cm" svg:height="0.698cm" svg:x="7.013cm" svg:y="20.93cm" svg:viewBox="0 0 18 699" draw:points="0,699 18,699 18,0 0,0">
          <text:p/>
        </draw:polygon>
        <draw:polygon draw:style-name="gr4" draw:text-style-name="P5" draw:layer="layout" svg:width="0.017cm" svg:height="0.698cm" svg:x="8.834cm" svg:y="20.93cm" svg:viewBox="0 0 18 699" draw:points="0,699 18,699 18,0 0,0">
          <text:p/>
        </draw:polygon>
        <draw:polygon draw:style-name="gr4" draw:text-style-name="P5" draw:layer="layout" svg:width="0.017cm" svg:height="0.698cm" svg:x="12.081cm" svg:y="20.93cm" svg:viewBox="0 0 18 699" draw:points="0,699 18,699 18,0 0,0">
          <text:p/>
        </draw:polygon>
        <draw:polygon draw:style-name="gr4" draw:text-style-name="P5" draw:layer="layout" svg:width="0.017cm" svg:height="0.698cm" svg:x="15.514cm" svg:y="20.93cm" svg:viewBox="0 0 18 699" draw:points="0,699 18,699 18,0 0,0">
          <text:p/>
        </draw:polygon>
        <draw:polygon draw:style-name="gr4" draw:text-style-name="P5" draw:layer="layout" svg:width="0.017cm" svg:height="0.698cm" svg:x="19.121cm" svg:y="20.93cm" svg:viewBox="0 0 18 699" draw:points="0,699 18,699 18,0 0,0">
          <text:p/>
        </draw:polygon>
        <draw:frame draw:style-name="gr3" draw:text-style-name="P4" draw:layer="layout" svg:width="2.114cm" svg:height="0.348cm" svg:x="16.302cm" svg:y="20.927cm">
          <draw:text-box>
            <text:p text:style-name="P1"><text:span text:style-name="T3">Tissue monitoring </text:span></text:p>
          </draw:text-box>
        </draw:frame>
        <draw:polygon draw:style-name="gr4" draw:text-style-name="P5" draw:layer="layout" svg:width="0.017cm" svg:height="0.017cm" svg:x="2.831cm" svg:y="21.628cm" svg:viewBox="0 0 18 18" draw:points="0,18 18,18 18,0 0,0">
          <text:p/>
        </draw:polygon>
        <draw:polygon draw:style-name="gr4" draw:text-style-name="P5" draw:layer="layout" svg:width="0.017cm" svg:height="0.017cm" svg:x="5.083cm" svg:y="21.628cm" svg:viewBox="0 0 18 18" draw:points="0,18 18,18 18,0 0,0">
          <text:p/>
        </draw:polygon>
        <draw:polygon draw:style-name="gr4" draw:text-style-name="P5" draw:layer="layout" svg:width="1.913cm" svg:height="0.017cm" svg:x="5.1cm" svg:y="21.628cm" svg:viewBox="0 0 1914 18" draw:points="0,18 1914,18 1914,0 0,0">
          <text:p/>
        </draw:polygon>
        <draw:polygon draw:style-name="gr4" draw:text-style-name="P5" draw:layer="layout" svg:width="0.017cm" svg:height="0.017cm" svg:x="7.013cm" svg:y="21.628cm" svg:viewBox="0 0 18 18" draw:points="0,18 18,18 18,0 0,0">
          <text:p/>
        </draw:polygon>
        <draw:polygon draw:style-name="gr4" draw:text-style-name="P5" draw:layer="layout" svg:width="1.804cm" svg:height="0.017cm" svg:x="7.03cm" svg:y="21.628cm" svg:viewBox="0 0 1805 18" draw:points="0,18 1805,18 1805,0 0,0">
          <text:p/>
        </draw:polygon>
        <draw:polygon draw:style-name="gr4" draw:text-style-name="P5" draw:layer="layout" svg:width="0.017cm" svg:height="0.017cm" svg:x="8.834cm" svg:y="21.628cm" svg:viewBox="0 0 18 18" draw:points="0,18 18,18 18,0 0,0">
          <text:p/>
        </draw:polygon>
        <draw:polygon draw:style-name="gr4" draw:text-style-name="P5" draw:layer="layout" svg:width="3.23cm" svg:height="0.017cm" svg:x="8.851cm" svg:y="21.628cm" svg:viewBox="0 0 3231 18" draw:points="0,18 3231,18 3231,0 0,0">
          <text:p/>
        </draw:polygon>
        <draw:polygon draw:style-name="gr4" draw:text-style-name="P5" draw:layer="layout" svg:width="0.017cm" svg:height="0.017cm" svg:x="12.081cm" svg:y="21.628cm" svg:viewBox="0 0 18 18" draw:points="0,18 18,18 18,0 0,0">
          <text:p/>
        </draw:polygon>
        <draw:polygon draw:style-name="gr4" draw:text-style-name="P5" draw:layer="layout" svg:width="2.845cm" svg:height="0.017cm" svg:x="12.097cm" svg:y="21.628cm" svg:viewBox="0 0 2846 18" draw:points="0,18 2846,18 2846,0 0,0">
          <text:p/>
        </draw:polygon>
        <draw:polygon draw:style-name="gr4" draw:text-style-name="P5" draw:layer="layout" svg:width="0.017cm" svg:height="0.017cm" svg:x="14.942cm" svg:y="21.628cm" svg:viewBox="0 0 18 18" draw:points="0,18 18,18 18,0 0,0">
          <text:p/>
        </draw:polygon>
        <draw:polygon draw:style-name="gr4" draw:text-style-name="P5" draw:layer="layout" svg:width="0.555cm" svg:height="0.017cm" svg:x="14.959cm" svg:y="21.628cm" svg:viewBox="0 0 556 18" draw:points="0,18 556,18 556,0 0,0">
          <text:p/>
        </draw:polygon>
        <draw:polygon draw:style-name="gr4" draw:text-style-name="P5" draw:layer="layout" svg:width="0.017cm" svg:height="0.017cm" svg:x="15.514cm" svg:y="21.628cm" svg:viewBox="0 0 18 18" draw:points="0,18 18,18 18,0 0,0">
          <text:p/>
        </draw:polygon>
        <draw:polygon draw:style-name="gr4" draw:text-style-name="P5" draw:layer="layout" svg:width="3.59cm" svg:height="0.017cm" svg:x="15.531cm" svg:y="21.628cm" svg:viewBox="0 0 3591 18" draw:points="0,18 3591,18 3591,0 0,0">
          <text:p/>
        </draw:polygon>
        <draw:polygon draw:style-name="gr4" draw:text-style-name="P5" draw:layer="layout" svg:width="0.017cm" svg:height="0.017cm" svg:x="19.121cm" svg:y="21.628cm" svg:viewBox="0 0 18 18" draw:points="0,18 18,18 18,0 0,0">
          <text:p/>
        </draw:polygon>
        <draw:frame draw:style-name="gr3" draw:text-style-name="P4" draw:layer="layout" svg:width="0.283cm" svg:height="0.348cm" svg:x="3.966cm" svg:y="22.561cm">
          <draw:text-box>
            <text:p text:style-name="P1"><text:span text:style-name="T4"><text:s/></text:span></text:p>
          </draw:text-box>
        </draw:frame>
        <draw:polygon draw:style-name="gr4" draw:text-style-name="P5" draw:layer="layout" svg:width="0.017cm" svg:height="0.017cm" svg:x="2.831cm" svg:y="22.547cm" svg:viewBox="0 0 18 18" draw:points="0,18 18,18 18,0 0,0">
          <text:p/>
        </draw:polygon>
        <draw:polygon draw:style-name="gr4" draw:text-style-name="P5" draw:layer="layout" svg:width="0.017cm" svg:height="0.017cm" svg:x="5.083cm" svg:y="22.547cm" svg:viewBox="0 0 18 18" draw:points="0,18 18,18 18,0 0,0">
          <text:p/>
        </draw:polygon>
        <draw:polygon draw:style-name="gr4" draw:text-style-name="P5" draw:layer="layout" svg:width="0.017cm" svg:height="0.017cm" svg:x="7.013cm" svg:y="22.547cm" svg:viewBox="0 0 18 18" draw:points="0,18 18,18 18,0 0,0">
          <text:p/>
        </draw:polygon>
        <draw:polygon draw:style-name="gr4" draw:text-style-name="P5" draw:layer="layout" svg:width="0.017cm" svg:height="0.017cm" svg:x="8.834cm" svg:y="22.547cm" svg:viewBox="0 0 18 18" draw:points="0,18 18,18 18,0 0,0">
          <text:p/>
        </draw:polygon>
        <draw:polygon draw:style-name="gr4" draw:text-style-name="P5" draw:layer="layout" svg:width="0.017cm" svg:height="0.017cm" svg:x="12.081cm" svg:y="22.547cm" svg:viewBox="0 0 18 18" draw:points="0,18 18,18 18,0 0,0">
          <text:p/>
        </draw:polygon>
        <draw:polygon draw:style-name="gr4" draw:text-style-name="P5" draw:layer="layout" svg:width="0.017cm" svg:height="0.017cm" svg:x="14.942cm" svg:y="22.547cm" svg:viewBox="0 0 18 18" draw:points="0,18 18,18 18,0 0,0">
          <text:p/>
        </draw:polygon>
        <draw:polygon draw:style-name="gr4" draw:text-style-name="P5" draw:layer="layout" svg:width="0.017cm" svg:height="0.017cm" svg:x="15.514cm" svg:y="22.547cm" svg:viewBox="0 0 18 18" draw:points="0,18 18,18 18,0 0,0">
          <text:p/>
        </draw:polygon>
        <draw:polygon draw:style-name="gr4" draw:text-style-name="P5" draw:layer="layout" svg:width="0.017cm" svg:height="0.017cm" svg:x="19.121cm" svg:y="22.547cm" svg:viewBox="0 0 18 18" draw:points="0,18 18,18 18,0 0,0">
          <text:p/>
        </draw:polygon>
        <draw:frame draw:style-name="gr3" draw:text-style-name="P4" draw:layer="layout" svg:width="0.283cm" svg:height="0.348cm" svg:x="3.966cm" svg:y="23.28cm">
          <draw:text-box>
            <text:p text:style-name="P1"><text:span text:style-name="T3"><text:s/></text:span></text:p>
          </draw:text-box>
        </draw:frame>
        <draw:polygon draw:style-name="gr4" draw:text-style-name="P5" draw:layer="layout" svg:width="0.017cm" svg:height="0.017cm" svg:x="2.831cm" svg:y="23.266cm" svg:viewBox="0 0 18 18" draw:points="0,18 18,18 18,0 0,0">
          <text:p/>
        </draw:polygon>
        <draw:polygon draw:style-name="gr4" draw:text-style-name="P5" draw:layer="layout" svg:width="0.017cm" svg:height="0.017cm" svg:x="5.083cm" svg:y="23.266cm" svg:viewBox="0 0 18 18" draw:points="0,18 18,18 18,0 0,0">
          <text:p/>
        </draw:polygon>
        <draw:polygon draw:style-name="gr4" draw:text-style-name="P5" draw:layer="layout" svg:width="0.017cm" svg:height="0.017cm" svg:x="7.013cm" svg:y="23.266cm" svg:viewBox="0 0 18 18" draw:points="0,18 18,18 18,0 0,0">
          <text:p/>
        </draw:polygon>
        <draw:polygon draw:style-name="gr4" draw:text-style-name="P5" draw:layer="layout" svg:width="0.017cm" svg:height="0.017cm" svg:x="8.834cm" svg:y="23.266cm" svg:viewBox="0 0 18 18" draw:points="0,18 18,18 18,0 0,0">
          <text:p/>
        </draw:polygon>
        <draw:polygon draw:style-name="gr4" draw:text-style-name="P5" draw:layer="layout" svg:width="0.017cm" svg:height="0.017cm" svg:x="12.081cm" svg:y="23.266cm" svg:viewBox="0 0 18 18" draw:points="0,18 18,18 18,0 0,0">
          <text:p/>
        </draw:polygon>
        <draw:polygon draw:style-name="gr4" draw:text-style-name="P5" draw:layer="layout" svg:width="0.017cm" svg:height="0.017cm" svg:x="14.942cm" svg:y="23.266cm" svg:viewBox="0 0 18 18" draw:points="0,18 18,18 18,0 0,0">
          <text:p/>
        </draw:polygon>
        <draw:polygon draw:style-name="gr4" draw:text-style-name="P5" draw:layer="layout" svg:width="0.017cm" svg:height="0.017cm" svg:x="15.514cm" svg:y="23.266cm" svg:viewBox="0 0 18 18" draw:points="0,18 18,18 18,0 0,0">
          <text:p/>
        </draw:polygon>
        <draw:polygon draw:style-name="gr4" draw:text-style-name="P5" draw:layer="layout" svg:width="0.017cm" svg:height="0.017cm" svg:x="19.121cm" svg:y="23.266cm" svg:viewBox="0 0 18 18" draw:points="0,18 18,18 18,0 0,0">
          <text:p/>
        </draw:polygon>
        <draw:polygon draw:style-name="gr4" draw:text-style-name="P5" draw:layer="layout" svg:width="0.017cm" svg:height="0.017cm" svg:x="2.831cm" svg:y="23.982cm" svg:viewBox="0 0 18 18" draw:points="0,18 18,18 18,0 0,0">
          <text:p/>
        </draw:polygon>
        <draw:polygon draw:style-name="gr4" draw:text-style-name="P5" draw:layer="layout" svg:width="0.017cm" svg:height="0.017cm" svg:x="2.831cm" svg:y="23.982cm" svg:viewBox="0 0 18 18" draw:points="0,18 18,18 18,0 0,0">
          <text:p/>
        </draw:polygon>
        <draw:polygon draw:style-name="gr4" draw:text-style-name="P5" draw:layer="layout" svg:width="0.017cm" svg:height="0.017cm" svg:x="5.083cm" svg:y="23.982cm" svg:viewBox="0 0 18 18" draw:points="0,18 18,18 18,0 0,0">
          <text:p/>
        </draw:polygon>
        <draw:polygon draw:style-name="gr4" draw:text-style-name="P5" draw:layer="layout" svg:width="0.017cm" svg:height="0.017cm" svg:x="7.013cm" svg:y="23.982cm" svg:viewBox="0 0 18 18" draw:points="0,18 18,18 18,0 0,0">
          <text:p/>
        </draw:polygon>
        <draw:polygon draw:style-name="gr4" draw:text-style-name="P5" draw:layer="layout" svg:width="0.017cm" svg:height="0.017cm" svg:x="8.834cm" svg:y="23.982cm" svg:viewBox="0 0 18 18" draw:points="0,18 18,18 18,0 0,0">
          <text:p/>
        </draw:polygon>
        <draw:polygon draw:style-name="gr4" draw:text-style-name="P5" draw:layer="layout" svg:width="0.017cm" svg:height="0.017cm" svg:x="12.081cm" svg:y="23.982cm" svg:viewBox="0 0 18 18" draw:points="0,18 18,18 18,0 0,0">
          <text:p/>
        </draw:polygon>
        <draw:polygon draw:style-name="gr4" draw:text-style-name="P5" draw:layer="layout" svg:width="0.017cm" svg:height="0.017cm" svg:x="14.942cm" svg:y="23.982cm" svg:viewBox="0 0 18 18" draw:points="0,18 18,18 18,0 0,0">
          <text:p/>
        </draw:polygon>
        <draw:polygon draw:style-name="gr4" draw:text-style-name="P5" draw:layer="layout" svg:width="0.017cm" svg:height="0.017cm" svg:x="15.514cm" svg:y="23.982cm" svg:viewBox="0 0 18 18" draw:points="0,18 18,18 18,0 0,0">
          <text:p/>
        </draw:polygon>
        <draw:polygon draw:style-name="gr4" draw:text-style-name="P5" draw:layer="layout" svg:width="0.017cm" svg:height="0.017cm" svg:x="19.121cm" svg:y="23.982cm" svg:viewBox="0 0 18 18" draw:points="0,18 18,18 18,0 0,0">
          <text:p/>
        </draw:polygon>
        <draw:polygon draw:style-name="gr4" draw:text-style-name="P5" draw:layer="layout" svg:width="0.017cm" svg:height="0.017cm" svg:x="19.121cm" svg:y="23.982cm" svg:viewBox="0 0 18 18" draw:points="0,18 18,18 18,0 0,0">
          <text:p/>
        </draw:polygon>
        <draw:frame draw:style-name="gr1" draw:text-style-name="P2" draw:layer="layout" svg:width="0.372cm" svg:height="0.459cm" svg:x="17.864cm" svg:y="27.99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39cm" svg:height="0.348cm" svg:x="12.6cm" svg:y="6.652cm">
          <draw:text-box>
            <text:p text:style-name="P1"><text:span text:style-name="T3">Biologie moléculaire </text:span></text:p>
          </draw:text-box>
        </draw:frame>
        <draw:frame draw:style-name="gr3" draw:text-style-name="P4" draw:layer="layout" svg:width="1.192cm" svg:height="0.348cm" svg:x="13.1cm" svg:y="7.352cm">
          <draw:text-box>
            <text:p text:style-name="P1"><text:span text:style-name="T3">Biochimie </text:span></text:p>
          </draw:text-box>
        </draw:frame>
        <draw:frame draw:style-name="gr7" draw:text-style-name="P8" draw:layer="layout" svg:width="0.002cm" svg:height="0.937cm" svg:x="3.342cm" svg:y="2.454cm">
          <draw:text-box>
            <text:p/>
          </draw:text-box>
        </draw:frame>
        <draw:frame draw:style-name="gr3" draw:text-style-name="P4" draw:layer="layout" svg:width="2.39cm" svg:height="0.348cm" svg:x="12.491cm" svg:y="8.16cm">
          <draw:text-box>
            <text:p text:style-name="P1"><text:span text:style-name="T3">Biologie moléculaire </text:span></text:p>
          </draw:text-box>
        </draw:frame>
        <draw:frame draw:style-name="gr3" draw:text-style-name="P4" draw:layer="layout" svg:width="2.39cm" svg:height="0.348cm" svg:x="12.5cm" svg:y="10cm">
          <draw:text-box>
            <text:p text:style-name="P1"><text:span text:style-name="T3">Biologie moléculaire </text:span></text:p>
          </draw:text-box>
        </draw:frame>
        <draw:frame draw:style-name="gr3" draw:text-style-name="P4" draw:layer="layout" svg:width="1.708cm" svg:height="0.348cm" svg:x="12.792cm" svg:y="9.7cm">
          <draw:text-box>
            <text:p text:style-name="P1"><text:span text:style-name="T3">Microbiologie <text:s/></text:span></text:p>
          </draw:text-box>
        </draw:frame>
        <draw:frame draw:style-name="gr8" draw:text-style-name="P7" draw:layer="layout" svg:width="2.39cm" svg:height="0.348cm" svg:x="12.5cm" svg:y="12.552cm">
          <draw:text-box>
            <text:p text:style-name="P1"><text:span text:style-name="T3">Biologie moléculaire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372cm" svg:height="0.459cm" svg:x="10.499cm" svg:y="1.241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2.497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3.746cm" svg:y="1.69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0.498cm" svg:y="1.694cm">
          <draw:text-box>
            <text:p text:style-name="P1"><text:span text:style-name="T1"><text:s/></text:span></text:p>
          </draw:text-box>
        </draw:frame>
        <draw:polygon draw:style-name="gr5" draw:text-style-name="P6" draw:layer="layout" svg:width="16.269cm" svg:height="0.343cm" svg:x="2.51cm" svg:y="2.624cm" svg:viewBox="0 0 16270 344" draw:points="0,344 16270,344 16270,0 0,0">
          <text:p/>
        </draw:polygon>
        <draw:polygon draw:style-name="gr5" draw:text-style-name="P6" draw:layer="layout" svg:width="16.218cm" svg:height="0.343cm" svg:x="2.535cm" svg:y="2.624cm" svg:viewBox="0 0 16219 344" draw:points="0,344 16219,344 16219,0 0,0">
          <text:p/>
        </draw:polygon>
        <draw:frame draw:style-name="gr1" draw:text-style-name="P2" draw:layer="layout" svg:width="0.372cm" svg:height="0.459cm" svg:x="2.497cm" svg:y="2.147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0.017cm" svg:height="0.017cm" svg:x="2.489cm" svg:y="2.603cm" svg:viewBox="0 0 18 18" draw:points="0,18 18,18 18,0 0,0">
          <text:p/>
        </draw:polygon>
        <draw:polygon draw:style-name="gr4" draw:text-style-name="P5" draw:layer="layout" svg:width="0.017cm" svg:height="0.017cm" svg:x="2.489cm" svg:y="2.603cm" svg:viewBox="0 0 18 18" draw:points="0,18 18,18 18,0 0,0">
          <text:p/>
        </draw:polygon>
        <draw:polygon draw:style-name="gr4" draw:text-style-name="P5" draw:layer="layout" svg:width="16.273cm" svg:height="0.017cm" svg:x="2.506cm" svg:y="2.603cm" svg:viewBox="0 0 16274 18" draw:points="0,18 16274,18 16274,0 0,0">
          <text:p/>
        </draw:polygon>
        <draw:polygon draw:style-name="gr4" draw:text-style-name="P5" draw:layer="layout" svg:width="0.017cm" svg:height="0.017cm" svg:x="18.779cm" svg:y="2.603cm" svg:viewBox="0 0 18 18" draw:points="0,18 18,18 18,0 0,0">
          <text:p/>
        </draw:polygon>
        <draw:polygon draw:style-name="gr4" draw:text-style-name="P5" draw:layer="layout" svg:width="0.017cm" svg:height="0.017cm" svg:x="18.779cm" svg:y="2.603cm" svg:viewBox="0 0 18 18" draw:points="0,18 18,18 18,0 0,0">
          <text:p/>
        </draw:polygon>
        <draw:polygon draw:style-name="gr4" draw:text-style-name="P5" draw:layer="layout" svg:width="0.017cm" svg:height="0.347cm" svg:x="2.489cm" svg:y="2.62cm" svg:viewBox="0 0 18 348" draw:points="0,348 18,348 18,0 0,0">
          <text:p/>
        </draw:polygon>
        <draw:polygon draw:style-name="gr4" draw:text-style-name="P5" draw:layer="layout" svg:width="0.017cm" svg:height="0.347cm" svg:x="18.779cm" svg:y="2.62cm" svg:viewBox="0 0 18 348" draw:points="0,348 18,348 18,0 0,0">
          <text:p/>
        </draw:polygon>
        <draw:frame draw:style-name="gr3" draw:text-style-name="P4" draw:layer="layout" svg:width="1.582cm" svg:height="0.348cm" svg:x="2.536cm" svg:y="2.621cm">
          <draw:text-box>
            <text:p text:style-name="P1"><text:span text:style-name="T4"><text:s text:c="5"/></text:span><text:span text:style-name="T4">UMR ISPA</text:span><text:span text:style-name="T3"> </text:span></text:p>
          </draw:text-box>
        </draw:frame>
        <draw:frame draw:style-name="gr3" draw:text-style-name="P4" draw:layer="layout" svg:width="1.069cm" svg:height="0.348cm" svg:x="5.215cm" svg:y="3.54cm">
          <draw:text-box>
            <text:p text:style-name="P1"><text:span text:style-name="T3">NGUYEN </text:span></text:p>
          </draw:text-box>
        </draw:frame>
        <draw:frame draw:style-name="gr3" draw:text-style-name="P4" draw:layer="layout" svg:width="1.314cm" svg:height="0.348cm" svg:x="6.964cm" svg:y="3.54cm">
          <draw:text-box>
            <text:p text:style-name="P1"><text:span text:style-name="T3">Christophe </text:span></text:p>
          </draw:text-box>
        </draw:frame>
        <draw:frame draw:style-name="gr3" draw:text-style-name="P4" draw:layer="layout" svg:width="0.599cm" svg:height="0.348cm" svg:x="9.889cm" svg:y="3.261cm">
          <draw:text-box>
            <text:p text:style-name="P1"><text:span text:style-name="T3">DR2 <text:s/></text:span></text:p>
          </draw:text-box>
        </draw:frame>
        <draw:frame draw:style-name="gr9" draw:text-style-name="P7" draw:layer="layout" svg:width="1.903cm" svg:height="0.348cm" svg:x="12.3cm" svg:y="3.152cm">
          <draw:text-box>
            <text:p text:style-name="P1"><text:span text:style-name="T3">Ecophysiologie, <text:s/></text:span></text:p>
          </draw:text-box>
        </draw:frame>
        <draw:frame draw:style-name="gr3" draw:text-style-name="P4" draw:layer="layout" svg:width="1.691cm" svg:height="0.348cm" svg:x="12.409cm" svg:y="3.6cm">
          <draw:text-box>
            <text:p text:style-name="P1"><text:span text:style-name="T3">Biogéochemie </text:span></text:p>
          </draw:text-box>
        </draw:frame>
        <draw:frame draw:style-name="gr3" draw:text-style-name="P4" draw:layer="layout" svg:width="1.632cm" svg:height="0.348cm" svg:x="12.603cm" svg:y="4.094cm">
          <draw:text-box>
            <text:p text:style-name="P1"><text:span text:style-name="T3">Modelisation <text:s/></text:span></text:p>
          </draw:text-box>
        </draw:frame>
        <draw:frame draw:style-name="gr3" draw:text-style-name="P4" draw:layer="layout" svg:width="2.233cm" svg:height="0.348cm" svg:x="15.867cm" svg:y="3.087cm">
          <draw:text-box>
            <text:p text:style-name="P1"><text:span text:style-name="T3">Coordination task 1</text:span></text:p>
          </draw:text-box>
        </draw:frame>
        <draw:frame draw:style-name="gr1" draw:text-style-name="P2" draw:layer="layout" svg:width="0.372cm" svg:height="0.459cm" svg:x="18.106cm" svg:y="3.002cm">
          <draw:text-box>
            <text:p text:style-name="P1"><text:span text:style-name="T1"><text:s/></text:span></text:p>
          </draw:text-box>
        </draw:frame>
        <draw:frame draw:style-name="gr3" draw:text-style-name="P4" draw:layer="layout" svg:width="2.745cm" svg:height="0.348cm" svg:x="15.646cm" svg:y="3.646cm">
          <draw:text-box>
            <text:p text:style-name="P1"><text:span text:style-name="T3">Data mining of Cd-DON </text:span></text:p>
          </draw:text-box>
        </draw:frame>
        <draw:polygon draw:style-name="gr4" draw:text-style-name="P5" draw:layer="layout" svg:width="0.017cm" svg:height="0.018cm" svg:x="2.489cm" svg:y="2.967cm" svg:viewBox="0 0 18 19" draw:points="0,19 18,19 18,0 0,0">
          <text:p/>
        </draw:polygon>
        <draw:polygon draw:style-name="gr4" draw:text-style-name="P5" draw:layer="layout" svg:width="2.235cm" svg:height="0.018cm" svg:x="2.506cm" svg:y="2.967cm" svg:viewBox="0 0 2236 19" draw:points="0,19 2236,19 2236,0 0,0">
          <text:p/>
        </draw:polygon>
        <draw:polygon draw:style-name="gr4" draw:text-style-name="P5" draw:layer="layout" svg:width="0.017cm" svg:height="0.018cm" svg:x="4.741cm" svg:y="2.967cm" svg:viewBox="0 0 18 19" draw:points="0,19 18,19 18,0 0,0">
          <text:p/>
        </draw:polygon>
        <draw:polygon draw:style-name="gr4" draw:text-style-name="P5" draw:layer="layout" svg:width="1.913cm" svg:height="0.018cm" svg:x="4.758cm" svg:y="2.967cm" svg:viewBox="0 0 1914 19" draw:points="0,19 1914,19 1914,0 0,0">
          <text:p/>
        </draw:polygon>
        <draw:polygon draw:style-name="gr4" draw:text-style-name="P5" draw:layer="layout" svg:width="0.017cm" svg:height="0.018cm" svg:x="6.671cm" svg:y="2.967cm" svg:viewBox="0 0 18 19" draw:points="0,19 18,19 18,0 0,0">
          <text:p/>
        </draw:polygon>
        <draw:polygon draw:style-name="gr4" draw:text-style-name="P5" draw:layer="layout" svg:width="1.804cm" svg:height="0.018cm" svg:x="6.688cm" svg:y="2.967cm" svg:viewBox="0 0 1805 19" draw:points="0,19 1805,19 1805,0 0,0">
          <text:p/>
        </draw:polygon>
        <draw:polygon draw:style-name="gr4" draw:text-style-name="P5" draw:layer="layout" svg:width="0.017cm" svg:height="0.018cm" svg:x="8.492cm" svg:y="2.967cm" svg:viewBox="0 0 18 19" draw:points="0,19 18,19 18,0 0,0">
          <text:p/>
        </draw:polygon>
        <draw:polygon draw:style-name="gr4" draw:text-style-name="P5" draw:layer="layout" svg:width="3.23cm" svg:height="0.018cm" svg:x="8.509cm" svg:y="2.967cm" svg:viewBox="0 0 3231 19" draw:points="0,19 3231,19 3231,0 0,0">
          <text:p/>
        </draw:polygon>
        <draw:polygon draw:style-name="gr4" draw:text-style-name="P5" draw:layer="layout" svg:width="0.017cm" svg:height="0.018cm" svg:x="11.739cm" svg:y="2.967cm" svg:viewBox="0 0 18 19" draw:points="0,19 18,19 18,0 0,0">
          <text:p/>
        </draw:polygon>
        <draw:polygon draw:style-name="gr4" draw:text-style-name="P5" draw:layer="layout" svg:width="2.845cm" svg:height="0.018cm" svg:x="11.755cm" svg:y="2.967cm" svg:viewBox="0 0 2846 19" draw:points="0,19 2846,19 2846,0 0,0">
          <text:p/>
        </draw:polygon>
        <draw:polygon draw:style-name="gr4" draw:text-style-name="P5" draw:layer="layout" svg:width="0.017cm" svg:height="0.018cm" svg:x="14.6cm" svg:y="2.967cm" svg:viewBox="0 0 18 19" draw:points="0,19 18,19 18,0 0,0">
          <text:p/>
        </draw:polygon>
        <draw:polygon draw:style-name="gr4" draw:text-style-name="P5" draw:layer="layout" svg:width="0.555cm" svg:height="0.018cm" svg:x="14.617cm" svg:y="2.967cm" svg:viewBox="0 0 556 19" draw:points="0,19 556,19 556,0 0,0">
          <text:p/>
        </draw:polygon>
        <draw:polygon draw:style-name="gr4" draw:text-style-name="P5" draw:layer="layout" svg:width="0.017cm" svg:height="0.018cm" svg:x="15.172cm" svg:y="2.967cm" svg:viewBox="0 0 18 19" draw:points="0,19 18,19 18,0 0,0">
          <text:p/>
        </draw:polygon>
        <draw:polygon draw:style-name="gr4" draw:text-style-name="P5" draw:layer="layout" svg:width="3.59cm" svg:height="0.018cm" svg:x="15.189cm" svg:y="2.967cm" svg:viewBox="0 0 3591 19" draw:points="0,19 3591,19 3591,0 0,0">
          <text:p/>
        </draw:polygon>
        <draw:polygon draw:style-name="gr4" draw:text-style-name="P5" draw:layer="layout" svg:width="0.017cm" svg:height="0.018cm" svg:x="18.779cm" svg:y="2.967cm" svg:viewBox="0 0 18 19" draw:points="0,19 18,19 18,0 0,0">
          <text:p/>
        </draw:polygon>
        <draw:polygon draw:style-name="gr4" draw:text-style-name="P5" draw:layer="layout" svg:width="0.017cm" svg:height="1.668cm" svg:x="2.489cm" svg:y="2.984cm" svg:viewBox="0 0 18 1669" draw:points="0,1669 18,1669 18,0 0,0">
          <text:p/>
        </draw:polygon>
        <draw:polygon draw:style-name="gr4" draw:text-style-name="P5" draw:layer="layout" svg:width="0.017cm" svg:height="1.668cm" svg:x="4.741cm" svg:y="2.984cm" svg:viewBox="0 0 18 1669" draw:points="0,1669 18,1669 18,0 0,0">
          <text:p/>
        </draw:polygon>
        <draw:polygon draw:style-name="gr4" draw:text-style-name="P5" draw:layer="layout" svg:width="0.017cm" svg:height="1.668cm" svg:x="6.671cm" svg:y="2.984cm" svg:viewBox="0 0 18 1669" draw:points="0,1669 18,1669 18,0 0,0">
          <text:p/>
        </draw:polygon>
        <draw:polygon draw:style-name="gr4" draw:text-style-name="P5" draw:layer="layout" svg:width="0.017cm" svg:height="1.668cm" svg:x="8.492cm" svg:y="2.984cm" svg:viewBox="0 0 18 1669" draw:points="0,1669 18,1669 18,0 0,0">
          <text:p/>
        </draw:polygon>
        <draw:polygon draw:style-name="gr4" draw:text-style-name="P5" draw:layer="layout" svg:width="0.017cm" svg:height="1.668cm" svg:x="11.739cm" svg:y="2.984cm" svg:viewBox="0 0 18 1669" draw:points="0,1669 18,1669 18,0 0,0">
          <text:p/>
        </draw:polygon>
        <draw:polygon draw:style-name="gr4" draw:text-style-name="P5" draw:layer="layout" svg:width="0.017cm" svg:height="1.668cm" svg:x="15.172cm" svg:y="2.984cm" svg:viewBox="0 0 18 1669" draw:points="0,1669 18,1669 18,0 0,0">
          <text:p/>
        </draw:polygon>
        <draw:polygon draw:style-name="gr4" draw:text-style-name="P5" draw:layer="layout" svg:width="0.017cm" svg:height="1.668cm" svg:x="18.779cm" svg:y="2.984cm" svg:viewBox="0 0 18 1669" draw:points="0,1669 18,1669 18,0 0,0">
          <text:p/>
        </draw:polygon>
        <draw:frame draw:style-name="gr3" draw:text-style-name="P4" draw:layer="layout" svg:width="2.559cm" svg:height="0.348cm" svg:x="15.769cm" svg:y="3.989cm">
          <draw:text-box>
            <text:p text:style-name="P1"><text:span text:style-name="T3">databases, modelling <text:s/></text:span></text:p>
          </draw:text-box>
        </draw:frame>
        <draw:frame draw:style-name="gr3" draw:text-style-name="P4" draw:layer="layout" svg:width="0.946cm" svg:height="0.348cm" svg:x="5.275cm" svg:y="5.013cm">
          <draw:text-box>
            <text:p text:style-name="P1"><text:span text:style-name="T3">DENAIX </text:span></text:p>
          </draw:text-box>
        </draw:frame>
        <draw:frame draw:style-name="gr3" draw:text-style-name="P4" draw:layer="layout" svg:width="1.111cm" svg:height="0.348cm" svg:x="7.066cm" svg:y="5.013cm">
          <draw:text-box>
            <text:p text:style-name="P1"><text:span text:style-name="T3">Laurence </text:span></text:p>
          </draw:text-box>
        </draw:frame>
        <draw:frame draw:style-name="gr3" draw:text-style-name="P4" draw:layer="layout" svg:width="0.599cm" svg:height="0.348cm" svg:x="9.889cm" svg:y="4.734cm">
          <draw:text-box>
            <text:p text:style-name="P1"><text:span text:style-name="T3">DR2 <text:s/></text:span></text:p>
          </draw:text-box>
        </draw:frame>
        <draw:frame draw:style-name="gr3" draw:text-style-name="P4" draw:layer="layout" svg:width="1.369cm" svg:height="0.348cm" svg:x="12.383cm" svg:y="5.013cm">
          <draw:text-box>
            <text:p text:style-name="P1"><text:span text:style-name="T3">Géochemie </text:span></text:p>
          </draw:text-box>
        </draw:frame>
        <draw:frame draw:style-name="gr3" draw:text-style-name="P4" draw:layer="layout" svg:width="3.478cm" svg:height="0.348cm" svg:x="15.278cm" svg:y="4.666cm">
          <draw:text-box>
            <text:p text:style-name="P1"><text:span text:style-name="T3">Cd and DON contamination in </text:span></text:p>
          </draw:text-box>
        </draw:frame>
        <draw:frame draw:style-name="gr3" draw:text-style-name="P4" draw:layer="layout" svg:width="2.855cm" svg:height="0.348cm" svg:x="15.583cm" svg:y="5.013cm">
          <draw:text-box>
            <text:p text:style-name="P1"><text:span text:style-name="T3">relation to crop residues </text:span></text:p>
          </draw:text-box>
        </draw:frame>
        <draw:polygon draw:style-name="gr4" draw:text-style-name="P5" draw:layer="layout" svg:width="0.017cm" svg:height="0.017cm" svg:x="2.489cm" svg:y="4.652cm" svg:viewBox="0 0 18 18" draw:points="0,18 18,18 18,0 0,0">
          <text:p/>
        </draw:polygon>
        <draw:polygon draw:style-name="gr4" draw:text-style-name="P5" draw:layer="layout" svg:width="0.017cm" svg:height="0.017cm" svg:x="4.741cm" svg:y="4.652cm" svg:viewBox="0 0 18 18" draw:points="0,18 18,18 18,0 0,0">
          <text:p/>
        </draw:polygon>
        <draw:polygon draw:style-name="gr4" draw:text-style-name="P5" draw:layer="layout" svg:width="1.913cm" svg:height="0.017cm" svg:x="4.758cm" svg:y="4.652cm" svg:viewBox="0 0 1914 18" draw:points="0,18 1914,18 1914,0 0,0">
          <text:p/>
        </draw:polygon>
        <draw:polygon draw:style-name="gr4" draw:text-style-name="P5" draw:layer="layout" svg:width="0.017cm" svg:height="0.017cm" svg:x="6.671cm" svg:y="4.652cm" svg:viewBox="0 0 18 18" draw:points="0,18 18,18 18,0 0,0">
          <text:p/>
        </draw:polygon>
        <draw:polygon draw:style-name="gr4" draw:text-style-name="P5" draw:layer="layout" svg:width="1.804cm" svg:height="0.017cm" svg:x="6.688cm" svg:y="4.652cm" svg:viewBox="0 0 1805 18" draw:points="0,18 1805,18 1805,0 0,0">
          <text:p/>
        </draw:polygon>
        <draw:polygon draw:style-name="gr4" draw:text-style-name="P5" draw:layer="layout" svg:width="0.017cm" svg:height="0.017cm" svg:x="8.492cm" svg:y="4.652cm" svg:viewBox="0 0 18 18" draw:points="0,18 18,18 18,0 0,0">
          <text:p/>
        </draw:polygon>
        <draw:polygon draw:style-name="gr4" draw:text-style-name="P5" draw:layer="layout" svg:width="3.23cm" svg:height="0.017cm" svg:x="8.509cm" svg:y="4.652cm" svg:viewBox="0 0 3231 18" draw:points="0,18 3231,18 3231,0 0,0">
          <text:p/>
        </draw:polygon>
        <draw:polygon draw:style-name="gr4" draw:text-style-name="P5" draw:layer="layout" svg:width="0.017cm" svg:height="0.017cm" svg:x="11.739cm" svg:y="4.652cm" svg:viewBox="0 0 18 18" draw:points="0,18 18,18 18,0 0,0">
          <text:p/>
        </draw:polygon>
        <draw:polygon draw:style-name="gr4" draw:text-style-name="P5" draw:layer="layout" svg:width="2.845cm" svg:height="0.017cm" svg:x="11.755cm" svg:y="4.652cm" svg:viewBox="0 0 2846 18" draw:points="0,18 2846,18 2846,0 0,0">
          <text:p/>
        </draw:polygon>
        <draw:polygon draw:style-name="gr4" draw:text-style-name="P5" draw:layer="layout" svg:width="0.017cm" svg:height="0.017cm" svg:x="14.6cm" svg:y="4.652cm" svg:viewBox="0 0 18 18" draw:points="0,18 18,18 18,0 0,0">
          <text:p/>
        </draw:polygon>
        <draw:polygon draw:style-name="gr4" draw:text-style-name="P5" draw:layer="layout" svg:width="0.555cm" svg:height="0.017cm" svg:x="14.617cm" svg:y="4.652cm" svg:viewBox="0 0 556 18" draw:points="0,18 556,18 556,0 0,0">
          <text:p/>
        </draw:polygon>
        <draw:polygon draw:style-name="gr4" draw:text-style-name="P5" draw:layer="layout" svg:width="0.017cm" svg:height="0.017cm" svg:x="15.172cm" svg:y="4.652cm" svg:viewBox="0 0 18 18" draw:points="0,18 18,18 18,0 0,0">
          <text:p/>
        </draw:polygon>
        <draw:polygon draw:style-name="gr4" draw:text-style-name="P5" draw:layer="layout" svg:width="3.59cm" svg:height="0.017cm" svg:x="15.189cm" svg:y="4.652cm" svg:viewBox="0 0 3591 18" draw:points="0,18 3591,18 3591,0 0,0">
          <text:p/>
        </draw:polygon>
        <draw:polygon draw:style-name="gr4" draw:text-style-name="P5" draw:layer="layout" svg:width="0.017cm" svg:height="0.017cm" svg:x="18.779cm" svg:y="4.652cm" svg:viewBox="0 0 18 18" draw:points="0,18 18,18 18,0 0,0">
          <text:p/>
        </draw:polygon>
        <draw:polygon draw:style-name="gr4" draw:text-style-name="P5" draw:layer="layout" svg:width="0.017cm" svg:height="1.249cm" svg:x="2.489cm" svg:y="4.669cm" svg:viewBox="0 0 18 1250" draw:points="0,1250 18,1250 18,0 0,0">
          <text:p/>
        </draw:polygon>
        <draw:polygon draw:style-name="gr4" draw:text-style-name="P5" draw:layer="layout" svg:width="0.017cm" svg:height="1.249cm" svg:x="4.741cm" svg:y="4.669cm" svg:viewBox="0 0 18 1250" draw:points="0,1250 18,1250 18,0 0,0">
          <text:p/>
        </draw:polygon>
        <draw:polygon draw:style-name="gr4" draw:text-style-name="P5" draw:layer="layout" svg:width="0.017cm" svg:height="1.249cm" svg:x="6.671cm" svg:y="4.669cm" svg:viewBox="0 0 18 1250" draw:points="0,1250 18,1250 18,0 0,0">
          <text:p/>
        </draw:polygon>
        <draw:polygon draw:style-name="gr4" draw:text-style-name="P5" draw:layer="layout" svg:width="0.017cm" svg:height="1.249cm" svg:x="8.492cm" svg:y="4.669cm" svg:viewBox="0 0 18 1250" draw:points="0,1250 18,1250 18,0 0,0">
          <text:p/>
        </draw:polygon>
        <draw:polygon draw:style-name="gr4" draw:text-style-name="P5" draw:layer="layout" svg:width="0.017cm" svg:height="1.249cm" svg:x="11.739cm" svg:y="4.669cm" svg:viewBox="0 0 18 1250" draw:points="0,1250 18,1250 18,0 0,0">
          <text:p/>
        </draw:polygon>
        <draw:polygon draw:style-name="gr4" draw:text-style-name="P5" draw:layer="layout" svg:width="0.017cm" svg:height="1.249cm" svg:x="15.172cm" svg:y="4.669cm" svg:viewBox="0 0 18 1250" draw:points="0,1250 18,1250 18,0 0,0">
          <text:p/>
        </draw:polygon>
        <draw:polygon draw:style-name="gr4" draw:text-style-name="P5" draw:layer="layout" svg:width="0.017cm" svg:height="1.249cm" svg:x="18.779cm" svg:y="4.669cm" svg:viewBox="0 0 18 1250" draw:points="0,1250 18,1250 18,0 0,0">
          <text:p/>
        </draw:polygon>
        <draw:frame draw:style-name="gr3" draw:text-style-name="P4" draw:layer="layout" svg:width="1.598cm" svg:height="0.348cm" svg:x="16.222cm" svg:y="5.356cm">
          <draw:text-box>
            <text:p text:style-name="P1"><text:span text:style-name="T3">management </text:span></text:p>
          </draw:text-box>
        </draw:frame>
        <draw:frame draw:style-name="gr3" draw:text-style-name="P4" draw:layer="layout" svg:width="0.283cm" svg:height="0.348cm" svg:x="3.624cm" svg:y="6.44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921cm" svg:height="0.348cm" svg:x="5.288cm" svg:y="6.448cm">
          <draw:text-box>
            <text:p text:style-name="P1"><text:span text:style-name="T3">CORNU </text:span></text:p>
          </draw:text-box>
        </draw:frame>
        <draw:frame draw:style-name="gr3" draw:text-style-name="P4" draw:layer="layout" svg:width="1.158cm" svg:height="0.348cm" svg:x="7.044cm" svg:y="6.448cm">
          <draw:text-box>
            <text:p text:style-name="P1"><text:span text:style-name="T3">Jean Yves </text:span></text:p>
          </draw:text-box>
        </draw:frame>
        <draw:frame draw:style-name="gr3" draw:text-style-name="P4" draw:layer="layout" svg:width="0.514cm" svg:height="0.348cm" svg:x="9.898cm" svg:y="6.169cm">
          <draw:text-box>
            <text:p text:style-name="P1"><text:span text:style-name="T3">CR1 </text:span></text:p>
          </draw:text-box>
        </draw:frame>
        <draw:frame draw:style-name="gr3" draw:text-style-name="P4" draw:layer="layout" svg:width="1.839cm" svg:height="0.348cm" svg:x="12.332cm" svg:y="6.275cm">
          <draw:text-box>
            <text:p text:style-name="P1"><text:span text:style-name="T3">Ecophysiologie, </text:span></text:p>
          </draw:text-box>
        </draw:frame>
        <draw:frame draw:style-name="gr3" draw:text-style-name="P4" draw:layer="layout" svg:width="0.861cm" svg:height="0.348cm" svg:x="12.739cm" svg:y="6.752cm">
          <draw:text-box>
            <text:p text:style-name="P1"><text:span text:style-name="T3">Chimie </text:span></text:p>
          </draw:text-box>
        </draw:frame>
        <draw:frame draw:style-name="gr3" draw:text-style-name="P4" draw:layer="layout" svg:width="2.991cm" svg:height="0.348cm" svg:x="15.519cm" svg:y="5.932cm">
          <draw:text-box>
            <text:p text:style-name="P1"><text:span text:style-name="T3">Cd allocation to grain and </text:span></text:p>
          </draw:text-box>
        </draw:frame>
        <draw:frame draw:style-name="gr3" draw:text-style-name="P4" draw:layer="layout" svg:width="3.16cm" svg:height="0.348cm" svg:x="15.435cm" svg:y="6.275cm">
          <draw:text-box>
            <text:p text:style-name="P1"><text:span text:style-name="T3">possible link with Fusarium </text:span></text:p>
          </draw:text-box>
        </draw:frame>
        <draw:frame draw:style-name="gr3" draw:text-style-name="P4" draw:layer="layout" svg:width="2.639cm" svg:height="0.348cm" svg:x="15.693cm" svg:y="6.622cm">
          <draw:text-box>
            <text:p text:style-name="P1"><text:span text:style-name="T3">infection (green house </text:span></text:p>
          </draw:text-box>
        </draw:frame>
        <draw:polygon draw:style-name="gr4" draw:text-style-name="P5" draw:layer="layout" svg:width="0.017cm" svg:height="0.017cm" svg:x="2.489cm" svg:y="5.918cm" svg:viewBox="0 0 18 18" draw:points="0,18 18,18 18,0 0,0">
          <text:p/>
        </draw:polygon>
        <draw:polygon draw:style-name="gr4" draw:text-style-name="P5" draw:layer="layout" svg:width="0.017cm" svg:height="0.017cm" svg:x="4.741cm" svg:y="5.918cm" svg:viewBox="0 0 18 18" draw:points="0,18 18,18 18,0 0,0">
          <text:p/>
        </draw:polygon>
        <draw:polygon draw:style-name="gr4" draw:text-style-name="P5" draw:layer="layout" svg:width="1.913cm" svg:height="0.017cm" svg:x="4.758cm" svg:y="5.918cm" svg:viewBox="0 0 1914 18" draw:points="0,18 1914,18 1914,0 0,0">
          <text:p/>
        </draw:polygon>
        <draw:polygon draw:style-name="gr4" draw:text-style-name="P5" draw:layer="layout" svg:width="0.017cm" svg:height="0.017cm" svg:x="6.671cm" svg:y="5.918cm" svg:viewBox="0 0 18 18" draw:points="0,18 18,18 18,0 0,0">
          <text:p/>
        </draw:polygon>
        <draw:polygon draw:style-name="gr4" draw:text-style-name="P5" draw:layer="layout" svg:width="1.804cm" svg:height="0.017cm" svg:x="6.688cm" svg:y="5.918cm" svg:viewBox="0 0 1805 18" draw:points="0,18 1805,18 1805,0 0,0">
          <text:p/>
        </draw:polygon>
        <draw:polygon draw:style-name="gr4" draw:text-style-name="P5" draw:layer="layout" svg:width="0.017cm" svg:height="0.017cm" svg:x="8.492cm" svg:y="5.918cm" svg:viewBox="0 0 18 18" draw:points="0,18 18,18 18,0 0,0">
          <text:p/>
        </draw:polygon>
        <draw:polygon draw:style-name="gr4" draw:text-style-name="P5" draw:layer="layout" svg:width="3.23cm" svg:height="0.017cm" svg:x="8.509cm" svg:y="5.918cm" svg:viewBox="0 0 3231 18" draw:points="0,18 3231,18 3231,0 0,0">
          <text:p/>
        </draw:polygon>
        <draw:polygon draw:style-name="gr4" draw:text-style-name="P5" draw:layer="layout" svg:width="0.017cm" svg:height="0.017cm" svg:x="11.739cm" svg:y="5.918cm" svg:viewBox="0 0 18 18" draw:points="0,18 18,18 18,0 0,0">
          <text:p/>
        </draw:polygon>
        <draw:polygon draw:style-name="gr4" draw:text-style-name="P5" draw:layer="layout" svg:width="2.845cm" svg:height="0.017cm" svg:x="11.755cm" svg:y="5.918cm" svg:viewBox="0 0 2846 18" draw:points="0,18 2846,18 2846,0 0,0">
          <text:p/>
        </draw:polygon>
        <draw:polygon draw:style-name="gr4" draw:text-style-name="P5" draw:layer="layout" svg:width="0.017cm" svg:height="0.017cm" svg:x="14.6cm" svg:y="5.918cm" svg:viewBox="0 0 18 18" draw:points="0,18 18,18 18,0 0,0">
          <text:p/>
        </draw:polygon>
        <draw:polygon draw:style-name="gr4" draw:text-style-name="P5" draw:layer="layout" svg:width="0.555cm" svg:height="0.017cm" svg:x="14.617cm" svg:y="5.918cm" svg:viewBox="0 0 556 18" draw:points="0,18 556,18 556,0 0,0">
          <text:p/>
        </draw:polygon>
        <draw:polygon draw:style-name="gr4" draw:text-style-name="P5" draw:layer="layout" svg:width="0.017cm" svg:height="0.017cm" svg:x="15.172cm" svg:y="5.918cm" svg:viewBox="0 0 18 18" draw:points="0,18 18,18 18,0 0,0">
          <text:p/>
        </draw:polygon>
        <draw:polygon draw:style-name="gr4" draw:text-style-name="P5" draw:layer="layout" svg:width="3.59cm" svg:height="0.017cm" svg:x="15.189cm" svg:y="5.918cm" svg:viewBox="0 0 3591 18" draw:points="0,18 3591,18 3591,0 0,0">
          <text:p/>
        </draw:polygon>
        <draw:polygon draw:style-name="gr4" draw:text-style-name="P5" draw:layer="layout" svg:width="0.017cm" svg:height="0.017cm" svg:x="18.779cm" svg:y="5.918cm" svg:viewBox="0 0 18 18" draw:points="0,18 18,18 18,0 0,0">
          <text:p/>
        </draw:polygon>
        <draw:polygon draw:style-name="gr4" draw:text-style-name="P5" draw:layer="layout" svg:width="0.017cm" svg:height="1.587cm" svg:x="2.489cm" svg:y="5.935cm" svg:viewBox="0 0 18 1588" draw:points="0,1588 18,1588 18,0 0,0">
          <text:p/>
        </draw:polygon>
        <draw:polygon draw:style-name="gr4" draw:text-style-name="P5" draw:layer="layout" svg:width="0.017cm" svg:height="1.587cm" svg:x="4.741cm" svg:y="5.935cm" svg:viewBox="0 0 18 1588" draw:points="0,1588 18,1588 18,0 0,0">
          <text:p/>
        </draw:polygon>
        <draw:polygon draw:style-name="gr4" draw:text-style-name="P5" draw:layer="layout" svg:width="0.017cm" svg:height="1.587cm" svg:x="6.671cm" svg:y="5.935cm" svg:viewBox="0 0 18 1588" draw:points="0,1588 18,1588 18,0 0,0">
          <text:p/>
        </draw:polygon>
        <draw:polygon draw:style-name="gr4" draw:text-style-name="P5" draw:layer="layout" svg:width="0.017cm" svg:height="1.587cm" svg:x="8.492cm" svg:y="5.935cm" svg:viewBox="0 0 18 1588" draw:points="0,1588 18,1588 18,0 0,0">
          <text:p/>
        </draw:polygon>
        <draw:polygon draw:style-name="gr4" draw:text-style-name="P5" draw:layer="layout" svg:width="0.017cm" svg:height="1.587cm" svg:x="11.739cm" svg:y="5.935cm" svg:viewBox="0 0 18 1588" draw:points="0,1588 18,1588 18,0 0,0">
          <text:p/>
        </draw:polygon>
        <draw:polygon draw:style-name="gr4" draw:text-style-name="P5" draw:layer="layout" svg:width="0.017cm" svg:height="1.587cm" svg:x="15.172cm" svg:y="5.935cm" svg:viewBox="0 0 18 1588" draw:points="0,1588 18,1588 18,0 0,0">
          <text:p/>
        </draw:polygon>
        <draw:polygon draw:style-name="gr4" draw:text-style-name="P5" draw:layer="layout" svg:width="0.017cm" svg:height="1.587cm" svg:x="18.779cm" svg:y="5.935cm" svg:viewBox="0 0 18 1588" draw:points="0,1588 18,1588 18,0 0,0">
          <text:p/>
        </draw:polygon>
        <draw:frame draw:style-name="gr3" draw:text-style-name="P4" draw:layer="layout" svg:width="1.581cm" svg:height="0.348cm" svg:x="16.226cm" svg:y="6.965cm">
          <draw:text-box>
            <text:p text:style-name="P1"><text:span text:style-name="T3">experiments) </text:span></text:p>
          </draw:text-box>
        </draw:frame>
        <draw:frame draw:style-name="gr3" draw:text-style-name="P4" draw:layer="layout" svg:width="0.283cm" svg:height="0.348cm" svg:x="3.624cm" svg:y="7.88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052cm" svg:height="0.348cm" svg:x="5.253cm" svg:y="7.883cm">
          <draw:text-box>
            <text:p text:style-name="P1"><text:span text:style-name="T3">ROBERT <text:s/></text:span></text:p>
          </draw:text-box>
        </draw:frame>
        <draw:frame draw:style-name="gr3" draw:text-style-name="P4" draw:layer="layout" svg:width="0.878cm" svg:height="0.348cm" svg:x="7.184cm" svg:y="7.883cm">
          <draw:text-box>
            <text:p text:style-name="P1"><text:span text:style-name="T3">Thierry </text:span></text:p>
          </draw:text-box>
        </draw:frame>
        <draw:frame draw:style-name="gr3" draw:text-style-name="P4" draw:layer="layout" svg:width="0.993cm" svg:height="0.348cm" svg:x="9.661cm" svg:y="7.883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3.075cm" svg:height="0.695cm" svg:x="11.979cm" svg:y="7.815cm">
          <draw:text-box>
            <text:p text:style-name="P1"><text:span text:style-name="T3"><text:s text:c="9"/></text:span><text:span text:style-name="T3">Gestion du site </text:span></text:p>
            <text:p text:style-name="P1"><text:span text:style-name="T3">Expérimental et des essais </text:span></text:p>
          </draw:text-box>
        </draw:frame>
        <draw:frame draw:style-name="gr3" draw:text-style-name="P4" draw:layer="layout" svg:width="3.139cm" svg:height="0.348cm" svg:x="15.461cm" svg:y="7.952cm">
          <draw:text-box>
            <text:p text:style-name="P1"><text:span text:style-name="T3">Gestion des essais en serre </text:span></text:p>
          </draw:text-box>
        </draw:frame>
        <draw:polygon draw:style-name="gr4" draw:text-style-name="P5" draw:layer="layout" svg:width="0.017cm" svg:height="0.017cm" svg:x="2.489cm" svg:y="7.522cm" svg:viewBox="0 0 18 18" draw:points="0,18 18,18 18,0 0,0">
          <text:p/>
        </draw:polygon>
        <draw:polygon draw:style-name="gr4" draw:text-style-name="P5" draw:layer="layout" svg:width="0.017cm" svg:height="0.017cm" svg:x="4.741cm" svg:y="7.522cm" svg:viewBox="0 0 18 18" draw:points="0,18 18,18 18,0 0,0">
          <text:p/>
        </draw:polygon>
        <draw:polygon draw:style-name="gr4" draw:text-style-name="P5" draw:layer="layout" svg:width="1.913cm" svg:height="0.017cm" svg:x="4.758cm" svg:y="7.522cm" svg:viewBox="0 0 1914 18" draw:points="0,18 1914,18 1914,0 0,0">
          <text:p/>
        </draw:polygon>
        <draw:polygon draw:style-name="gr4" draw:text-style-name="P5" draw:layer="layout" svg:width="0.017cm" svg:height="0.017cm" svg:x="6.671cm" svg:y="7.522cm" svg:viewBox="0 0 18 18" draw:points="0,18 18,18 18,0 0,0">
          <text:p/>
        </draw:polygon>
        <draw:polygon draw:style-name="gr4" draw:text-style-name="P5" draw:layer="layout" svg:width="1.804cm" svg:height="0.017cm" svg:x="6.688cm" svg:y="7.522cm" svg:viewBox="0 0 1805 18" draw:points="0,18 1805,18 1805,0 0,0">
          <text:p/>
        </draw:polygon>
        <draw:polygon draw:style-name="gr4" draw:text-style-name="P5" draw:layer="layout" svg:width="0.017cm" svg:height="0.017cm" svg:x="8.492cm" svg:y="7.522cm" svg:viewBox="0 0 18 18" draw:points="0,18 18,18 18,0 0,0">
          <text:p/>
        </draw:polygon>
        <draw:polygon draw:style-name="gr4" draw:text-style-name="P5" draw:layer="layout" svg:width="3.23cm" svg:height="0.017cm" svg:x="8.509cm" svg:y="7.522cm" svg:viewBox="0 0 3231 18" draw:points="0,18 3231,18 3231,0 0,0">
          <text:p/>
        </draw:polygon>
        <draw:polygon draw:style-name="gr4" draw:text-style-name="P5" draw:layer="layout" svg:width="0.017cm" svg:height="0.017cm" svg:x="11.739cm" svg:y="7.522cm" svg:viewBox="0 0 18 18" draw:points="0,18 18,18 18,0 0,0">
          <text:p/>
        </draw:polygon>
        <draw:polygon draw:style-name="gr4" draw:text-style-name="P5" draw:layer="layout" svg:width="2.845cm" svg:height="0.017cm" svg:x="11.755cm" svg:y="7.522cm" svg:viewBox="0 0 2846 18" draw:points="0,18 2846,18 2846,0 0,0">
          <text:p/>
        </draw:polygon>
        <draw:polygon draw:style-name="gr4" draw:text-style-name="P5" draw:layer="layout" svg:width="0.017cm" svg:height="0.017cm" svg:x="14.6cm" svg:y="7.522cm" svg:viewBox="0 0 18 18" draw:points="0,18 18,18 18,0 0,0">
          <text:p/>
        </draw:polygon>
        <draw:polygon draw:style-name="gr4" draw:text-style-name="P5" draw:layer="layout" svg:width="0.555cm" svg:height="0.017cm" svg:x="14.617cm" svg:y="7.522cm" svg:viewBox="0 0 556 18" draw:points="0,18 556,18 556,0 0,0">
          <text:p/>
        </draw:polygon>
        <draw:polygon draw:style-name="gr4" draw:text-style-name="P5" draw:layer="layout" svg:width="0.017cm" svg:height="0.017cm" svg:x="15.172cm" svg:y="7.522cm" svg:viewBox="0 0 18 18" draw:points="0,18 18,18 18,0 0,0">
          <text:p/>
        </draw:polygon>
        <draw:polygon draw:style-name="gr4" draw:text-style-name="P5" draw:layer="layout" svg:width="3.59cm" svg:height="0.017cm" svg:x="15.189cm" svg:y="7.522cm" svg:viewBox="0 0 3591 18" draw:points="0,18 3591,18 3591,0 0,0">
          <text:p/>
        </draw:polygon>
        <draw:polygon draw:style-name="gr4" draw:text-style-name="P5" draw:layer="layout" svg:width="0.017cm" svg:height="0.017cm" svg:x="18.779cm" svg:y="7.522cm" svg:viewBox="0 0 18 18" draw:points="0,18 18,18 18,0 0,0">
          <text:p/>
        </draw:polygon>
        <draw:polygon draw:style-name="gr4" draw:text-style-name="P5" draw:layer="layout" svg:width="0.017cm" svg:height="1.249cm" svg:x="2.489cm" svg:y="7.539cm" svg:viewBox="0 0 18 1250" draw:points="0,1250 18,1250 18,0 0,0">
          <text:p/>
        </draw:polygon>
        <draw:polygon draw:style-name="gr4" draw:text-style-name="P5" draw:layer="layout" svg:width="0.017cm" svg:height="1.249cm" svg:x="4.741cm" svg:y="7.539cm" svg:viewBox="0 0 18 1250" draw:points="0,1250 18,1250 18,0 0,0">
          <text:p/>
        </draw:polygon>
        <draw:polygon draw:style-name="gr4" draw:text-style-name="P5" draw:layer="layout" svg:width="0.017cm" svg:height="1.249cm" svg:x="6.671cm" svg:y="7.539cm" svg:viewBox="0 0 18 1250" draw:points="0,1250 18,1250 18,0 0,0">
          <text:p/>
        </draw:polygon>
        <draw:polygon draw:style-name="gr4" draw:text-style-name="P5" draw:layer="layout" svg:width="0.017cm" svg:height="1.249cm" svg:x="8.492cm" svg:y="7.539cm" svg:viewBox="0 0 18 1250" draw:points="0,1250 18,1250 18,0 0,0">
          <text:p/>
        </draw:polygon>
        <draw:polygon draw:style-name="gr4" draw:text-style-name="P5" draw:layer="layout" svg:width="0.017cm" svg:height="1.249cm" svg:x="11.739cm" svg:y="7.539cm" svg:viewBox="0 0 18 1250" draw:points="0,1250 18,1250 18,0 0,0">
          <text:p/>
        </draw:polygon>
        <draw:polygon draw:style-name="gr4" draw:text-style-name="P5" draw:layer="layout" svg:width="0.017cm" svg:height="1.249cm" svg:x="15.172cm" svg:y="7.539cm" svg:viewBox="0 0 18 1250" draw:points="0,1250 18,1250 18,0 0,0">
          <text:p/>
        </draw:polygon>
        <draw:polygon draw:style-name="gr4" draw:text-style-name="P5" draw:layer="layout" svg:width="0.017cm" svg:height="1.249cm" svg:x="18.779cm" svg:y="7.539cm" svg:viewBox="0 0 18 1250" draw:points="0,1250 18,1250 18,0 0,0">
          <text:p/>
        </draw:polygon>
        <draw:frame draw:style-name="gr3" draw:text-style-name="P4" draw:layer="layout" svg:width="0.283cm" svg:height="0.348cm" svg:x="3.624cm" svg:y="9.318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137cm" svg:height="0.348cm" svg:x="5.211cm" svg:y="9.318cm">
          <draw:text-box>
            <text:p text:style-name="P1"><text:span text:style-name="T3">THUNOT <text:s/></text:span></text:p>
          </draw:text-box>
        </draw:frame>
        <draw:frame draw:style-name="gr3" draw:text-style-name="P4" draw:layer="layout" svg:width="1.149cm" svg:height="0.348cm" svg:x="7.048cm" svg:y="9.318cm">
          <draw:text-box>
            <text:p text:style-name="P1"><text:span text:style-name="T3">Stéphane </text:span></text:p>
          </draw:text-box>
        </draw:frame>
        <draw:frame draw:style-name="gr3" draw:text-style-name="P4" draw:layer="layout" svg:width="0.993cm" svg:height="0.348cm" svg:x="9.66cm" svg:y="9.318cm">
          <draw:text-box>
            <text:p text:style-name="P1"><text:span text:style-name="T3">TR INRA </text:span></text:p>
          </draw:text-box>
        </draw:frame>
        <draw:polygon draw:style-name="gr4" draw:text-style-name="P5" draw:layer="layout" svg:width="0.017cm" svg:height="0.017cm" svg:x="2.489cm" svg:y="8.788cm" svg:viewBox="0 0 18 18" draw:points="0,18 18,18 18,0 0,0">
          <text:p/>
        </draw:polygon>
        <draw:polygon draw:style-name="gr4" draw:text-style-name="P5" draw:layer="layout" svg:width="0.017cm" svg:height="0.017cm" svg:x="4.741cm" svg:y="8.788cm" svg:viewBox="0 0 18 18" draw:points="0,18 18,18 18,0 0,0">
          <text:p/>
        </draw:polygon>
        <draw:polygon draw:style-name="gr4" draw:text-style-name="P5" draw:layer="layout" svg:width="1.913cm" svg:height="0.017cm" svg:x="4.758cm" svg:y="8.788cm" svg:viewBox="0 0 1914 18" draw:points="0,18 1914,18 1914,0 0,0">
          <text:p/>
        </draw:polygon>
        <draw:polygon draw:style-name="gr4" draw:text-style-name="P5" draw:layer="layout" svg:width="0.017cm" svg:height="0.017cm" svg:x="6.671cm" svg:y="8.788cm" svg:viewBox="0 0 18 18" draw:points="0,18 18,18 18,0 0,0">
          <text:p/>
        </draw:polygon>
        <draw:polygon draw:style-name="gr4" draw:text-style-name="P5" draw:layer="layout" svg:width="1.804cm" svg:height="0.017cm" svg:x="6.688cm" svg:y="8.788cm" svg:viewBox="0 0 1805 18" draw:points="0,18 1805,18 1805,0 0,0">
          <text:p/>
        </draw:polygon>
        <draw:polygon draw:style-name="gr4" draw:text-style-name="P5" draw:layer="layout" svg:width="0.017cm" svg:height="0.017cm" svg:x="8.492cm" svg:y="8.788cm" svg:viewBox="0 0 18 18" draw:points="0,18 18,18 18,0 0,0">
          <text:p/>
        </draw:polygon>
        <draw:polygon draw:style-name="gr4" draw:text-style-name="P5" draw:layer="layout" svg:width="3.23cm" svg:height="0.017cm" svg:x="8.509cm" svg:y="8.788cm" svg:viewBox="0 0 3231 18" draw:points="0,18 3231,18 3231,0 0,0">
          <text:p/>
        </draw:polygon>
        <draw:polygon draw:style-name="gr4" draw:text-style-name="P5" draw:layer="layout" svg:width="0.017cm" svg:height="0.017cm" svg:x="11.739cm" svg:y="8.788cm" svg:viewBox="0 0 18 18" draw:points="0,18 18,18 18,0 0,0">
          <text:p/>
        </draw:polygon>
        <draw:polygon draw:style-name="gr4" draw:text-style-name="P5" draw:layer="layout" svg:width="2.845cm" svg:height="0.017cm" svg:x="11.755cm" svg:y="8.788cm" svg:viewBox="0 0 2846 18" draw:points="0,18 2846,18 2846,0 0,0">
          <text:p/>
        </draw:polygon>
        <draw:polygon draw:style-name="gr4" draw:text-style-name="P5" draw:layer="layout" svg:width="0.017cm" svg:height="0.017cm" svg:x="14.6cm" svg:y="8.788cm" svg:viewBox="0 0 18 18" draw:points="0,18 18,18 18,0 0,0">
          <text:p/>
        </draw:polygon>
        <draw:polygon draw:style-name="gr4" draw:text-style-name="P5" draw:layer="layout" svg:width="0.555cm" svg:height="0.017cm" svg:x="14.617cm" svg:y="8.788cm" svg:viewBox="0 0 556 18" draw:points="0,18 556,18 556,0 0,0">
          <text:p/>
        </draw:polygon>
        <draw:polygon draw:style-name="gr4" draw:text-style-name="P5" draw:layer="layout" svg:width="0.017cm" svg:height="0.017cm" svg:x="15.172cm" svg:y="8.788cm" svg:viewBox="0 0 18 18" draw:points="0,18 18,18 18,0 0,0">
          <text:p/>
        </draw:polygon>
        <draw:polygon draw:style-name="gr4" draw:text-style-name="P5" draw:layer="layout" svg:width="3.59cm" svg:height="0.017cm" svg:x="15.189cm" svg:y="8.788cm" svg:viewBox="0 0 3591 18" draw:points="0,18 3591,18 3591,0 0,0">
          <text:p/>
        </draw:polygon>
        <draw:polygon draw:style-name="gr4" draw:text-style-name="P5" draw:layer="layout" svg:width="0.017cm" svg:height="0.017cm" svg:x="18.779cm" svg:y="8.788cm" svg:viewBox="0 0 18 18" draw:points="0,18 18,18 18,0 0,0">
          <text:p/>
        </draw:polygon>
        <draw:polygon draw:style-name="gr4" draw:text-style-name="P5" draw:layer="layout" svg:width="0.017cm" svg:height="1.587cm" svg:x="2.489cm" svg:y="8.805cm" svg:viewBox="0 0 18 1588" draw:points="0,1588 18,1588 18,0 0,0">
          <text:p/>
        </draw:polygon>
        <draw:polygon draw:style-name="gr4" draw:text-style-name="P5" draw:layer="layout" svg:width="0.017cm" svg:height="1.587cm" svg:x="4.741cm" svg:y="8.805cm" svg:viewBox="0 0 18 1588" draw:points="0,1588 18,1588 18,0 0,0">
          <text:p/>
        </draw:polygon>
        <draw:polygon draw:style-name="gr4" draw:text-style-name="P5" draw:layer="layout" svg:width="0.017cm" svg:height="1.587cm" svg:x="6.671cm" svg:y="8.805cm" svg:viewBox="0 0 18 1588" draw:points="0,1588 18,1588 18,0 0,0">
          <text:p/>
        </draw:polygon>
        <draw:polygon draw:style-name="gr4" draw:text-style-name="P5" draw:layer="layout" svg:width="0.017cm" svg:height="1.587cm" svg:x="8.492cm" svg:y="8.805cm" svg:viewBox="0 0 18 1588" draw:points="0,1588 18,1588 18,0 0,0">
          <text:p/>
        </draw:polygon>
        <draw:polygon draw:style-name="gr4" draw:text-style-name="P5" draw:layer="layout" svg:width="0.017cm" svg:height="1.587cm" svg:x="11.739cm" svg:y="8.805cm" svg:viewBox="0 0 18 1588" draw:points="0,1588 18,1588 18,0 0,0">
          <text:p/>
        </draw:polygon>
        <draw:polygon draw:style-name="gr4" draw:text-style-name="P5" draw:layer="layout" svg:width="0.017cm" svg:height="1.587cm" svg:x="15.172cm" svg:y="8.805cm" svg:viewBox="0 0 18 1588" draw:points="0,1588 18,1588 18,0 0,0">
          <text:p/>
        </draw:polygon>
        <draw:polygon draw:style-name="gr4" draw:text-style-name="P5" draw:layer="layout" svg:width="0.017cm" svg:height="1.587cm" svg:x="18.779cm" svg:y="8.805cm" svg:viewBox="0 0 18 1588" draw:points="0,1588 18,1588 18,0 0,0">
          <text:p/>
        </draw:polygon>
        <draw:frame draw:style-name="gr3" draw:text-style-name="P4" draw:layer="layout" svg:width="0.283cm" svg:height="0.348cm" svg:x="3.624cm" svg:y="10.686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166cm" svg:height="0.348cm" svg:x="5.169cm" svg:y="10.686cm">
          <draw:text-box>
            <text:p text:style-name="P1"><text:span text:style-name="T3">BUSSIERE </text:span></text:p>
          </draw:text-box>
        </draw:frame>
        <draw:frame draw:style-name="gr3" draw:text-style-name="P4" draw:layer="layout" svg:width="0.717cm" svg:height="0.348cm" svg:x="7.264cm" svg:y="10.686cm">
          <draw:text-box>
            <text:p text:style-name="P1"><text:span text:style-name="T3">Sylvie </text:span></text:p>
          </draw:text-box>
        </draw:frame>
        <draw:frame draw:style-name="gr3" draw:text-style-name="P4" draw:layer="layout" svg:width="0.993cm" svg:height="0.348cm" svg:x="9.66cm" svg:y="10.686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1.192cm" svg:height="0.348cm" svg:x="12.7cm" svg:y="10.6cm">
          <draw:text-box>
            <text:p text:style-name="P1"><text:span text:style-name="T3">Biochimie </text:span></text:p>
          </draw:text-box>
        </draw:frame>
        <draw:frame draw:style-name="gr3" draw:text-style-name="P4" draw:layer="layout" svg:width="1.899cm" svg:height="0.348cm" svg:x="12.404cm" svg:y="10.965cm">
          <draw:text-box>
            <text:p text:style-name="P1"><text:span text:style-name="T3"><text:s text:c="2"/></text:span><text:span text:style-name="T3">Biologie plante </text:span></text:p>
          </draw:text-box>
        </draw:frame>
        <draw:frame draw:style-name="gr3" draw:text-style-name="P4" draw:layer="layout" svg:width="3.363cm" svg:height="0.348cm" svg:x="15.35cm" svg:y="10.748cm">
          <draw:text-box>
            <text:p text:style-name="P1"><text:span text:style-name="T3">Cd et analyses biochemiques </text:span></text:p>
          </draw:text-box>
        </draw:frame>
        <draw:frame draw:style-name="gr1" draw:text-style-name="P2" draw:layer="layout" svg:width="0.372cm" svg:height="0.459cm" svg:x="18.686cm" svg:y="10.322cm">
          <draw:text-box>
            <text:p text:style-name="P1"><text:span text:style-name="T1"><text:s/></text:span></text:p>
          </draw:text-box>
        </draw:frame>
        <draw:polygon draw:style-name="gr4" draw:text-style-name="P5" draw:layer="layout" svg:width="0.017cm" svg:height="0.017cm" svg:x="2.489cm" svg:y="10.392cm" svg:viewBox="0 0 18 18" draw:points="0,18 18,18 18,0 0,0">
          <text:p/>
        </draw:polygon>
        <draw:polygon draw:style-name="gr4" draw:text-style-name="P5" draw:layer="layout" svg:width="0.017cm" svg:height="0.017cm" svg:x="4.741cm" svg:y="10.392cm" svg:viewBox="0 0 18 18" draw:points="0,18 18,18 18,0 0,0">
          <text:p/>
        </draw:polygon>
        <draw:polygon draw:style-name="gr4" draw:text-style-name="P5" draw:layer="layout" svg:width="1.913cm" svg:height="0.017cm" svg:x="4.758cm" svg:y="10.392cm" svg:viewBox="0 0 1914 18" draw:points="0,18 1914,18 1914,0 0,0">
          <text:p/>
        </draw:polygon>
        <draw:polygon draw:style-name="gr4" draw:text-style-name="P5" draw:layer="layout" svg:width="0.017cm" svg:height="0.017cm" svg:x="6.671cm" svg:y="10.392cm" svg:viewBox="0 0 18 18" draw:points="0,18 18,18 18,0 0,0">
          <text:p/>
        </draw:polygon>
        <draw:polygon draw:style-name="gr4" draw:text-style-name="P5" draw:layer="layout" svg:width="1.804cm" svg:height="0.017cm" svg:x="6.688cm" svg:y="10.392cm" svg:viewBox="0 0 1805 18" draw:points="0,18 1805,18 1805,0 0,0">
          <text:p/>
        </draw:polygon>
        <draw:polygon draw:style-name="gr4" draw:text-style-name="P5" draw:layer="layout" svg:width="0.017cm" svg:height="0.017cm" svg:x="8.492cm" svg:y="10.392cm" svg:viewBox="0 0 18 18" draw:points="0,18 18,18 18,0 0,0">
          <text:p/>
        </draw:polygon>
        <draw:polygon draw:style-name="gr4" draw:text-style-name="P5" draw:layer="layout" svg:width="3.23cm" svg:height="0.017cm" svg:x="8.509cm" svg:y="10.392cm" svg:viewBox="0 0 3231 18" draw:points="0,18 3231,18 3231,0 0,0">
          <text:p/>
        </draw:polygon>
        <draw:polygon draw:style-name="gr4" draw:text-style-name="P5" draw:layer="layout" svg:width="0.017cm" svg:height="0.017cm" svg:x="11.739cm" svg:y="10.392cm" svg:viewBox="0 0 18 18" draw:points="0,18 18,18 18,0 0,0">
          <text:p/>
        </draw:polygon>
        <draw:polygon draw:style-name="gr4" draw:text-style-name="P5" draw:layer="layout" svg:width="2.845cm" svg:height="0.017cm" svg:x="11.755cm" svg:y="10.392cm" svg:viewBox="0 0 2846 18" draw:points="0,18 2846,18 2846,0 0,0">
          <text:p/>
        </draw:polygon>
        <draw:polygon draw:style-name="gr4" draw:text-style-name="P5" draw:layer="layout" svg:width="0.017cm" svg:height="0.017cm" svg:x="14.6cm" svg:y="10.392cm" svg:viewBox="0 0 18 18" draw:points="0,18 18,18 18,0 0,0">
          <text:p/>
        </draw:polygon>
        <draw:polygon draw:style-name="gr4" draw:text-style-name="P5" draw:layer="layout" svg:width="0.555cm" svg:height="0.017cm" svg:x="14.617cm" svg:y="10.392cm" svg:viewBox="0 0 556 18" draw:points="0,18 556,18 556,0 0,0">
          <text:p/>
        </draw:polygon>
        <draw:polygon draw:style-name="gr4" draw:text-style-name="P5" draw:layer="layout" svg:width="0.017cm" svg:height="0.017cm" svg:x="15.172cm" svg:y="10.392cm" svg:viewBox="0 0 18 18" draw:points="0,18 18,18 18,0 0,0">
          <text:p/>
        </draw:polygon>
        <draw:polygon draw:style-name="gr4" draw:text-style-name="P5" draw:layer="layout" svg:width="3.59cm" svg:height="0.017cm" svg:x="15.189cm" svg:y="10.392cm" svg:viewBox="0 0 3591 18" draw:points="0,18 3591,18 3591,0 0,0">
          <text:p/>
        </draw:polygon>
        <draw:polygon draw:style-name="gr4" draw:text-style-name="P5" draw:layer="layout" svg:width="0.017cm" svg:height="0.017cm" svg:x="18.779cm" svg:y="10.392cm" svg:viewBox="0 0 18 18" draw:points="0,18 18,18 18,0 0,0">
          <text:p/>
        </draw:polygon>
        <draw:polygon draw:style-name="gr4" draw:text-style-name="P5" draw:layer="layout" svg:width="0.017cm" svg:height="1.114cm" svg:x="2.489cm" svg:y="10.409cm" svg:viewBox="0 0 18 1115" draw:points="0,1115 18,1115 18,0 0,0">
          <text:p/>
        </draw:polygon>
        <draw:polygon draw:style-name="gr4" draw:text-style-name="P5" draw:layer="layout" svg:width="0.017cm" svg:height="1.114cm" svg:x="4.741cm" svg:y="10.409cm" svg:viewBox="0 0 18 1115" draw:points="0,1115 18,1115 18,0 0,0">
          <text:p/>
        </draw:polygon>
        <draw:polygon draw:style-name="gr4" draw:text-style-name="P5" draw:layer="layout" svg:width="0.017cm" svg:height="1.114cm" svg:x="6.671cm" svg:y="10.409cm" svg:viewBox="0 0 18 1115" draw:points="0,1115 18,1115 18,0 0,0">
          <text:p/>
        </draw:polygon>
        <draw:polygon draw:style-name="gr4" draw:text-style-name="P5" draw:layer="layout" svg:width="0.017cm" svg:height="1.114cm" svg:x="8.492cm" svg:y="10.409cm" svg:viewBox="0 0 18 1115" draw:points="0,1115 18,1115 18,0 0,0">
          <text:p/>
        </draw:polygon>
        <draw:polygon draw:style-name="gr4" draw:text-style-name="P5" draw:layer="layout" svg:width="0.017cm" svg:height="1.114cm" svg:x="11.739cm" svg:y="10.409cm" svg:viewBox="0 0 18 1115" draw:points="0,1115 18,1115 18,0 0,0">
          <text:p/>
        </draw:polygon>
        <draw:polygon draw:style-name="gr4" draw:text-style-name="P5" draw:layer="layout" svg:width="0.017cm" svg:height="1.114cm" svg:x="15.172cm" svg:y="10.409cm" svg:viewBox="0 0 18 1115" draw:points="0,1115 18,1115 18,0 0,0">
          <text:p/>
        </draw:polygon>
        <draw:polygon draw:style-name="gr4" draw:text-style-name="P5" draw:layer="layout" svg:width="0.017cm" svg:height="1.114cm" svg:x="18.779cm" svg:y="10.409cm" svg:viewBox="0 0 18 1115" draw:points="0,1115 18,1115 18,0 0,0">
          <text:p/>
        </draw:polygon>
        <draw:frame draw:style-name="gr3" draw:text-style-name="P4" draw:layer="layout" svg:width="0.283cm" svg:height="0.348cm" svg:x="16.984cm" svg:y="10.965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48cm" svg:x="3.624cm" svg:y="11.609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997cm" svg:height="0.348cm" svg:x="5.249cm" svg:y="11.609cm">
          <draw:text-box>
            <text:p text:style-name="P1"><text:span text:style-name="T3">CORIOU </text:span></text:p>
          </draw:text-box>
        </draw:frame>
        <draw:frame draw:style-name="gr3" draw:text-style-name="P4" draw:layer="layout" svg:width="0.743cm" svg:height="0.348cm" svg:x="7.252cm" svg:y="11.609cm">
          <draw:text-box>
            <text:p text:style-name="P1"><text:span text:style-name="T3">Cécile </text:span></text:p>
          </draw:text-box>
        </draw:frame>
        <draw:frame draw:style-name="gr3" draw:text-style-name="P4" draw:layer="layout" svg:width="0.993cm" svg:height="0.348cm" svg:x="9.661cm" svg:y="11.609cm">
          <draw:text-box>
            <text:p text:style-name="P1"><text:span text:style-name="T3">TR INRA </text:span></text:p>
          </draw:text-box>
        </draw:frame>
        <draw:frame draw:style-name="gr3" draw:text-style-name="P4" draw:layer="layout" svg:width="2.296cm" svg:height="0.348cm" svg:x="12.137cm" svg:y="11.609cm">
          <draw:text-box>
            <text:p text:style-name="P1"><text:span text:style-name="T3">Analyses chimiques </text:span></text:p>
          </draw:text-box>
        </draw:frame>
        <draw:polygon draw:style-name="gr4" draw:text-style-name="P5" draw:layer="layout" svg:width="0.017cm" svg:height="0.017cm" svg:x="2.489cm" svg:y="11.523cm" svg:viewBox="0 0 18 18" draw:points="0,18 18,18 18,0 0,0">
          <text:p/>
        </draw:polygon>
        <draw:polygon draw:style-name="gr4" draw:text-style-name="P5" draw:layer="layout" svg:width="0.017cm" svg:height="0.017cm" svg:x="4.741cm" svg:y="11.523cm" svg:viewBox="0 0 18 18" draw:points="0,18 18,18 18,0 0,0">
          <text:p/>
        </draw:polygon>
        <draw:polygon draw:style-name="gr4" draw:text-style-name="P5" draw:layer="layout" svg:width="1.913cm" svg:height="0.017cm" svg:x="4.758cm" svg:y="11.523cm" svg:viewBox="0 0 1914 18" draw:points="0,18 1914,18 1914,0 0,0">
          <text:p/>
        </draw:polygon>
        <draw:polygon draw:style-name="gr4" draw:text-style-name="P5" draw:layer="layout" svg:width="0.017cm" svg:height="0.017cm" svg:x="6.671cm" svg:y="11.523cm" svg:viewBox="0 0 18 18" draw:points="0,18 18,18 18,0 0,0">
          <text:p/>
        </draw:polygon>
        <draw:polygon draw:style-name="gr4" draw:text-style-name="P5" draw:layer="layout" svg:width="1.804cm" svg:height="0.017cm" svg:x="6.688cm" svg:y="11.523cm" svg:viewBox="0 0 1805 18" draw:points="0,18 1805,18 1805,0 0,0">
          <text:p/>
        </draw:polygon>
        <draw:polygon draw:style-name="gr4" draw:text-style-name="P5" draw:layer="layout" svg:width="0.017cm" svg:height="0.017cm" svg:x="8.492cm" svg:y="11.523cm" svg:viewBox="0 0 18 18" draw:points="0,18 18,18 18,0 0,0">
          <text:p/>
        </draw:polygon>
        <draw:polygon draw:style-name="gr4" draw:text-style-name="P5" draw:layer="layout" svg:width="3.23cm" svg:height="0.017cm" svg:x="8.509cm" svg:y="11.523cm" svg:viewBox="0 0 3231 18" draw:points="0,18 3231,18 3231,0 0,0">
          <text:p/>
        </draw:polygon>
        <draw:polygon draw:style-name="gr4" draw:text-style-name="P5" draw:layer="layout" svg:width="0.017cm" svg:height="0.017cm" svg:x="11.739cm" svg:y="11.523cm" svg:viewBox="0 0 18 18" draw:points="0,18 18,18 18,0 0,0">
          <text:p/>
        </draw:polygon>
        <draw:polygon draw:style-name="gr4" draw:text-style-name="P5" draw:layer="layout" svg:width="2.845cm" svg:height="0.017cm" svg:x="11.755cm" svg:y="11.523cm" svg:viewBox="0 0 2846 18" draw:points="0,18 2846,18 2846,0 0,0">
          <text:p/>
        </draw:polygon>
        <draw:polygon draw:style-name="gr4" draw:text-style-name="P5" draw:layer="layout" svg:width="0.017cm" svg:height="0.017cm" svg:x="14.6cm" svg:y="11.523cm" svg:viewBox="0 0 18 18" draw:points="0,18 18,18 18,0 0,0">
          <text:p/>
        </draw:polygon>
        <draw:polygon draw:style-name="gr4" draw:text-style-name="P5" draw:layer="layout" svg:width="0.555cm" svg:height="0.017cm" svg:x="14.617cm" svg:y="11.523cm" svg:viewBox="0 0 556 18" draw:points="0,18 556,18 556,0 0,0">
          <text:p/>
        </draw:polygon>
        <draw:polygon draw:style-name="gr4" draw:text-style-name="P5" draw:layer="layout" svg:width="0.017cm" svg:height="0.017cm" svg:x="15.172cm" svg:y="11.523cm" svg:viewBox="0 0 18 18" draw:points="0,18 18,18 18,0 0,0">
          <text:p/>
        </draw:polygon>
        <draw:polygon draw:style-name="gr4" draw:text-style-name="P5" draw:layer="layout" svg:width="3.59cm" svg:height="0.017cm" svg:x="15.189cm" svg:y="11.523cm" svg:viewBox="0 0 3591 18" draw:points="0,18 3591,18 3591,0 0,0">
          <text:p/>
        </draw:polygon>
        <draw:polygon draw:style-name="gr4" draw:text-style-name="P5" draw:layer="layout" svg:width="0.017cm" svg:height="0.017cm" svg:x="18.779cm" svg:y="11.523cm" svg:viewBox="0 0 18 18" draw:points="0,18 18,18 18,0 0,0">
          <text:p/>
        </draw:polygon>
        <draw:polygon draw:style-name="gr4" draw:text-style-name="P5" draw:layer="layout" svg:width="0.017cm" svg:height="0.702cm" svg:x="2.489cm" svg:y="11.54cm" svg:viewBox="0 0 18 703" draw:points="0,703 18,703 18,0 0,0">
          <text:p/>
        </draw:polygon>
        <draw:polygon draw:style-name="gr4" draw:text-style-name="P5" draw:layer="layout" svg:width="0.017cm" svg:height="0.702cm" svg:x="4.741cm" svg:y="11.54cm" svg:viewBox="0 0 18 703" draw:points="0,703 18,703 18,0 0,0">
          <text:p/>
        </draw:polygon>
        <draw:polygon draw:style-name="gr4" draw:text-style-name="P5" draw:layer="layout" svg:width="0.017cm" svg:height="0.702cm" svg:x="6.671cm" svg:y="11.54cm" svg:viewBox="0 0 18 703" draw:points="0,703 18,703 18,0 0,0">
          <text:p/>
        </draw:polygon>
        <draw:polygon draw:style-name="gr4" draw:text-style-name="P5" draw:layer="layout" svg:width="0.017cm" svg:height="0.702cm" svg:x="8.492cm" svg:y="11.54cm" svg:viewBox="0 0 18 703" draw:points="0,703 18,703 18,0 0,0">
          <text:p/>
        </draw:polygon>
        <draw:polygon draw:style-name="gr4" draw:text-style-name="P5" draw:layer="layout" svg:width="0.017cm" svg:height="0.702cm" svg:x="11.739cm" svg:y="11.54cm" svg:viewBox="0 0 18 703" draw:points="0,703 18,703 18,0 0,0">
          <text:p/>
        </draw:polygon>
        <draw:polygon draw:style-name="gr4" draw:text-style-name="P5" draw:layer="layout" svg:width="0.017cm" svg:height="0.702cm" svg:x="15.172cm" svg:y="11.54cm" svg:viewBox="0 0 18 703" draw:points="0,703 18,703 18,0 0,0">
          <text:p/>
        </draw:polygon>
        <draw:polygon draw:style-name="gr4" draw:text-style-name="P5" draw:layer="layout" svg:width="0.017cm" svg:height="0.702cm" svg:x="18.779cm" svg:y="11.54cm" svg:viewBox="0 0 18 703" draw:points="0,703 18,703 18,0 0,0">
          <text:p/>
        </draw:polygon>
        <draw:frame draw:style-name="gr3" draw:text-style-name="P4" draw:layer="layout" svg:width="2.97cm" svg:height="0.348cm" svg:x="15.467cm" svg:y="11.652cm">
          <draw:text-box>
            <text:p text:style-name="P1"><text:span text:style-name="T3">Analyses CD dans le grain </text:span></text:p>
          </draw:text-box>
        </draw:frame>
        <draw:frame draw:style-name="gr3" draw:text-style-name="P4" draw:layer="layout" svg:width="0.283cm" svg:height="0.348cm" svg:x="5.652cm" svg:y="12.599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531cm" svg:y="12.599cm">
          <draw:text-box>
            <text:p text:style-name="P1"><text:span text:style-name="T3">x </text:span></text:p>
          </draw:text-box>
        </draw:frame>
        <draw:frame draw:style-name="gr3" draw:text-style-name="P4" draw:layer="layout" svg:width="1.695cm" svg:height="0.348cm" svg:x="9.2cm" svg:y="12.5cm">
          <draw:text-box>
            <text:p text:style-name="P1"><text:span text:style-name="T3">Postdoctorant </text:span></text:p>
          </draw:text-box>
        </draw:frame>
        <draw:frame draw:style-name="gr3" draw:text-style-name="P4" draw:layer="layout" svg:width="1.709cm" svg:height="0.348cm" svg:x="9.172cm" svg:y="12.859cm">
          <draw:text-box>
            <text:p text:style-name="P1"><text:span text:style-name="T3"><text:s/></text:span><text:span text:style-name="T3">(ISPA/MycSA) </text:span></text:p>
          </draw:text-box>
        </draw:frame>
        <draw:frame draw:style-name="gr3" draw:text-style-name="P4" draw:layer="layout" svg:width="2.559cm" svg:height="0.348cm" svg:x="12.04cm" svg:y="12.599cm">
          <draw:text-box>
            <text:p text:style-name="P1"><text:span text:style-name="T3">Ecophysiologie plante </text:span></text:p>
          </draw:text-box>
        </draw:frame>
        <draw:polygon draw:style-name="gr4" draw:text-style-name="P5" draw:layer="layout" svg:width="0.017cm" svg:height="0.017cm" svg:x="2.489cm" svg:y="12.242cm" svg:viewBox="0 0 18 18" draw:points="0,18 18,18 18,0 0,0">
          <text:p/>
        </draw:polygon>
        <draw:polygon draw:style-name="gr4" draw:text-style-name="P5" draw:layer="layout" svg:width="0.017cm" svg:height="0.017cm" svg:x="4.741cm" svg:y="12.242cm" svg:viewBox="0 0 18 18" draw:points="0,18 18,18 18,0 0,0">
          <text:p/>
        </draw:polygon>
        <draw:polygon draw:style-name="gr4" draw:text-style-name="P5" draw:layer="layout" svg:width="1.913cm" svg:height="0.017cm" svg:x="4.758cm" svg:y="12.242cm" svg:viewBox="0 0 1914 18" draw:points="0,18 1914,18 1914,0 0,0">
          <text:p/>
        </draw:polygon>
        <draw:polygon draw:style-name="gr4" draw:text-style-name="P5" draw:layer="layout" svg:width="0.017cm" svg:height="0.017cm" svg:x="6.671cm" svg:y="12.242cm" svg:viewBox="0 0 18 18" draw:points="0,18 18,18 18,0 0,0">
          <text:p/>
        </draw:polygon>
        <draw:polygon draw:style-name="gr4" draw:text-style-name="P5" draw:layer="layout" svg:width="1.804cm" svg:height="0.017cm" svg:x="6.688cm" svg:y="12.242cm" svg:viewBox="0 0 1805 18" draw:points="0,18 1805,18 1805,0 0,0">
          <text:p/>
        </draw:polygon>
        <draw:polygon draw:style-name="gr4" draw:text-style-name="P5" draw:layer="layout" svg:width="0.017cm" svg:height="0.017cm" svg:x="8.492cm" svg:y="12.242cm" svg:viewBox="0 0 18 18" draw:points="0,18 18,18 18,0 0,0">
          <text:p/>
        </draw:polygon>
        <draw:polygon draw:style-name="gr4" draw:text-style-name="P5" draw:layer="layout" svg:width="3.23cm" svg:height="0.017cm" svg:x="8.509cm" svg:y="12.242cm" svg:viewBox="0 0 3231 18" draw:points="0,18 3231,18 3231,0 0,0">
          <text:p/>
        </draw:polygon>
        <draw:polygon draw:style-name="gr4" draw:text-style-name="P5" draw:layer="layout" svg:width="0.017cm" svg:height="0.017cm" svg:x="11.739cm" svg:y="12.242cm" svg:viewBox="0 0 18 18" draw:points="0,18 18,18 18,0 0,0">
          <text:p/>
        </draw:polygon>
        <draw:polygon draw:style-name="gr4" draw:text-style-name="P5" draw:layer="layout" svg:width="2.845cm" svg:height="0.017cm" svg:x="11.755cm" svg:y="12.242cm" svg:viewBox="0 0 2846 18" draw:points="0,18 2846,18 2846,0 0,0">
          <text:p/>
        </draw:polygon>
        <draw:polygon draw:style-name="gr4" draw:text-style-name="P5" draw:layer="layout" svg:width="0.017cm" svg:height="0.017cm" svg:x="14.6cm" svg:y="12.242cm" svg:viewBox="0 0 18 18" draw:points="0,18 18,18 18,0 0,0">
          <text:p/>
        </draw:polygon>
        <draw:polygon draw:style-name="gr4" draw:text-style-name="P5" draw:layer="layout" svg:width="0.555cm" svg:height="0.017cm" svg:x="14.617cm" svg:y="12.242cm" svg:viewBox="0 0 556 18" draw:points="0,18 556,18 556,0 0,0">
          <text:p/>
        </draw:polygon>
        <draw:polygon draw:style-name="gr4" draw:text-style-name="P5" draw:layer="layout" svg:width="0.017cm" svg:height="0.017cm" svg:x="15.172cm" svg:y="12.242cm" svg:viewBox="0 0 18 18" draw:points="0,18 18,18 18,0 0,0">
          <text:p/>
        </draw:polygon>
        <draw:polygon draw:style-name="gr4" draw:text-style-name="P5" draw:layer="layout" svg:width="3.59cm" svg:height="0.017cm" svg:x="15.189cm" svg:y="12.242cm" svg:viewBox="0 0 3591 18" draw:points="0,18 3591,18 3591,0 0,0">
          <text:p/>
        </draw:polygon>
        <draw:polygon draw:style-name="gr4" draw:text-style-name="P5" draw:layer="layout" svg:width="0.017cm" svg:height="0.017cm" svg:x="18.779cm" svg:y="12.242cm" svg:viewBox="0 0 18 18" draw:points="0,18 18,18 18,0 0,0">
          <text:p/>
        </draw:polygon>
        <draw:polygon draw:style-name="gr4" draw:text-style-name="P5" draw:layer="layout" svg:width="0.017cm" svg:height="1.245cm" svg:x="2.489cm" svg:y="12.259cm" svg:viewBox="0 0 18 1246" draw:points="0,1246 18,1246 18,0 0,0">
          <text:p/>
        </draw:polygon>
        <draw:polygon draw:style-name="gr4" draw:text-style-name="P5" draw:layer="layout" svg:width="0.017cm" svg:height="1.245cm" svg:x="4.741cm" svg:y="12.259cm" svg:viewBox="0 0 18 1246" draw:points="0,1246 18,1246 18,0 0,0">
          <text:p/>
        </draw:polygon>
        <draw:polygon draw:style-name="gr4" draw:text-style-name="P5" draw:layer="layout" svg:width="0.017cm" svg:height="1.245cm" svg:x="6.671cm" svg:y="12.259cm" svg:viewBox="0 0 18 1246" draw:points="0,1246 18,1246 18,0 0,0">
          <text:p/>
        </draw:polygon>
        <draw:polygon draw:style-name="gr4" draw:text-style-name="P5" draw:layer="layout" svg:width="0.017cm" svg:height="1.245cm" svg:x="8.492cm" svg:y="12.259cm" svg:viewBox="0 0 18 1246" draw:points="0,1246 18,1246 18,0 0,0">
          <text:p/>
        </draw:polygon>
        <draw:polygon draw:style-name="gr4" draw:text-style-name="P5" draw:layer="layout" svg:width="0.017cm" svg:height="1.245cm" svg:x="11.739cm" svg:y="12.259cm" svg:viewBox="0 0 18 1246" draw:points="0,1246 18,1246 18,0 0,0">
          <text:p/>
        </draw:polygon>
        <draw:polygon draw:style-name="gr4" draw:text-style-name="P5" draw:layer="layout" svg:width="0.017cm" svg:height="1.245cm" svg:x="15.172cm" svg:y="12.259cm" svg:viewBox="0 0 18 1246" draw:points="0,1246 18,1246 18,0 0,0">
          <text:p/>
        </draw:polygon>
        <draw:polygon draw:style-name="gr4" draw:text-style-name="P5" draw:layer="layout" svg:width="0.017cm" svg:height="1.245cm" svg:x="18.779cm" svg:y="12.259cm" svg:viewBox="0 0 18 1246" draw:points="0,1246 18,1246 18,0 0,0">
          <text:p/>
        </draw:polygon>
        <draw:frame draw:style-name="gr3" draw:text-style-name="P4" draw:layer="layout" svg:width="0.283cm" svg:height="0.348cm" svg:x="3.624cm" svg:y="14.03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283cm" svg:height="0.348cm" svg:x="5.651cm" svg:y="14.034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531cm" svg:y="14.034cm">
          <draw:text-box>
            <text:p text:style-name="P1"><text:span text:style-name="T3">x </text:span></text:p>
          </draw:text-box>
        </draw:frame>
        <draw:frame draw:style-name="gr3" draw:text-style-name="P4" draw:layer="layout" svg:width="1.153cm" svg:height="0.348cm" svg:x="9.547cm" svg:y="14.252cm">
          <draw:text-box>
            <text:p text:style-name="P1"><text:span text:style-name="T3">Master 2 <text:s/></text:span></text:p>
          </draw:text-box>
        </draw:frame>
        <draw:frame draw:style-name="gr3" draw:text-style-name="P4" draw:layer="layout" svg:width="1.827cm" svg:height="0.348cm" svg:x="12.336cm" svg:y="14.208cm">
          <draw:text-box>
            <text:p text:style-name="P1"><text:span text:style-name="T3">/ecotoxicologie </text:span></text:p>
          </draw:text-box>
        </draw:frame>
        <draw:frame draw:style-name="gr3" draw:text-style-name="P4" draw:layer="layout" svg:width="3.486cm" svg:height="0.348cm" svg:x="15.3cm" svg:y="13.6cm">
          <draw:text-box>
            <text:p text:style-name="P1"><text:span text:style-name="T3">Cd et DON accumulation dans </text:span></text:p>
          </draw:text-box>
        </draw:frame>
        <draw:frame draw:style-name="gr3" draw:text-style-name="P4" draw:layer="layout" svg:width="3.025cm" svg:height="0.348cm" svg:x="15.7cm" svg:y="13.852cm">
          <draw:text-box>
            <text:p text:style-name="P1"><text:span text:style-name="T3">Le grain (expérimentation </text:span></text:p>
          </draw:text-box>
        </draw:frame>
        <draw:frame draw:style-name="gr3" draw:text-style-name="P4" draw:layer="layout" svg:width="2.377cm" svg:height="0.348cm" svg:x="15.608cm" svg:y="14.208cm">
          <draw:text-box>
            <text:p text:style-name="P1"><text:span text:style-name="T3">serre, comparaisons </text:span></text:p>
          </draw:text-box>
        </draw:frame>
        <draw:polygon draw:style-name="gr4" draw:text-style-name="P5" draw:layer="layout" svg:width="0.017cm" svg:height="0.017cm" svg:x="2.489cm" svg:y="13.504cm" svg:viewBox="0 0 18 18" draw:points="0,18 18,18 18,0 0,0">
          <text:p/>
        </draw:polygon>
        <draw:polygon draw:style-name="gr4" draw:text-style-name="P5" draw:layer="layout" svg:width="0.017cm" svg:height="0.017cm" svg:x="4.741cm" svg:y="13.504cm" svg:viewBox="0 0 18 18" draw:points="0,18 18,18 18,0 0,0">
          <text:p/>
        </draw:polygon>
        <draw:polygon draw:style-name="gr4" draw:text-style-name="P5" draw:layer="layout" svg:width="1.913cm" svg:height="0.017cm" svg:x="4.758cm" svg:y="13.504cm" svg:viewBox="0 0 1914 18" draw:points="0,18 1914,18 1914,0 0,0">
          <text:p/>
        </draw:polygon>
        <draw:polygon draw:style-name="gr4" draw:text-style-name="P5" draw:layer="layout" svg:width="0.017cm" svg:height="0.017cm" svg:x="6.671cm" svg:y="13.504cm" svg:viewBox="0 0 18 18" draw:points="0,18 18,18 18,0 0,0">
          <text:p/>
        </draw:polygon>
        <draw:polygon draw:style-name="gr4" draw:text-style-name="P5" draw:layer="layout" svg:width="1.804cm" svg:height="0.017cm" svg:x="6.688cm" svg:y="13.504cm" svg:viewBox="0 0 1805 18" draw:points="0,18 1805,18 1805,0 0,0">
          <text:p/>
        </draw:polygon>
        <draw:polygon draw:style-name="gr4" draw:text-style-name="P5" draw:layer="layout" svg:width="0.017cm" svg:height="0.017cm" svg:x="8.492cm" svg:y="13.504cm" svg:viewBox="0 0 18 18" draw:points="0,18 18,18 18,0 0,0">
          <text:p/>
        </draw:polygon>
        <draw:polygon draw:style-name="gr4" draw:text-style-name="P5" draw:layer="layout" svg:width="3.23cm" svg:height="0.017cm" svg:x="8.509cm" svg:y="13.504cm" svg:viewBox="0 0 3231 18" draw:points="0,18 3231,18 3231,0 0,0">
          <text:p/>
        </draw:polygon>
        <draw:polygon draw:style-name="gr4" draw:text-style-name="P5" draw:layer="layout" svg:width="0.017cm" svg:height="0.017cm" svg:x="11.739cm" svg:y="13.504cm" svg:viewBox="0 0 18 18" draw:points="0,18 18,18 18,0 0,0">
          <text:p/>
        </draw:polygon>
        <draw:polygon draw:style-name="gr4" draw:text-style-name="P5" draw:layer="layout" svg:width="2.845cm" svg:height="0.017cm" svg:x="11.755cm" svg:y="13.504cm" svg:viewBox="0 0 2846 18" draw:points="0,18 2846,18 2846,0 0,0">
          <text:p/>
        </draw:polygon>
        <draw:polygon draw:style-name="gr4" draw:text-style-name="P5" draw:layer="layout" svg:width="0.017cm" svg:height="0.017cm" svg:x="14.6cm" svg:y="13.504cm" svg:viewBox="0 0 18 18" draw:points="0,18 18,18 18,0 0,0">
          <text:p/>
        </draw:polygon>
        <draw:polygon draw:style-name="gr4" draw:text-style-name="P5" draw:layer="layout" svg:width="0.555cm" svg:height="0.017cm" svg:x="14.617cm" svg:y="13.504cm" svg:viewBox="0 0 556 18" draw:points="0,18 556,18 556,0 0,0">
          <text:p/>
        </draw:polygon>
        <draw:polygon draw:style-name="gr4" draw:text-style-name="P5" draw:layer="layout" svg:width="0.017cm" svg:height="0.017cm" svg:x="15.172cm" svg:y="13.504cm" svg:viewBox="0 0 18 18" draw:points="0,18 18,18 18,0 0,0">
          <text:p/>
        </draw:polygon>
        <draw:polygon draw:style-name="gr4" draw:text-style-name="P5" draw:layer="layout" svg:width="3.59cm" svg:height="0.017cm" svg:x="15.189cm" svg:y="13.504cm" svg:viewBox="0 0 3591 18" draw:points="0,18 3591,18 3591,0 0,0">
          <text:p/>
        </draw:polygon>
        <draw:polygon draw:style-name="gr4" draw:text-style-name="P5" draw:layer="layout" svg:width="0.017cm" svg:height="0.017cm" svg:x="18.779cm" svg:y="13.504cm" svg:viewBox="0 0 18 18" draw:points="0,18 18,18 18,0 0,0">
          <text:p/>
        </draw:polygon>
        <draw:polygon draw:style-name="gr4" draw:text-style-name="P5" draw:layer="layout" svg:width="0.017cm" svg:height="1.592cm" svg:x="2.489cm" svg:y="13.521cm" svg:viewBox="0 0 18 1593" draw:points="0,1593 18,1593 18,0 0,0">
          <text:p/>
        </draw:polygon>
        <draw:polygon draw:style-name="gr4" draw:text-style-name="P5" draw:layer="layout" svg:width="0.017cm" svg:height="1.592cm" svg:x="4.741cm" svg:y="13.521cm" svg:viewBox="0 0 18 1593" draw:points="0,1593 18,1593 18,0 0,0">
          <text:p/>
        </draw:polygon>
        <draw:polygon draw:style-name="gr4" draw:text-style-name="P5" draw:layer="layout" svg:width="0.017cm" svg:height="1.592cm" svg:x="6.671cm" svg:y="13.521cm" svg:viewBox="0 0 18 1593" draw:points="0,1593 18,1593 18,0 0,0">
          <text:p/>
        </draw:polygon>
        <draw:polygon draw:style-name="gr4" draw:text-style-name="P5" draw:layer="layout" svg:width="0.017cm" svg:height="1.592cm" svg:x="8.492cm" svg:y="13.521cm" svg:viewBox="0 0 18 1593" draw:points="0,1593 18,1593 18,0 0,0">
          <text:p/>
        </draw:polygon>
        <draw:polygon draw:style-name="gr4" draw:text-style-name="P5" draw:layer="layout" svg:width="0.017cm" svg:height="1.592cm" svg:x="11.739cm" svg:y="13.521cm" svg:viewBox="0 0 18 1593" draw:points="0,1593 18,1593 18,0 0,0">
          <text:p/>
        </draw:polygon>
        <draw:polygon draw:style-name="gr4" draw:text-style-name="P5" draw:layer="layout" svg:width="0.017cm" svg:height="1.592cm" svg:x="15.172cm" svg:y="13.521cm" svg:viewBox="0 0 18 1593" draw:points="0,1593 18,1593 18,0 0,0">
          <text:p/>
        </draw:polygon>
        <draw:polygon draw:style-name="gr4" draw:text-style-name="P5" draw:layer="layout" svg:width="0.017cm" svg:height="1.592cm" svg:x="18.779cm" svg:y="13.521cm" svg:viewBox="0 0 18 1593" draw:points="0,1593 18,1593 18,0 0,0">
          <text:p/>
        </draw:polygon>
        <draw:frame draw:style-name="gr3" draw:text-style-name="P4" draw:layer="layout" svg:width="1.403cm" svg:height="0.348cm" svg:x="16.214cm" svg:y="14.551cm">
          <draw:text-box>
            <text:p text:style-name="P1"><text:span text:style-name="T3">genotypes ) </text:span></text:p>
          </draw:text-box>
        </draw:frame>
        <draw:frame draw:style-name="gr3" draw:text-style-name="P4" draw:layer="layout" svg:width="0.283cm" svg:height="0.348cm" svg:x="3.624cm" svg:y="15.64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283cm" svg:height="0.348cm" svg:x="5.651cm" svg:y="15.643cm">
          <draw:text-box>
            <text:p text:style-name="P1"><text:span text:style-name="T3">x </text:span></text:p>
          </draw:text-box>
        </draw:frame>
        <draw:frame draw:style-name="gr3" draw:text-style-name="P4" draw:layer="layout" svg:width="0.283cm" svg:height="0.348cm" svg:x="7.531cm" svg:y="15.643cm">
          <draw:text-box>
            <text:p text:style-name="P1"><text:span text:style-name="T3">x </text:span></text:p>
          </draw:text-box>
        </draw:frame>
        <draw:frame draw:style-name="gr3" draw:text-style-name="P4" draw:layer="layout" svg:width="1.153cm" svg:height="0.348cm" svg:x="9.547cm" svg:y="15.8cm">
          <draw:text-box>
            <text:p text:style-name="P1"><text:span text:style-name="T3">Master 2 <text:s/></text:span></text:p>
          </draw:text-box>
        </draw:frame>
        <draw:frame draw:style-name="gr3" draw:text-style-name="P4" draw:layer="layout" svg:width="1.691cm" svg:height="0.348cm" svg:x="12.5cm" svg:y="15.6cm">
          <draw:text-box>
            <text:p text:style-name="P1"><text:span text:style-name="T3">Biogéochemie </text:span></text:p>
          </draw:text-box>
        </draw:frame>
        <draw:frame draw:style-name="gr3" draw:text-style-name="P4" draw:layer="layout" svg:width="2.508cm" svg:height="0.348cm" svg:x="15.761cm" svg:y="15.127cm">
          <draw:text-box>
            <text:p text:style-name="P1"><text:span text:style-name="T3">Effect of crop residue </text:span></text:p>
          </draw:text-box>
        </draw:frame>
        <draw:frame draw:style-name="gr3" draw:text-style-name="P4" draw:layer="layout" svg:width="2.402cm" svg:height="0.348cm" svg:x="15.82cm" svg:y="15.47cm">
          <draw:text-box>
            <text:p text:style-name="P1"><text:span text:style-name="T3">management on the </text:span></text:p>
          </draw:text-box>
        </draw:frame>
        <draw:frame draw:style-name="gr3" draw:text-style-name="P4" draw:layer="layout" svg:width="3.461cm" svg:height="0.348cm" svg:x="15.286cm" svg:y="15.817cm">
          <draw:text-box>
            <text:p text:style-name="P1"><text:span text:style-name="T3">contamination of the grain by </text:span></text:p>
          </draw:text-box>
        </draw:frame>
        <draw:polygon draw:style-name="gr4" draw:text-style-name="P5" draw:layer="layout" svg:width="0.017cm" svg:height="0.017cm" svg:x="2.489cm" svg:y="15.112cm" svg:viewBox="0 0 18 18" draw:points="0,18 18,18 18,0 0,0">
          <text:p/>
        </draw:polygon>
        <draw:polygon draw:style-name="gr4" draw:text-style-name="P5" draw:layer="layout" svg:width="0.017cm" svg:height="0.017cm" svg:x="4.741cm" svg:y="15.112cm" svg:viewBox="0 0 18 18" draw:points="0,18 18,18 18,0 0,0">
          <text:p/>
        </draw:polygon>
        <draw:polygon draw:style-name="gr4" draw:text-style-name="P5" draw:layer="layout" svg:width="1.913cm" svg:height="0.017cm" svg:x="4.758cm" svg:y="15.112cm" svg:viewBox="0 0 1914 18" draw:points="0,18 1914,18 1914,0 0,0">
          <text:p/>
        </draw:polygon>
        <draw:polygon draw:style-name="gr4" draw:text-style-name="P5" draw:layer="layout" svg:width="0.017cm" svg:height="0.017cm" svg:x="6.671cm" svg:y="15.112cm" svg:viewBox="0 0 18 18" draw:points="0,18 18,18 18,0 0,0">
          <text:p/>
        </draw:polygon>
        <draw:polygon draw:style-name="gr4" draw:text-style-name="P5" draw:layer="layout" svg:width="1.804cm" svg:height="0.017cm" svg:x="6.688cm" svg:y="15.112cm" svg:viewBox="0 0 1805 18" draw:points="0,18 1805,18 1805,0 0,0">
          <text:p/>
        </draw:polygon>
        <draw:polygon draw:style-name="gr4" draw:text-style-name="P5" draw:layer="layout" svg:width="0.017cm" svg:height="0.017cm" svg:x="8.492cm" svg:y="15.112cm" svg:viewBox="0 0 18 18" draw:points="0,18 18,18 18,0 0,0">
          <text:p/>
        </draw:polygon>
        <draw:polygon draw:style-name="gr4" draw:text-style-name="P5" draw:layer="layout" svg:width="3.23cm" svg:height="0.017cm" svg:x="8.509cm" svg:y="15.112cm" svg:viewBox="0 0 3231 18" draw:points="0,18 3231,18 3231,0 0,0">
          <text:p/>
        </draw:polygon>
        <draw:polygon draw:style-name="gr4" draw:text-style-name="P5" draw:layer="layout" svg:width="0.017cm" svg:height="0.017cm" svg:x="11.739cm" svg:y="15.112cm" svg:viewBox="0 0 18 18" draw:points="0,18 18,18 18,0 0,0">
          <text:p/>
        </draw:polygon>
        <draw:polygon draw:style-name="gr4" draw:text-style-name="P5" draw:layer="layout" svg:width="2.845cm" svg:height="0.017cm" svg:x="11.755cm" svg:y="15.112cm" svg:viewBox="0 0 2846 18" draw:points="0,18 2846,18 2846,0 0,0">
          <text:p/>
        </draw:polygon>
        <draw:polygon draw:style-name="gr4" draw:text-style-name="P5" draw:layer="layout" svg:width="0.017cm" svg:height="0.017cm" svg:x="14.6cm" svg:y="15.112cm" svg:viewBox="0 0 18 18" draw:points="0,18 18,18 18,0 0,0">
          <text:p/>
        </draw:polygon>
        <draw:polygon draw:style-name="gr4" draw:text-style-name="P5" draw:layer="layout" svg:width="0.555cm" svg:height="0.017cm" svg:x="14.617cm" svg:y="15.112cm" svg:viewBox="0 0 556 18" draw:points="0,18 556,18 556,0 0,0">
          <text:p/>
        </draw:polygon>
        <draw:polygon draw:style-name="gr4" draw:text-style-name="P5" draw:layer="layout" svg:width="0.017cm" svg:height="0.017cm" svg:x="15.172cm" svg:y="15.112cm" svg:viewBox="0 0 18 18" draw:points="0,18 18,18 18,0 0,0">
          <text:p/>
        </draw:polygon>
        <draw:polygon draw:style-name="gr4" draw:text-style-name="P5" draw:layer="layout" svg:width="3.59cm" svg:height="0.017cm" svg:x="15.189cm" svg:y="15.112cm" svg:viewBox="0 0 3591 18" draw:points="0,18 3591,18 3591,0 0,0">
          <text:p/>
        </draw:polygon>
        <draw:polygon draw:style-name="gr4" draw:text-style-name="P5" draw:layer="layout" svg:width="0.017cm" svg:height="0.017cm" svg:x="18.779cm" svg:y="15.112cm" svg:viewBox="0 0 18 18" draw:points="0,18 18,18 18,0 0,0">
          <text:p/>
        </draw:polygon>
        <draw:polygon draw:style-name="gr4" draw:text-style-name="P5" draw:layer="layout" svg:width="0.017cm" svg:height="1.588cm" svg:x="2.489cm" svg:y="15.129cm" svg:viewBox="0 0 18 1589" draw:points="0,1589 18,1589 18,0 0,0">
          <text:p/>
        </draw:polygon>
        <draw:polygon draw:style-name="gr4" draw:text-style-name="P5" draw:layer="layout" svg:width="0.017cm" svg:height="1.588cm" svg:x="4.741cm" svg:y="15.129cm" svg:viewBox="0 0 18 1589" draw:points="0,1589 18,1589 18,0 0,0">
          <text:p/>
        </draw:polygon>
        <draw:polygon draw:style-name="gr4" draw:text-style-name="P5" draw:layer="layout" svg:width="0.017cm" svg:height="1.588cm" svg:x="6.671cm" svg:y="15.129cm" svg:viewBox="0 0 18 1589" draw:points="0,1589 18,1589 18,0 0,0">
          <text:p/>
        </draw:polygon>
        <draw:polygon draw:style-name="gr4" draw:text-style-name="P5" draw:layer="layout" svg:width="0.017cm" svg:height="1.588cm" svg:x="8.492cm" svg:y="15.129cm" svg:viewBox="0 0 18 1589" draw:points="0,1589 18,1589 18,0 0,0">
          <text:p/>
        </draw:polygon>
        <draw:polygon draw:style-name="gr4" draw:text-style-name="P5" draw:layer="layout" svg:width="0.017cm" svg:height="1.588cm" svg:x="11.739cm" svg:y="15.129cm" svg:viewBox="0 0 18 1589" draw:points="0,1589 18,1589 18,0 0,0">
          <text:p/>
        </draw:polygon>
        <draw:polygon draw:style-name="gr4" draw:text-style-name="P5" draw:layer="layout" svg:width="0.017cm" svg:height="1.588cm" svg:x="15.172cm" svg:y="15.129cm" svg:viewBox="0 0 18 1589" draw:points="0,1589 18,1589 18,0 0,0">
          <text:p/>
        </draw:polygon>
        <draw:polygon draw:style-name="gr4" draw:text-style-name="P5" draw:layer="layout" svg:width="0.017cm" svg:height="1.588cm" svg:x="18.779cm" svg:y="15.129cm" svg:viewBox="0 0 18 1589" draw:points="0,1589 18,1589 18,0 0,0">
          <text:p/>
        </draw:polygon>
        <draw:polygon draw:style-name="gr5" draw:text-style-name="P6" draw:layer="layout" svg:width="16.269cm" svg:height="0.343cm" svg:x="2.51cm" svg:y="16.738cm" svg:viewBox="0 0 16270 344" draw:points="0,344 16270,344 16270,0 0,0">
          <text:p/>
        </draw:polygon>
        <draw:polygon draw:style-name="gr5" draw:text-style-name="P6" draw:layer="layout" svg:width="16.218cm" svg:height="0.343cm" svg:x="2.535cm" svg:y="16.738cm" svg:viewBox="0 0 16219 344" draw:points="0,344 16219,344 16219,0 0,0">
          <text:p/>
        </draw:polygon>
        <draw:frame draw:style-name="gr3" draw:text-style-name="P4" draw:layer="layout" svg:width="1.467cm" svg:height="0.348cm" svg:x="16.285cm" svg:y="16.16cm">
          <draw:text-box>
            <text:p text:style-name="P1"><text:span text:style-name="T3">Cd and DON </text:span></text:p>
          </draw:text-box>
        </draw:frame>
        <draw:polygon draw:style-name="gr4" draw:text-style-name="P5" draw:layer="layout" svg:width="0.017cm" svg:height="0.017cm" svg:x="2.489cm" svg:y="16.717cm" svg:viewBox="0 0 18 18" draw:points="0,18 18,18 18,0 0,0">
          <text:p/>
        </draw:polygon>
        <draw:polygon draw:style-name="gr4" draw:text-style-name="P5" draw:layer="layout" svg:width="2.235cm" svg:height="0.017cm" svg:x="2.506cm" svg:y="16.717cm" svg:viewBox="0 0 2236 18" draw:points="0,18 2236,18 2236,0 0,0">
          <text:p/>
        </draw:polygon>
        <draw:polygon draw:style-name="gr4" draw:text-style-name="P5" draw:layer="layout" svg:width="0.017cm" svg:height="0.017cm" svg:x="4.741cm" svg:y="16.717cm" svg:viewBox="0 0 18 18" draw:points="0,18 18,18 18,0 0,0">
          <text:p/>
        </draw:polygon>
        <draw:polygon draw:style-name="gr4" draw:text-style-name="P5" draw:layer="layout" svg:width="1.913cm" svg:height="0.017cm" svg:x="4.758cm" svg:y="16.717cm" svg:viewBox="0 0 1914 18" draw:points="0,18 1914,18 1914,0 0,0">
          <text:p/>
        </draw:polygon>
        <draw:polygon draw:style-name="gr4" draw:text-style-name="P5" draw:layer="layout" svg:width="0.017cm" svg:height="0.017cm" svg:x="6.671cm" svg:y="16.717cm" svg:viewBox="0 0 18 18" draw:points="0,18 18,18 18,0 0,0">
          <text:p/>
        </draw:polygon>
        <draw:polygon draw:style-name="gr4" draw:text-style-name="P5" draw:layer="layout" svg:width="1.804cm" svg:height="0.017cm" svg:x="6.688cm" svg:y="16.717cm" svg:viewBox="0 0 1805 18" draw:points="0,18 1805,18 1805,0 0,0">
          <text:p/>
        </draw:polygon>
        <draw:polygon draw:style-name="gr4" draw:text-style-name="P5" draw:layer="layout" svg:width="0.017cm" svg:height="0.017cm" svg:x="8.492cm" svg:y="16.717cm" svg:viewBox="0 0 18 18" draw:points="0,18 18,18 18,0 0,0">
          <text:p/>
        </draw:polygon>
        <draw:polygon draw:style-name="gr4" draw:text-style-name="P5" draw:layer="layout" svg:width="3.23cm" svg:height="0.017cm" svg:x="8.509cm" svg:y="16.717cm" svg:viewBox="0 0 3231 18" draw:points="0,18 3231,18 3231,0 0,0">
          <text:p/>
        </draw:polygon>
        <draw:polygon draw:style-name="gr4" draw:text-style-name="P5" draw:layer="layout" svg:width="0.017cm" svg:height="0.017cm" svg:x="11.739cm" svg:y="16.717cm" svg:viewBox="0 0 18 18" draw:points="0,18 18,18 18,0 0,0">
          <text:p/>
        </draw:polygon>
        <draw:polygon draw:style-name="gr4" draw:text-style-name="P5" draw:layer="layout" svg:width="2.845cm" svg:height="0.017cm" svg:x="11.755cm" svg:y="16.717cm" svg:viewBox="0 0 2846 18" draw:points="0,18 2846,18 2846,0 0,0">
          <text:p/>
        </draw:polygon>
        <draw:polygon draw:style-name="gr4" draw:text-style-name="P5" draw:layer="layout" svg:width="0.017cm" svg:height="0.017cm" svg:x="14.6cm" svg:y="16.717cm" svg:viewBox="0 0 18 18" draw:points="0,18 18,18 18,0 0,0">
          <text:p/>
        </draw:polygon>
        <draw:polygon draw:style-name="gr4" draw:text-style-name="P5" draw:layer="layout" svg:width="0.555cm" svg:height="0.017cm" svg:x="14.617cm" svg:y="16.717cm" svg:viewBox="0 0 556 18" draw:points="0,18 556,18 556,0 0,0">
          <text:p/>
        </draw:polygon>
        <draw:polygon draw:style-name="gr4" draw:text-style-name="P5" draw:layer="layout" svg:width="0.017cm" svg:height="0.017cm" svg:x="15.172cm" svg:y="16.717cm" svg:viewBox="0 0 18 18" draw:points="0,18 18,18 18,0 0,0">
          <text:p/>
        </draw:polygon>
        <draw:polygon draw:style-name="gr4" draw:text-style-name="P5" draw:layer="layout" svg:width="3.59cm" svg:height="0.017cm" svg:x="15.189cm" svg:y="16.717cm" svg:viewBox="0 0 3591 18" draw:points="0,18 3591,18 3591,0 0,0">
          <text:p/>
        </draw:polygon>
        <draw:polygon draw:style-name="gr4" draw:text-style-name="P5" draw:layer="layout" svg:width="0.017cm" svg:height="0.017cm" svg:x="18.779cm" svg:y="16.717cm" svg:viewBox="0 0 18 18" draw:points="0,18 18,18 18,0 0,0">
          <text:p/>
        </draw:polygon>
        <draw:polygon draw:style-name="gr4" draw:text-style-name="P5" draw:layer="layout" svg:width="0.017cm" svg:height="0.347cm" svg:x="2.489cm" svg:y="16.734cm" svg:viewBox="0 0 18 348" draw:points="0,348 18,348 18,0 0,0">
          <text:p/>
        </draw:polygon>
        <draw:polygon draw:style-name="gr4" draw:text-style-name="P5" draw:layer="layout" svg:width="0.017cm" svg:height="0.347cm" svg:x="18.779cm" svg:y="16.734cm" svg:viewBox="0 0 18 348" draw:points="0,348 18,348 18,0 0,0">
          <text:p/>
        </draw:polygon>
        <draw:frame draw:style-name="gr3" draw:text-style-name="P4" draw:layer="layout" svg:width="1.501cm" svg:height="0.348cm" svg:x="2.536cm" svg:y="16.735cm">
          <draw:text-box>
            <text:p text:style-name="P1"><text:span text:style-name="T4"><text:s text:c="9"/></text:span><text:span text:style-name="T4">Arvalis <text:s/></text:span></text:p>
          </draw:text-box>
        </draw:frame>
        <draw:frame draw:style-name="gr3" draw:text-style-name="P4" draw:layer="layout" svg:width="1.314cm" svg:height="0.348cm" svg:x="5.093cm" svg:y="17.375cm">
          <draw:text-box>
            <text:p text:style-name="P1"><text:span text:style-name="T3">MELLEARD </text:span></text:p>
          </draw:text-box>
        </draw:frame>
        <draw:frame draw:style-name="gr3" draw:text-style-name="P4" draw:layer="layout" svg:width="0.811cm" svg:height="0.348cm" svg:x="7.218cm" svg:y="17.375cm">
          <draw:text-box>
            <text:p text:style-name="P1"><text:span text:style-name="T3">Benoît </text:span></text:p>
          </draw:text-box>
        </draw:frame>
        <draw:frame draw:style-name="gr10" draw:text-style-name="P7" draw:layer="layout" svg:width="1.158cm" svg:height="0.348cm" svg:x="9.5cm" svg:y="17.452cm">
          <draw:text-box>
            <text:p text:style-name="P1"><text:span text:style-name="T3">Ingénieur </text:span></text:p>
          </draw:text-box>
        </draw:frame>
        <draw:frame draw:style-name="gr3" draw:text-style-name="P4" draw:layer="layout" svg:width="1.272cm" svg:height="0.348cm" svg:x="12.577cm" svg:y="17.201cm">
          <draw:text-box>
            <text:p text:style-name="P1"><text:span text:style-name="T3">Safety and </text:span></text:p>
          </draw:text-box>
        </draw:frame>
        <draw:frame draw:style-name="gr3" draw:text-style-name="P4" draw:layer="layout" svg:width="2.432cm" svg:height="0.348cm" svg:x="11.989cm" svg:y="17.548cm">
          <draw:text-box>
            <text:p text:style-name="P1"><text:span text:style-name="T3">technological quality </text:span></text:p>
          </draw:text-box>
        </draw:frame>
        <draw:frame draw:style-name="gr3" draw:text-style-name="P4" draw:layer="layout" svg:width="3.109cm" svg:height="0.348cm" svg:x="15.46cm" svg:y="17.095cm">
          <draw:text-box>
            <text:p text:style-name="P1"><text:span text:style-name="T3">In charge of Dissemination </text:span></text:p>
          </draw:text-box>
        </draw:frame>
        <draw:polygon draw:style-name="gr4" draw:text-style-name="P5" draw:layer="layout" svg:width="0.017cm" svg:height="0.017cm" svg:x="2.489cm" svg:y="17.081cm" svg:viewBox="0 0 18 18" draw:points="0,18 18,18 18,0 0,0">
          <text:p/>
        </draw:polygon>
        <draw:polygon draw:style-name="gr4" draw:text-style-name="P5" draw:layer="layout" svg:width="2.235cm" svg:height="0.017cm" svg:x="2.506cm" svg:y="17.081cm" svg:viewBox="0 0 2236 18" draw:points="0,18 2236,18 2236,0 0,0">
          <text:p/>
        </draw:polygon>
        <draw:polygon draw:style-name="gr4" draw:text-style-name="P5" draw:layer="layout" svg:width="0.017cm" svg:height="0.017cm" svg:x="4.741cm" svg:y="17.081cm" svg:viewBox="0 0 18 18" draw:points="0,18 18,18 18,0 0,0">
          <text:p/>
        </draw:polygon>
        <draw:polygon draw:style-name="gr4" draw:text-style-name="P5" draw:layer="layout" svg:width="1.913cm" svg:height="0.017cm" svg:x="4.758cm" svg:y="17.081cm" svg:viewBox="0 0 1914 18" draw:points="0,18 1914,18 1914,0 0,0">
          <text:p/>
        </draw:polygon>
        <draw:polygon draw:style-name="gr4" draw:text-style-name="P5" draw:layer="layout" svg:width="0.017cm" svg:height="0.017cm" svg:x="6.671cm" svg:y="17.081cm" svg:viewBox="0 0 18 18" draw:points="0,18 18,18 18,0 0,0">
          <text:p/>
        </draw:polygon>
        <draw:polygon draw:style-name="gr4" draw:text-style-name="P5" draw:layer="layout" svg:width="1.804cm" svg:height="0.017cm" svg:x="6.688cm" svg:y="17.081cm" svg:viewBox="0 0 1805 18" draw:points="0,18 1805,18 1805,0 0,0">
          <text:p/>
        </draw:polygon>
        <draw:polygon draw:style-name="gr4" draw:text-style-name="P5" draw:layer="layout" svg:width="0.017cm" svg:height="0.017cm" svg:x="8.492cm" svg:y="17.081cm" svg:viewBox="0 0 18 18" draw:points="0,18 18,18 18,0 0,0">
          <text:p/>
        </draw:polygon>
        <draw:polygon draw:style-name="gr4" draw:text-style-name="P5" draw:layer="layout" svg:width="3.23cm" svg:height="0.017cm" svg:x="8.509cm" svg:y="17.081cm" svg:viewBox="0 0 3231 18" draw:points="0,18 3231,18 3231,0 0,0">
          <text:p/>
        </draw:polygon>
        <draw:polygon draw:style-name="gr4" draw:text-style-name="P5" draw:layer="layout" svg:width="0.017cm" svg:height="0.017cm" svg:x="11.739cm" svg:y="17.081cm" svg:viewBox="0 0 18 18" draw:points="0,18 18,18 18,0 0,0">
          <text:p/>
        </draw:polygon>
        <draw:polygon draw:style-name="gr4" draw:text-style-name="P5" draw:layer="layout" svg:width="2.845cm" svg:height="0.017cm" svg:x="11.755cm" svg:y="17.081cm" svg:viewBox="0 0 2846 18" draw:points="0,18 2846,18 2846,0 0,0">
          <text:p/>
        </draw:polygon>
        <draw:polygon draw:style-name="gr4" draw:text-style-name="P5" draw:layer="layout" svg:width="0.017cm" svg:height="0.017cm" svg:x="14.6cm" svg:y="17.081cm" svg:viewBox="0 0 18 18" draw:points="0,18 18,18 18,0 0,0">
          <text:p/>
        </draw:polygon>
        <draw:polygon draw:style-name="gr4" draw:text-style-name="P5" draw:layer="layout" svg:width="0.555cm" svg:height="0.017cm" svg:x="14.617cm" svg:y="17.081cm" svg:viewBox="0 0 556 18" draw:points="0,18 556,18 556,0 0,0">
          <text:p/>
        </draw:polygon>
        <draw:polygon draw:style-name="gr4" draw:text-style-name="P5" draw:layer="layout" svg:width="0.017cm" svg:height="0.017cm" svg:x="15.172cm" svg:y="17.081cm" svg:viewBox="0 0 18 18" draw:points="0,18 18,18 18,0 0,0">
          <text:p/>
        </draw:polygon>
        <draw:polygon draw:style-name="gr4" draw:text-style-name="P5" draw:layer="layout" svg:width="3.59cm" svg:height="0.017cm" svg:x="15.189cm" svg:y="17.081cm" svg:viewBox="0 0 3591 18" draw:points="0,18 3591,18 3591,0 0,0">
          <text:p/>
        </draw:polygon>
        <draw:polygon draw:style-name="gr4" draw:text-style-name="P5" draw:layer="layout" svg:width="0.017cm" svg:height="0.017cm" svg:x="18.779cm" svg:y="17.081cm" svg:viewBox="0 0 18 18" draw:points="0,18 18,18 18,0 0,0">
          <text:p/>
        </draw:polygon>
        <draw:polygon draw:style-name="gr4" draw:text-style-name="P5" draw:layer="layout" svg:width="0.017cm" svg:height="1.113cm" svg:x="2.489cm" svg:y="17.098cm" svg:viewBox="0 0 18 1114" draw:points="0,1114 18,1114 18,0 0,0">
          <text:p/>
        </draw:polygon>
        <draw:polygon draw:style-name="gr4" draw:text-style-name="P5" draw:layer="layout" svg:width="0.017cm" svg:height="1.113cm" svg:x="4.741cm" svg:y="17.098cm" svg:viewBox="0 0 18 1114" draw:points="0,1114 18,1114 18,0 0,0">
          <text:p/>
        </draw:polygon>
        <draw:polygon draw:style-name="gr4" draw:text-style-name="P5" draw:layer="layout" svg:width="0.017cm" svg:height="1.113cm" svg:x="6.671cm" svg:y="17.098cm" svg:viewBox="0 0 18 1114" draw:points="0,1114 18,1114 18,0 0,0">
          <text:p/>
        </draw:polygon>
        <draw:polygon draw:style-name="gr4" draw:text-style-name="P5" draw:layer="layout" svg:width="0.017cm" svg:height="1.113cm" svg:x="8.492cm" svg:y="17.098cm" svg:viewBox="0 0 18 1114" draw:points="0,1114 18,1114 18,0 0,0">
          <text:p/>
        </draw:polygon>
        <draw:polygon draw:style-name="gr4" draw:text-style-name="P5" draw:layer="layout" svg:width="0.017cm" svg:height="1.113cm" svg:x="11.739cm" svg:y="17.098cm" svg:viewBox="0 0 18 1114" draw:points="0,1114 18,1114 18,0 0,0">
          <text:p/>
        </draw:polygon>
        <draw:polygon draw:style-name="gr4" draw:text-style-name="P5" draw:layer="layout" svg:width="0.017cm" svg:height="1.113cm" svg:x="15.172cm" svg:y="17.098cm" svg:viewBox="0 0 18 1114" draw:points="0,1114 18,1114 18,0 0,0">
          <text:p/>
        </draw:polygon>
        <draw:polygon draw:style-name="gr4" draw:text-style-name="P5" draw:layer="layout" svg:width="0.017cm" svg:height="1.113cm" svg:x="18.779cm" svg:y="17.098cm" svg:viewBox="0 0 18 1114" draw:points="0,1114 18,1114 18,0 0,0">
          <text:p/>
        </draw:polygon>
        <draw:frame draw:style-name="gr3" draw:text-style-name="P4" draw:layer="layout" svg:width="2.606cm" svg:height="0.348cm" svg:x="15.744cm" svg:y="17.654cm">
          <draw:text-box>
            <text:p text:style-name="P1"><text:span text:style-name="T3">Data Analysis task 1.1 <text:s/></text:span></text:p>
          </draw:text-box>
        </draw:frame>
        <draw:frame draw:style-name="gr3" draw:text-style-name="P4" draw:layer="layout" svg:width="1.196cm" svg:height="0.348cm" svg:x="5.148cm" svg:y="18.568cm">
          <draw:text-box>
            <text:p text:style-name="P1"><text:span text:style-name="T3">GRIGNON </text:span></text:p>
          </draw:text-box>
        </draw:frame>
        <draw:frame draw:style-name="gr3" draw:text-style-name="P4" draw:layer="layout" svg:width="1.031cm" svg:height="0.348cm" svg:x="7.108cm" svg:y="18.568cm">
          <draw:text-box>
            <text:p text:style-name="P1"><text:span text:style-name="T3">Guénolé </text:span></text:p>
          </draw:text-box>
        </draw:frame>
        <draw:frame draw:style-name="gr3" draw:text-style-name="P4" draw:layer="layout" svg:width="1.272cm" svg:height="0.348cm" svg:x="12.577cm" svg:y="18.225cm">
          <draw:text-box>
            <text:p text:style-name="P1"><text:span text:style-name="T3">Safety and </text:span></text:p>
          </draw:text-box>
        </draw:frame>
        <draw:frame draw:style-name="gr3" draw:text-style-name="P4" draw:layer="layout" svg:width="2.504cm" svg:height="0.348cm" svg:x="11.955cm" svg:y="18.568cm">
          <draw:text-box>
            <text:p text:style-name="P1"><text:span text:style-name="T3">technological quality, </text:span></text:p>
          </draw:text-box>
        </draw:frame>
        <draw:frame draw:style-name="gr3" draw:text-style-name="P4" draw:layer="layout" svg:width="2.754cm" svg:height="0.348cm" svg:x="11.832cm" svg:y="18.915cm">
          <draw:text-box>
            <text:p text:style-name="P1"><text:span text:style-name="T3">statistics and modelling </text:span></text:p>
          </draw:text-box>
        </draw:frame>
        <draw:polygon draw:style-name="gr4" draw:text-style-name="P5" draw:layer="layout" svg:width="0.017cm" svg:height="0.017cm" svg:x="2.489cm" svg:y="18.211cm" svg:viewBox="0 0 18 18" draw:points="0,18 18,18 18,0 0,0">
          <text:p/>
        </draw:polygon>
        <draw:polygon draw:style-name="gr4" draw:text-style-name="P5" draw:layer="layout" svg:width="0.017cm" svg:height="0.017cm" svg:x="4.741cm" svg:y="18.211cm" svg:viewBox="0 0 18 18" draw:points="0,18 18,18 18,0 0,0">
          <text:p/>
        </draw:polygon>
        <draw:polygon draw:style-name="gr4" draw:text-style-name="P5" draw:layer="layout" svg:width="1.913cm" svg:height="0.017cm" svg:x="4.758cm" svg:y="18.211cm" svg:viewBox="0 0 1914 18" draw:points="0,18 1914,18 1914,0 0,0">
          <text:p/>
        </draw:polygon>
        <draw:polygon draw:style-name="gr4" draw:text-style-name="P5" draw:layer="layout" svg:width="0.017cm" svg:height="0.017cm" svg:x="6.671cm" svg:y="18.211cm" svg:viewBox="0 0 18 18" draw:points="0,18 18,18 18,0 0,0">
          <text:p/>
        </draw:polygon>
        <draw:polygon draw:style-name="gr4" draw:text-style-name="P5" draw:layer="layout" svg:width="1.804cm" svg:height="0.017cm" svg:x="6.688cm" svg:y="18.211cm" svg:viewBox="0 0 1805 18" draw:points="0,18 1805,18 1805,0 0,0">
          <text:p/>
        </draw:polygon>
        <draw:polygon draw:style-name="gr4" draw:text-style-name="P5" draw:layer="layout" svg:width="0.017cm" svg:height="0.017cm" svg:x="8.492cm" svg:y="18.211cm" svg:viewBox="0 0 18 18" draw:points="0,18 18,18 18,0 0,0">
          <text:p/>
        </draw:polygon>
        <draw:polygon draw:style-name="gr4" draw:text-style-name="P5" draw:layer="layout" svg:width="3.23cm" svg:height="0.017cm" svg:x="8.509cm" svg:y="18.211cm" svg:viewBox="0 0 3231 18" draw:points="0,18 3231,18 3231,0 0,0">
          <text:p/>
        </draw:polygon>
        <draw:polygon draw:style-name="gr4" draw:text-style-name="P5" draw:layer="layout" svg:width="0.017cm" svg:height="0.017cm" svg:x="11.739cm" svg:y="18.211cm" svg:viewBox="0 0 18 18" draw:points="0,18 18,18 18,0 0,0">
          <text:p/>
        </draw:polygon>
        <draw:polygon draw:style-name="gr4" draw:text-style-name="P5" draw:layer="layout" svg:width="2.845cm" svg:height="0.017cm" svg:x="11.755cm" svg:y="18.211cm" svg:viewBox="0 0 2846 18" draw:points="0,18 2846,18 2846,0 0,0">
          <text:p/>
        </draw:polygon>
        <draw:polygon draw:style-name="gr4" draw:text-style-name="P5" draw:layer="layout" svg:width="0.017cm" svg:height="0.017cm" svg:x="14.6cm" svg:y="18.211cm" svg:viewBox="0 0 18 18" draw:points="0,18 18,18 18,0 0,0">
          <text:p/>
        </draw:polygon>
        <draw:polygon draw:style-name="gr4" draw:text-style-name="P5" draw:layer="layout" svg:width="0.555cm" svg:height="0.017cm" svg:x="14.617cm" svg:y="18.211cm" svg:viewBox="0 0 556 18" draw:points="0,18 556,18 556,0 0,0">
          <text:p/>
        </draw:polygon>
        <draw:polygon draw:style-name="gr4" draw:text-style-name="P5" draw:layer="layout" svg:width="0.017cm" svg:height="0.017cm" svg:x="15.172cm" svg:y="18.211cm" svg:viewBox="0 0 18 18" draw:points="0,18 18,18 18,0 0,0">
          <text:p/>
        </draw:polygon>
        <draw:polygon draw:style-name="gr4" draw:text-style-name="P5" draw:layer="layout" svg:width="3.59cm" svg:height="0.017cm" svg:x="15.189cm" svg:y="18.211cm" svg:viewBox="0 0 3591 18" draw:points="0,18 3591,18 3591,0 0,0">
          <text:p/>
        </draw:polygon>
        <draw:polygon draw:style-name="gr4" draw:text-style-name="P5" draw:layer="layout" svg:width="0.017cm" svg:height="0.017cm" svg:x="18.779cm" svg:y="18.211cm" svg:viewBox="0 0 18 18" draw:points="0,18 18,18 18,0 0,0">
          <text:p/>
        </draw:polygon>
        <draw:polygon draw:style-name="gr4" draw:text-style-name="P5" draw:layer="layout" svg:width="0.017cm" svg:height="1.033cm" svg:x="2.489cm" svg:y="18.228cm" svg:viewBox="0 0 18 1034" draw:points="0,1034 18,1034 18,0 0,0">
          <text:p/>
        </draw:polygon>
        <draw:polygon draw:style-name="gr4" draw:text-style-name="P5" draw:layer="layout" svg:width="0.017cm" svg:height="1.033cm" svg:x="4.741cm" svg:y="18.228cm" svg:viewBox="0 0 18 1034" draw:points="0,1034 18,1034 18,0 0,0">
          <text:p/>
        </draw:polygon>
        <draw:polygon draw:style-name="gr4" draw:text-style-name="P5" draw:layer="layout" svg:width="0.017cm" svg:height="1.033cm" svg:x="6.671cm" svg:y="18.228cm" svg:viewBox="0 0 18 1034" draw:points="0,1034 18,1034 18,0 0,0">
          <text:p/>
        </draw:polygon>
        <draw:polygon draw:style-name="gr4" draw:text-style-name="P5" draw:layer="layout" svg:width="0.017cm" svg:height="1.033cm" svg:x="8.492cm" svg:y="18.228cm" svg:viewBox="0 0 18 1034" draw:points="0,1034 18,1034 18,0 0,0">
          <text:p/>
        </draw:polygon>
        <draw:polygon draw:style-name="gr4" draw:text-style-name="P5" draw:layer="layout" svg:width="0.017cm" svg:height="1.033cm" svg:x="11.739cm" svg:y="18.228cm" svg:viewBox="0 0 18 1034" draw:points="0,1034 18,1034 18,0 0,0">
          <text:p/>
        </draw:polygon>
        <draw:polygon draw:style-name="gr4" draw:text-style-name="P5" draw:layer="layout" svg:width="0.017cm" svg:height="1.033cm" svg:x="15.172cm" svg:y="18.228cm" svg:viewBox="0 0 18 1034" draw:points="0,1034 18,1034 18,0 0,0">
          <text:p/>
        </draw:polygon>
        <draw:polygon draw:style-name="gr4" draw:text-style-name="P5" draw:layer="layout" svg:width="0.017cm" svg:height="1.033cm" svg:x="18.779cm" svg:y="18.228cm" svg:viewBox="0 0 18 1034" draw:points="0,1034 18,1034 18,0 0,0">
          <text:p/>
        </draw:polygon>
        <draw:frame draw:style-name="gr3" draw:text-style-name="P4" draw:layer="layout" svg:width="2.606cm" svg:height="0.348cm" svg:x="15.744cm" svg:y="18.568cm">
          <draw:text-box>
            <text:p text:style-name="P1"><text:span text:style-name="T3">Data Analysis task 1.1 <text:s/></text:span></text:p>
          </draw:text-box>
        </draw:frame>
        <draw:frame draw:style-name="gr3" draw:text-style-name="P4" draw:layer="layout" svg:width="0.283cm" svg:height="0.348cm" svg:x="3.624cm" svg:y="19.453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23cm" svg:height="0.348cm" svg:x="5.131cm" svg:y="19.453cm">
          <draw:text-box>
            <text:p text:style-name="P1"><text:span text:style-name="T3">ORLANDO </text:span></text:p>
          </draw:text-box>
        </draw:frame>
        <draw:frame draw:style-name="gr3" draw:text-style-name="P4" draw:layer="layout" svg:width="1.005cm" svg:height="0.348cm" svg:x="7.116cm" svg:y="19.453cm">
          <draw:text-box>
            <text:p text:style-name="P1"><text:span text:style-name="T3">Béatrice </text:span></text:p>
          </draw:text-box>
        </draw:frame>
        <draw:frame draw:style-name="gr3" draw:text-style-name="P4" draw:layer="layout" svg:width="1.619cm" svg:height="0.348cm" svg:x="12.399cm" svg:y="19.453cm">
          <draw:text-box>
            <text:p text:style-name="P1"><text:span text:style-name="T3">Safety quality </text:span></text:p>
          </draw:text-box>
        </draw:frame>
        <draw:frame draw:style-name="gr3" draw:text-style-name="P4" draw:layer="layout" svg:width="3.118cm" svg:height="0.348cm" svg:x="15.452cm" svg:y="19.284cm">
          <draw:text-box>
            <text:p text:style-name="P1"><text:span text:style-name="T3">Coordinator of field survey </text:span></text:p>
          </draw:text-box>
        </draw:frame>
        <draw:polygon draw:style-name="gr4" draw:text-style-name="P5" draw:layer="layout" svg:width="0.017cm" svg:height="0.017cm" svg:x="2.489cm" svg:y="19.261cm" svg:viewBox="0 0 18 18" draw:points="0,18 18,18 18,0 0,0">
          <text:p/>
        </draw:polygon>
        <draw:polygon draw:style-name="gr4" draw:text-style-name="P5" draw:layer="layout" svg:width="0.017cm" svg:height="0.017cm" svg:x="4.741cm" svg:y="19.261cm" svg:viewBox="0 0 18 18" draw:points="0,18 18,18 18,0 0,0">
          <text:p/>
        </draw:polygon>
        <draw:polygon draw:style-name="gr4" draw:text-style-name="P5" draw:layer="layout" svg:width="1.913cm" svg:height="0.017cm" svg:x="4.758cm" svg:y="19.261cm" svg:viewBox="0 0 1914 18" draw:points="0,18 1914,18 1914,0 0,0">
          <text:p/>
        </draw:polygon>
        <draw:polygon draw:style-name="gr4" draw:text-style-name="P5" draw:layer="layout" svg:width="0.017cm" svg:height="0.017cm" svg:x="6.671cm" svg:y="19.261cm" svg:viewBox="0 0 18 18" draw:points="0,18 18,18 18,0 0,0">
          <text:p/>
        </draw:polygon>
        <draw:polygon draw:style-name="gr4" draw:text-style-name="P5" draw:layer="layout" svg:width="1.804cm" svg:height="0.017cm" svg:x="6.688cm" svg:y="19.261cm" svg:viewBox="0 0 1805 18" draw:points="0,18 1805,18 1805,0 0,0">
          <text:p/>
        </draw:polygon>
        <draw:polygon draw:style-name="gr4" draw:text-style-name="P5" draw:layer="layout" svg:width="0.017cm" svg:height="0.017cm" svg:x="8.492cm" svg:y="19.261cm" svg:viewBox="0 0 18 18" draw:points="0,18 18,18 18,0 0,0">
          <text:p/>
        </draw:polygon>
        <draw:polygon draw:style-name="gr4" draw:text-style-name="P5" draw:layer="layout" svg:width="3.23cm" svg:height="0.017cm" svg:x="8.509cm" svg:y="19.261cm" svg:viewBox="0 0 3231 18" draw:points="0,18 3231,18 3231,0 0,0">
          <text:p/>
        </draw:polygon>
        <draw:polygon draw:style-name="gr4" draw:text-style-name="P5" draw:layer="layout" svg:width="0.017cm" svg:height="0.017cm" svg:x="11.739cm" svg:y="19.261cm" svg:viewBox="0 0 18 18" draw:points="0,18 18,18 18,0 0,0">
          <text:p/>
        </draw:polygon>
        <draw:polygon draw:style-name="gr4" draw:text-style-name="P5" draw:layer="layout" svg:width="2.845cm" svg:height="0.017cm" svg:x="11.755cm" svg:y="19.261cm" svg:viewBox="0 0 2846 18" draw:points="0,18 2846,18 2846,0 0,0">
          <text:p/>
        </draw:polygon>
        <draw:polygon draw:style-name="gr4" draw:text-style-name="P5" draw:layer="layout" svg:width="0.017cm" svg:height="0.017cm" svg:x="14.6cm" svg:y="19.261cm" svg:viewBox="0 0 18 18" draw:points="0,18 18,18 18,0 0,0">
          <text:p/>
        </draw:polygon>
        <draw:polygon draw:style-name="gr4" draw:text-style-name="P5" draw:layer="layout" svg:width="0.555cm" svg:height="0.017cm" svg:x="14.617cm" svg:y="19.261cm" svg:viewBox="0 0 556 18" draw:points="0,18 556,18 556,0 0,0">
          <text:p/>
        </draw:polygon>
        <draw:polygon draw:style-name="gr4" draw:text-style-name="P5" draw:layer="layout" svg:width="0.017cm" svg:height="0.017cm" svg:x="15.172cm" svg:y="19.261cm" svg:viewBox="0 0 18 18" draw:points="0,18 18,18 18,0 0,0">
          <text:p/>
        </draw:polygon>
        <draw:polygon draw:style-name="gr4" draw:text-style-name="P5" draw:layer="layout" svg:width="3.59cm" svg:height="0.017cm" svg:x="15.189cm" svg:y="19.261cm" svg:viewBox="0 0 3591 18" draw:points="0,18 3591,18 3591,0 0,0">
          <text:p/>
        </draw:polygon>
        <draw:polygon draw:style-name="gr4" draw:text-style-name="P5" draw:layer="layout" svg:width="0.017cm" svg:height="0.017cm" svg:x="18.779cm" svg:y="19.261cm" svg:viewBox="0 0 18 18" draw:points="0,18 18,18 18,0 0,0">
          <text:p/>
        </draw:polygon>
        <draw:polygon draw:style-name="gr4" draw:text-style-name="P5" draw:layer="layout" svg:width="0.017cm" svg:height="0.703cm" svg:x="2.489cm" svg:y="19.278cm" svg:viewBox="0 0 18 704" draw:points="0,704 18,704 18,0 0,0">
          <text:p/>
        </draw:polygon>
        <draw:polygon draw:style-name="gr4" draw:text-style-name="P5" draw:layer="layout" svg:width="0.017cm" svg:height="0.703cm" svg:x="4.741cm" svg:y="19.278cm" svg:viewBox="0 0 18 704" draw:points="0,704 18,704 18,0 0,0">
          <text:p/>
        </draw:polygon>
        <draw:polygon draw:style-name="gr4" draw:text-style-name="P5" draw:layer="layout" svg:width="0.017cm" svg:height="0.703cm" svg:x="6.671cm" svg:y="19.278cm" svg:viewBox="0 0 18 704" draw:points="0,704 18,704 18,0 0,0">
          <text:p/>
        </draw:polygon>
        <draw:polygon draw:style-name="gr4" draw:text-style-name="P5" draw:layer="layout" svg:width="0.017cm" svg:height="0.703cm" svg:x="8.492cm" svg:y="19.278cm" svg:viewBox="0 0 18 704" draw:points="0,704 18,704 18,0 0,0">
          <text:p/>
        </draw:polygon>
        <draw:polygon draw:style-name="gr4" draw:text-style-name="P5" draw:layer="layout" svg:width="0.017cm" svg:height="0.703cm" svg:x="11.739cm" svg:y="19.278cm" svg:viewBox="0 0 18 704" draw:points="0,704 18,704 18,0 0,0">
          <text:p/>
        </draw:polygon>
        <draw:polygon draw:style-name="gr4" draw:text-style-name="P5" draw:layer="layout" svg:width="0.017cm" svg:height="0.703cm" svg:x="15.172cm" svg:y="19.278cm" svg:viewBox="0 0 18 704" draw:points="0,704 18,704 18,0 0,0">
          <text:p/>
        </draw:polygon>
        <draw:polygon draw:style-name="gr4" draw:text-style-name="P5" draw:layer="layout" svg:width="0.017cm" svg:height="0.703cm" svg:x="18.779cm" svg:y="19.278cm" svg:viewBox="0 0 18 704" draw:points="0,704 18,704 18,0 0,0">
          <text:p/>
        </draw:polygon>
        <draw:frame draw:style-name="gr3" draw:text-style-name="P4" draw:layer="layout" svg:width="0.283cm" svg:height="0.348cm" svg:x="16.984cm" svg:y="19.62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283cm" svg:height="0.348cm" svg:x="3.624cm" svg:y="20.511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293cm" svg:height="0.348cm" svg:x="5.101cm" svg:y="20.511cm">
          <draw:text-box>
            <text:p text:style-name="P1"><text:span text:style-name="T3">AUDIGEOS </text:span></text:p>
          </draw:text-box>
        </draw:frame>
        <draw:frame draw:style-name="gr3" draw:text-style-name="P4" draw:layer="layout" svg:width="1.09cm" svg:height="0.348cm" svg:x="7.078cm" svg:y="20.511cm">
          <draw:text-box>
            <text:p text:style-name="P1"><text:span text:style-name="T3">Delphine </text:span></text:p>
          </draw:text-box>
        </draw:frame>
        <draw:frame draw:style-name="gr3" draw:text-style-name="P4" draw:layer="layout" svg:width="2.195cm" svg:height="0.348cm" svg:x="12.107cm" svg:y="20.511cm">
          <draw:text-box>
            <text:p text:style-name="P1"><text:span text:style-name="T3">Varieties, statistics </text:span></text:p>
          </draw:text-box>
        </draw:frame>
        <draw:frame draw:style-name="gr3" draw:text-style-name="P4" draw:layer="layout" svg:width="3.325cm" svg:height="0.348cm" svg:x="15.346cm" svg:y="19.995cm">
          <draw:text-box>
            <text:p text:style-name="P1"><text:span text:style-name="T3">Coordinator of field trials for </text:span></text:p>
          </draw:text-box>
        </draw:frame>
        <draw:frame draw:style-name="gr3" draw:text-style-name="P4" draw:layer="layout" svg:width="2.423cm" svg:height="0.348cm" svg:x="15.803cm" svg:y="20.338cm">
          <draw:text-box>
            <text:p text:style-name="P1"><text:span text:style-name="T3">varieties assessment </text:span></text:p>
          </draw:text-box>
        </draw:frame>
        <draw:frame draw:style-name="gr3" draw:text-style-name="P4" draw:layer="layout" svg:width="2.758cm" svg:height="0.348cm" svg:x="15.638cm" svg:y="20.685cm">
          <draw:text-box>
            <text:p text:style-name="P1"><text:span text:style-name="T3">Data analysis of genetic </text:span></text:p>
          </draw:text-box>
        </draw:frame>
        <draw:polygon draw:style-name="gr4" draw:text-style-name="P5" draw:layer="layout" svg:width="0.017cm" svg:height="0.017cm" svg:x="2.489cm" svg:y="19.981cm" svg:viewBox="0 0 18 18" draw:points="0,18 18,18 18,0 0,0">
          <text:p/>
        </draw:polygon>
        <draw:polygon draw:style-name="gr4" draw:text-style-name="P5" draw:layer="layout" svg:width="0.017cm" svg:height="0.017cm" svg:x="4.741cm" svg:y="19.981cm" svg:viewBox="0 0 18 18" draw:points="0,18 18,18 18,0 0,0">
          <text:p/>
        </draw:polygon>
        <draw:polygon draw:style-name="gr4" draw:text-style-name="P5" draw:layer="layout" svg:width="1.913cm" svg:height="0.017cm" svg:x="4.758cm" svg:y="19.981cm" svg:viewBox="0 0 1914 18" draw:points="0,18 1914,18 1914,0 0,0">
          <text:p/>
        </draw:polygon>
        <draw:polygon draw:style-name="gr4" draw:text-style-name="P5" draw:layer="layout" svg:width="0.017cm" svg:height="0.017cm" svg:x="6.671cm" svg:y="19.981cm" svg:viewBox="0 0 18 18" draw:points="0,18 18,18 18,0 0,0">
          <text:p/>
        </draw:polygon>
        <draw:polygon draw:style-name="gr4" draw:text-style-name="P5" draw:layer="layout" svg:width="1.804cm" svg:height="0.017cm" svg:x="6.688cm" svg:y="19.981cm" svg:viewBox="0 0 1805 18" draw:points="0,18 1805,18 1805,0 0,0">
          <text:p/>
        </draw:polygon>
        <draw:polygon draw:style-name="gr4" draw:text-style-name="P5" draw:layer="layout" svg:width="0.017cm" svg:height="0.017cm" svg:x="8.492cm" svg:y="19.981cm" svg:viewBox="0 0 18 18" draw:points="0,18 18,18 18,0 0,0">
          <text:p/>
        </draw:polygon>
        <draw:polygon draw:style-name="gr4" draw:text-style-name="P5" draw:layer="layout" svg:width="3.23cm" svg:height="0.017cm" svg:x="8.509cm" svg:y="19.981cm" svg:viewBox="0 0 3231 18" draw:points="0,18 3231,18 3231,0 0,0">
          <text:p/>
        </draw:polygon>
        <draw:polygon draw:style-name="gr4" draw:text-style-name="P5" draw:layer="layout" svg:width="0.017cm" svg:height="0.017cm" svg:x="11.739cm" svg:y="19.981cm" svg:viewBox="0 0 18 18" draw:points="0,18 18,18 18,0 0,0">
          <text:p/>
        </draw:polygon>
        <draw:polygon draw:style-name="gr4" draw:text-style-name="P5" draw:layer="layout" svg:width="2.845cm" svg:height="0.017cm" svg:x="11.755cm" svg:y="19.981cm" svg:viewBox="0 0 2846 18" draw:points="0,18 2846,18 2846,0 0,0">
          <text:p/>
        </draw:polygon>
        <draw:polygon draw:style-name="gr4" draw:text-style-name="P5" draw:layer="layout" svg:width="0.017cm" svg:height="0.017cm" svg:x="14.6cm" svg:y="19.981cm" svg:viewBox="0 0 18 18" draw:points="0,18 18,18 18,0 0,0">
          <text:p/>
        </draw:polygon>
        <draw:polygon draw:style-name="gr4" draw:text-style-name="P5" draw:layer="layout" svg:width="0.555cm" svg:height="0.017cm" svg:x="14.617cm" svg:y="19.981cm" svg:viewBox="0 0 556 18" draw:points="0,18 556,18 556,0 0,0">
          <text:p/>
        </draw:polygon>
        <draw:polygon draw:style-name="gr4" draw:text-style-name="P5" draw:layer="layout" svg:width="0.017cm" svg:height="0.017cm" svg:x="15.172cm" svg:y="19.981cm" svg:viewBox="0 0 18 18" draw:points="0,18 18,18 18,0 0,0">
          <text:p/>
        </draw:polygon>
        <draw:polygon draw:style-name="gr4" draw:text-style-name="P5" draw:layer="layout" svg:width="3.59cm" svg:height="0.017cm" svg:x="15.189cm" svg:y="19.981cm" svg:viewBox="0 0 3591 18" draw:points="0,18 3591,18 3591,0 0,0">
          <text:p/>
        </draw:polygon>
        <draw:polygon draw:style-name="gr4" draw:text-style-name="P5" draw:layer="layout" svg:width="0.017cm" svg:height="0.017cm" svg:x="18.779cm" svg:y="19.981cm" svg:viewBox="0 0 18 18" draw:points="0,18 18,18 18,0 0,0">
          <text:p/>
        </draw:polygon>
        <draw:polygon draw:style-name="gr4" draw:text-style-name="P5" draw:layer="layout" svg:width="0.017cm" svg:height="1.38cm" svg:x="2.489cm" svg:y="19.998cm" svg:viewBox="0 0 18 1381" draw:points="0,1381 18,1381 18,0 0,0">
          <text:p/>
        </draw:polygon>
        <draw:polygon draw:style-name="gr4" draw:text-style-name="P5" draw:layer="layout" svg:width="0.017cm" svg:height="1.38cm" svg:x="4.741cm" svg:y="19.998cm" svg:viewBox="0 0 18 1381" draw:points="0,1381 18,1381 18,0 0,0">
          <text:p/>
        </draw:polygon>
        <draw:polygon draw:style-name="gr4" draw:text-style-name="P5" draw:layer="layout" svg:width="0.017cm" svg:height="1.38cm" svg:x="6.671cm" svg:y="19.998cm" svg:viewBox="0 0 18 1381" draw:points="0,1381 18,1381 18,0 0,0">
          <text:p/>
        </draw:polygon>
        <draw:polygon draw:style-name="gr4" draw:text-style-name="P5" draw:layer="layout" svg:width="0.017cm" svg:height="1.38cm" svg:x="8.492cm" svg:y="19.998cm" svg:viewBox="0 0 18 1381" draw:points="0,1381 18,1381 18,0 0,0">
          <text:p/>
        </draw:polygon>
        <draw:polygon draw:style-name="gr4" draw:text-style-name="P5" draw:layer="layout" svg:width="0.017cm" svg:height="1.38cm" svg:x="11.739cm" svg:y="19.998cm" svg:viewBox="0 0 18 1381" draw:points="0,1381 18,1381 18,0 0,0">
          <text:p/>
        </draw:polygon>
        <draw:polygon draw:style-name="gr4" draw:text-style-name="P5" draw:layer="layout" svg:width="0.017cm" svg:height="1.38cm" svg:x="15.172cm" svg:y="19.998cm" svg:viewBox="0 0 18 1381" draw:points="0,1381 18,1381 18,0 0,0">
          <text:p/>
        </draw:polygon>
        <draw:polygon draw:style-name="gr4" draw:text-style-name="P5" draw:layer="layout" svg:width="0.017cm" svg:height="1.38cm" svg:x="18.779cm" svg:y="19.998cm" svg:viewBox="0 0 18 1381" draw:points="0,1381 18,1381 18,0 0,0">
          <text:p/>
        </draw:polygon>
        <draw:frame draw:style-name="gr3" draw:text-style-name="P4" draw:layer="layout" svg:width="0.853cm" svg:height="0.348cm" svg:x="16.59cm" svg:y="21.028cm">
          <draw:text-box>
            <text:p text:style-name="P1"><text:span text:style-name="T3">impact </text:span></text:p>
          </draw:text-box>
        </draw:frame>
        <draw:frame draw:style-name="gr3" draw:text-style-name="P4" draw:layer="layout" svg:width="0.283cm" svg:height="0.348cm" svg:x="3.624cm" svg:y="21.57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904cm" svg:height="0.348cm" svg:x="5.296cm" svg:y="21.57cm">
          <draw:text-box>
            <text:p text:style-name="P1"><text:span text:style-name="T3">BERTIN </text:span></text:p>
          </draw:text-box>
        </draw:frame>
        <draw:frame draw:style-name="gr3" draw:text-style-name="P4" draw:layer="layout" svg:width="1.234cm" svg:height="0.348cm" svg:x="7.006cm" svg:y="21.57cm">
          <draw:text-box>
            <text:p text:style-name="P1"><text:span text:style-name="T3">Jean Marc </text:span></text:p>
          </draw:text-box>
        </draw:frame>
        <draw:frame draw:style-name="gr3" draw:text-style-name="P4" draw:layer="layout" svg:width="0.358cm" svg:height="0.348cm" svg:x="9.978cm" svg:y="21.57cm">
          <draw:text-box>
            <text:p text:style-name="P1"><text:span text:style-name="T3">TR </text:span></text:p>
          </draw:text-box>
        </draw:frame>
        <draw:frame draw:style-name="gr3" draw:text-style-name="P4" draw:layer="layout" svg:width="1.619cm" svg:height="0.348cm" svg:x="12.399cm" svg:y="21.57cm">
          <draw:text-box>
            <text:p text:style-name="P1"><text:span text:style-name="T3">Safety quality </text:span></text:p>
          </draw:text-box>
        </draw:frame>
        <draw:frame draw:style-name="gr3" draw:text-style-name="P4" draw:layer="layout" svg:width="3.109cm" svg:height="0.348cm" svg:x="15.46cm" svg:y="21.396cm">
          <draw:text-box>
            <text:p text:style-name="P1"><text:span text:style-name="T3">Preparation of samples for </text:span></text:p>
          </draw:text-box>
        </draw:frame>
        <draw:polygon draw:style-name="gr4" draw:text-style-name="P5" draw:layer="layout" svg:width="0.017cm" svg:height="0.017cm" svg:x="2.489cm" svg:y="21.378cm" svg:viewBox="0 0 18 18" draw:points="0,18 18,18 18,0 0,0">
          <text:p/>
        </draw:polygon>
        <draw:polygon draw:style-name="gr4" draw:text-style-name="P5" draw:layer="layout" svg:width="0.017cm" svg:height="0.017cm" svg:x="4.741cm" svg:y="21.378cm" svg:viewBox="0 0 18 18" draw:points="0,18 18,18 18,0 0,0">
          <text:p/>
        </draw:polygon>
        <draw:polygon draw:style-name="gr4" draw:text-style-name="P5" draw:layer="layout" svg:width="1.913cm" svg:height="0.017cm" svg:x="4.758cm" svg:y="21.378cm" svg:viewBox="0 0 1914 18" draw:points="0,18 1914,18 1914,0 0,0">
          <text:p/>
        </draw:polygon>
        <draw:polygon draw:style-name="gr4" draw:text-style-name="P5" draw:layer="layout" svg:width="0.017cm" svg:height="0.017cm" svg:x="6.671cm" svg:y="21.378cm" svg:viewBox="0 0 18 18" draw:points="0,18 18,18 18,0 0,0">
          <text:p/>
        </draw:polygon>
        <draw:polygon draw:style-name="gr4" draw:text-style-name="P5" draw:layer="layout" svg:width="1.804cm" svg:height="0.017cm" svg:x="6.688cm" svg:y="21.378cm" svg:viewBox="0 0 1805 18" draw:points="0,18 1805,18 1805,0 0,0">
          <text:p/>
        </draw:polygon>
        <draw:polygon draw:style-name="gr4" draw:text-style-name="P5" draw:layer="layout" svg:width="0.017cm" svg:height="0.017cm" svg:x="8.492cm" svg:y="21.378cm" svg:viewBox="0 0 18 18" draw:points="0,18 18,18 18,0 0,0">
          <text:p/>
        </draw:polygon>
        <draw:polygon draw:style-name="gr4" draw:text-style-name="P5" draw:layer="layout" svg:width="3.23cm" svg:height="0.017cm" svg:x="8.509cm" svg:y="21.378cm" svg:viewBox="0 0 3231 18" draw:points="0,18 3231,18 3231,0 0,0">
          <text:p/>
        </draw:polygon>
        <draw:polygon draw:style-name="gr4" draw:text-style-name="P5" draw:layer="layout" svg:width="0.017cm" svg:height="0.017cm" svg:x="11.739cm" svg:y="21.378cm" svg:viewBox="0 0 18 18" draw:points="0,18 18,18 18,0 0,0">
          <text:p/>
        </draw:polygon>
        <draw:polygon draw:style-name="gr4" draw:text-style-name="P5" draw:layer="layout" svg:width="2.845cm" svg:height="0.017cm" svg:x="11.755cm" svg:y="21.378cm" svg:viewBox="0 0 2846 18" draw:points="0,18 2846,18 2846,0 0,0">
          <text:p/>
        </draw:polygon>
        <draw:polygon draw:style-name="gr4" draw:text-style-name="P5" draw:layer="layout" svg:width="0.017cm" svg:height="0.017cm" svg:x="14.6cm" svg:y="21.378cm" svg:viewBox="0 0 18 18" draw:points="0,18 18,18 18,0 0,0">
          <text:p/>
        </draw:polygon>
        <draw:polygon draw:style-name="gr4" draw:text-style-name="P5" draw:layer="layout" svg:width="0.555cm" svg:height="0.017cm" svg:x="14.617cm" svg:y="21.378cm" svg:viewBox="0 0 556 18" draw:points="0,18 556,18 556,0 0,0">
          <text:p/>
        </draw:polygon>
        <draw:polygon draw:style-name="gr4" draw:text-style-name="P5" draw:layer="layout" svg:width="0.017cm" svg:height="0.017cm" svg:x="15.172cm" svg:y="21.378cm" svg:viewBox="0 0 18 18" draw:points="0,18 18,18 18,0 0,0">
          <text:p/>
        </draw:polygon>
        <draw:polygon draw:style-name="gr4" draw:text-style-name="P5" draw:layer="layout" svg:width="3.59cm" svg:height="0.017cm" svg:x="15.189cm" svg:y="21.378cm" svg:viewBox="0 0 3591 18" draw:points="0,18 3591,18 3591,0 0,0">
          <text:p/>
        </draw:polygon>
        <draw:polygon draw:style-name="gr4" draw:text-style-name="P5" draw:layer="layout" svg:width="0.017cm" svg:height="0.017cm" svg:x="18.779cm" svg:y="21.378cm" svg:viewBox="0 0 18 18" draw:points="0,18 18,18 18,0 0,0">
          <text:p/>
        </draw:polygon>
        <draw:polygon draw:style-name="gr4" draw:text-style-name="P5" draw:layer="layout" svg:width="0.017cm" svg:height="0.698cm" svg:x="2.489cm" svg:y="21.395cm" svg:viewBox="0 0 18 699" draw:points="0,699 18,699 18,0 0,0">
          <text:p/>
        </draw:polygon>
        <draw:polygon draw:style-name="gr4" draw:text-style-name="P5" draw:layer="layout" svg:width="0.017cm" svg:height="0.698cm" svg:x="4.741cm" svg:y="21.395cm" svg:viewBox="0 0 18 699" draw:points="0,699 18,699 18,0 0,0">
          <text:p/>
        </draw:polygon>
        <draw:polygon draw:style-name="gr4" draw:text-style-name="P5" draw:layer="layout" svg:width="0.017cm" svg:height="0.698cm" svg:x="6.671cm" svg:y="21.395cm" svg:viewBox="0 0 18 699" draw:points="0,699 18,699 18,0 0,0">
          <text:p/>
        </draw:polygon>
        <draw:polygon draw:style-name="gr4" draw:text-style-name="P5" draw:layer="layout" svg:width="0.017cm" svg:height="0.698cm" svg:x="8.492cm" svg:y="21.395cm" svg:viewBox="0 0 18 699" draw:points="0,699 18,699 18,0 0,0">
          <text:p/>
        </draw:polygon>
        <draw:polygon draw:style-name="gr4" draw:text-style-name="P5" draw:layer="layout" svg:width="0.017cm" svg:height="0.698cm" svg:x="11.739cm" svg:y="21.395cm" svg:viewBox="0 0 18 699" draw:points="0,699 18,699 18,0 0,0">
          <text:p/>
        </draw:polygon>
        <draw:polygon draw:style-name="gr4" draw:text-style-name="P5" draw:layer="layout" svg:width="0.017cm" svg:height="0.698cm" svg:x="15.172cm" svg:y="21.395cm" svg:viewBox="0 0 18 699" draw:points="0,699 18,699 18,0 0,0">
          <text:p/>
        </draw:polygon>
        <draw:polygon draw:style-name="gr4" draw:text-style-name="P5" draw:layer="layout" svg:width="0.017cm" svg:height="0.698cm" svg:x="18.779cm" svg:y="21.395cm" svg:viewBox="0 0 18 699" draw:points="0,699 18,699 18,0 0,0">
          <text:p/>
        </draw:polygon>
        <draw:frame draw:style-name="gr3" draw:text-style-name="P4" draw:layer="layout" svg:width="2.423cm" svg:height="0.348cm" svg:x="15.803cm" svg:y="21.739cm">
          <draw:text-box>
            <text:p text:style-name="P1"><text:span text:style-name="T3">DON and Cd analysis </text:span></text:p>
          </draw:text-box>
        </draw:frame>
        <draw:frame draw:style-name="gr3" draw:text-style-name="P4" draw:layer="layout" svg:width="0.283cm" svg:height="0.348cm" svg:x="3.624cm" svg:y="22.6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1.759cm" svg:height="0.348cm" svg:x="4.868cm" svg:y="22.107cm">
          <draw:text-box>
            <text:p text:style-name="P1"><text:span text:style-name="T3">Technicians on </text:span></text:p>
          </draw:text-box>
        </draw:frame>
        <draw:frame draw:style-name="gr3" draw:text-style-name="P4" draw:layer="layout" svg:width="0.688cm" svg:height="0.348cm" svg:x="5.372cm" svg:y="22.455cm">
          <draw:text-box>
            <text:p text:style-name="P1"><text:span text:style-name="T3">multi-</text:span></text:p>
          </draw:text-box>
        </draw:frame>
        <draw:frame draw:style-name="gr3" draw:text-style-name="P4" draw:layer="layout" svg:width="1.585cm" svg:height="0.348cm" svg:x="4.953cm" svg:y="22.797cm">
          <draw:text-box>
            <text:p text:style-name="P1"><text:span text:style-name="T3">experimental </text:span></text:p>
          </draw:text-box>
        </draw:frame>
        <draw:frame draw:style-name="gr3" draw:text-style-name="P4" draw:layer="layout" svg:width="0.582cm" svg:height="0.348cm" svg:x="5.453cm" svg:y="23.14cm">
          <draw:text-box>
            <text:p text:style-name="P1"><text:span text:style-name="T3">sites </text:span></text:p>
          </draw:text-box>
        </draw:frame>
        <draw:frame draw:style-name="gr3" draw:text-style-name="P4" draw:layer="layout" svg:width="0.283cm" svg:height="0.348cm" svg:x="7.59cm" svg:y="22.62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358cm" svg:height="0.348cm" svg:x="9.978cm" svg:y="22.624cm">
          <draw:text-box>
            <text:p text:style-name="P1"><text:span text:style-name="T3">TR </text:span></text:p>
          </draw:text-box>
        </draw:frame>
        <draw:frame draw:style-name="gr3" draw:text-style-name="P4" draw:layer="layout" svg:width="1.238cm" svg:height="0.348cm" svg:x="12.59cm" svg:y="22.624cm">
          <draw:text-box>
            <text:p text:style-name="P1"><text:span text:style-name="T3">Field trials </text:span></text:p>
          </draw:text-box>
        </draw:frame>
        <draw:frame draw:style-name="gr3" draw:text-style-name="P4" draw:layer="layout" svg:width="3.317cm" svg:height="0.348cm" svg:x="15.354cm" svg:y="22.455cm">
          <draw:text-box>
            <text:p text:style-name="P1"><text:span text:style-name="T3">Field trials for assessment of </text:span></text:p>
          </draw:text-box>
        </draw:frame>
        <draw:polygon draw:style-name="gr4" draw:text-style-name="P5" draw:layer="layout" svg:width="0.017cm" svg:height="0.017cm" svg:x="2.489cm" svg:y="22.093cm" svg:viewBox="0 0 18 18" draw:points="0,18 18,18 18,0 0,0">
          <text:p/>
        </draw:polygon>
        <draw:polygon draw:style-name="gr4" draw:text-style-name="P5" draw:layer="layout" svg:width="0.017cm" svg:height="0.017cm" svg:x="4.741cm" svg:y="22.093cm" svg:viewBox="0 0 18 18" draw:points="0,18 18,18 18,0 0,0">
          <text:p/>
        </draw:polygon>
        <draw:polygon draw:style-name="gr4" draw:text-style-name="P5" draw:layer="layout" svg:width="1.913cm" svg:height="0.017cm" svg:x="4.758cm" svg:y="22.093cm" svg:viewBox="0 0 1914 18" draw:points="0,18 1914,18 1914,0 0,0">
          <text:p/>
        </draw:polygon>
        <draw:polygon draw:style-name="gr4" draw:text-style-name="P5" draw:layer="layout" svg:width="0.017cm" svg:height="0.017cm" svg:x="6.671cm" svg:y="22.093cm" svg:viewBox="0 0 18 18" draw:points="0,18 18,18 18,0 0,0">
          <text:p/>
        </draw:polygon>
        <draw:polygon draw:style-name="gr4" draw:text-style-name="P5" draw:layer="layout" svg:width="1.804cm" svg:height="0.017cm" svg:x="6.688cm" svg:y="22.093cm" svg:viewBox="0 0 1805 18" draw:points="0,18 1805,18 1805,0 0,0">
          <text:p/>
        </draw:polygon>
        <draw:polygon draw:style-name="gr4" draw:text-style-name="P5" draw:layer="layout" svg:width="0.017cm" svg:height="0.017cm" svg:x="8.492cm" svg:y="22.093cm" svg:viewBox="0 0 18 18" draw:points="0,18 18,18 18,0 0,0">
          <text:p/>
        </draw:polygon>
        <draw:polygon draw:style-name="gr4" draw:text-style-name="P5" draw:layer="layout" svg:width="3.23cm" svg:height="0.017cm" svg:x="8.509cm" svg:y="22.093cm" svg:viewBox="0 0 3231 18" draw:points="0,18 3231,18 3231,0 0,0">
          <text:p/>
        </draw:polygon>
        <draw:polygon draw:style-name="gr4" draw:text-style-name="P5" draw:layer="layout" svg:width="0.017cm" svg:height="0.017cm" svg:x="11.739cm" svg:y="22.093cm" svg:viewBox="0 0 18 18" draw:points="0,18 18,18 18,0 0,0">
          <text:p/>
        </draw:polygon>
        <draw:polygon draw:style-name="gr4" draw:text-style-name="P5" draw:layer="layout" svg:width="2.845cm" svg:height="0.017cm" svg:x="11.755cm" svg:y="22.093cm" svg:viewBox="0 0 2846 18" draw:points="0,18 2846,18 2846,0 0,0">
          <text:p/>
        </draw:polygon>
        <draw:polygon draw:style-name="gr4" draw:text-style-name="P5" draw:layer="layout" svg:width="0.017cm" svg:height="0.017cm" svg:x="14.6cm" svg:y="22.093cm" svg:viewBox="0 0 18 18" draw:points="0,18 18,18 18,0 0,0">
          <text:p/>
        </draw:polygon>
        <draw:polygon draw:style-name="gr4" draw:text-style-name="P5" draw:layer="layout" svg:width="0.555cm" svg:height="0.017cm" svg:x="14.617cm" svg:y="22.093cm" svg:viewBox="0 0 556 18" draw:points="0,18 556,18 556,0 0,0">
          <text:p/>
        </draw:polygon>
        <draw:polygon draw:style-name="gr4" draw:text-style-name="P5" draw:layer="layout" svg:width="0.017cm" svg:height="0.017cm" svg:x="15.172cm" svg:y="22.093cm" svg:viewBox="0 0 18 18" draw:points="0,18 18,18 18,0 0,0">
          <text:p/>
        </draw:polygon>
        <draw:polygon draw:style-name="gr4" draw:text-style-name="P5" draw:layer="layout" svg:width="3.59cm" svg:height="0.017cm" svg:x="15.189cm" svg:y="22.093cm" svg:viewBox="0 0 3591 18" draw:points="0,18 3591,18 3591,0 0,0">
          <text:p/>
        </draw:polygon>
        <draw:polygon draw:style-name="gr4" draw:text-style-name="P5" draw:layer="layout" svg:width="0.017cm" svg:height="0.017cm" svg:x="18.779cm" svg:y="22.093cm" svg:viewBox="0 0 18 18" draw:points="0,18 18,18 18,0 0,0">
          <text:p/>
        </draw:polygon>
        <draw:polygon draw:style-name="gr4" draw:text-style-name="P5" draw:layer="layout" svg:width="0.017cm" svg:height="1.38cm" svg:x="2.489cm" svg:y="22.11cm" svg:viewBox="0 0 18 1381" draw:points="0,1381 18,1381 18,0 0,0">
          <text:p/>
        </draw:polygon>
        <draw:polygon draw:style-name="gr4" draw:text-style-name="P5" draw:layer="layout" svg:width="0.017cm" svg:height="0.017cm" svg:x="2.489cm" svg:y="23.49cm" svg:viewBox="0 0 18 18" draw:points="0,18 18,18 18,0 0,0">
          <text:p/>
        </draw:polygon>
        <draw:polygon draw:style-name="gr4" draw:text-style-name="P5" draw:layer="layout" svg:width="0.017cm" svg:height="0.017cm" svg:x="2.489cm" svg:y="23.49cm" svg:viewBox="0 0 18 18" draw:points="0,18 18,18 18,0 0,0">
          <text:p/>
        </draw:polygon>
        <draw:polygon draw:style-name="gr4" draw:text-style-name="P5" draw:layer="layout" svg:width="2.235cm" svg:height="0.017cm" svg:x="2.506cm" svg:y="23.49cm" svg:viewBox="0 0 2236 18" draw:points="0,18 2236,18 2236,0 0,0">
          <text:p/>
        </draw:polygon>
        <draw:polygon draw:style-name="gr4" draw:text-style-name="P5" draw:layer="layout" svg:width="0.017cm" svg:height="1.38cm" svg:x="4.741cm" svg:y="22.11cm" svg:viewBox="0 0 18 1381" draw:points="0,1381 18,1381 18,0 0,0">
          <text:p/>
        </draw:polygon>
        <draw:polygon draw:style-name="gr4" draw:text-style-name="P5" draw:layer="layout" svg:width="0.017cm" svg:height="0.017cm" svg:x="4.741cm" svg:y="23.49cm" svg:viewBox="0 0 18 18" draw:points="0,18 18,18 18,0 0,0">
          <text:p/>
        </draw:polygon>
        <draw:polygon draw:style-name="gr4" draw:text-style-name="P5" draw:layer="layout" svg:width="1.913cm" svg:height="0.017cm" svg:x="4.758cm" svg:y="23.49cm" svg:viewBox="0 0 1914 18" draw:points="0,18 1914,18 1914,0 0,0">
          <text:p/>
        </draw:polygon>
        <draw:polygon draw:style-name="gr4" draw:text-style-name="P5" draw:layer="layout" svg:width="0.017cm" svg:height="1.38cm" svg:x="6.671cm" svg:y="22.11cm" svg:viewBox="0 0 18 1381" draw:points="0,1381 18,1381 18,0 0,0">
          <text:p/>
        </draw:polygon>
        <draw:polygon draw:style-name="gr4" draw:text-style-name="P5" draw:layer="layout" svg:width="0.017cm" svg:height="0.017cm" svg:x="6.671cm" svg:y="23.49cm" svg:viewBox="0 0 18 18" draw:points="0,18 18,18 18,0 0,0">
          <text:p/>
        </draw:polygon>
        <draw:polygon draw:style-name="gr4" draw:text-style-name="P5" draw:layer="layout" svg:width="1.804cm" svg:height="0.017cm" svg:x="6.688cm" svg:y="23.49cm" svg:viewBox="0 0 1805 18" draw:points="0,18 1805,18 1805,0 0,0">
          <text:p/>
        </draw:polygon>
        <draw:polygon draw:style-name="gr4" draw:text-style-name="P5" draw:layer="layout" svg:width="0.017cm" svg:height="1.38cm" svg:x="8.492cm" svg:y="22.11cm" svg:viewBox="0 0 18 1381" draw:points="0,1381 18,1381 18,0 0,0">
          <text:p/>
        </draw:polygon>
        <draw:polygon draw:style-name="gr4" draw:text-style-name="P5" draw:layer="layout" svg:width="0.017cm" svg:height="0.017cm" svg:x="8.492cm" svg:y="23.49cm" svg:viewBox="0 0 18 18" draw:points="0,18 18,18 18,0 0,0">
          <text:p/>
        </draw:polygon>
        <draw:polygon draw:style-name="gr4" draw:text-style-name="P5" draw:layer="layout" svg:width="3.23cm" svg:height="0.017cm" svg:x="8.509cm" svg:y="23.49cm" svg:viewBox="0 0 3231 18" draw:points="0,18 3231,18 3231,0 0,0">
          <text:p/>
        </draw:polygon>
        <draw:polygon draw:style-name="gr4" draw:text-style-name="P5" draw:layer="layout" svg:width="0.017cm" svg:height="1.38cm" svg:x="11.739cm" svg:y="22.11cm" svg:viewBox="0 0 18 1381" draw:points="0,1381 18,1381 18,0 0,0">
          <text:p/>
        </draw:polygon>
        <draw:polygon draw:style-name="gr4" draw:text-style-name="P5" draw:layer="layout" svg:width="0.017cm" svg:height="0.017cm" svg:x="11.739cm" svg:y="23.49cm" svg:viewBox="0 0 18 18" draw:points="0,18 18,18 18,0 0,0">
          <text:p/>
        </draw:polygon>
        <draw:polygon draw:style-name="gr4" draw:text-style-name="P5" draw:layer="layout" svg:width="2.845cm" svg:height="0.017cm" svg:x="11.755cm" svg:y="23.49cm" svg:viewBox="0 0 2846 18" draw:points="0,18 2846,18 2846,0 0,0">
          <text:p/>
        </draw:polygon>
        <draw:polygon draw:style-name="gr4" draw:text-style-name="P5" draw:layer="layout" svg:width="0.017cm" svg:height="0.017cm" svg:x="14.6cm" svg:y="23.49cm" svg:viewBox="0 0 18 18" draw:points="0,18 18,18 18,0 0,0">
          <text:p/>
        </draw:polygon>
        <draw:polygon draw:style-name="gr4" draw:text-style-name="P5" draw:layer="layout" svg:width="0.555cm" svg:height="0.017cm" svg:x="14.617cm" svg:y="23.49cm" svg:viewBox="0 0 556 18" draw:points="0,18 556,18 556,0 0,0">
          <text:p/>
        </draw:polygon>
        <draw:polygon draw:style-name="gr4" draw:text-style-name="P5" draw:layer="layout" svg:width="0.017cm" svg:height="1.38cm" svg:x="15.172cm" svg:y="22.11cm" svg:viewBox="0 0 18 1381" draw:points="0,1381 18,1381 18,0 0,0">
          <text:p/>
        </draw:polygon>
        <draw:polygon draw:style-name="gr4" draw:text-style-name="P5" draw:layer="layout" svg:width="0.017cm" svg:height="0.017cm" svg:x="15.172cm" svg:y="23.49cm" svg:viewBox="0 0 18 18" draw:points="0,18 18,18 18,0 0,0">
          <text:p/>
        </draw:polygon>
        <draw:polygon draw:style-name="gr4" draw:text-style-name="P5" draw:layer="layout" svg:width="3.59cm" svg:height="0.017cm" svg:x="15.189cm" svg:y="23.49cm" svg:viewBox="0 0 3591 18" draw:points="0,18 3591,18 3591,0 0,0">
          <text:p/>
        </draw:polygon>
        <draw:polygon draw:style-name="gr4" draw:text-style-name="P5" draw:layer="layout" svg:width="0.017cm" svg:height="1.38cm" svg:x="18.779cm" svg:y="22.11cm" svg:viewBox="0 0 18 1381" draw:points="0,1381 18,1381 18,0 0,0">
          <text:p/>
        </draw:polygon>
        <draw:polygon draw:style-name="gr4" draw:text-style-name="P5" draw:layer="layout" svg:width="0.017cm" svg:height="0.017cm" svg:x="18.779cm" svg:y="23.49cm" svg:viewBox="0 0 18 18" draw:points="0,18 18,18 18,0 0,0">
          <text:p/>
        </draw:polygon>
        <draw:polygon draw:style-name="gr4" draw:text-style-name="P5" draw:layer="layout" svg:width="0.017cm" svg:height="0.017cm" svg:x="18.779cm" svg:y="23.49cm" svg:viewBox="0 0 18 18" draw:points="0,18 18,18 18,0 0,0">
          <text:p/>
        </draw:polygon>
        <draw:frame draw:style-name="gr3" draw:text-style-name="P4" draw:layer="layout" svg:width="1.755cm" svg:height="0.348cm" svg:x="16.137cm" svg:y="22.797cm">
          <draw:text-box>
            <text:p text:style-name="P1"><text:span text:style-name="T3">genetic impact </text:span></text:p>
          </draw:text-box>
        </draw:frame>
        <draw:frame draw:style-name="gr1" draw:text-style-name="P2" draw:layer="layout" svg:width="0.372cm" svg:height="0.459cm" svg:x="2.498cm" svg:y="23.5cm">
          <draw:text-box>
            <text:p text:style-name="P1"><text:span text:style-name="T6"><text:s/></text:span></text:p>
          </draw:text-box>
        </draw:frame>
        <draw:frame draw:style-name="gr1" draw:text-style-name="P2" draw:layer="layout" svg:width="0.372cm" svg:height="0.459cm" svg:x="2.498cm" svg:y="26.625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372cm" svg:height="0.459cm" svg:x="17.865cm" svg:y="27.992cm">
          <draw:text-box>
            <text:p text:style-name="P1"><text:span text:style-name="T1"><text:s/></text:span></text:p>
          </draw:text-box>
        </draw:frame>
        <draw:frame draw:style-name="gr11" draw:text-style-name="P7" draw:layer="layout" svg:width="1.158cm" svg:height="0.348cm" svg:x="9.5cm" svg:y="18.5cm">
          <draw:text-box>
            <text:p text:style-name="P1"><text:span text:style-name="T3">Ingénieur </text:span></text:p>
          </draw:text-box>
        </draw:frame>
        <draw:frame draw:style-name="gr3" draw:text-style-name="P4" draw:layer="layout" svg:width="1.158cm" svg:height="0.348cm" svg:x="9.442cm" svg:y="19.452cm">
          <draw:text-box>
            <text:p text:style-name="P1"><text:span text:style-name="T3">Ingénieur </text:span></text:p>
          </draw:text-box>
        </draw:frame>
        <draw:frame draw:style-name="gr12" draw:text-style-name="P7" draw:layer="layout" svg:width="1.158cm" svg:height="0.348cm" svg:x="9.5cm" svg:y="20.452cm">
          <draw:text-box>
            <text:p text:style-name="P1"><text:span text:style-name="T3">Ingénieur </text:span></text:p>
          </draw:text-box>
        </draw:frame>
        <draw:polygon draw:style-name="gr4" draw:text-style-name="P5" draw:layer="layout" svg:width="3.59cm" svg:height="0.017cm" svg:x="15.19cm" svg:y="13.504cm" svg:viewBox="0 0 3591 18" draw:points="0,18 3591,18 3591,0 0,0">
          <text:p/>
        </draw:polygon>
        <draw:frame draw:style-name="gr3" draw:text-style-name="P4" draw:layer="layout" svg:width="3.486cm" svg:height="0.348cm" svg:x="15.262cm" svg:y="12.352cm">
          <draw:text-box>
            <text:p text:style-name="P1"><text:span text:style-name="T3">Cd et DON accumulation dans </text:span></text:p>
          </draw:text-box>
        </draw:frame>
        <draw:frame draw:style-name="gr3" draw:text-style-name="P4" draw:layer="layout" svg:width="3.025cm" svg:height="0.348cm" svg:x="15.475cm" svg:y="12.652cm">
          <draw:text-box>
            <text:p text:style-name="P1"><text:span text:style-name="T3">Le grain (expérimentation </text:span></text:p>
          </draw:text-box>
        </draw:frame>
        <draw:frame draw:style-name="gr3" draw:text-style-name="P4" draw:layer="layout" svg:width="0.734cm" svg:height="0.348cm" svg:x="16.023cm" svg:y="13cm">
          <draw:text-box>
            <text:p text:style-name="P1"><text:span text:style-name="T3">serre) </text:span></text:p>
          </draw:text-box>
        </draw:frame>
        <draw:frame draw:style-name="gr3" draw:text-style-name="P4" draw:layer="layout" svg:width="2.559cm" svg:height="0.348cm" svg:x="12cm" svg:y="13.8cm">
          <draw:text-box>
            <text:p text:style-name="P1"><text:span text:style-name="T3">Ecophysiologie plante </text:span></text:p>
          </draw:text-box>
        </draw:frame>
        <draw:frame draw:style-name="gr3" draw:text-style-name="P4" draw:layer="layout" svg:width="2.927cm" svg:height="0.695cm" svg:x="15.4cm" svg:y="9.352cm">
          <draw:text-box>
            <text:p text:style-name="P1"><text:span text:style-name="T3">Développement site web </text:span></text:p>
            <text:p text:style-name="P1"><text:span text:style-name="T3"><text:s text:c="5"/></text:span><text:span text:style-name="T3">Et base de données </text:span></text:p>
          </draw:text-box>
        </draw:frame>
        <draw:frame draw:style-name="gr3" draw:text-style-name="P4" draw:layer="layout" svg:width="2.927cm" svg:height="0.695cm" svg:x="11.9cm" svg:y="9.305cm">
          <draw:text-box>
            <text:p text:style-name="P1"><text:span text:style-name="T3">Développement site web </text:span></text:p>
            <text:p text:style-name="P1"><text:span text:style-name="T3"><text:s text:c="5"/></text:span><text:span text:style-name="T3">Et base de donnée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alibri1" svg:font-family="Calibri"/>
    <style:font-face style:name="Cambria1" svg:font-family="Cambria"/>
    <style:font-face style:name="PalatinoLinotype1" svg:font-family="PalatinoLinotype"/>
    <style:font-face style:name="Symbol1" svg:font-family="Symbol"/>
    <style:font-face style:name="TimesNewRoman1" svg:font-family="TimesNewRoman"/>
    <style:font-face style:name="Arial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Liberation Serif1" svg:font-family="'Liberation Serif'" style:font-pitch="variable"/>
    <style:font-face style:name="PalatinoLinotype" svg:font-family="PalatinoLinotype" style:font-pitch="variable"/>
    <style:font-face style:name="Symbol" svg:font-family="Symbol" style:font-pitch="variable"/>
    <style:font-face style:name="Tahoma1" svg:font-family="Tahoma" style:font-pitch="variable"/>
    <style:font-face style:name="TimesNewRoman" svg:font-family="TimesNew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2.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66" style:page-layout-name="PM0" draw:style-name="Mdp1"/>
    <style:master-page style:name="master-page129" style:page-layout-name="PM0" draw:style-name="Mdp1"/>
    <style:master-page style:name="master-page20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6-10-25T12:35:58.070000000</dc:date>
    <meta:editing-duration>PT27M3S</meta:editing-duration>
    <meta:editing-cycles>5</meta:editing-cycles>
    <meta:generator>LibreOffice/5.1.5.2$Windows_x86 LibreOffice_project/7a864d8825610a8c07cfc3bc01dd4fce6a9447e5</meta:generator>
    <meta:document-statistic meta:object-count="1278"/>
  </office:meta>
</office:document-meta>
</file>